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256cm"/>
    </style:style>
    <style:style style:name="co3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0.462cm"/>
    </style:style>
    <style:style style:name="co7" style:family="table-column">
      <style:table-column-properties fo:break-before="auto" style:column-width="1.988cm"/>
    </style:style>
    <style:style style:name="co8" style:family="table-column">
      <style:table-column-properties fo:break-before="auto" style:column-width="0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kills" table:style-name="ta1"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rp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c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]+1000*[.B2]+[.C2]" office:value-type="float" office:value="1000000" calcext:value-type="float">
            <text:p>1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thletik</text:p>
          </table:table-cell>
          <table:table-cell office:value-type="string" calcext:value-type="string">
            <text:p>', '</text:p>
          </table:table-cell>
          <table:table-cell table:formula="of:=IF(MOD([.E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2];[.E2];[.F2];[.G2];[.H2];[.I2];[.J2];[.K2];[.L2])" office:value-type="string" office:string-value="(1000000, 'Athletik', 'A', 1)," calcext:value-type="string">
            <text:p>(1000000, 'Athletik', 'A', 1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]+1000*[.B3]+[.C3]" office:value-type="float" office:value="1001000" calcext:value-type="float">
            <text:p>1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lettern</text:p>
          </table:table-cell>
          <table:table-cell office:value-type="string" calcext:value-type="string">
            <text:p>', '</text:p>
          </table:table-cell>
          <table:table-cell table:formula="of:=IF(MOD([.E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];[.E3];[.F3];[.G3];[.H3];[.I3];[.J3];[.K3];[.L3])" office:value-type="string" office:string-value="(1001000, 'Klettern', 'A', 0)," calcext:value-type="string">
            <text:p>(1001000, 'Klettern', 'A', 0),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]+1000*[.B4]+[.C4]" office:value-type="float" office:value="1001001" calcext:value-type="float">
            <text:p>1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ochgebirgsklettern</text:p>
          </table:table-cell>
          <table:table-cell office:value-type="string" calcext:value-type="string">
            <text:p>', '</text:p>
          </table:table-cell>
          <table:table-cell table:formula="of:=IF(MOD([.E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];[.E4];[.F4];[.G4];[.H4];[.I4];[.J4];[.K4];[.L4])" office:value-type="string" office:string-value="(1001001, 'Hochgebirgsklettern', 'P', 0)," calcext:value-type="string">
            <text:p>(1001001, 'Hochgebirgsklettern', 'P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]+1000*[.B5]+[.C5]" office:value-type="float" office:value="1001002" calcext:value-type="float">
            <text:p>1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ssadenklettern</text:p>
          </table:table-cell>
          <table:table-cell office:value-type="string" calcext:value-type="string">
            <text:p>', '</text:p>
          </table:table-cell>
          <table:table-cell table:formula="of:=IF(MOD([.E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];[.E5];[.F5];[.G5];[.H5];[.I5];[.J5];[.K5];[.L5])" office:value-type="string" office:string-value="(1001002, 'Fassadenklettern', 'P', 0)," calcext:value-type="string">
            <text:p>(1001002, 'Fassadenklettern', 'P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6]+1000*[.B6]+[.C6]" office:value-type="float" office:value="1001003" calcext:value-type="float">
            <text:p>1001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öhlenklettern</text:p>
          </table:table-cell>
          <table:table-cell office:value-type="string" calcext:value-type="string">
            <text:p>', '</text:p>
          </table:table-cell>
          <table:table-cell table:formula="of:=IF(MOD([.E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];[.E6];[.F6];[.G6];[.H6];[.I6];[.J6];[.K6];[.L6])" office:value-type="string" office:string-value="(1001003, 'Höhlenklettern', 'P', 0)," calcext:value-type="string">
            <text:p>(1001003, 'Höhlenklettern', 'P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7]+1000*[.B7]+[.C7]" office:value-type="float" office:value="1001004" calcext:value-type="float">
            <text:p>1001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reiklettern</text:p>
          </table:table-cell>
          <table:table-cell office:value-type="string" calcext:value-type="string">
            <text:p>', '</text:p>
          </table:table-cell>
          <table:table-cell table:formula="of:=IF(MOD([.E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];[.E7];[.F7];[.G7];[.H7];[.I7];[.J7];[.K7];[.L7])" office:value-type="string" office:string-value="(1001004, 'Freiklettern', 'P', 0)," calcext:value-type="string">
            <text:p>(1001004, 'Freiklettern', 'P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8]+1000*[.B8]+[.C8]" office:value-type="float" office:value="1001005" calcext:value-type="float">
            <text:p>1001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echnisches Klettern</text:p>
          </table:table-cell>
          <table:table-cell office:value-type="string" calcext:value-type="string">
            <text:p>', '</text:p>
          </table:table-cell>
          <table:table-cell table:formula="of:=IF(MOD([.E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];[.E8];[.F8];[.G8];[.H8];[.I8];[.J8];[.K8];[.L8])" office:value-type="string" office:string-value="(1001005, 'Technisches Klettern', 'P', 0)," calcext:value-type="string">
            <text:p>(1001005, 'Technisches Klettern', 'P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9]+1000*[.B9]+[.C9]" office:value-type="float" office:value="1001006" calcext:value-type="float">
            <text:p>1001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öhenrettung</text:p>
          </table:table-cell>
          <table:table-cell office:value-type="string" calcext:value-type="string">
            <text:p>', '</text:p>
          </table:table-cell>
          <table:table-cell table:formula="of:=IF(MOD([.E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];[.E9];[.F9];[.G9];[.H9];[.I9];[.J9];[.K9];[.L9])" office:value-type="string" office:string-value="(1001006, 'Höhenrettung', 'P', 0)," calcext:value-type="string">
            <text:p>(1001006, 'Höhenrettung', 'P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10]+1000*[.B10]+[.C10]" office:value-type="float" office:value="1001007" calcext:value-type="float">
            <text:p>1001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ouldern</text:p>
          </table:table-cell>
          <table:table-cell office:value-type="string" calcext:value-type="string">
            <text:p>', '</text:p>
          </table:table-cell>
          <table:table-cell table:formula="of:=IF(MOD([.E1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];[.E10];[.F10];[.G10];[.H10];[.I10];[.J10];[.K10];[.L10])" office:value-type="string" office:string-value="(1001007, 'Bouldern', 'P', 0)," calcext:value-type="string">
            <text:p>(1001007, 'Bouldern', 'P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11]+1000*[.B11]+[.C11]" office:value-type="float" office:value="1001008" calcext:value-type="float">
            <text:p>1001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arcour</text:p>
          </table:table-cell>
          <table:table-cell office:value-type="string" calcext:value-type="string">
            <text:p>', '</text:p>
          </table:table-cell>
          <table:table-cell table:formula="of:=IF(MOD([.E1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];[.E11];[.F11];[.G11];[.H11];[.I11];[.J11];[.K11];[.L11])" office:value-type="string" office:string-value="(1001008, 'Parcour', 'P', 0)," calcext:value-type="string">
            <text:p>(1001008, 'Parcour', 'P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12]+1000*[.B12]+[.C12]" office:value-type="float" office:value="1001009" calcext:value-type="float">
            <text:p>1001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anyoning</text:p>
          </table:table-cell>
          <table:table-cell office:value-type="string" calcext:value-type="string">
            <text:p>', '</text:p>
          </table:table-cell>
          <table:table-cell table:formula="of:=IF(MOD([.E1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];[.E12];[.F12];[.G12];[.H12];[.I12];[.J12];[.K12];[.L12])" office:value-type="string" office:string-value="(1001009, 'Canyoning', 'P', 0)," calcext:value-type="string">
            <text:p>(1001009, 'Canyoning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3]+1000*[.B13]+[.C13]" office:value-type="float" office:value="1002000" calcext:value-type="float">
            <text:p>1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', '</text:p>
          </table:table-cell>
          <table:table-cell table:formula="of:=IF(MOD([.E1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];[.E13];[.F13];[.G13];[.H13];[.I13];[.J13];[.K13];[.L13])" office:value-type="string" office:string-value="(1002000, 'Laufen', 'A', 0)," calcext:value-type="string">
            <text:p>(1002000, 'Laufen', 'A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4]+1000*[.B14]+[.C14]" office:value-type="float" office:value="1002001" calcext:value-type="float">
            <text:p>1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rinten</text:p>
          </table:table-cell>
          <table:table-cell office:value-type="string" calcext:value-type="string">
            <text:p>', '</text:p>
          </table:table-cell>
          <table:table-cell table:formula="of:=IF(MOD([.E1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4];[.E14];[.F14];[.G14];[.H14];[.I14];[.J14];[.K14];[.L14])" office:value-type="string" office:string-value="(1002001, 'Sprinten', 'P', 0)," calcext:value-type="string">
            <text:p>(1002001, 'Sprint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5]+1000*[.B15]+[.C15]" office:value-type="float" office:value="1002002" calcext:value-type="float">
            <text:p>1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ngstreckenlauf</text:p>
          </table:table-cell>
          <table:table-cell office:value-type="string" calcext:value-type="string">
            <text:p>', '</text:p>
          </table:table-cell>
          <table:table-cell table:formula="of:=IF(MOD([.E1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5];[.E15];[.F15];[.G15];[.H15];[.I15];[.J15];[.K15];[.L15])" office:value-type="string" office:string-value="(1002002, 'Langstreckenlauf', 'P', 0)," calcext:value-type="string">
            <text:p>(1002002, 'Langstreckenlauf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16]+1000*[.B16]+[.C16]" office:value-type="float" office:value="1002003" calcext:value-type="float">
            <text:p>1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rathonlauf</text:p>
          </table:table-cell>
          <table:table-cell office:value-type="string" calcext:value-type="string">
            <text:p>', '</text:p>
          </table:table-cell>
          <table:table-cell table:formula="of:=IF(MOD([.E1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];[.E16];[.F16];[.G16];[.H16];[.I16];[.J16];[.K16];[.L16])" office:value-type="string" office:string-value="(1002003, 'Marathonlauf', 'P', 0)," calcext:value-type="string">
            <text:p>(1002003, 'Marathonlauf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17]+1000*[.B17]+[.C17]" office:value-type="float" office:value="1002004" calcext:value-type="float">
            <text:p>1002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Joggen</text:p>
          </table:table-cell>
          <table:table-cell office:value-type="string" calcext:value-type="string">
            <text:p>', '</text:p>
          </table:table-cell>
          <table:table-cell table:formula="of:=IF(MOD([.E1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7];[.E17];[.F17];[.G17];[.H17];[.I17];[.J17];[.K17];[.L17])" office:value-type="string" office:string-value="(1002004, 'Joggen', 'P', 0)," calcext:value-type="string">
            <text:p>(1002004, 'Jogg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18]+1000*[.B18]+[.C18]" office:value-type="float" office:value="1002005" calcext:value-type="float">
            <text:p>1002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andern</text:p>
          </table:table-cell>
          <table:table-cell office:value-type="string" calcext:value-type="string">
            <text:p>', '</text:p>
          </table:table-cell>
          <table:table-cell table:formula="of:=IF(MOD([.E1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8];[.E18];[.F18];[.G18];[.H18];[.I18];[.J18];[.K18];[.L18])" office:value-type="string" office:string-value="(1002005, 'Wandern', 'P', 0)," calcext:value-type="string">
            <text:p>(1002005, 'Wander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19]+1000*[.B19]+[.C19]" office:value-type="float" office:value="1002006" calcext:value-type="float">
            <text:p>1002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rschieren</text:p>
          </table:table-cell>
          <table:table-cell office:value-type="string" calcext:value-type="string">
            <text:p>', '</text:p>
          </table:table-cell>
          <table:table-cell table:formula="of:=IF(MOD([.E1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];[.E19];[.F19];[.G19];[.H19];[.I19];[.J19];[.K19];[.L19])" office:value-type="string" office:string-value="(1002006, 'Marschieren', 'P', 0)," calcext:value-type="string">
            <text:p>(1002006, 'Marschier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0]+1000*[.B20]+[.C20]" office:value-type="float" office:value="1003000" calcext:value-type="float">
            <text:p>1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', '</text:p>
          </table:table-cell>
          <table:table-cell table:formula="of:=IF(MOD([.E2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0];[.E20];[.F20];[.G20];[.H20];[.I20];[.J20];[.K20];[.L20])" office:value-type="string" office:string-value="(1003000, 'Schwimmen', 'A', 0)," calcext:value-type="string">
            <text:p>(1003000, 'Schwimmen', 'A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1]+1000*[.B21]+[.C21]" office:value-type="float" office:value="1003001" calcext:value-type="float">
            <text:p>1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ngstreckenschwimmen</text:p>
          </table:table-cell>
          <table:table-cell office:value-type="string" calcext:value-type="string">
            <text:p>', '</text:p>
          </table:table-cell>
          <table:table-cell table:formula="of:=IF(MOD([.E2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];[.E21];[.F21];[.G21];[.H21];[.I21];[.J21];[.K21];[.L21])" office:value-type="string" office:string-value="(1003001, 'Langstreckenschwimmen', 'P', 0)," calcext:value-type="string">
            <text:p>(1003001, 'Langstreckenschwimm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2]+1000*[.B22]+[.C22]" office:value-type="float" office:value="1003002" calcext:value-type="float">
            <text:p>1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ttungsschwimmen</text:p>
          </table:table-cell>
          <table:table-cell office:value-type="string" calcext:value-type="string">
            <text:p>', '</text:p>
          </table:table-cell>
          <table:table-cell table:formula="of:=IF(MOD([.E2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];[.E22];[.F22];[.G22];[.H22];[.I22];[.J22];[.K22];[.L22])" office:value-type="string" office:string-value="(1003002, 'Rettungsschwimmen', 'P', 0)," calcext:value-type="string">
            <text:p>(1003002, 'Rettungsschwimm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3]+1000*[.B23]+[.C23]" office:value-type="float" office:value="1003003" calcext:value-type="float">
            <text:p>100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rustschwimmen</text:p>
          </table:table-cell>
          <table:table-cell office:value-type="string" calcext:value-type="string">
            <text:p>', '</text:p>
          </table:table-cell>
          <table:table-cell table:formula="of:=IF(MOD([.E2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];[.E23];[.F23];[.G23];[.H23];[.I23];[.J23];[.K23];[.L23])" office:value-type="string" office:string-value="(1003003, 'Brustschwimmen', 'P', 0)," calcext:value-type="string">
            <text:p>(1003003, 'Brustschwimm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4]+1000*[.B24]+[.C24]" office:value-type="float" office:value="1003004" calcext:value-type="float">
            <text:p>100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raulen</text:p>
          </table:table-cell>
          <table:table-cell office:value-type="string" calcext:value-type="string">
            <text:p>', '</text:p>
          </table:table-cell>
          <table:table-cell table:formula="of:=IF(MOD([.E2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];[.E24];[.F24];[.G24];[.H24];[.I24];[.J24];[.K24];[.L24])" office:value-type="string" office:string-value="(1003004, 'Kraulen', 'P', 0)," calcext:value-type="string">
            <text:p>(1003004, 'Kraul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5]+1000*[.B25]+[.C25]" office:value-type="float" office:value="1003005" calcext:value-type="float">
            <text:p>1003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lossen</text:p>
          </table:table-cell>
          <table:table-cell office:value-type="string" calcext:value-type="string">
            <text:p>', '</text:p>
          </table:table-cell>
          <table:table-cell table:formula="of:=IF(MOD([.E2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];[.E25];[.F25];[.G25];[.H25];[.I25];[.J25];[.K25];[.L25])" office:value-type="string" office:string-value="(1003005, 'Flossen', 'P', 0)," calcext:value-type="string">
            <text:p>(1003005, 'Floss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26]+1000*[.B26]+[.C26]" office:value-type="float" office:value="1003006" calcext:value-type="float">
            <text:p>1003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auchen</text:p>
          </table:table-cell>
          <table:table-cell office:value-type="string" calcext:value-type="string">
            <text:p>', '</text:p>
          </table:table-cell>
          <table:table-cell table:formula="of:=IF(MOD([.E2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];[.E26];[.F26];[.G26];[.H26];[.I26];[.J26];[.K26];[.L26])" office:value-type="string" office:string-value="(1003006, 'Tauchen', 'P', 0)," calcext:value-type="string">
            <text:p>(1003006, 'Tauch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27]+1000*[.B27]+[.C27]" office:value-type="float" office:value="1003007" calcext:value-type="float">
            <text:p>1003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reitauchen</text:p>
          </table:table-cell>
          <table:table-cell office:value-type="string" calcext:value-type="string">
            <text:p>', '</text:p>
          </table:table-cell>
          <table:table-cell table:formula="of:=IF(MOD([.E2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];[.E27];[.F27];[.G27];[.H27];[.I27];[.J27];[.K27];[.L27])" office:value-type="string" office:string-value="(1003007, 'Freitauchen', 'P', 0)," calcext:value-type="string">
            <text:p>(1003007, 'Freitauch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28]+1000*[.B28]+[.C28]" office:value-type="float" office:value="1003008" calcext:value-type="float">
            <text:p>1003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rätetauchen</text:p>
          </table:table-cell>
          <table:table-cell office:value-type="string" calcext:value-type="string">
            <text:p>', '</text:p>
          </table:table-cell>
          <table:table-cell table:formula="of:=IF(MOD([.E2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];[.E28];[.F28];[.G28];[.H28];[.I28];[.J28];[.K28];[.L28])" office:value-type="string" office:string-value="(1003008, 'Gerätetauchen', 'P', 0)," calcext:value-type="string">
            <text:p>(1003008, 'Gerätetauch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29]+1000*[.B29]+[.C29]" office:value-type="float" office:value="1003009" calcext:value-type="float">
            <text:p>1003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norcheln</text:p>
          </table:table-cell>
          <table:table-cell office:value-type="string" calcext:value-type="string">
            <text:p>', '</text:p>
          </table:table-cell>
          <table:table-cell table:formula="of:=IF(MOD([.E2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];[.E29];[.F29];[.G29];[.H29];[.I29];[.J29];[.K29];[.L29])" office:value-type="string" office:string-value="(1003009, 'Schnorcheln', 'P', 0)," calcext:value-type="string">
            <text:p>(1003009, 'Schnorchel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0]+1000*[.B30]+[.C30]" office:value-type="float" office:value="1004000" calcext:value-type="float">
            <text:p>1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iten</text:p>
          </table:table-cell>
          <table:table-cell office:value-type="string" calcext:value-type="string">
            <text:p>', '</text:p>
          </table:table-cell>
          <table:table-cell table:formula="of:=IF(MOD([.E3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];[.E30];[.F30];[.G30];[.H30];[.I30];[.J30];[.K30];[.L30])" office:value-type="string" office:string-value="(1004000, 'Reiten', 'A', 0)," calcext:value-type="string">
            <text:p>(1004000, 'Reiten', 'A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1]+1000*[.B31]+[.C31]" office:value-type="float" office:value="1004001" calcext:value-type="float">
            <text:p>100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nnreiten</text:p>
          </table:table-cell>
          <table:table-cell office:value-type="string" calcext:value-type="string">
            <text:p>', '</text:p>
          </table:table-cell>
          <table:table-cell table:formula="of:=IF(MOD([.E3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];[.E31];[.F31];[.G31];[.H31];[.I31];[.J31];[.K31];[.L31])" office:value-type="string" office:string-value="(1004001, 'Rennreiten', 'P', 0)," calcext:value-type="string">
            <text:p>(1004001, 'Rennreit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2]+1000*[.B32]+[.C32]" office:value-type="float" office:value="1004002" calcext:value-type="float">
            <text:p>1004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ressurreiten</text:p>
          </table:table-cell>
          <table:table-cell office:value-type="string" calcext:value-type="string">
            <text:p>', '</text:p>
          </table:table-cell>
          <table:table-cell table:formula="of:=IF(MOD([.E3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];[.E32];[.F32];[.G32];[.H32];[.I32];[.J32];[.K32];[.L32])" office:value-type="string" office:string-value="(1004002, 'Dressurreiten', 'P', 0)," calcext:value-type="string">
            <text:p>(1004002, 'Dressurreit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33]+1000*[.B33]+[.C33]" office:value-type="float" office:value="1004003" calcext:value-type="float">
            <text:p>1004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Zureiten</text:p>
          </table:table-cell>
          <table:table-cell office:value-type="string" calcext:value-type="string">
            <text:p>', '</text:p>
          </table:table-cell>
          <table:table-cell table:formula="of:=IF(MOD([.E3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];[.E33];[.F33];[.G33];[.H33];[.I33];[.J33];[.K33];[.L33])" office:value-type="string" office:string-value="(1004003, 'Zureiten', 'P', 0)," calcext:value-type="string">
            <text:p>(1004003, 'Zureit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34]+1000*[.B34]+[.C34]" office:value-type="float" office:value="1004004" calcext:value-type="float">
            <text:p>1004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itpferde</text:p>
          </table:table-cell>
          <table:table-cell office:value-type="string" calcext:value-type="string">
            <text:p>', '</text:p>
          </table:table-cell>
          <table:table-cell table:formula="of:=IF(MOD([.E3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];[.E34];[.F34];[.G34];[.H34];[.I34];[.J34];[.K34];[.L34])" office:value-type="string" office:string-value="(1004004, 'Reitpferde', 'P', 0)," calcext:value-type="string">
            <text:p>(1004004, 'Reitpferde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35]+1000*[.B35]+[.C35]" office:value-type="float" office:value="1004005" calcext:value-type="float">
            <text:p>1004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itoliphanten</text:p>
          </table:table-cell>
          <table:table-cell office:value-type="string" calcext:value-type="string">
            <text:p>', '</text:p>
          </table:table-cell>
          <table:table-cell table:formula="of:=IF(MOD([.E3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];[.E35];[.F35];[.G35];[.H35];[.I35];[.J35];[.K35];[.L35])" office:value-type="string" office:string-value="(1004005, 'Reitoliphanten', 'P', 0)," calcext:value-type="string">
            <text:p>(1004005, 'Reitoliphant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6]+1000*[.B36]+[.C36]" office:value-type="float" office:value="1005000" calcext:value-type="float">
            <text:p>1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liegen</text:p>
          </table:table-cell>
          <table:table-cell office:value-type="string" calcext:value-type="string">
            <text:p>', '</text:p>
          </table:table-cell>
          <table:table-cell table:formula="of:=IF(MOD([.E3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];[.E36];[.F36];[.G36];[.H36];[.I36];[.J36];[.K36];[.L36])" office:value-type="string" office:string-value="(1005000, 'Fliegen', 'A', 0)," calcext:value-type="string">
            <text:p>(1005000, 'Fliegen', 'A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7]+1000*[.B37]+[.C37]" office:value-type="float" office:value="1005001" calcext:value-type="float">
            <text:p>1005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', '</text:p>
          </table:table-cell>
          <table:table-cell table:formula="of:=IF(MOD([.E3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];[.E37];[.F37];[.G37];[.H37];[.I37];[.J37];[.K37];[.L37])" office:value-type="string" office:string-value="(1005001, 'Flügel', 'P', 0)," calcext:value-type="string">
            <text:p>(1005001, 'Flügel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8]+1000*[.B38]+[.C38]" office:value-type="float" office:value="1005002" calcext:value-type="float">
            <text:p>1005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llschirm</text:p>
          </table:table-cell>
          <table:table-cell office:value-type="string" calcext:value-type="string">
            <text:p>', '</text:p>
          </table:table-cell>
          <table:table-cell table:formula="of:=IF(MOD([.E3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];[.E38];[.F38];[.G38];[.H38];[.I38];[.J38];[.K38];[.L38])" office:value-type="string" office:string-value="(1005002, 'Fallschirm', 'P', 0)," calcext:value-type="string">
            <text:p>(1005002, 'Fallschirm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39]+1000*[.B39]+[.C39]" office:value-type="float" office:value="1005003" calcext:value-type="float">
            <text:p>1005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eitschirm</text:p>
          </table:table-cell>
          <table:table-cell office:value-type="string" calcext:value-type="string">
            <text:p>', '</text:p>
          </table:table-cell>
          <table:table-cell table:formula="of:=IF(MOD([.E3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];[.E39];[.F39];[.G39];[.H39];[.I39];[.J39];[.K39];[.L39])" office:value-type="string" office:string-value="(1005003, 'Gleitschirm', 'P', 0)," calcext:value-type="string">
            <text:p>(1005003, 'Gleitschirm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40]+1000*[.B40]+[.C40]" office:value-type="float" office:value="1005004" calcext:value-type="float">
            <text:p>1005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ängegleiter</text:p>
          </table:table-cell>
          <table:table-cell office:value-type="string" calcext:value-type="string">
            <text:p>', '</text:p>
          </table:table-cell>
          <table:table-cell table:formula="of:=IF(MOD([.E4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];[.E40];[.F40];[.G40];[.H40];[.I40];[.J40];[.K40];[.L40])" office:value-type="string" office:string-value="(1005004, 'Hängegleiter', 'P', 0)," calcext:value-type="string">
            <text:p>(1005004, 'Hängegleiter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41]+1000*[.B41]+[.C41]" office:value-type="float" office:value="1005005" calcext:value-type="float">
            <text:p>1005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ingsuits</text:p>
          </table:table-cell>
          <table:table-cell office:value-type="string" calcext:value-type="string">
            <text:p>', '</text:p>
          </table:table-cell>
          <table:table-cell table:formula="of:=IF(MOD([.E4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];[.E41];[.F41];[.G41];[.H41];[.I41];[.J41];[.K41];[.L41])" office:value-type="string" office:string-value="(1005005, 'Wingsuits', 'P', 0)," calcext:value-type="string">
            <text:p>(1005005, 'Wingsuits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42]+1000*[.B42]+[.C42]" office:value-type="float" office:value="1005006" calcext:value-type="float">
            <text:p>1005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rbitalsprung</text:p>
          </table:table-cell>
          <table:table-cell office:value-type="string" calcext:value-type="string">
            <text:p>', '</text:p>
          </table:table-cell>
          <table:table-cell table:formula="of:=IF(MOD([.E4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];[.E42];[.F42];[.G42];[.H42];[.I42];[.J42];[.K42];[.L42])" office:value-type="string" office:string-value="(1005006, 'Orbitalsprung', 'P', 0)," calcext:value-type="string">
            <text:p>(1005006, 'Orbitalsprung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43]+1000*[.B43]+[.C43]" office:value-type="float" office:value="1005007" calcext:value-type="float">
            <text:p>1005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Ultra HALO Sprung</text:p>
          </table:table-cell>
          <table:table-cell office:value-type="string" calcext:value-type="string">
            <text:p>', '</text:p>
          </table:table-cell>
          <table:table-cell table:formula="of:=IF(MOD([.E4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];[.E43];[.F43];[.G43];[.H43];[.I43];[.J43];[.K43];[.L43])" office:value-type="string" office:string-value="(1005007, 'Ultra HALO Sprung', 'P', 0)," calcext:value-type="string">
            <text:p>(1005007, 'Ultra HALO Sprung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4]+1000*[.B44]+[.C44]" office:value-type="float" office:value="1006000" calcext:value-type="float">
            <text:p>1006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Überleben</text:p>
          </table:table-cell>
          <table:table-cell office:value-type="string" calcext:value-type="string">
            <text:p>', '</text:p>
          </table:table-cell>
          <table:table-cell table:formula="of:=IF(MOD([.E4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4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];[.E44];[.F44];[.G44];[.H44];[.I44];[.J44];[.K44];[.L44])" office:value-type="string" office:string-value="(1006000, 'Überleben', 'A', 0)," calcext:value-type="string">
            <text:p>(1006000, 'Überleben', 'A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5]+1000*[.B45]+[.C45]" office:value-type="float" office:value="1006001" calcext:value-type="float">
            <text:p>1006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Jagen</text:p>
          </table:table-cell>
          <table:table-cell office:value-type="string" calcext:value-type="string">
            <text:p>', '</text:p>
          </table:table-cell>
          <table:table-cell table:formula="of:=IF(MOD([.E4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];[.E45];[.F45];[.G45];[.H45];[.I45];[.J45];[.K45];[.L45])" office:value-type="string" office:string-value="(1006001, 'Jagen', 'P', 0)," calcext:value-type="string">
            <text:p>(1006001, 'Jag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46]+1000*[.B46]+[.C46]" office:value-type="float" office:value="1006002" calcext:value-type="float">
            <text:p>1006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ngeln</text:p>
          </table:table-cell>
          <table:table-cell office:value-type="string" calcext:value-type="string">
            <text:p>', '</text:p>
          </table:table-cell>
          <table:table-cell table:formula="of:=IF(MOD([.E4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];[.E46];[.F46];[.G46];[.H46];[.I46];[.J46];[.K46];[.L46])" office:value-type="string" office:string-value="(1006002, 'Angeln', 'P', 0)," calcext:value-type="string">
            <text:p>(1006002, 'Angel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47]+1000*[.B47]+[.C47]" office:value-type="float" office:value="1006003" calcext:value-type="float">
            <text:p>1006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ahrungssuche</text:p>
          </table:table-cell>
          <table:table-cell office:value-type="string" calcext:value-type="string">
            <text:p>', '</text:p>
          </table:table-cell>
          <table:table-cell table:formula="of:=IF(MOD([.E4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];[.E47];[.F47];[.G47];[.H47];[.I47];[.J47];[.K47];[.L47])" office:value-type="string" office:string-value="(1006003, 'Nahrungssuche', 'P', 0)," calcext:value-type="string">
            <text:p>(1006003, 'Nahrungssuche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48]+1000*[.B48]+[.C48]" office:value-type="float" office:value="1006004" calcext:value-type="float">
            <text:p>1006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Unterschlupf finden</text:p>
          </table:table-cell>
          <table:table-cell office:value-type="string" calcext:value-type="string">
            <text:p>', '</text:p>
          </table:table-cell>
          <table:table-cell table:formula="of:=IF(MOD([.E4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];[.E48];[.F48];[.G48];[.H48];[.I48];[.J48];[.K48];[.L48])" office:value-type="string" office:string-value="(1006004, 'Unterschlupf finden', 'P', 0)," calcext:value-type="string">
            <text:p>(1006004, 'Unterschlupf finden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9]+1000*[.B49]+[.C49]" office:value-type="float" office:value="2000000" calcext:value-type="float">
            <text:p>2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orperbeherrschung</text:p>
          </table:table-cell>
          <table:table-cell office:value-type="string" calcext:value-type="string">
            <text:p>', '</text:p>
          </table:table-cell>
          <table:table-cell table:formula="of:=IF(MOD([.E4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4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49];[.E49];[.F49];[.G49];[.H49];[.I49];[.J49];[.K49];[.L49])" office:value-type="string" office:string-value="(2000000, 'Korperbeherrschung', 'A', 1)," calcext:value-type="string">
            <text:p>(2000000, 'Korperbeherrschung', 'A', 1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0]+1000*[.B50]+[.C50]" office:value-type="float" office:value="2001000" calcext:value-type="float">
            <text:p>2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alancieren</text:p>
          </table:table-cell>
          <table:table-cell office:value-type="string" calcext:value-type="string">
            <text:p>', '</text:p>
          </table:table-cell>
          <table:table-cell table:formula="of:=IF(MOD([.E5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];[.E50];[.F50];[.G50];[.H50];[.I50];[.J50];[.K50];[.L50])" office:value-type="string" office:string-value="(2001000, 'Balancieren', 'A', 0)," calcext:value-type="string">
            <text:p>(2001000, 'Balancieren', 'A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1]+1000*[.B51]+[.C51]" office:value-type="float" office:value="2001001" calcext:value-type="float">
            <text:p>2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ochseil</text:p>
          </table:table-cell>
          <table:table-cell office:value-type="string" calcext:value-type="string">
            <text:p>', '</text:p>
          </table:table-cell>
          <table:table-cell table:formula="of:=IF(MOD([.E5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];[.E51];[.F51];[.G51];[.H51];[.I51];[.J51];[.K51];[.L51])" office:value-type="string" office:string-value="(2001001, 'Hochseil', 'P', 0)," calcext:value-type="string">
            <text:p>(2001001, 'Hochseil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2]+1000*[.B52]+[.C52]" office:value-type="float" office:value="2001002" calcext:value-type="float">
            <text:p>2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eichgewicht halten</text:p>
          </table:table-cell>
          <table:table-cell office:value-type="string" calcext:value-type="string">
            <text:p>', '</text:p>
          </table:table-cell>
          <table:table-cell table:formula="of:=IF(MOD([.E5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];[.E52];[.F52];[.G52];[.H52];[.I52];[.J52];[.K52];[.L52])" office:value-type="string" office:string-value="(2001002, 'Gleichgewicht halten', 'P', 0)," calcext:value-type="string">
            <text:p>(2001002, 'Gleichgewicht halten', 'P', 0),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3]+1000*[.B53]+[.C53]" office:value-type="float" office:value="2002000" calcext:value-type="float">
            <text:p>2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llen</text:p>
          </table:table-cell>
          <table:table-cell office:value-type="string" calcext:value-type="string">
            <text:p>', '</text:p>
          </table:table-cell>
          <table:table-cell table:formula="of:=IF(MOD([.E5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];[.E53];[.F53];[.G53];[.H53];[.I53];[.J53];[.K53];[.L53])" office:value-type="string" office:string-value="(2002000, 'Fallen', 'A', 0)," calcext:value-type="string">
            <text:p>(2002000, 'Fallen', 'A', 0),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4]+1000*[.B54]+[.C54]" office:value-type="float" office:value="2002001" calcext:value-type="float">
            <text:p>2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brollen</text:p>
          </table:table-cell>
          <table:table-cell office:value-type="string" calcext:value-type="string">
            <text:p>', '</text:p>
          </table:table-cell>
          <table:table-cell table:formula="of:=IF(MOD([.E5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];[.E54];[.F54];[.G54];[.H54];[.I54];[.J54];[.K54];[.L54])" office:value-type="string" office:string-value="(2002001, 'Abrollen', 'P', 0)," calcext:value-type="string">
            <text:p>(2002001, 'Abrollen', 'P', 0),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5]+1000*[.B55]+[.C55]" office:value-type="float" office:value="2002002" calcext:value-type="float">
            <text:p>2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bfedern</text:p>
          </table:table-cell>
          <table:table-cell office:value-type="string" calcext:value-type="string">
            <text:p>', '</text:p>
          </table:table-cell>
          <table:table-cell table:formula="of:=IF(MOD([.E5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];[.E55];[.F55];[.G55];[.H55];[.I55];[.J55];[.K55];[.L55])" office:value-type="string" office:string-value="(2002002, 'Abfedern', 'P', 0)," calcext:value-type="string">
            <text:p>(2002002, 'Abfedern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6]+1000*[.B56]+[.C56]" office:value-type="float" office:value="2003000" calcext:value-type="float">
            <text:p>2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anzen</text:p>
          </table:table-cell>
          <table:table-cell office:value-type="string" calcext:value-type="string">
            <text:p>', '</text:p>
          </table:table-cell>
          <table:table-cell table:formula="of:=IF(MOD([.E5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];[.E56];[.F56];[.G56];[.H56];[.I56];[.J56];[.K56];[.L56])" office:value-type="string" office:string-value="(2003000, 'Tanzen', 'A', 0)," calcext:value-type="string">
            <text:p>(2003000, 'Tanzen', 'A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7]+1000*[.B57]+[.C57]" office:value-type="float" office:value="2003001" calcext:value-type="float">
            <text:p>2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horeographie</text:p>
          </table:table-cell>
          <table:table-cell office:value-type="string" calcext:value-type="string">
            <text:p>', '</text:p>
          </table:table-cell>
          <table:table-cell table:formula="of:=IF(MOD([.E5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];[.E57];[.F57];[.G57];[.H57];[.I57];[.J57];[.K57];[.L57])" office:value-type="string" office:string-value="(2003001, 'Choreographie', 'P', 0)," calcext:value-type="string">
            <text:p>(2003001, 'Choreographie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8]+1000*[.B58]+[.C58]" office:value-type="float" office:value="2003002" calcext:value-type="float">
            <text:p>2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öfische Tänze</text:p>
          </table:table-cell>
          <table:table-cell office:value-type="string" calcext:value-type="string">
            <text:p>', '</text:p>
          </table:table-cell>
          <table:table-cell table:formula="of:=IF(MOD([.E5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];[.E58];[.F58];[.G58];[.H58];[.I58];[.J58];[.K58];[.L58])" office:value-type="string" office:string-value="(2003002, 'Höfische Tänze', 'P', 0)," calcext:value-type="string">
            <text:p>(2003002, 'Höfische Tänze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9]+1000*[.B59]+[.C59]" office:value-type="float" office:value="2003003" calcext:value-type="float">
            <text:p>200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', '</text:p>
          </table:table-cell>
          <table:table-cell table:formula="of:=IF(MOD([.E5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];[.E59];[.F59];[.G59];[.H59];[.I59];[.J59];[.K59];[.L59])" office:value-type="string" office:string-value="(2003003, 'Tango', 'P', 0)," calcext:value-type="string">
            <text:p>(2003003, 'Tango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60]+1000*[.B60]+[.C60]" office:value-type="float" office:value="2003004" calcext:value-type="float">
            <text:p>200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ock &amp;#039;n&amp;#039; Roll</text:p>
          </table:table-cell>
          <table:table-cell office:value-type="string" calcext:value-type="string">
            <text:p>', '</text:p>
          </table:table-cell>
          <table:table-cell table:formula="of:=IF(MOD([.E6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];[.E60];[.F60];[.G60];[.H60];[.I60];[.J60];[.K60];[.L60])" office:value-type="string" office:string-value="(2003004, 'Rock &amp;#039;n&amp;#039; Roll', 'P', 0)," calcext:value-type="string">
            <text:p>(2003004, 'Rock &amp;#039;n&amp;#039; Roll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61]+1000*[.B61]+[.C61]" office:value-type="float" office:value="2003005" calcext:value-type="float">
            <text:p>2003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alzer</text:p>
          </table:table-cell>
          <table:table-cell office:value-type="string" calcext:value-type="string">
            <text:p>', '</text:p>
          </table:table-cell>
          <table:table-cell table:formula="of:=IF(MOD([.E6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1];[.E61];[.F61];[.G61];[.H61];[.I61];[.J61];[.K61];[.L61])" office:value-type="string" office:string-value="(2003005, 'Walzer', 'P', 0)," calcext:value-type="string">
            <text:p>(2003005, 'Walzer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62]+1000*[.B62]+[.C62]" office:value-type="float" office:value="2003006" calcext:value-type="float">
            <text:p>2003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', '</text:p>
          </table:table-cell>
          <table:table-cell table:formula="of:=IF(MOD([.E6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];[.E62];[.F62];[.G62];[.H62];[.I62];[.J62];[.K62];[.L62])" office:value-type="string" office:string-value="(2003006, 'Samba', 'P', 0)," calcext:value-type="string">
            <text:p>(2003006, 'Samba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63]+1000*[.B63]+[.C63]" office:value-type="float" office:value="2003007" calcext:value-type="float">
            <text:p>2003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', '</text:p>
          </table:table-cell>
          <table:table-cell table:formula="of:=IF(MOD([.E6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];[.E63];[.F63];[.G63];[.H63];[.I63];[.J63];[.K63];[.L63])" office:value-type="string" office:string-value="(2003007, 'Salsa', 'P', 0)," calcext:value-type="string">
            <text:p>(2003007, 'Salsa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64]+1000*[.B64]+[.C64]" office:value-type="float" office:value="2003008" calcext:value-type="float">
            <text:p>2003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', '</text:p>
          </table:table-cell>
          <table:table-cell table:formula="of:=IF(MOD([.E6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];[.E64];[.F64];[.G64];[.H64];[.I64];[.J64];[.K64];[.L64])" office:value-type="string" office:string-value="(2003008, 'Hip-Hop', 'P', 0)," calcext:value-type="string">
            <text:p>(2003008, 'Hip-Hop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65]+1000*[.B65]+[.C65]" office:value-type="float" office:value="2003009" calcext:value-type="float">
            <text:p>2003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allett</text:p>
          </table:table-cell>
          <table:table-cell office:value-type="string" calcext:value-type="string">
            <text:p>', '</text:p>
          </table:table-cell>
          <table:table-cell table:formula="of:=IF(MOD([.E6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];[.E65];[.F65];[.G65];[.H65];[.I65];[.J65];[.K65];[.L65])" office:value-type="string" office:string-value="(2003009, 'Ballett', 'P', 0)," calcext:value-type="string">
            <text:p>(2003009, 'Ballett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66]+1000*[.B66]+[.C66]" office:value-type="float" office:value="2003010" calcext:value-type="float">
            <text:p>2003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epptanz</text:p>
          </table:table-cell>
          <table:table-cell office:value-type="string" calcext:value-type="string">
            <text:p>', '</text:p>
          </table:table-cell>
          <table:table-cell table:formula="of:=IF(MOD([.E6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];[.E66];[.F66];[.G66];[.H66];[.I66];[.J66];[.K66];[.L66])" office:value-type="string" office:string-value="(2003010, 'Stepptanz', 'P', 0)," calcext:value-type="string">
            <text:p>(2003010, 'Stepptanz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67]+1000*[.B67]+[.C67]" office:value-type="float" office:value="2003011" calcext:value-type="float">
            <text:p>2003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rientalischer Tanz</text:p>
          </table:table-cell>
          <table:table-cell office:value-type="string" calcext:value-type="string">
            <text:p>', '</text:p>
          </table:table-cell>
          <table:table-cell table:formula="of:=IF(MOD([.E6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];[.E67];[.F67];[.G67];[.H67];[.I67];[.J67];[.K67];[.L67])" office:value-type="string" office:string-value="(2003011, 'Orientalischer Tanz', 'P', 0)," calcext:value-type="string">
            <text:p>(2003011, 'Orientalischer Tanz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8]+1000*[.B68]+[.C68]" office:value-type="float" office:value="2004000" calcext:value-type="float">
            <text:p>2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0G-Manöver</text:p>
          </table:table-cell>
          <table:table-cell office:value-type="string" calcext:value-type="string">
            <text:p>', '</text:p>
          </table:table-cell>
          <table:table-cell table:formula="of:=IF(MOD([.E6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];[.E68];[.F68];[.G68];[.H68];[.I68];[.J68];[.K68];[.L68])" office:value-type="string" office:string-value="(2004000, '0G-Manöver', 'A', 0)," calcext:value-type="string">
            <text:p>(2004000, '0G-Manöver', 'A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69]+1000*[.B69]+[.C69]" office:value-type="float" office:value="2004001" calcext:value-type="float">
            <text:p>200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VA-Operationen</text:p>
          </table:table-cell>
          <table:table-cell office:value-type="string" calcext:value-type="string">
            <text:p>', '</text:p>
          </table:table-cell>
          <table:table-cell table:formula="of:=IF(MOD([.E6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];[.E69];[.F69];[.G69];[.H69];[.I69];[.J69];[.K69];[.L69])" office:value-type="string" office:string-value="(2004001, 'EVA-Operationen', 'P', 0)," calcext:value-type="string">
            <text:p>(2004001, 'EVA-Operationen', 'P', 0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0]+1000*[.B70]+[.C70]" office:value-type="float" office:value="3000000" calcext:value-type="float">
            <text:p>3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ingerfertigkeit</text:p>
          </table:table-cell>
          <table:table-cell office:value-type="string" calcext:value-type="string">
            <text:p>', '</text:p>
          </table:table-cell>
          <table:table-cell table:formula="of:=IF(MOD([.E7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70];[.E70];[.F70];[.G70];[.H70];[.I70];[.J70];[.K70];[.L70])" office:value-type="string" office:string-value="(3000000, 'Fingerfertigkeit', 'A', 1)," calcext:value-type="string">
            <text:p>(3000000, 'Fingerfertigkeit', 'A', 1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1]+1000*[.B71]+[.C71]" office:value-type="float" office:value="3001000" calcext:value-type="float">
            <text:p>3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arts</text:p>
          </table:table-cell>
          <table:table-cell office:value-type="string" calcext:value-type="string">
            <text:p>', '</text:p>
          </table:table-cell>
          <table:table-cell table:formula="of:=IF(MOD([.E7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];[.E71];[.F71];[.G71];[.H71];[.I71];[.J71];[.K71];[.L71])" office:value-type="string" office:string-value="(3001000, 'Darts', 'A', 0)," calcext:value-type="string">
            <text:p>(3001000, 'Darts', 'A', 0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2]+1000*[.B72]+[.C72]" office:value-type="float" office:value="3002000" calcext:value-type="float">
            <text:p>3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', '</text:p>
          </table:table-cell>
          <table:table-cell table:formula="of:=IF(MOD([.E7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];[.E72];[.F72];[.G72];[.H72];[.I72];[.J72];[.K72];[.L72])" office:value-type="string" office:string-value="(3002000, 'Billard', 'A', 0)," calcext:value-type="string">
            <text:p>(3002000, 'Billard', 'A', 0),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3]+1000*[.B73]+[.C73]" office:value-type="float" office:value="3003000" calcext:value-type="float">
            <text:p>3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owling</text:p>
          </table:table-cell>
          <table:table-cell office:value-type="string" calcext:value-type="string">
            <text:p>', '</text:p>
          </table:table-cell>
          <table:table-cell table:formula="of:=IF(MOD([.E7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];[.E73];[.F73];[.G73];[.H73];[.I73];[.J73];[.K73];[.L73])" office:value-type="string" office:string-value="(3003000, 'Bowling', 'A', 0)," calcext:value-type="string">
            <text:p>(3003000, 'Bowling', 'A', 0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4]+1000*[.B74]+[.C74]" office:value-type="float" office:value="4000000" calcext:value-type="float">
            <text:p>4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aschenspielerei</text:p>
          </table:table-cell>
          <table:table-cell office:value-type="string" calcext:value-type="string">
            <text:p>', '</text:p>
          </table:table-cell>
          <table:table-cell table:formula="of:=IF(MOD([.E7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74];[.E74];[.F74];[.G74];[.H74];[.I74];[.J74];[.K74];[.L74])" office:value-type="string" office:string-value="(4000000, 'Taschenspielerei', 'A', 1)," calcext:value-type="string">
            <text:p>(4000000, 'Taschenspielerei', 'A', 1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5]+1000*[.B75]+[.C75]" office:value-type="float" office:value="4001000" calcext:value-type="float">
            <text:p>4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rtentricks</text:p>
          </table:table-cell>
          <table:table-cell office:value-type="string" calcext:value-type="string">
            <text:p>', '</text:p>
          </table:table-cell>
          <table:table-cell table:formula="of:=IF(MOD([.E7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];[.E75];[.F75];[.G75];[.H75];[.I75];[.J75];[.K75];[.L75])" office:value-type="string" office:string-value="(4001000, 'Kartentricks', 'A', 0)," calcext:value-type="string">
            <text:p>(4001000, 'Kartentricks', 'A', 0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6]+1000*[.B76]+[.C76]" office:value-type="float" office:value="4002000" calcext:value-type="float">
            <text:p>4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Jonglieren</text:p>
          </table:table-cell>
          <table:table-cell office:value-type="string" calcext:value-type="string">
            <text:p>', '</text:p>
          </table:table-cell>
          <table:table-cell table:formula="of:=IF(MOD([.E7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];[.E76];[.F76];[.G76];[.H76];[.I76];[.J76];[.K76];[.L76])" office:value-type="string" office:string-value="(4002000, 'Jonglieren', 'A', 0)," calcext:value-type="string">
            <text:p>(4002000, 'Jonglieren', 'A', 0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7]+1000*[.B77]+[.C77]" office:value-type="float" office:value="4003000" calcext:value-type="float">
            <text:p>4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lschspiel</text:p>
          </table:table-cell>
          <table:table-cell office:value-type="string" calcext:value-type="string">
            <text:p>', '</text:p>
          </table:table-cell>
          <table:table-cell table:formula="of:=IF(MOD([.E7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];[.E77];[.F77];[.G77];[.H77];[.I77];[.J77];[.K77];[.L77])" office:value-type="string" office:string-value="(4003000, 'Falschspiel', 'A', 0)," calcext:value-type="string">
            <text:p>(4003000, 'Falschspiel', 'A', 0),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8]+1000*[.B78]+[.C78]" office:value-type="float" office:value="4004000" calcext:value-type="float">
            <text:p>4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aschendiebstahl</text:p>
          </table:table-cell>
          <table:table-cell office:value-type="string" calcext:value-type="string">
            <text:p>', '</text:p>
          </table:table-cell>
          <table:table-cell table:formula="of:=IF(MOD([.E7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];[.E78];[.F78];[.G78];[.H78];[.I78];[.J78];[.K78];[.L78])" office:value-type="string" office:string-value="(4004000, 'Taschendiebstahl', 'A', 0)," calcext:value-type="string">
            <text:p>(4004000, 'Taschendiebstahl', 'A', 0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9]+1000*[.B79]+[.C79]" office:value-type="float" office:value="4005000" calcext:value-type="float">
            <text:p>4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lösser knacken</text:p>
          </table:table-cell>
          <table:table-cell office:value-type="string" calcext:value-type="string">
            <text:p>', '</text:p>
          </table:table-cell>
          <table:table-cell table:formula="of:=IF(MOD([.E7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9];[.E79];[.F79];[.G79];[.H79];[.I79];[.J79];[.K79];[.L79])" office:value-type="string" office:string-value="(4005000, 'Schlösser knacken', 'A', 0)," calcext:value-type="string">
            <text:p>(4005000, 'Schlösser knacken', 'A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80]+1000*[.B80]+[.C80]" office:value-type="float" office:value="5000000" calcext:value-type="float">
            <text:p>5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', '</text:p>
          </table:table-cell>
          <table:table-cell table:formula="of:=IF(MOD([.E8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];[.E80];[.F80];[.G80];[.H80];[.I80];[.J80];[.K80];[.L80])" office:value-type="string" office:string-value="(5000000, 'Fahren', 'A', 1)," calcext:value-type="string">
            <text:p>(5000000, 'Fahren', 'A', 1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81]+1000*[.B81]+[.C81]" office:value-type="float" office:value="5001000" calcext:value-type="float">
            <text:p>5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en (Zweirad)</text:p>
          </table:table-cell>
          <table:table-cell office:value-type="string" calcext:value-type="string">
            <text:p>', '</text:p>
          </table:table-cell>
          <table:table-cell table:formula="of:=IF(MOD([.E8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1];[.E81];[.F81];[.G81];[.H81];[.I81];[.J81];[.K81];[.L81])" office:value-type="string" office:string-value="(5001000, 'Fahren (Zweirad)', 'A', 0)," calcext:value-type="string">
            <text:p>(5001000, 'Fahren (Zweirad)', 'A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82]+1000*[.B82]+[.C82]" office:value-type="float" office:value="5002000" calcext:value-type="float">
            <text:p>5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en (Radfahrzeug)</text:p>
          </table:table-cell>
          <table:table-cell office:value-type="string" calcext:value-type="string">
            <text:p>', '</text:p>
          </table:table-cell>
          <table:table-cell table:formula="of:=IF(MOD([.E8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2];[.E82];[.F82];[.G82];[.H82];[.I82];[.J82];[.K82];[.L82])" office:value-type="string" office:string-value="(5002000, 'Fahren (Radfahrzeug)', 'A', 0)," calcext:value-type="string">
            <text:p>(5002000, 'Fahren (Radfahrzeug)', 'A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83]+1000*[.B83]+[.C83]" office:value-type="float" office:value="5003000" calcext:value-type="float">
            <text:p>5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en (Kettenfahrzeug)</text:p>
          </table:table-cell>
          <table:table-cell office:value-type="string" calcext:value-type="string">
            <text:p>', '</text:p>
          </table:table-cell>
          <table:table-cell table:formula="of:=IF(MOD([.E8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3];[.E83];[.F83];[.G83];[.H83];[.I83];[.J83];[.K83];[.L83])" office:value-type="string" office:string-value="(5003000, 'Fahren (Kettenfahrzeug)', 'A', 0)," calcext:value-type="string">
            <text:p>(5003000, 'Fahren (Kettenfahrzeug)', 'A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84]+1000*[.B84]+[.C84]" office:value-type="float" office:value="5004000" calcext:value-type="float">
            <text:p>5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en (Schweber)</text:p>
          </table:table-cell>
          <table:table-cell office:value-type="string" calcext:value-type="string">
            <text:p>', '</text:p>
          </table:table-cell>
          <table:table-cell table:formula="of:=IF(MOD([.E8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4];[.E84];[.F84];[.G84];[.H84];[.I84];[.J84];[.K84];[.L84])" office:value-type="string" office:string-value="(5004000, 'Fahren (Schweber)', 'A', 0)," calcext:value-type="string">
            <text:p>(5004000, 'Fahren (Schweber)', 'A', 0),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85]+1000*[.B85]+[.C85]" office:value-type="float" office:value="5005000" calcext:value-type="float">
            <text:p>5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en (Schienenfahrzeug)</text:p>
          </table:table-cell>
          <table:table-cell office:value-type="string" calcext:value-type="string">
            <text:p>', '</text:p>
          </table:table-cell>
          <table:table-cell table:formula="of:=IF(MOD([.E8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5];[.E85];[.F85];[.G85];[.H85];[.I85];[.J85];[.K85];[.L85])" office:value-type="string" office:string-value="(5005000, 'Fahren (Schienenfahrzeug)', 'A', 0)," calcext:value-type="string">
            <text:p>(5005000, 'Fahren (Schienenfahrzeug)', 'A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86]+1000*[.B86]+[.C86]" office:value-type="float" office:value="5006000" calcext:value-type="float">
            <text:p>5006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en (Boot)</text:p>
          </table:table-cell>
          <table:table-cell office:value-type="string" calcext:value-type="string">
            <text:p>', '</text:p>
          </table:table-cell>
          <table:table-cell table:formula="of:=IF(MOD([.E8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6];[.E86];[.F86];[.G86];[.H86];[.I86];[.J86];[.K86];[.L86])" office:value-type="string" office:string-value="(5006000, 'Fahren (Boot)', 'A', 0)," calcext:value-type="string">
            <text:p>(5006000, 'Fahren (Boot)', 'A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87]+1000*[.B87]+[.C87]" office:value-type="float" office:value="5007000" calcext:value-type="float">
            <text:p>5007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en (Schiff)</text:p>
          </table:table-cell>
          <table:table-cell office:value-type="string" calcext:value-type="string">
            <text:p>', '</text:p>
          </table:table-cell>
          <table:table-cell table:formula="of:=IF(MOD([.E8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7];[.E87];[.F87];[.G87];[.H87];[.I87];[.J87];[.K87];[.L87])" office:value-type="string" office:string-value="(5007000, 'Fahren (Schiff)', 'A', 0)," calcext:value-type="string">
            <text:p>(5007000, 'Fahren (Schiff)', 'A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88]+1000*[.B88]+[.C88]" office:value-type="float" office:value="5999001" calcext:value-type="float">
            <text:p>5999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ff-Roading</text:p>
          </table:table-cell>
          <table:table-cell office:value-type="string" calcext:value-type="string">
            <text:p>', '</text:p>
          </table:table-cell>
          <table:table-cell table:formula="of:=IF(MOD([.E8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8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8];[.E88];[.F88];[.G88];[.H88];[.I88];[.J88];[.K88];[.L88])" office:value-type="string" office:string-value="(5999001, 'Off-Roading', 'P', 0)," calcext:value-type="string">
            <text:p>(5999001, 'Off-Roading', 'P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89]+1000*[.B89]+[.C89]" office:value-type="float" office:value="5999002" calcext:value-type="float">
            <text:p>5999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adtverkehr</text:p>
          </table:table-cell>
          <table:table-cell office:value-type="string" calcext:value-type="string">
            <text:p>', '</text:p>
          </table:table-cell>
          <table:table-cell table:formula="of:=IF(MOD([.E8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8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9];[.E89];[.F89];[.G89];[.H89];[.I89];[.J89];[.K89];[.L89])" office:value-type="string" office:string-value="(5999002, 'Stadtverkehr', 'P', 0)," calcext:value-type="string">
            <text:p>(5999002, 'Stadtverkehr', 'P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90]+1000*[.B90]+[.C90]" office:value-type="float" office:value="5999003" calcext:value-type="float">
            <text:p>5999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aumaschinen</text:p>
          </table:table-cell>
          <table:table-cell office:value-type="string" calcext:value-type="string">
            <text:p>', '</text:p>
          </table:table-cell>
          <table:table-cell table:formula="of:=IF(MOD([.E9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9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0];[.E90];[.F90];[.G90];[.H90];[.I90];[.J90];[.K90];[.L90])" office:value-type="string" office:string-value="(5999003, 'Baumaschinen', 'P', 0)," calcext:value-type="string">
            <text:p>(5999003, 'Baumaschinen', 'P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91]+1000*[.B91]+[.C91]" office:value-type="float" office:value="5999004" calcext:value-type="float">
            <text:p>5999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nnen</text:p>
          </table:table-cell>
          <table:table-cell office:value-type="string" calcext:value-type="string">
            <text:p>', '</text:p>
          </table:table-cell>
          <table:table-cell table:formula="of:=IF(MOD([.E9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9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1];[.E91];[.F91];[.G91];[.H91];[.I91];[.J91];[.K91];[.L91])" office:value-type="string" office:string-value="(5999004, 'Rennen', 'P', 0)," calcext:value-type="string">
            <text:p>(5999004, 'Rennen', 'P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92]+1000*[.B92]+[.C92]" office:value-type="float" office:value="5999005" calcext:value-type="float">
            <text:p>5999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allyes</text:p>
          </table:table-cell>
          <table:table-cell office:value-type="string" calcext:value-type="string">
            <text:p>', '</text:p>
          </table:table-cell>
          <table:table-cell table:formula="of:=IF(MOD([.E9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9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2];[.E92];[.F92];[.G92];[.H92];[.I92];[.J92];[.K92];[.L92])" office:value-type="string" office:string-value="(5999005, 'Rallyes', 'P', 0)," calcext:value-type="string">
            <text:p>(5999005, 'Rallyes', 'P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93]+1000*[.B93]+[.C93]" office:value-type="float" office:value="5999006" calcext:value-type="float">
            <text:p>5999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wertransporte</text:p>
          </table:table-cell>
          <table:table-cell office:value-type="string" calcext:value-type="string">
            <text:p>', '</text:p>
          </table:table-cell>
          <table:table-cell table:formula="of:=IF(MOD([.E9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9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3];[.E93];[.F93];[.G93];[.H93];[.I93];[.J93];[.K93];[.L93])" office:value-type="string" office:string-value="(5999006, 'Schwertransporte', 'P', 0)," calcext:value-type="string">
            <text:p>(5999006, 'Schwertransporte', 'P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94]+1000*[.B94]+[.C94]" office:value-type="float" office:value="5999007" calcext:value-type="float">
            <text:p>5999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stenschiffahrt</text:p>
          </table:table-cell>
          <table:table-cell office:value-type="string" calcext:value-type="string">
            <text:p>', '</text:p>
          </table:table-cell>
          <table:table-cell table:formula="of:=IF(MOD([.E9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9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4];[.E94];[.F94];[.G94];[.H94];[.I94];[.J94];[.K94];[.L94])" office:value-type="string" office:string-value="(5999007, 'Küstenschiffahrt', 'P', 0)," calcext:value-type="string">
            <text:p>(5999007, 'Küstenschiffahrt', 'P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95]+1000*[.B95]+[.C95]" office:value-type="float" office:value="5999008" calcext:value-type="float">
            <text:p>5999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lussschiffahrt</text:p>
          </table:table-cell>
          <table:table-cell office:value-type="string" calcext:value-type="string">
            <text:p>', '</text:p>
          </table:table-cell>
          <table:table-cell table:formula="of:=IF(MOD([.E9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9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5];[.E95];[.F95];[.G95];[.H95];[.I95];[.J95];[.K95];[.L95])" office:value-type="string" office:string-value="(5999008, 'Flussschiffahrt', 'P', 0)," calcext:value-type="string">
            <text:p>(5999008, 'Flussschiffahrt', 'P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96]+1000*[.B96]+[.C96]" office:value-type="float" office:value="5999009" calcext:value-type="float">
            <text:p>5999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eeschifffahrt</text:p>
          </table:table-cell>
          <table:table-cell office:value-type="string" calcext:value-type="string">
            <text:p>', '</text:p>
          </table:table-cell>
          <table:table-cell table:formula="of:=IF(MOD([.E9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9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6];[.E96];[.F96];[.G96];[.H96];[.I96];[.J96];[.K96];[.L96])" office:value-type="string" office:string-value="(5999009, 'Seeschifffahrt', 'P', 0)," calcext:value-type="string">
            <text:p>(5999009, 'Seeschifffahrt', 'P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97]+1000*[.B97]+[.C97]" office:value-type="float" office:value="5999010" calcext:value-type="float">
            <text:p>5999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egeln</text:p>
          </table:table-cell>
          <table:table-cell office:value-type="string" calcext:value-type="string">
            <text:p>', '</text:p>
          </table:table-cell>
          <table:table-cell table:formula="of:=IF(MOD([.E9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9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7];[.E97];[.F97];[.G97];[.H97];[.I97];[.J97];[.K97];[.L97])" office:value-type="string" office:string-value="(5999010, 'Segeln', 'P', 0)," calcext:value-type="string">
            <text:p>(5999010, 'Segeln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98]+1000*[.B98]+[.C98]" office:value-type="float" office:value="6000000" calcext:value-type="float">
            <text:p>6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', '</text:p>
          </table:table-cell>
          <table:table-cell table:formula="of:=IF(MOD([.E9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9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98];[.E98];[.F98];[.G98];[.H98];[.I98];[.J98];[.K98];[.L98])" office:value-type="string" office:string-value="(6000000, 'Pilot', 'A', 1)," calcext:value-type="string">
            <text:p>(6000000, 'Pilot', 'A', 1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99]+1000*[.B99]+[.C99]" office:value-type="float" office:value="6001000" calcext:value-type="float">
            <text:p>6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ilot (Flugzeug)</text:p>
          </table:table-cell>
          <table:table-cell office:value-type="string" calcext:value-type="string">
            <text:p>', '</text:p>
          </table:table-cell>
          <table:table-cell table:formula="of:=IF(MOD([.E9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9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9];[.E99];[.F99];[.G99];[.H99];[.I99];[.J99];[.K99];[.L99])" office:value-type="string" office:string-value="(6001000, 'Pilot (Flugzeug)', 'A', 0)," calcext:value-type="string">
            <text:p>(6001000, 'Pilot (Flugzeug)', 'A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00]+1000*[.B100]+[.C100]" office:value-type="float" office:value="6002000" calcext:value-type="float">
            <text:p>6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ilot (Helikopter)</text:p>
          </table:table-cell>
          <table:table-cell office:value-type="string" calcext:value-type="string">
            <text:p>', '</text:p>
          </table:table-cell>
          <table:table-cell table:formula="of:=IF(MOD([.E10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0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0];[.E100];[.F100];[.G100];[.H100];[.I100];[.J100];[.K100];[.L100])" office:value-type="string" office:string-value="(6002000, 'Pilot (Helikopter)', 'A', 0)," calcext:value-type="string">
            <text:p>(6002000, 'Pilot (Helikopter)', 'A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01]+1000*[.B101]+[.C101]" office:value-type="float" office:value="6003000" calcext:value-type="float">
            <text:p>6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ilot (Vektorschub)</text:p>
          </table:table-cell>
          <table:table-cell office:value-type="string" calcext:value-type="string">
            <text:p>', '</text:p>
          </table:table-cell>
          <table:table-cell table:formula="of:=IF(MOD([.E10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0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1];[.E101];[.F101];[.G101];[.H101];[.I101];[.J101];[.K101];[.L101])" office:value-type="string" office:string-value="(6003000, 'Pilot (Vektorschub)', 'A', 0)," calcext:value-type="string">
            <text:p>(6003000, 'Pilot (Vektorschub)', 'A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02]+1000*[.B102]+[.C102]" office:value-type="float" office:value="6004000" calcext:value-type="float">
            <text:p>6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ilot (U-Boot)</text:p>
          </table:table-cell>
          <table:table-cell office:value-type="string" calcext:value-type="string">
            <text:p>', '</text:p>
          </table:table-cell>
          <table:table-cell table:formula="of:=IF(MOD([.E10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0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2];[.E102];[.F102];[.G102];[.H102];[.I102];[.J102];[.K102];[.L102])" office:value-type="string" office:string-value="(6004000, 'Pilot (U-Boot)', 'A', 0)," calcext:value-type="string">
            <text:p>(6004000, 'Pilot (U-Boot)', 'A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03]+1000*[.B103]+[.C103]" office:value-type="float" office:value="6005000" calcext:value-type="float">
            <text:p>6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ilot (Raumschiff)</text:p>
          </table:table-cell>
          <table:table-cell office:value-type="string" calcext:value-type="string">
            <text:p>', '</text:p>
          </table:table-cell>
          <table:table-cell table:formula="of:=IF(MOD([.E10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0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3];[.E103];[.F103];[.G103];[.H103];[.I103];[.J103];[.K103];[.L103])" office:value-type="string" office:string-value="(6005000, 'Pilot (Raumschiff)', 'A', 0)," calcext:value-type="string">
            <text:p>(6005000, 'Pilot (Raumschiff)', 'A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04]+1000*[.B104]+[.C104]" office:value-type="float" office:value="6999001" calcext:value-type="float">
            <text:p>6999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manöver</text:p>
          </table:table-cell>
          <table:table-cell office:value-type="string" calcext:value-type="string">
            <text:p>', '</text:p>
          </table:table-cell>
          <table:table-cell table:formula="of:=IF(MOD([.E10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0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4];[.E104];[.F104];[.G104];[.H104];[.I104];[.J104];[.K104];[.L104])" office:value-type="string" office:string-value="(6999001, 'Kampfmanöver', 'P', 0)," calcext:value-type="string">
            <text:p>(6999001, 'Kampfmanöver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05]+1000*[.B105]+[.C105]" office:value-type="float" office:value="6999002" calcext:value-type="float">
            <text:p>6999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usweichmanöver</text:p>
          </table:table-cell>
          <table:table-cell office:value-type="string" calcext:value-type="string">
            <text:p>', '</text:p>
          </table:table-cell>
          <table:table-cell table:formula="of:=IF(MOD([.E10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0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5];[.E105];[.F105];[.G105];[.H105];[.I105];[.J105];[.K105];[.L105])" office:value-type="string" office:string-value="(6999002, 'Ausweichmanöver', 'P', 0)," calcext:value-type="string">
            <text:p>(6999002, 'Ausweichmanöver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9" calcext:value-type="float">
            <text:p>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106]+1000*[.B106]+[.C106]" office:value-type="float" office:value="6999003" calcext:value-type="float">
            <text:p>6999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ocking</text:p>
          </table:table-cell>
          <table:table-cell office:value-type="string" calcext:value-type="string">
            <text:p>', '</text:p>
          </table:table-cell>
          <table:table-cell table:formula="of:=IF(MOD([.E10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0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6];[.E106];[.F106];[.G106];[.H106];[.I106];[.J106];[.K106];[.L106])" office:value-type="string" office:string-value="(6999003, 'Docking', 'P', 0)," calcext:value-type="string">
            <text:p>(6999003, 'Docking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107]+1000*[.B107]+[.C107]" office:value-type="float" office:value="6999004" calcext:value-type="float">
            <text:p>6999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lanetare Landungen</text:p>
          </table:table-cell>
          <table:table-cell office:value-type="string" calcext:value-type="string">
            <text:p>', '</text:p>
          </table:table-cell>
          <table:table-cell table:formula="of:=IF(MOD([.E10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0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7];[.E107];[.F107];[.G107];[.H107];[.I107];[.J107];[.K107];[.L107])" office:value-type="string" office:string-value="(6999004, 'Planetare Landungen', 'P', 0)," calcext:value-type="string">
            <text:p>(6999004, 'Planetare Landungen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9" calcext:value-type="float">
            <text:p>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108]+1000*[.B108]+[.C108]" office:value-type="float" office:value="6999005" calcext:value-type="float">
            <text:p>6999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iefflug</text:p>
          </table:table-cell>
          <table:table-cell office:value-type="string" calcext:value-type="string">
            <text:p>', '</text:p>
          </table:table-cell>
          <table:table-cell table:formula="of:=IF(MOD([.E10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0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8];[.E108];[.F108];[.G108];[.H108];[.I108];[.J108];[.K108];[.L108])" office:value-type="string" office:string-value="(6999005, 'Tiefflug', 'P', 0)," calcext:value-type="string">
            <text:p>(6999005, 'Tiefflug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09]+1000*[.B109]+[.C109]" office:value-type="float" office:value="6800000" calcext:value-type="float">
            <text:p>68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', '</text:p>
          </table:table-cell>
          <table:table-cell table:formula="of:=IF(MOD([.E10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0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9];[.E109];[.F109];[.G109];[.H109];[.I109];[.J109];[.K109];[.L109])" office:value-type="string" office:string-value="(6800000, 'Navigation', 'A', 0)," calcext:value-type="string">
            <text:p>(6800000, 'Navigation', 'A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10]+1000*[.B110]+[.C110]" office:value-type="float" office:value="6800001" calcext:value-type="float">
            <text:p>68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rten lesen</text:p>
          </table:table-cell>
          <table:table-cell office:value-type="string" calcext:value-type="string">
            <text:p>', '</text:p>
          </table:table-cell>
          <table:table-cell table:formula="of:=IF(MOD([.E11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1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0];[.E110];[.F110];[.G110];[.H110];[.I110];[.J110];[.K110];[.L110])" office:value-type="string" office:string-value="(6800001, 'Karten lesen', 'P', 0)," calcext:value-type="string">
            <text:p>(6800001, 'Karten lesen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11]+1000*[.B111]+[.C111]" office:value-type="float" office:value="6800002" calcext:value-type="float">
            <text:p>68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outenplanung</text:p>
          </table:table-cell>
          <table:table-cell office:value-type="string" calcext:value-type="string">
            <text:p>', '</text:p>
          </table:table-cell>
          <table:table-cell table:formula="of:=IF(MOD([.E11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1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1];[.E111];[.F111];[.G111];[.H111];[.I111];[.J111];[.K111];[.L111])" office:value-type="string" office:string-value="(6800002, 'Routenplanung', 'P', 0)," calcext:value-type="string">
            <text:p>(6800002, 'Routenplanung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12]+1000*[.B112]+[.C112]" office:value-type="float" office:value="6900000" calcext:value-type="float">
            <text:p>69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strogation</text:p>
          </table:table-cell>
          <table:table-cell office:value-type="string" calcext:value-type="string">
            <text:p>', '</text:p>
          </table:table-cell>
          <table:table-cell table:formula="of:=IF(MOD([.E11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1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2];[.E112];[.F112];[.G112];[.H112];[.I112];[.J112];[.K112];[.L112])" office:value-type="string" office:string-value="(6900000, 'Astrogation', 'A', 0)," calcext:value-type="string">
            <text:p>(6900000, 'Astrogation', 'A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13]+1000*[.B113]+[.C113]" office:value-type="float" office:value="6900001" calcext:value-type="float">
            <text:p>69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orverbindungen</text:p>
          </table:table-cell>
          <table:table-cell office:value-type="string" calcext:value-type="string">
            <text:p>', '</text:p>
          </table:table-cell>
          <table:table-cell table:formula="of:=IF(MOD([.E11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1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3];[.E113];[.F113];[.G113];[.H113];[.I113];[.J113];[.K113];[.L113])" office:value-type="string" office:string-value="(6900001, 'Torverbindungen', 'P', 0)," calcext:value-type="string">
            <text:p>(6900001, 'Torverbindungen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14]+1000*[.B114]+[.C114]" office:value-type="float" office:value="6900002" calcext:value-type="float">
            <text:p>69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rbitale</text:p>
          </table:table-cell>
          <table:table-cell office:value-type="string" calcext:value-type="string">
            <text:p>', '</text:p>
          </table:table-cell>
          <table:table-cell table:formula="of:=IF(MOD([.E11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1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4];[.E114];[.F114];[.G114];[.H114];[.I114];[.J114];[.K114];[.L114])" office:value-type="string" office:string-value="(6900002, 'Orbitale', 'P', 0)," calcext:value-type="string">
            <text:p>(6900002, 'Orbitale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115]+1000*[.B115]+[.C115]" office:value-type="float" office:value="6900003" calcext:value-type="float">
            <text:p>69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rungrouten</text:p>
          </table:table-cell>
          <table:table-cell office:value-type="string" calcext:value-type="string">
            <text:p>', '</text:p>
          </table:table-cell>
          <table:table-cell table:formula="of:=IF(MOD([.E11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1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5];[.E115];[.F115];[.G115];[.H115];[.I115];[.J115];[.K115];[.L115])" office:value-type="string" office:string-value="(6900003, 'Sprungrouten', 'P', 0)," calcext:value-type="string">
            <text:p>(6900003, 'Sprungrouten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116]+1000*[.B116]+[.C116]" office:value-type="float" office:value="6900004" calcext:value-type="float">
            <text:p>69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fechtsastrogation</text:p>
          </table:table-cell>
          <table:table-cell office:value-type="string" calcext:value-type="string">
            <text:p>', '</text:p>
          </table:table-cell>
          <table:table-cell table:formula="of:=IF(MOD([.E11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1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6];[.E116];[.F116];[.G116];[.H116];[.I116];[.J116];[.K116];[.L116])" office:value-type="string" office:string-value="(6900004, 'Gefechtsastrogation', 'P', 0)," calcext:value-type="string">
            <text:p>(6900004, 'Gefechtsastrogation', 'P', 0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17]+1000*[.B117]+[.C117]" office:value-type="float" office:value="7000000" calcext:value-type="float">
            <text:p>7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Unbewaffneter Nahkampf</text:p>
          </table:table-cell>
          <table:table-cell office:value-type="string" calcext:value-type="string">
            <text:p>', '</text:p>
          </table:table-cell>
          <table:table-cell table:formula="of:=IF(MOD([.E11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17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17];[.E117];[.F117];[.G117];[.H117];[.I117];[.J117];[.K117];[.L117])" office:value-type="string" office:string-value="(7000000, 'Unbewaffneter Nahkampf', 'A', 1)," calcext:value-type="string">
            <text:p>(7000000, 'Unbewaffneter Nahkampf', 'A', 1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18]+1000*[.B118]+[.C118]" office:value-type="float" office:value="7001000" calcext:value-type="float">
            <text:p>7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aufen</text:p>
          </table:table-cell>
          <table:table-cell office:value-type="string" calcext:value-type="string">
            <text:p>', '</text:p>
          </table:table-cell>
          <table:table-cell table:formula="of:=IF(MOD([.E11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1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8];[.E118];[.F118];[.G118];[.H118];[.I118];[.J118];[.K118];[.L118])" office:value-type="string" office:string-value="(7001000, 'Raufen', 'A', 0)," calcext:value-type="string">
            <text:p>(7001000, 'Raufen', 'A', 0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19]+1000*[.B119]+[.C119]" office:value-type="float" office:value="7002000" calcext:value-type="float">
            <text:p>7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neipenschlägerei</text:p>
          </table:table-cell>
          <table:table-cell office:value-type="string" calcext:value-type="string">
            <text:p>', '</text:p>
          </table:table-cell>
          <table:table-cell table:formula="of:=IF(MOD([.E11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1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9];[.E119];[.F119];[.G119];[.H119];[.I119];[.J119];[.K119];[.L119])" office:value-type="string" office:string-value="(7002000, 'Kneipenschlägerei', 'A', 0)," calcext:value-type="string">
            <text:p>(7002000, 'Kneipenschlägerei', 'A', 0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0]+1000*[.B120]+[.C120]" office:value-type="float" office:value="7003000" calcext:value-type="float">
            <text:p>7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sport (Judo)</text:p>
          </table:table-cell>
          <table:table-cell office:value-type="string" calcext:value-type="string">
            <text:p>', '</text:p>
          </table:table-cell>
          <table:table-cell table:formula="of:=IF(MOD([.E12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0];[.E120];[.F120];[.G120];[.H120];[.I120];[.J120];[.K120];[.L120])" office:value-type="string" office:string-value="(7003000, 'Kampfsport (Judo)', 'A', 0)," calcext:value-type="string">
            <text:p>(7003000, 'Kampfsport (Judo)', 'A', 0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1]+1000*[.B121]+[.C121]" office:value-type="float" office:value="7004000" calcext:value-type="float">
            <text:p>7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sport (Karate)</text:p>
          </table:table-cell>
          <table:table-cell office:value-type="string" calcext:value-type="string">
            <text:p>', '</text:p>
          </table:table-cell>
          <table:table-cell table:formula="of:=IF(MOD([.E12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1];[.E121];[.F121];[.G121];[.H121];[.I121];[.J121];[.K121];[.L121])" office:value-type="string" office:string-value="(7004000, 'Kampfsport (Karate)', 'A', 0)," calcext:value-type="string">
            <text:p>(7004000, 'Kampfsport (Karate)', 'A', 0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2]+1000*[.B122]+[.C122]" office:value-type="float" office:value="7005000" calcext:value-type="float">
            <text:p>7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sport (Boxen)</text:p>
          </table:table-cell>
          <table:table-cell office:value-type="string" calcext:value-type="string">
            <text:p>', '</text:p>
          </table:table-cell>
          <table:table-cell table:formula="of:=IF(MOD([.E12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2];[.E122];[.F122];[.G122];[.H122];[.I122];[.J122];[.K122];[.L122])" office:value-type="string" office:string-value="(7005000, 'Kampfsport (Boxen)', 'A', 0)," calcext:value-type="string">
            <text:p>(7005000, 'Kampfsport (Boxen)', 'A', 0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3]+1000*[.B123]+[.C123]" office:value-type="float" office:value="7006000" calcext:value-type="float">
            <text:p>7006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stil (Lann Marfach)</text:p>
          </table:table-cell>
          <table:table-cell office:value-type="string" calcext:value-type="string">
            <text:p>', '</text:p>
          </table:table-cell>
          <table:table-cell table:formula="of:=IF(MOD([.E12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3];[.E123];[.F123];[.G123];[.H123];[.I123];[.J123];[.K123];[.L123])" office:value-type="string" office:string-value="(7006000, 'Kampfstil (Lann Marfach)', 'A', 0)," calcext:value-type="string">
            <text:p>(7006000, 'Kampfstil (Lann Marfach)', 'A', 0),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4]+1000*[.B124]+[.C124]" office:value-type="float" office:value="7007000" calcext:value-type="float">
            <text:p>7007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stil (Sambo)</text:p>
          </table:table-cell>
          <table:table-cell office:value-type="string" calcext:value-type="string">
            <text:p>', '</text:p>
          </table:table-cell>
          <table:table-cell table:formula="of:=IF(MOD([.E12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4];[.E124];[.F124];[.G124];[.H124];[.I124];[.J124];[.K124];[.L124])" office:value-type="string" office:string-value="(7007000, 'Kampfstil (Sambo)', 'A', 0)," calcext:value-type="string">
            <text:p>(7007000, 'Kampfstil (Sambo)', 'A', 0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5]+1000*[.B125]+[.C125]" office:value-type="float" office:value="7008000" calcext:value-type="float">
            <text:p>7008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stil (Krav Maga)</text:p>
          </table:table-cell>
          <table:table-cell office:value-type="string" calcext:value-type="string">
            <text:p>', '</text:p>
          </table:table-cell>
          <table:table-cell table:formula="of:=IF(MOD([.E12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5];[.E125];[.F125];[.G125];[.H125];[.I125];[.J125];[.K125];[.L125])" office:value-type="string" office:string-value="(7008000, 'Kampfstil (Krav Maga)', 'A', 0)," calcext:value-type="string">
            <text:p>(7008000, 'Kampfstil (Krav Maga)', 'A', 0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6]+1000*[.B126]+[.C126]" office:value-type="float" office:value="7009000" calcext:value-type="float">
            <text:p>7009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kunst (Kung Fu)</text:p>
          </table:table-cell>
          <table:table-cell office:value-type="string" calcext:value-type="string">
            <text:p>', '</text:p>
          </table:table-cell>
          <table:table-cell table:formula="of:=IF(MOD([.E12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6];[.E126];[.F126];[.G126];[.H126];[.I126];[.J126];[.K126];[.L126])" office:value-type="string" office:string-value="(7009000, 'Kampfkunst (Kung Fu)', 'A', 0)," calcext:value-type="string">
            <text:p>(7009000, 'Kampfkunst (Kung Fu)', 'A', 0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7]+1000*[.B127]+[.C127]" office:value-type="float" office:value="7010000" calcext:value-type="float">
            <text:p>701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kunst (Capoeira)</text:p>
          </table:table-cell>
          <table:table-cell office:value-type="string" calcext:value-type="string">
            <text:p>', '</text:p>
          </table:table-cell>
          <table:table-cell table:formula="of:=IF(MOD([.E12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7];[.E127];[.F127];[.G127];[.H127];[.I127];[.J127];[.K127];[.L127])" office:value-type="string" office:string-value="(7010000, 'Kampfkunst (Capoeira)', 'A', 0)," calcext:value-type="string">
            <text:p>(7010000, 'Kampfkunst (Capoeira)', 'A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8]+1000*[.B128]+[.C128]" office:value-type="float" office:value="8000000" calcext:value-type="float">
            <text:p>8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iebwaffen</text:p>
          </table:table-cell>
          <table:table-cell office:value-type="string" calcext:value-type="string">
            <text:p>', '</text:p>
          </table:table-cell>
          <table:table-cell table:formula="of:=IF(MOD([.E12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28];[.E128];[.F128];[.G128];[.H128];[.I128];[.J128];[.K128];[.L128])" office:value-type="string" office:string-value="(8000000, 'Hiebwaffen', 'A', 1)," calcext:value-type="string">
            <text:p>(8000000, 'Hiebwaffen', 'A', 1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9]+1000*[.B129]+[.C129]" office:value-type="float" office:value="8001000" calcext:value-type="float">
            <text:p>8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Improvisierte Hiebwaffen</text:p>
          </table:table-cell>
          <table:table-cell office:value-type="string" calcext:value-type="string">
            <text:p>', '</text:p>
          </table:table-cell>
          <table:table-cell table:formula="of:=IF(MOD([.E12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9];[.E129];[.F129];[.G129];[.H129];[.I129];[.J129];[.K129];[.L129])" office:value-type="string" office:string-value="(8001000, 'Improvisierte Hiebwaffen', 'A', 0)," calcext:value-type="string">
            <text:p>(8001000, 'Improvisierte Hiebwaffen', 'A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30]+1000*[.B130]+[.C130]" office:value-type="float" office:value="8001001" calcext:value-type="float">
            <text:p>8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2" Schraubenschlüssel</text:p>
          </table:table-cell>
          <table:table-cell office:value-type="string" calcext:value-type="string">
            <text:p>', '</text:p>
          </table:table-cell>
          <table:table-cell table:formula="of:=IF(MOD([.E13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3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0];[.E130];[.F130];[.G131];[.H130];[.I130];[.J130];[.K130];[.L130])" office:value-type="string" office:string-value="(8001001, 'Kurzstöcke', 'P', 0)," calcext:value-type="string">
            <text:p>(8001001, 'Kurzstöcke', 'P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31]+1000*[.B131]+[.C131]" office:value-type="float" office:value="8002000" calcext:value-type="float">
            <text:p>8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rzstöcke</text:p>
          </table:table-cell>
          <table:table-cell office:value-type="string" calcext:value-type="string">
            <text:p>', '</text:p>
          </table:table-cell>
          <table:table-cell table:formula="of:=IF(MOD([.E13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3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1];[.E131];[.F131];[.G132];[.H131];[.I131];[.J131];[.K131];[.L131])" office:value-type="string" office:string-value="(8002000, 'Teleskopschlagstock', 'A', 0)," calcext:value-type="string">
            <text:p>(8002000, 'Teleskopschlagstock', 'A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32]+1000*[.B132]+[.C132]" office:value-type="float" office:value="8003000" calcext:value-type="float">
            <text:p>8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eleskopschlagstock</text:p>
          </table:table-cell>
          <table:table-cell office:value-type="string" calcext:value-type="string">
            <text:p>', '</text:p>
          </table:table-cell>
          <table:table-cell table:formula="of:=IF(MOD([.E13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3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2];[.E132];[.F132];[.G133];[.H132];[.I132];[.J132];[.K132];[.L132])" office:value-type="string" office:string-value="(8003000, 'Beile und Äxte', 'A', 0)," calcext:value-type="string">
            <text:p>(8003000, 'Beile und Äxte', 'A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33]+1000*[.B133]+[.C133]" office:value-type="float" office:value="8004000" calcext:value-type="float">
            <text:p>8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eile und Äxte</text:p>
          </table:table-cell>
          <table:table-cell office:value-type="string" calcext:value-type="string">
            <text:p>', '</text:p>
          </table:table-cell>
          <table:table-cell table:formula="of:=IF(MOD([.E13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3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3];[.E133];[.F133];[.G136];[.H133];[.I133];[.J133];[.K133];[.L133])" office:value-type="string" office:string-value="(8004000, 'Hammer', 'A', 0)," calcext:value-type="string">
            <text:p>(8004000, 'Hammer', 'A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34]+1000*[.B134]+[.C134]" office:value-type="float" office:value="8004001" calcext:value-type="float">
            <text:p>800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reitaxt</text:p>
          </table:table-cell>
          <table:table-cell office:value-type="string" calcext:value-type="string">
            <text:p>', '</text:p>
          </table:table-cell>
          <table:table-cell table:formula="of:=IF(MOD([.E13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3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4];[.E134];[.F134];[.G137];[.H134];[.I134];[.J134];[.K134];[.L134])" office:value-type="string" office:string-value="(8004001, 'Vorschlaghammer', 'P', 0)," calcext:value-type="string">
            <text:p>(8004001, 'Vorschlaghammer', 'P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35]+1000*[.B135]+[.C135]" office:value-type="float" office:value="8004002" calcext:value-type="float">
            <text:p>8004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olzfälleraxt</text:p>
          </table:table-cell>
          <table:table-cell office:value-type="string" calcext:value-type="string">
            <text:p>', '</text:p>
          </table:table-cell>
          <table:table-cell table:formula="of:=IF(MOD([.E13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3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5];[.E135];[.F135];[.G138];[.H135];[.I135];[.J135];[.K135];[.L135])" office:value-type="string" office:string-value="(8004002, 'Streitkolben', 'P', 0)," calcext:value-type="string">
            <text:p>(8004002, 'Streitkolben', 'P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36]+1000*[.B136]+[.C136]" office:value-type="float" office:value="8005000" calcext:value-type="float">
            <text:p>8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', '</text:p>
          </table:table-cell>
          <table:table-cell table:formula="of:=IF(MOD([.E13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3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6];[.E136];[.F136];[.G130];[.H136];[.I136];[.J136];[.K136];[.L136])" office:value-type="string" office:string-value="(8005000, '2&quot; Schraubenschlüssel', 'A', 0)," calcext:value-type="string">
            <text:p>(8005000, '2" Schraubenschlüssel', 'A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37]+1000*[.B137]+[.C137]" office:value-type="float" office:value="8005001" calcext:value-type="float">
            <text:p>8005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orschlaghammer</text:p>
          </table:table-cell>
          <table:table-cell office:value-type="string" calcext:value-type="string">
            <text:p>', '</text:p>
          </table:table-cell>
          <table:table-cell table:formula="of:=IF(MOD([.E13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3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7];[.E137];[.F137];[.G130];[.H137];[.I137];[.J137];[.K137];[.L137])" office:value-type="string" office:string-value="(8005001, '2&quot; Schraubenschlüssel', 'P', 0)," calcext:value-type="string">
            <text:p>(8005001, '2" Schraubenschlüssel', 'P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38]+1000*[.B138]+[.C138]" office:value-type="float" office:value="8005002" calcext:value-type="float">
            <text:p>8005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reitkolben</text:p>
          </table:table-cell>
          <table:table-cell office:value-type="string" calcext:value-type="string">
            <text:p>', '</text:p>
          </table:table-cell>
          <table:table-cell table:formula="of:=IF(MOD([.E13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3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8];[.E138];[.F138];[.G139];[.H138];[.I138];[.J138];[.K138];[.L138])" office:value-type="string" office:string-value="(8005002, 'Kriegshammer', 'P', 0)," calcext:value-type="string">
            <text:p>(8005002, 'Kriegshammer', 'P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139]+1000*[.B139]+[.C139]" office:value-type="float" office:value="8005003" calcext:value-type="float">
            <text:p>8005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riegshammer</text:p>
          </table:table-cell>
          <table:table-cell office:value-type="string" calcext:value-type="string">
            <text:p>', '</text:p>
          </table:table-cell>
          <table:table-cell table:formula="of:=IF(MOD([.E13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3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9];[.E139];[.F139];[.G136];[.H139];[.I139];[.J139];[.K139];[.L139])" office:value-type="string" office:string-value="(8005003, 'Hammer', 'P', 0)," calcext:value-type="string">
            <text:p>(8005003, 'Hammer', 'P', 0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40]+1000*[.B140]+[.C140]" office:value-type="float" office:value="9000000" calcext:value-type="float">
            <text:p>9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lingenwaffen</text:p>
          </table:table-cell>
          <table:table-cell office:value-type="string" calcext:value-type="string">
            <text:p>', '</text:p>
          </table:table-cell>
          <table:table-cell table:formula="of:=IF(MOD([.E14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4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40];[.E140];[.F140];[.G137];[.H140];[.I140];[.J140];[.K140];[.L140])" office:value-type="string" office:string-value="(9000000, 'Vorschlaghammer', 'A', 1)," calcext:value-type="string">
            <text:p>(9000000, 'Vorschlaghammer', 'A', 1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41]+1000*[.B141]+[.C141]" office:value-type="float" office:value="9001000" calcext:value-type="float">
            <text:p>9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sser und Dolche</text:p>
          </table:table-cell>
          <table:table-cell office:value-type="string" calcext:value-type="string">
            <text:p>', '</text:p>
          </table:table-cell>
          <table:table-cell table:formula="of:=IF(MOD([.E14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4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41];[.E141];[.F141];[.G138];[.H141];[.I141];[.J141];[.K141];[.L141])" office:value-type="string" office:string-value="(9001000, 'Streitkolben', 'A', 0)," calcext:value-type="string">
            <text:p>(9001000, 'Streitkolben', 'A', 0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42]+1000*[.B142]+[.C142]" office:value-type="float" office:value="9002000" calcext:value-type="float">
            <text:p>9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werter</text:p>
          </table:table-cell>
          <table:table-cell office:value-type="string" calcext:value-type="string">
            <text:p>', '</text:p>
          </table:table-cell>
          <table:table-cell table:formula="of:=IF(MOD([.E14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4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42];[.E142];[.F142];[.G142];[.H142];[.I142];[.J142];[.K142];[.L142])" office:value-type="string" office:string-value="(9002000, 'Schwerter', 'A', 0)," calcext:value-type="string">
            <text:p>(9002000, 'Schwerter', 'A', 0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43]+1000*[.B143]+[.C143]" office:value-type="float" office:value="9002001" calcext:value-type="float">
            <text:p>9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rzschwert</text:p>
          </table:table-cell>
          <table:table-cell office:value-type="string" calcext:value-type="string">
            <text:p>', '</text:p>
          </table:table-cell>
          <table:table-cell table:formula="of:=IF(MOD([.E14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4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43];[.E143];[.F143];[.G143];[.H143];[.I143];[.J143];[.K143];[.L143])" office:value-type="string" office:string-value="(9002001, 'Kurzschwert', 'P', 0)," calcext:value-type="string">
            <text:p>(9002001, 'Kurzschwert', 'P', 0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44]+1000*[.B144]+[.C144]" office:value-type="float" office:value="9002002" calcext:value-type="float">
            <text:p>9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ngschwert</text:p>
          </table:table-cell>
          <table:table-cell office:value-type="string" calcext:value-type="string">
            <text:p>', '</text:p>
          </table:table-cell>
          <table:table-cell table:formula="of:=IF(MOD([.E14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4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44];[.E144];[.F144];[.G144];[.H144];[.I144];[.J144];[.K144];[.L144])" office:value-type="string" office:string-value="(9002002, 'Langschwert', 'P', 0)," calcext:value-type="string">
            <text:p>(9002002, 'Langschwert', 'P', 0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145]+1000*[.B145]+[.C145]" office:value-type="float" office:value="9002003" calcext:value-type="float">
            <text:p>9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Zweihänder</text:p>
          </table:table-cell>
          <table:table-cell office:value-type="string" calcext:value-type="string">
            <text:p>', '</text:p>
          </table:table-cell>
          <table:table-cell table:formula="of:=IF(MOD([.E14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4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45];[.E145];[.F145];[.G145];[.H145];[.I145];[.J145];[.K145];[.L145])" office:value-type="string" office:string-value="(9002003, 'Zweihänder', 'P', 0)," calcext:value-type="string">
            <text:p>(9002003, 'Zweihänder', 'P', 0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46]+1000*[.B146]+[.C146]" office:value-type="float" office:value="9003000" calcext:value-type="float">
            <text:p>9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äbel und Krummschwerter</text:p>
          </table:table-cell>
          <table:table-cell office:value-type="string" calcext:value-type="string">
            <text:p>', '</text:p>
          </table:table-cell>
          <table:table-cell table:formula="of:=IF(MOD([.E14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4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46];[.E146];[.F146];[.G146];[.H146];[.I146];[.J146];[.K146];[.L146])" office:value-type="string" office:string-value="(9003000, 'Säbel und Krummschwerter', 'A', 0)," calcext:value-type="string">
            <text:p>(9003000, 'Säbel und Krummschwerter', 'A', 0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47]+1000*[.B147]+[.C147]" office:value-type="float" office:value="9003001" calcext:value-type="float">
            <text:p>9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ntermesser</text:p>
          </table:table-cell>
          <table:table-cell office:value-type="string" calcext:value-type="string">
            <text:p>', '</text:p>
          </table:table-cell>
          <table:table-cell table:formula="of:=IF(MOD([.E14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4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47];[.E147];[.F147];[.G147];[.H147];[.I147];[.J147];[.K147];[.L147])" office:value-type="string" office:string-value="(9003001, 'Entermesser', 'P', 0)," calcext:value-type="string">
            <text:p>(9003001, 'Entermesser', 'P', 0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48]+1000*[.B148]+[.C148]" office:value-type="float" office:value="9003002" calcext:value-type="float">
            <text:p>9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', '</text:p>
          </table:table-cell>
          <table:table-cell table:formula="of:=IF(MOD([.E14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4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48];[.E148];[.F148];[.G148];[.H148];[.I148];[.J148];[.K148];[.L148])" office:value-type="string" office:string-value="(9003002, 'Katana', 'P', 0)," calcext:value-type="string">
            <text:p>(9003002, 'Katana', 'P', 0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49]+1000*[.B149]+[.C149]" office:value-type="float" office:value="10000000" calcext:value-type="float">
            <text:p>10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angenwaffen</text:p>
          </table:table-cell>
          <table:table-cell office:value-type="string" calcext:value-type="string">
            <text:p>', '</text:p>
          </table:table-cell>
          <table:table-cell table:formula="of:=IF(MOD([.E14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4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49];[.E149];[.F149];[.G149];[.H149];[.I149];[.J149];[.K149];[.L149])" office:value-type="string" office:string-value="(10000000, 'Stangenwaffen', 'A', 1)," calcext:value-type="string">
            <text:p>(10000000, 'Stangenwaffen', 'A', 1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50]+1000*[.B150]+[.C150]" office:value-type="float" office:value="10001000" calcext:value-type="float">
            <text:p>10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stäbe</text:p>
          </table:table-cell>
          <table:table-cell office:value-type="string" calcext:value-type="string">
            <text:p>', '</text:p>
          </table:table-cell>
          <table:table-cell table:formula="of:=IF(MOD([.E15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5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50];[.E150];[.F150];[.G150];[.H150];[.I150];[.J150];[.K150];[.L150])" office:value-type="string" office:string-value="(10001000, 'Kampfstäbe', 'A', 0)," calcext:value-type="string">
            <text:p>(10001000, 'Kampfstäbe', 'A', 0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51]+1000*[.B151]+[.C151]" office:value-type="float" office:value="10001001" calcext:value-type="float">
            <text:p>10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ockstab</text:p>
          </table:table-cell>
          <table:table-cell office:value-type="string" calcext:value-type="string">
            <text:p>', '</text:p>
          </table:table-cell>
          <table:table-cell table:formula="of:=IF(MOD([.E15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5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51];[.E151];[.F151];[.G151];[.H151];[.I151];[.J151];[.K151];[.L151])" office:value-type="string" office:string-value="(10001001, 'Schockstab', 'P', 0)," calcext:value-type="string">
            <text:p>(10001001, 'Schockstab', 'P', 0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52]+1000*[.B152]+[.C152]" office:value-type="float" office:value="10001002" calcext:value-type="float">
            <text:p>10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eleskopstab</text:p>
          </table:table-cell>
          <table:table-cell office:value-type="string" calcext:value-type="string">
            <text:p>', '</text:p>
          </table:table-cell>
          <table:table-cell table:formula="of:=IF(MOD([.E15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5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52];[.E152];[.F152];[.G152];[.H152];[.I152];[.J152];[.K152];[.L152])" office:value-type="string" office:string-value="(10001002, 'Teleskopstab', 'P', 0)," calcext:value-type="string">
            <text:p>(10001002, 'Teleskopstab', 'P', 0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53]+1000*[.B153]+[.C153]" office:value-type="float" office:value="10002000" calcext:value-type="float">
            <text:p>10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ellebarde</text:p>
          </table:table-cell>
          <table:table-cell office:value-type="string" calcext:value-type="string">
            <text:p>', '</text:p>
          </table:table-cell>
          <table:table-cell table:formula="of:=IF(MOD([.E15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5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53];[.E153];[.F153];[.G153];[.H153];[.I153];[.J153];[.K153];[.L153])" office:value-type="string" office:string-value="(10002000, 'Hellebarde', 'A', 0)," calcext:value-type="string">
            <text:p>(10002000, 'Hellebarde', 'A', 0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54]+1000*[.B154]+[.C154]" office:value-type="float" office:value="10003000" calcext:value-type="float">
            <text:p>10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eere</text:p>
          </table:table-cell>
          <table:table-cell office:value-type="string" calcext:value-type="string">
            <text:p>', '</text:p>
          </table:table-cell>
          <table:table-cell table:formula="of:=IF(MOD([.E15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5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54];[.E154];[.F154];[.G154];[.H154];[.I154];[.J154];[.K154];[.L154])" office:value-type="string" office:string-value="(10003000, 'Speere', 'A', 0)," calcext:value-type="string">
            <text:p>(10003000, 'Speere', 'A', 0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55]+1000*[.B155]+[.C155]" office:value-type="float" office:value="10004000" calcext:value-type="float">
            <text:p>10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even</text:p>
          </table:table-cell>
          <table:table-cell office:value-type="string" calcext:value-type="string">
            <text:p>', '</text:p>
          </table:table-cell>
          <table:table-cell table:formula="of:=IF(MOD([.E15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5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55];[.E155];[.F155];[.G155];[.H155];[.I155];[.J155];[.K155];[.L155])" office:value-type="string" office:string-value="(10004000, 'Gleven', 'A', 0)," calcext:value-type="string">
            <text:p>(10004000, 'Gleven', 'A', 0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56]+1000*[.B156]+[.C156]" office:value-type="float" office:value="11000000" calcext:value-type="float">
            <text:p>11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eitschen</text:p>
          </table:table-cell>
          <table:table-cell office:value-type="string" calcext:value-type="string">
            <text:p>', '</text:p>
          </table:table-cell>
          <table:table-cell table:formula="of:=IF(MOD([.E15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5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56];[.E156];[.F156];[.G156];[.H156];[.I156];[.J156];[.K156];[.L156])" office:value-type="string" office:string-value="(11000000, 'Peitschen', 'A', 1)," calcext:value-type="string">
            <text:p>(11000000, 'Peitschen', 'A', 1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57]+1000*[.B157]+[.C157]" office:value-type="float" office:value="12000000" calcext:value-type="float">
            <text:p>12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urfwaffen</text:p>
          </table:table-cell>
          <table:table-cell office:value-type="string" calcext:value-type="string">
            <text:p>', '</text:p>
          </table:table-cell>
          <table:table-cell table:formula="of:=IF(MOD([.E15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57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57];[.E157];[.F157];[.G157];[.H157];[.I157];[.J157];[.K157];[.L157])" office:value-type="string" office:string-value="(12000000, 'Wurfwaffen', 'A', 1)," calcext:value-type="string">
            <text:p>(12000000, 'Wurfwaffen', 'A', 1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58]+1000*[.B158]+[.C158]" office:value-type="float" office:value="12001000" calcext:value-type="float">
            <text:p>12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ranaten</text:p>
          </table:table-cell>
          <table:table-cell office:value-type="string" calcext:value-type="string">
            <text:p>', '</text:p>
          </table:table-cell>
          <table:table-cell table:formula="of:=IF(MOD([.E15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5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58];[.E158];[.F158];[.G158];[.H158];[.I158];[.J158];[.K158];[.L158])" office:value-type="string" office:string-value="(12001000, 'Granaten', 'A', 0)," calcext:value-type="string">
            <text:p>(12001000, 'Granaten', 'A', 0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59]+1000*[.B159]+[.C159]" office:value-type="float" office:value="12001001" calcext:value-type="float">
            <text:p>12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andgranaten</text:p>
          </table:table-cell>
          <table:table-cell office:value-type="string" calcext:value-type="string">
            <text:p>', '</text:p>
          </table:table-cell>
          <table:table-cell table:formula="of:=IF(MOD([.E15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5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59];[.E159];[.F159];[.G159];[.H159];[.I159];[.J159];[.K159];[.L159])" office:value-type="string" office:string-value="(12001001, 'Handgranaten', 'P', 0)," calcext:value-type="string">
            <text:p>(12001001, 'Handgranaten', 'P', 0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60]+1000*[.B160]+[.C160]" office:value-type="float" office:value="12001002" calcext:value-type="float">
            <text:p>12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auchgranaten</text:p>
          </table:table-cell>
          <table:table-cell office:value-type="string" calcext:value-type="string">
            <text:p>', '</text:p>
          </table:table-cell>
          <table:table-cell table:formula="of:=IF(MOD([.E16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6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0];[.E160];[.F160];[.G160];[.H160];[.I160];[.J160];[.K160];[.L160])" office:value-type="string" office:string-value="(12001002, 'Rauchgranaten', 'P', 0)," calcext:value-type="string">
            <text:p>(12001002, 'Rauchgranaten', 'P', 0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161]+1000*[.B161]+[.C161]" office:value-type="float" office:value="12001003" calcext:value-type="float">
            <text:p>12001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etäubungsgranaten</text:p>
          </table:table-cell>
          <table:table-cell office:value-type="string" calcext:value-type="string">
            <text:p>', '</text:p>
          </table:table-cell>
          <table:table-cell table:formula="of:=IF(MOD([.E16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6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1];[.E161];[.F161];[.G161];[.H161];[.I161];[.J161];[.K161];[.L161])" office:value-type="string" office:string-value="(12001003, 'Betäubungsgranaten', 'P', 0)," calcext:value-type="string">
            <text:p>(12001003, 'Betäubungsgranaten', 'P', 0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62]+1000*[.B162]+[.C162]" office:value-type="float" office:value="12002000" calcext:value-type="float">
            <text:p>12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urfmesser</text:p>
          </table:table-cell>
          <table:table-cell office:value-type="string" calcext:value-type="string">
            <text:p>', '</text:p>
          </table:table-cell>
          <table:table-cell table:formula="of:=IF(MOD([.E16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6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2];[.E162];[.F162];[.G162];[.H162];[.I162];[.J162];[.K162];[.L162])" office:value-type="string" office:string-value="(12002000, 'Wurfmesser', 'A', 0)," calcext:value-type="string">
            <text:p>(12002000, 'Wurfmesser', 'A', 0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63]+1000*[.B163]+[.C163]" office:value-type="float" office:value="12003000" calcext:value-type="float">
            <text:p>12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omahawks</text:p>
          </table:table-cell>
          <table:table-cell office:value-type="string" calcext:value-type="string">
            <text:p>', '</text:p>
          </table:table-cell>
          <table:table-cell table:formula="of:=IF(MOD([.E16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6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3];[.E163];[.F163];[.G162];[.H163];[.I163];[.J163];[.K163];[.L163])" office:value-type="string" office:string-value="(12003000, 'Wurfmesser', 'A', 0)," calcext:value-type="string">
            <text:p>(12003000, 'Wurfmesser', 'A', 0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64]+1000*[.B164]+[.C164]" office:value-type="float" office:value="12004000" calcext:value-type="float">
            <text:p>12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urfsterne</text:p>
          </table:table-cell>
          <table:table-cell office:value-type="string" calcext:value-type="string">
            <text:p>', '</text:p>
          </table:table-cell>
          <table:table-cell table:formula="of:=IF(MOD([.E16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6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4];[.E164];[.F164];[.G163];[.H164];[.I164];[.J164];[.K164];[.L164])" office:value-type="string" office:string-value="(12004000, 'Tomahawks', 'A', 0)," calcext:value-type="string">
            <text:p>(12004000, 'Tomahawks', 'A', 0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65]+1000*[.B165]+[.C165]" office:value-type="float" office:value="12005000" calcext:value-type="float">
            <text:p>12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urfnetz</text:p>
          </table:table-cell>
          <table:table-cell office:value-type="string" calcext:value-type="string">
            <text:p>', '</text:p>
          </table:table-cell>
          <table:table-cell table:formula="of:=IF(MOD([.E16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6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5];[.E165];[.F165];[.G164];[.H165];[.I165];[.J165];[.K165];[.L165])" office:value-type="string" office:string-value="(12005000, 'Wurfsterne', 'A', 0)," calcext:value-type="string">
            <text:p>(12005000, 'Wurfsterne', 'A', 0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66]+1000*[.B166]+[.C166]" office:value-type="float" office:value="13000000" calcext:value-type="float">
            <text:p>13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leudern</text:p>
          </table:table-cell>
          <table:table-cell office:value-type="string" calcext:value-type="string">
            <text:p>', '</text:p>
          </table:table-cell>
          <table:table-cell table:formula="of:=IF(MOD([.E16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6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66];[.E166];[.F166];[.G165];[.H166];[.I166];[.J166];[.K166];[.L166])" office:value-type="string" office:string-value="(13000000, 'Wurfnetz', 'A', 1)," calcext:value-type="string">
            <text:p>(13000000, 'Wurfnetz', 'A', 1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67]+1000*[.B167]+[.C167]" office:value-type="float" office:value="13001000" calcext:value-type="float">
            <text:p>13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ola</text:p>
          </table:table-cell>
          <table:table-cell office:value-type="string" calcext:value-type="string">
            <text:p>', '</text:p>
          </table:table-cell>
          <table:table-cell table:formula="of:=IF(MOD([.E16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6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7];[.E167];[.F167];[.G167];[.H167];[.I167];[.J167];[.K167];[.L167])" office:value-type="string" office:string-value="(13001000, 'Bola', 'A', 0)," calcext:value-type="string">
            <text:p>(13001000, 'Bola', 'A', 0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68]+1000*[.B168]+[.C168]" office:value-type="float" office:value="13002000" calcext:value-type="float">
            <text:p>13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iskus</text:p>
          </table:table-cell>
          <table:table-cell office:value-type="string" calcext:value-type="string">
            <text:p>', '</text:p>
          </table:table-cell>
          <table:table-cell table:formula="of:=IF(MOD([.E16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6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8];[.E168];[.F168];[.G168];[.H168];[.I168];[.J168];[.K168];[.L168])" office:value-type="string" office:string-value="(13002000, 'Diskus', 'A', 0)," calcext:value-type="string">
            <text:p>(13002000, 'Diskus', 'A', 0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69]+1000*[.B169]+[.C169]" office:value-type="float" office:value="13003000" calcext:value-type="float">
            <text:p>13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', '</text:p>
          </table:table-cell>
          <table:table-cell table:formula="of:=IF(MOD([.E16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6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9];[.E169];[.F169];[.G169];[.H169];[.I169];[.J169];[.K169];[.L169])" office:value-type="string" office:string-value="(13003000, 'Lasso', 'A', 0)," calcext:value-type="string">
            <text:p>(13003000, 'Lasso', 'A', 0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70]+1000*[.B170]+[.C170]" office:value-type="float" office:value="14000000" calcext:value-type="float">
            <text:p>14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ögen</text:p>
          </table:table-cell>
          <table:table-cell office:value-type="string" calcext:value-type="string">
            <text:p>', '</text:p>
          </table:table-cell>
          <table:table-cell table:formula="of:=IF(MOD([.E17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7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70];[.E170];[.F170];[.G170];[.H170];[.I170];[.J170];[.K170];[.L170])" office:value-type="string" office:string-value="(14000000, 'Bögen', 'A', 1)," calcext:value-type="string">
            <text:p>(14000000, 'Bögen', 'A', 1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71]+1000*[.B171]+[.C171]" office:value-type="float" office:value="15000000" calcext:value-type="float">
            <text:p>15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istolen und Revolver</text:p>
          </table:table-cell>
          <table:table-cell office:value-type="string" calcext:value-type="string">
            <text:p>', '</text:p>
          </table:table-cell>
          <table:table-cell table:formula="of:=IF(MOD([.E17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7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71];[.E171];[.F171];[.G171];[.H171];[.I171];[.J171];[.K171];[.L171])" office:value-type="string" office:string-value="(15000000, 'Pistolen und Revolver', 'A', 1)," calcext:value-type="string">
            <text:p>(15000000, 'Pistolen und Revolver', 'A', 1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72]+1000*[.B172]+[.C172]" office:value-type="float" office:value="15001000" calcext:value-type="float">
            <text:p>15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istolen</text:p>
          </table:table-cell>
          <table:table-cell office:value-type="string" calcext:value-type="string">
            <text:p>', '</text:p>
          </table:table-cell>
          <table:table-cell table:formula="of:=IF(MOD([.E17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7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72];[.E172];[.F172];[.G172];[.H172];[.I172];[.J172];[.K172];[.L172])" office:value-type="string" office:string-value="(15001000, 'Pistolen', 'A', 0)," calcext:value-type="string">
            <text:p>(15001000, 'Pistolen', 'A', 0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73]+1000*[.B173]+[.C173]" office:value-type="float" office:value="15001001" calcext:value-type="float">
            <text:p>15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MG Alpha 9mm</text:p>
          </table:table-cell>
          <table:table-cell office:value-type="string" calcext:value-type="string">
            <text:p>', '</text:p>
          </table:table-cell>
          <table:table-cell table:formula="of:=IF(MOD([.E17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7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73];[.E173];[.F173];[.G173];[.H173];[.I173];[.J173];[.K173];[.L173])" office:value-type="string" office:string-value="(15001001, 'OMG Alpha 9mm', 'P', 0)," calcext:value-type="string">
            <text:p>(15001001, 'OMG Alpha 9mm', 'P', 0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74]+1000*[.B174]+[.C174]" office:value-type="float" office:value="15002000" calcext:value-type="float">
            <text:p>15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volver</text:p>
          </table:table-cell>
          <table:table-cell office:value-type="string" calcext:value-type="string">
            <text:p>', '</text:p>
          </table:table-cell>
          <table:table-cell table:formula="of:=IF(MOD([.E17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7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74];[.E174];[.F174];[.G174];[.H174];[.I174];[.J174];[.K174];[.L174])" office:value-type="string" office:string-value="(15002000, 'Revolver', 'A', 0)," calcext:value-type="string">
            <text:p>(15002000, 'Revolver', 'A', 0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75]+1000*[.B175]+[.C175]" office:value-type="float" office:value="15002001" calcext:value-type="float">
            <text:p>15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aratec Ursus .357</text:p>
          </table:table-cell>
          <table:table-cell office:value-type="string" calcext:value-type="string">
            <text:p>', '</text:p>
          </table:table-cell>
          <table:table-cell table:formula="of:=IF(MOD([.E17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7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75];[.E175];[.F175];[.G175];[.H175];[.I175];[.J175];[.K175];[.L175])" office:value-type="string" office:string-value="(15002001, 'Paratec Ursus .357', 'P', 0)," calcext:value-type="string">
            <text:p>(15002001, 'Paratec Ursus .357', 'P', 0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76]+1000*[.B176]+[.C176]" office:value-type="float" office:value="15003000" calcext:value-type="float">
            <text:p>15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schinenpistolen</text:p>
          </table:table-cell>
          <table:table-cell office:value-type="string" calcext:value-type="string">
            <text:p>', '</text:p>
          </table:table-cell>
          <table:table-cell table:formula="of:=IF(MOD([.E17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7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76];[.E176];[.F176];[.G176];[.H176];[.I176];[.J176];[.K176];[.L176])" office:value-type="string" office:string-value="(15003000, 'Maschinenpistolen', 'A', 0)," calcext:value-type="string">
            <text:p>(15003000, 'Maschinenpistolen', 'A', 0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77]+1000*[.B177]+[.C177]" office:value-type="float" office:value="15003001" calcext:value-type="float">
            <text:p>15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MI Cadenca 9mm</text:p>
          </table:table-cell>
          <table:table-cell office:value-type="string" calcext:value-type="string">
            <text:p>', '</text:p>
          </table:table-cell>
          <table:table-cell table:formula="of:=IF(MOD([.E17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7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77];[.E177];[.F177];[.G177];[.H177];[.I177];[.J177];[.K177];[.L177])" office:value-type="string" office:string-value="(15003001, 'SMI Cadenca 9mm', 'P', 0)," calcext:value-type="string">
            <text:p>(15003001, 'SMI Cadenca 9mm', 'P', 0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78]+1000*[.B178]+[.C178]" office:value-type="float" office:value="15999001" calcext:value-type="float">
            <text:p>15999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nellziehen</text:p>
          </table:table-cell>
          <table:table-cell office:value-type="string" calcext:value-type="string">
            <text:p>', '</text:p>
          </table:table-cell>
          <table:table-cell table:formula="of:=IF(MOD([.E17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7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78];[.E178];[.F178];[.G178];[.H178];[.I178];[.J178];[.K178];[.L178])" office:value-type="string" office:string-value="(15999001, 'Schnellziehen', 'P', 0)," calcext:value-type="string">
            <text:p>(15999001, 'Schnellziehen', 'P', 0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79]+1000*[.B179]+[.C179]" office:value-type="float" office:value="15999002" calcext:value-type="float">
            <text:p>15999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alldämpfer</text:p>
          </table:table-cell>
          <table:table-cell office:value-type="string" calcext:value-type="string">
            <text:p>', '</text:p>
          </table:table-cell>
          <table:table-cell table:formula="of:=IF(MOD([.E17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7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79];[.E179];[.F179];[.G179];[.H179];[.I179];[.J179];[.K179];[.L179])" office:value-type="string" office:string-value="(15999002, 'Schalldämpfer', 'P', 0)," calcext:value-type="string">
            <text:p>(15999002, 'Schalldämpfer', 'P', 0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0]+1000*[.B180]+[.C180]" office:value-type="float" office:value="16000000" calcext:value-type="float">
            <text:p>16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wehre</text:p>
          </table:table-cell>
          <table:table-cell office:value-type="string" calcext:value-type="string">
            <text:p>', '</text:p>
          </table:table-cell>
          <table:table-cell table:formula="of:=IF(MOD([.E18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80];[.E180];[.F180];[.G180];[.H180];[.I180];[.J180];[.K180];[.L180])" office:value-type="string" office:string-value="(16000000, 'Gewehre', 'A', 1)," calcext:value-type="string">
            <text:p>(16000000, 'Gewehre', 'A', 1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1]+1000*[.B181]+[.C181]" office:value-type="float" office:value="16001000" calcext:value-type="float">
            <text:p>16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roflinten</text:p>
          </table:table-cell>
          <table:table-cell office:value-type="string" calcext:value-type="string">
            <text:p>', '</text:p>
          </table:table-cell>
          <table:table-cell table:formula="of:=IF(MOD([.E18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81];[.E181];[.F181];[.G181];[.H181];[.I181];[.J181];[.K181];[.L181])" office:value-type="string" office:string-value="(16001000, 'Schroflinten', 'A', 0)," calcext:value-type="string">
            <text:p>(16001000, 'Schroflinten', 'A', 0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2]+1000*[.B182]+[.C182]" office:value-type="float" office:value="16002000" calcext:value-type="float">
            <text:p>16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linten</text:p>
          </table:table-cell>
          <table:table-cell office:value-type="string" calcext:value-type="string">
            <text:p>', '</text:p>
          </table:table-cell>
          <table:table-cell table:formula="of:=IF(MOD([.E18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82];[.E182];[.F182];[.G182];[.H182];[.I182];[.J182];[.K182];[.L182])" office:value-type="string" office:string-value="(16002000, 'Flinten', 'A', 0)," calcext:value-type="string">
            <text:p>(16002000, 'Flinten', 'A', 0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3]+1000*[.B183]+[.C183]" office:value-type="float" office:value="16003000" calcext:value-type="float">
            <text:p>16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arfschützengewehre</text:p>
          </table:table-cell>
          <table:table-cell office:value-type="string" calcext:value-type="string">
            <text:p>', '</text:p>
          </table:table-cell>
          <table:table-cell table:formula="of:=IF(MOD([.E18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83];[.E183];[.F183];[.G183];[.H183];[.I183];[.J183];[.K183];[.L183])" office:value-type="string" office:string-value="(16003000, 'Scharfschützengewehre', 'A', 0)," calcext:value-type="string">
            <text:p>(16003000, 'Scharfschützengewehre', 'A', 0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4]+1000*[.B184]+[.C184]" office:value-type="float" office:value="16004000" calcext:value-type="float">
            <text:p>16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urmgewehre</text:p>
          </table:table-cell>
          <table:table-cell office:value-type="string" calcext:value-type="string">
            <text:p>', '</text:p>
          </table:table-cell>
          <table:table-cell table:formula="of:=IF(MOD([.E18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84];[.E184];[.F184];[.G184];[.H184];[.I184];[.J184];[.K184];[.L184])" office:value-type="string" office:string-value="(16004000, 'Sturmgewehre', 'A', 0)," calcext:value-type="string">
            <text:p>(16004000, 'Sturmgewehre', 'A', 0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5]+1000*[.B185]+[.C185]" office:value-type="float" office:value="16005000" calcext:value-type="float">
            <text:p>16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rmbrüste</text:p>
          </table:table-cell>
          <table:table-cell office:value-type="string" calcext:value-type="string">
            <text:p>', '</text:p>
          </table:table-cell>
          <table:table-cell table:formula="of:=IF(MOD([.E18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85];[.E185];[.F185];[.G185];[.H185];[.I185];[.J185];[.K185];[.L185])" office:value-type="string" office:string-value="(16005000, 'Armbrüste', 'A', 0)," calcext:value-type="string">
            <text:p>(16005000, 'Armbrüste', 'A', 0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6]+1000*[.B186]+[.C186]" office:value-type="float" office:value="17000000" calcext:value-type="float">
            <text:p>17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rahlenwaffen</text:p>
          </table:table-cell>
          <table:table-cell office:value-type="string" calcext:value-type="string">
            <text:p>', '</text:p>
          </table:table-cell>
          <table:table-cell table:formula="of:=IF(MOD([.E18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86];[.E186];[.F186];[.G186];[.H186];[.I186];[.J186];[.K186];[.L186])" office:value-type="string" office:string-value="(17000000, 'Strahlenwaffen', 'A', 1)," calcext:value-type="string">
            <text:p>(17000000, 'Strahlenwaffen', 'A', 1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7]+1000*[.B187]+[.C187]" office:value-type="float" office:value="17001000" calcext:value-type="float">
            <text:p>17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rahlenpistolen</text:p>
          </table:table-cell>
          <table:table-cell office:value-type="string" calcext:value-type="string">
            <text:p>', '</text:p>
          </table:table-cell>
          <table:table-cell table:formula="of:=IF(MOD([.E18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87];[.E187];[.F187];[.G187];[.H187];[.I187];[.J187];[.K187];[.L187])" office:value-type="string" office:string-value="(17001000, 'Strahlenpistolen', 'A', 0)," calcext:value-type="string">
            <text:p>(17001000, 'Strahlenpistolen', 'A', 0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8]+1000*[.B188]+[.C188]" office:value-type="float" office:value="17002000" calcext:value-type="float">
            <text:p>17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rahlengewehre</text:p>
          </table:table-cell>
          <table:table-cell office:value-type="string" calcext:value-type="string">
            <text:p>', '</text:p>
          </table:table-cell>
          <table:table-cell table:formula="of:=IF(MOD([.E18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88];[.E188];[.F188];[.G188];[.H188];[.I188];[.J188];[.K188];[.L188])" office:value-type="string" office:string-value="(17002000, 'Strahlengewehre', 'A', 0)," calcext:value-type="string">
            <text:p>(17002000, 'Strahlengewehre', 'A', 0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9]+1000*[.B189]+[.C189]" office:value-type="float" office:value="18000000" calcext:value-type="float">
            <text:p>18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were Waffen</text:p>
          </table:table-cell>
          <table:table-cell office:value-type="string" calcext:value-type="string">
            <text:p>', '</text:p>
          </table:table-cell>
          <table:table-cell table:formula="of:=IF(MOD([.E18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89];[.E189];[.F189];[.G189];[.H189];[.I189];[.J189];[.K189];[.L189])" office:value-type="string" office:string-value="(18000000, 'Schwere Waffen', 'A', 1)," calcext:value-type="string">
            <text:p>(18000000, 'Schwere Waffen', 'A', 1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0]+1000*[.B190]+[.C190]" office:value-type="float" office:value="18001000" calcext:value-type="float">
            <text:p>18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schinengewehre</text:p>
          </table:table-cell>
          <table:table-cell office:value-type="string" calcext:value-type="string">
            <text:p>', '</text:p>
          </table:table-cell>
          <table:table-cell table:formula="of:=IF(MOD([.E19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0];[.E190];[.F190];[.G190];[.H190];[.I190];[.J190];[.K190];[.L190])" office:value-type="string" office:string-value="(18001000, 'Maschinengewehre', 'A', 0)," calcext:value-type="string">
            <text:p>(18001000, 'Maschinengewehre', 'A', 0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1]+1000*[.B191]+[.C191]" office:value-type="float" office:value="18002000" calcext:value-type="float">
            <text:p>18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schinenkanonen</text:p>
          </table:table-cell>
          <table:table-cell office:value-type="string" calcext:value-type="string">
            <text:p>', '</text:p>
          </table:table-cell>
          <table:table-cell table:formula="of:=IF(MOD([.E19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1];[.E191];[.F191];[.G191];[.H191];[.I191];[.J191];[.K191];[.L191])" office:value-type="string" office:string-value="(18002000, 'Maschinenkanonen', 'A', 0)," calcext:value-type="string">
            <text:p>(18002000, 'Maschinenkanonen', 'A', 0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2]+1000*[.B192]+[.C192]" office:value-type="float" office:value="18003000" calcext:value-type="float">
            <text:p>18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aketenwerfer</text:p>
          </table:table-cell>
          <table:table-cell office:value-type="string" calcext:value-type="string">
            <text:p>', '</text:p>
          </table:table-cell>
          <table:table-cell table:formula="of:=IF(MOD([.E19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2];[.E192];[.F192];[.G192];[.H192];[.I192];[.J192];[.K192];[.L192])" office:value-type="string" office:string-value="(18003000, 'Raketenwerfer', 'A', 0)," calcext:value-type="string">
            <text:p>(18003000, 'Raketenwerfer', 'A', 0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3]+1000*[.B193]+[.C193]" office:value-type="float" office:value="18004000" calcext:value-type="float">
            <text:p>18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ranatwerfer</text:p>
          </table:table-cell>
          <table:table-cell office:value-type="string" calcext:value-type="string">
            <text:p>', '</text:p>
          </table:table-cell>
          <table:table-cell table:formula="of:=IF(MOD([.E19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3];[.E193];[.F193];[.G193];[.H193];[.I193];[.J193];[.K193];[.L193])" office:value-type="string" office:string-value="(18004000, 'Granatwerfer', 'A', 0)," calcext:value-type="string">
            <text:p>(18004000, 'Granatwerfer', 'A', 0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4]+1000*[.B194]+[.C194]" office:value-type="float" office:value="19000000" calcext:value-type="float">
            <text:p>19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ütze</text:p>
          </table:table-cell>
          <table:table-cell office:value-type="string" calcext:value-type="string">
            <text:p>', '</text:p>
          </table:table-cell>
          <table:table-cell table:formula="of:=IF(MOD([.E19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94];[.E194];[.F194];[.G194];[.H194];[.I194];[.J194];[.K194];[.L194])" office:value-type="string" office:string-value="(19000000, 'Geschütze', 'A', 1)," calcext:value-type="string">
            <text:p>(19000000, 'Geschütze', 'A', 1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5]+1000*[.B195]+[.C195]" office:value-type="float" office:value="19001000" calcext:value-type="float">
            <text:p>19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nonen</text:p>
          </table:table-cell>
          <table:table-cell office:value-type="string" calcext:value-type="string">
            <text:p>', '</text:p>
          </table:table-cell>
          <table:table-cell table:formula="of:=IF(MOD([.E19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5];[.E195];[.F195];[.G195];[.H195];[.I195];[.J195];[.K195];[.L195])" office:value-type="string" office:string-value="(19001000, 'Kanonen', 'A', 0)," calcext:value-type="string">
            <text:p>(19001000, 'Kanonen', 'A', 0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6]+1000*[.B196]+[.C196]" office:value-type="float" office:value="19002000" calcext:value-type="float">
            <text:p>19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utokanonen</text:p>
          </table:table-cell>
          <table:table-cell office:value-type="string" calcext:value-type="string">
            <text:p>', '</text:p>
          </table:table-cell>
          <table:table-cell table:formula="of:=IF(MOD([.E19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6];[.E196];[.F196];[.G196];[.H196];[.I196];[.J196];[.K196];[.L196])" office:value-type="string" office:string-value="(19002000, 'Autokanonen', 'A', 0)," calcext:value-type="string">
            <text:p>(19002000, 'Autokanonen', 'A', 0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7]+1000*[.B197]+[.C197]" office:value-type="float" office:value="19003000" calcext:value-type="float">
            <text:p>19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artikelbeschleuniger</text:p>
          </table:table-cell>
          <table:table-cell office:value-type="string" calcext:value-type="string">
            <text:p>', '</text:p>
          </table:table-cell>
          <table:table-cell table:formula="of:=IF(MOD([.E19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7];[.E197];[.F197];[.G197];[.H197];[.I197];[.J197];[.K197];[.L197])" office:value-type="string" office:string-value="(19003000, 'Partikelbeschleuniger', 'A', 0)," calcext:value-type="string">
            <text:p>(19003000, 'Partikelbeschleuniger', 'A', 0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8]+1000*[.B198]+[.C198]" office:value-type="float" office:value="19004000" calcext:value-type="float">
            <text:p>19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ssetreiber</text:p>
          </table:table-cell>
          <table:table-cell office:value-type="string" calcext:value-type="string">
            <text:p>', '</text:p>
          </table:table-cell>
          <table:table-cell table:formula="of:=IF(MOD([.E19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8];[.E198];[.F198];[.G198];[.H198];[.I198];[.J198];[.K198];[.L198])" office:value-type="string" office:string-value="(19004000, 'Massetreiber', 'A', 0)," calcext:value-type="string">
            <text:p>(19004000, 'Massetreiber', 'A', 0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9]+1000*[.B199]+[.C199]" office:value-type="float" office:value="19005000" calcext:value-type="float">
            <text:p>19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sergeschütze</text:p>
          </table:table-cell>
          <table:table-cell office:value-type="string" calcext:value-type="string">
            <text:p>', '</text:p>
          </table:table-cell>
          <table:table-cell table:formula="of:=IF(MOD([.E19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9];[.E199];[.F199];[.G199];[.H199];[.I199];[.J199];[.K199];[.L199])" office:value-type="string" office:string-value="(19005000, 'Lasergeschütze', 'A', 0)," calcext:value-type="string">
            <text:p>(19005000, 'Lasergeschütze', 'A', 0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00]+1000*[.B200]+[.C200]" office:value-type="float" office:value="19006000" calcext:value-type="float">
            <text:p>19006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lasmageschütze</text:p>
          </table:table-cell>
          <table:table-cell office:value-type="string" calcext:value-type="string">
            <text:p>', '</text:p>
          </table:table-cell>
          <table:table-cell table:formula="of:=IF(MOD([.E20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0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00];[.E200];[.F200];[.G200];[.H200];[.I200];[.J200];[.K200];[.L200])" office:value-type="string" office:string-value="(19006000, 'Plasmageschütze', 'A', 0)," calcext:value-type="string">
            <text:p>(19006000, 'Plasmageschütze', 'A', 0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01]+1000*[.B201]+[.C201]" office:value-type="float" office:value="19007000" calcext:value-type="float">
            <text:p>19007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aketensysteme</text:p>
          </table:table-cell>
          <table:table-cell office:value-type="string" calcext:value-type="string">
            <text:p>', '</text:p>
          </table:table-cell>
          <table:table-cell table:formula="of:=IF(MOD([.E20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0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01];[.E201];[.F201];[.G201];[.H201];[.I201];[.J201];[.K201];[.L201])" office:value-type="string" office:string-value="(19007000, 'Raketensysteme', 'A', 0)," calcext:value-type="string">
            <text:p>(19007000, 'Raketensysteme', 'A', 0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02]+1000*[.B202]+[.C202]" office:value-type="float" office:value="20000000" calcext:value-type="float">
            <text:p>20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rühwaffen</text:p>
          </table:table-cell>
          <table:table-cell office:value-type="string" calcext:value-type="string">
            <text:p>', '</text:p>
          </table:table-cell>
          <table:table-cell table:formula="of:=IF(MOD([.E20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02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202];[.E202];[.F202];[.G202];[.H202];[.I202];[.J202];[.K202];[.L202])" office:value-type="string" office:string-value="(20000000, 'Sprühwaffen', 'A', 1)," calcext:value-type="string">
            <text:p>(20000000, 'Sprühwaffen', 'A', 1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03]+1000*[.B203]+[.C203]" office:value-type="float" office:value="20001000" calcext:value-type="float">
            <text:p>20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lammenwerfer</text:p>
          </table:table-cell>
          <table:table-cell office:value-type="string" calcext:value-type="string">
            <text:p>', '</text:p>
          </table:table-cell>
          <table:table-cell table:formula="of:=IF(MOD([.E20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0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03];[.E203];[.F203];[.G203];[.H203];[.I203];[.J203];[.K203];[.L203])" office:value-type="string" office:string-value="(20001000, 'Flammenwerfer', 'A', 0)," calcext:value-type="string">
            <text:p>(20001000, 'Flammenwerfer', 'A', 0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04]+1000*[.B204]+[.C204]" office:value-type="float" office:value="20002000" calcext:value-type="float">
            <text:p>20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andstrahler</text:p>
          </table:table-cell>
          <table:table-cell office:value-type="string" calcext:value-type="string">
            <text:p>', '</text:p>
          </table:table-cell>
          <table:table-cell table:formula="of:=IF(MOD([.E20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0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04];[.E204];[.F204];[.G204];[.H204];[.I204];[.J204];[.K204];[.L204])" office:value-type="string" office:string-value="(20002000, 'Sandstrahler', 'A', 0)," calcext:value-type="string">
            <text:p>(20002000, 'Sandstrahler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05]+1000*[.B205]+[.C205]" office:value-type="float" office:value="21000000" calcext:value-type="float">
            <text:p>21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andwerk</text:p>
          </table:table-cell>
          <table:table-cell office:value-type="string" calcext:value-type="string">
            <text:p>', '</text:p>
          </table:table-cell>
          <table:table-cell table:formula="of:=IF(MOD([.E20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05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205];[.E205];[.F205];[.G205];[.H205];[.I205];[.J205];[.K205];[.L205])" office:value-type="string" office:string-value="(21000000, 'Handwerk', 'A', 1)," calcext:value-type="string">
            <text:p>(21000000, 'Handwerk', 'A', 1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06]+1000*[.B206]+[.C206]" office:value-type="float" office:value="21001000" calcext:value-type="float">
            <text:p>21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tallbau</text:p>
          </table:table-cell>
          <table:table-cell office:value-type="string" calcext:value-type="string">
            <text:p>', '</text:p>
          </table:table-cell>
          <table:table-cell table:formula="of:=IF(MOD([.E20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0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06];[.E206];[.F206];[.G206];[.H206];[.I206];[.J206];[.K206];[.L206])" office:value-type="string" office:string-value="(21001000, 'Metallbau', 'A', 0)," calcext:value-type="string">
            <text:p>(21001000, 'Metallbau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07]+1000*[.B207]+[.C207]" office:value-type="float" office:value="21001001" calcext:value-type="float">
            <text:p>21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weißen</text:p>
          </table:table-cell>
          <table:table-cell office:value-type="string" calcext:value-type="string">
            <text:p>', '</text:p>
          </table:table-cell>
          <table:table-cell table:formula="of:=IF(MOD([.E20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0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07];[.E207];[.F207];[.G207];[.H207];[.I207];[.J207];[.K207];[.L207])" office:value-type="string" office:string-value="(21001001, 'Schweißen', 'P', 0)," calcext:value-type="string">
            <text:p>(21001001, 'Schweiß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08]+1000*[.B208]+[.C208]" office:value-type="float" office:value="21001002" calcext:value-type="float">
            <text:p>21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mieden</text:p>
          </table:table-cell>
          <table:table-cell office:value-type="string" calcext:value-type="string">
            <text:p>', '</text:p>
          </table:table-cell>
          <table:table-cell table:formula="of:=IF(MOD([.E20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0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08];[.E208];[.F208];[.G208];[.H208];[.I208];[.J208];[.K208];[.L208])" office:value-type="string" office:string-value="(21001002, 'Schmieden', 'P', 0)," calcext:value-type="string">
            <text:p>(21001002, 'Schmied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09]+1000*[.B209]+[.C209]" office:value-type="float" office:value="21001003" calcext:value-type="float">
            <text:p>21001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rennschneiden</text:p>
          </table:table-cell>
          <table:table-cell office:value-type="string" calcext:value-type="string">
            <text:p>', '</text:p>
          </table:table-cell>
          <table:table-cell table:formula="of:=IF(MOD([.E20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0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09];[.E209];[.F209];[.G209];[.H209];[.I209];[.J209];[.K209];[.L209])" office:value-type="string" office:string-value="(21001003, 'Brennschneiden', 'P', 0)," calcext:value-type="string">
            <text:p>(21001003, 'Brennschneid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10]+1000*[.B210]+[.C210]" office:value-type="float" office:value="21001004" calcext:value-type="float">
            <text:p>21001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rägen</text:p>
          </table:table-cell>
          <table:table-cell office:value-type="string" calcext:value-type="string">
            <text:p>', '</text:p>
          </table:table-cell>
          <table:table-cell table:formula="of:=IF(MOD([.E21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0];[.E210];[.F210];[.G210];[.H210];[.I210];[.J210];[.K210];[.L210])" office:value-type="string" office:string-value="(21001004, 'Prägen', 'P', 0)," calcext:value-type="string">
            <text:p>(21001004, 'Präg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11]+1000*[.B211]+[.C211]" office:value-type="float" office:value="21001005" calcext:value-type="float">
            <text:p>21001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öten</text:p>
          </table:table-cell>
          <table:table-cell office:value-type="string" calcext:value-type="string">
            <text:p>', '</text:p>
          </table:table-cell>
          <table:table-cell table:formula="of:=IF(MOD([.E21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1];[.E211];[.F211];[.G211];[.H211];[.I211];[.J211];[.K211];[.L211])" office:value-type="string" office:string-value="(21001005, 'Löten', 'P', 0)," calcext:value-type="string">
            <text:p>(21001005, 'Löt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212]+1000*[.B212]+[.C212]" office:value-type="float" office:value="21001006" calcext:value-type="float">
            <text:p>21001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rehen</text:p>
          </table:table-cell>
          <table:table-cell office:value-type="string" calcext:value-type="string">
            <text:p>', '</text:p>
          </table:table-cell>
          <table:table-cell table:formula="of:=IF(MOD([.E21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2];[.E212];[.F212];[.G212];[.H212];[.I212];[.J212];[.K212];[.L212])" office:value-type="string" office:string-value="(21001006, 'Drehen', 'P', 0)," calcext:value-type="string">
            <text:p>(21001006, 'Dreh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213]+1000*[.B213]+[.C213]" office:value-type="float" office:value="21001007" calcext:value-type="float">
            <text:p>21001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räsen</text:p>
          </table:table-cell>
          <table:table-cell office:value-type="string" calcext:value-type="string">
            <text:p>', '</text:p>
          </table:table-cell>
          <table:table-cell table:formula="of:=IF(MOD([.E21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3];[.E213];[.F213];[.G213];[.H213];[.I213];[.J213];[.K213];[.L213])" office:value-type="string" office:string-value="(21001007, 'Fräsen', 'P', 0)," calcext:value-type="string">
            <text:p>(21001007, 'Fräs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214]+1000*[.B214]+[.C214]" office:value-type="float" office:value="21001008" calcext:value-type="float">
            <text:p>21001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leifen</text:p>
          </table:table-cell>
          <table:table-cell office:value-type="string" calcext:value-type="string">
            <text:p>', '</text:p>
          </table:table-cell>
          <table:table-cell table:formula="of:=IF(MOD([.E21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4];[.E214];[.F214];[.G214];[.H214];[.I214];[.J214];[.K214];[.L214])" office:value-type="string" office:string-value="(21001008, 'Schleifen', 'P', 0)," calcext:value-type="string">
            <text:p>(21001008, 'Schleif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215]+1000*[.B215]+[.C215]" office:value-type="float" office:value="21001009" calcext:value-type="float">
            <text:p>21001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olieren</text:p>
          </table:table-cell>
          <table:table-cell office:value-type="string" calcext:value-type="string">
            <text:p>', '</text:p>
          </table:table-cell>
          <table:table-cell table:formula="of:=IF(MOD([.E21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5];[.E215];[.F215];[.G215];[.H215];[.I215];[.J215];[.K215];[.L215])" office:value-type="string" office:string-value="(21001009, 'Polieren', 'P', 0)," calcext:value-type="string">
            <text:p>(21001009, 'Polier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16]+1000*[.B216]+[.C216]" office:value-type="float" office:value="21002000" calcext:value-type="float">
            <text:p>21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lektronik</text:p>
          </table:table-cell>
          <table:table-cell office:value-type="string" calcext:value-type="string">
            <text:p>', '</text:p>
          </table:table-cell>
          <table:table-cell table:formula="of:=IF(MOD([.E21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1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6];[.E216];[.F216];[.G216];[.H216];[.I216];[.J216];[.K216];[.L216])" office:value-type="string" office:string-value="(21002000, 'Elektronik', 'A', 0)," calcext:value-type="string">
            <text:p>(21002000, 'Elektronik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17]+1000*[.B217]+[.C217]" office:value-type="float" office:value="21002001" calcext:value-type="float">
            <text:p>21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ochspannungstechnik</text:p>
          </table:table-cell>
          <table:table-cell office:value-type="string" calcext:value-type="string">
            <text:p>', '</text:p>
          </table:table-cell>
          <table:table-cell table:formula="of:=IF(MOD([.E21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7];[.E217];[.F217];[.G217];[.H217];[.I217];[.J217];[.K217];[.L217])" office:value-type="string" office:string-value="(21002001, 'Hochspannungstechnik', 'P', 0)," calcext:value-type="string">
            <text:p>(21002001, 'Hochspannungstechnik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18]+1000*[.B218]+[.C218]" office:value-type="float" office:value="21002002" calcext:value-type="float">
            <text:p>21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utomatisierungssysteme</text:p>
          </table:table-cell>
          <table:table-cell office:value-type="string" calcext:value-type="string">
            <text:p>', '</text:p>
          </table:table-cell>
          <table:table-cell table:formula="of:=IF(MOD([.E21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8];[.E218];[.F218];[.G218];[.H218];[.I218];[.J218];[.K218];[.L218])" office:value-type="string" office:string-value="(21002002, 'Automatisierungssysteme', 'P', 0)," calcext:value-type="string">
            <text:p>(21002002, 'Automatisierungssysteme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19]+1000*[.B219]+[.C219]" office:value-type="float" office:value="21002003" calcext:value-type="float">
            <text:p>21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ntriebstechnik</text:p>
          </table:table-cell>
          <table:table-cell office:value-type="string" calcext:value-type="string">
            <text:p>', '</text:p>
          </table:table-cell>
          <table:table-cell table:formula="of:=IF(MOD([.E21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9];[.E219];[.F219];[.G219];[.H219];[.I219];[.J219];[.K219];[.L219])" office:value-type="string" office:string-value="(21002003, 'Antriebstechnik', 'P', 0)," calcext:value-type="string">
            <text:p>(21002003, 'Antriebstechnik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20]+1000*[.B220]+[.C220]" office:value-type="float" office:value="21002004" calcext:value-type="float">
            <text:p>21002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obotik</text:p>
          </table:table-cell>
          <table:table-cell office:value-type="string" calcext:value-type="string">
            <text:p>', '</text:p>
          </table:table-cell>
          <table:table-cell table:formula="of:=IF(MOD([.E22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0];[.E220];[.F220];[.G220];[.H220];[.I220];[.J220];[.K220];[.L220])" office:value-type="string" office:string-value="(21002004, 'Robotik', 'P', 0)," calcext:value-type="string">
            <text:p>(21002004, 'Robotik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21]+1000*[.B221]+[.C221]" office:value-type="float" office:value="21002005" calcext:value-type="float">
            <text:p>21002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ensortechnik</text:p>
          </table:table-cell>
          <table:table-cell office:value-type="string" calcext:value-type="string">
            <text:p>', '</text:p>
          </table:table-cell>
          <table:table-cell table:formula="of:=IF(MOD([.E22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1];[.E221];[.F221];[.G221];[.H221];[.I221];[.J221];[.K221];[.L221])" office:value-type="string" office:string-value="(21002005, 'Sensortechnik', 'P', 0)," calcext:value-type="string">
            <text:p>(21002005, 'Sensortechnik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222]+1000*[.B222]+[.C222]" office:value-type="float" office:value="21002006" calcext:value-type="float">
            <text:p>21002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ikrocontroller</text:p>
          </table:table-cell>
          <table:table-cell office:value-type="string" calcext:value-type="string">
            <text:p>', '</text:p>
          </table:table-cell>
          <table:table-cell table:formula="of:=IF(MOD([.E22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2];[.E222];[.F222];[.G222];[.H222];[.I222];[.J222];[.K222];[.L222])" office:value-type="string" office:string-value="(21002006, 'Mikrocontroller', 'P', 0)," calcext:value-type="string">
            <text:p>(21002006, 'Mikrocontroller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223]+1000*[.B223]+[.C223]" office:value-type="float" office:value="21002007" calcext:value-type="float">
            <text:p>21002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altkreise</text:p>
          </table:table-cell>
          <table:table-cell office:value-type="string" calcext:value-type="string">
            <text:p>', '</text:p>
          </table:table-cell>
          <table:table-cell table:formula="of:=IF(MOD([.E22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3];[.E223];[.F223];[.G223];[.H223];[.I223];[.J223];[.K223];[.L223])" office:value-type="string" office:string-value="(21002007, 'Schaltkreise', 'P', 0)," calcext:value-type="string">
            <text:p>(21002007, 'Schaltkreise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224]+1000*[.B224]+[.C224]" office:value-type="float" office:value="21002008" calcext:value-type="float">
            <text:p>21002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icherheitstechnik</text:p>
          </table:table-cell>
          <table:table-cell office:value-type="string" calcext:value-type="string">
            <text:p>', '</text:p>
          </table:table-cell>
          <table:table-cell table:formula="of:=IF(MOD([.E22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4];[.E224];[.F224];[.G224];[.H224];[.I224];[.J224];[.K224];[.L224])" office:value-type="string" office:string-value="(21002008, 'Sicherheitstechnik', 'P', 0)," calcext:value-type="string">
            <text:p>(21002008, 'Sicherheitstechnik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225]+1000*[.B225]+[.C225]" office:value-type="float" office:value="21002009" calcext:value-type="float">
            <text:p>21002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nergietechnik</text:p>
          </table:table-cell>
          <table:table-cell office:value-type="string" calcext:value-type="string">
            <text:p>', '</text:p>
          </table:table-cell>
          <table:table-cell table:formula="of:=IF(MOD([.E22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5];[.E225];[.F225];[.G225];[.H225];[.I225];[.J225];[.K225];[.L225])" office:value-type="string" office:string-value="(21002009, 'Energietechnik', 'P', 0)," calcext:value-type="string">
            <text:p>(21002009, 'Energietechnik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26]+1000*[.B226]+[.C226]" office:value-type="float" office:value="21003000" calcext:value-type="float">
            <text:p>21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aktortechnik</text:p>
          </table:table-cell>
          <table:table-cell office:value-type="string" calcext:value-type="string">
            <text:p>', '</text:p>
          </table:table-cell>
          <table:table-cell table:formula="of:=IF(MOD([.E22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2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6];[.E226];[.F226];[.G226];[.H226];[.I226];[.J226];[.K226];[.L226])" office:value-type="string" office:string-value="(21003000, 'Reaktortechnik', 'A', 0)," calcext:value-type="string">
            <text:p>(21003000, 'Reaktortechnik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27]+1000*[.B227]+[.C227]" office:value-type="float" office:value="21003001" calcext:value-type="float">
            <text:p>21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usionsreaktoren</text:p>
          </table:table-cell>
          <table:table-cell office:value-type="string" calcext:value-type="string">
            <text:p>', '</text:p>
          </table:table-cell>
          <table:table-cell table:formula="of:=IF(MOD([.E22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7];[.E227];[.F227];[.G227];[.H227];[.I227];[.J227];[.K227];[.L227])" office:value-type="string" office:string-value="(21003001, 'Fusionsreaktoren', 'P', 0)," calcext:value-type="string">
            <text:p>(21003001, 'Fusionsreaktor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28]+1000*[.B228]+[.C228]" office:value-type="float" office:value="21003002" calcext:value-type="float">
            <text:p>21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ernreaktoren</text:p>
          </table:table-cell>
          <table:table-cell office:value-type="string" calcext:value-type="string">
            <text:p>', '</text:p>
          </table:table-cell>
          <table:table-cell table:formula="of:=IF(MOD([.E22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8];[.E228];[.F228];[.G228];[.H228];[.I228];[.J228];[.K228];[.L228])" office:value-type="string" office:string-value="(21003002, 'Kernreaktoren', 'P', 0)," calcext:value-type="string">
            <text:p>(21003002, 'Kernreaktor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29]+1000*[.B229]+[.C229]" office:value-type="float" office:value="21003003" calcext:value-type="float">
            <text:p>2100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ntimateriereaktoren</text:p>
          </table:table-cell>
          <table:table-cell office:value-type="string" calcext:value-type="string">
            <text:p>', '</text:p>
          </table:table-cell>
          <table:table-cell table:formula="of:=IF(MOD([.E22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9];[.E229];[.F229];[.G229];[.H229];[.I229];[.J229];[.K229];[.L229])" office:value-type="string" office:string-value="(21003003, 'Antimateriereaktoren', 'P', 0)," calcext:value-type="string">
            <text:p>(21003003, 'Antimateriereaktor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30]+1000*[.B230]+[.C230]" office:value-type="float" office:value="21003004" calcext:value-type="float">
            <text:p>2100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nergieverteilung</text:p>
          </table:table-cell>
          <table:table-cell office:value-type="string" calcext:value-type="string">
            <text:p>', '</text:p>
          </table:table-cell>
          <table:table-cell table:formula="of:=IF(MOD([.E23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3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0];[.E230];[.F230];[.G230];[.H230];[.I230];[.J230];[.K230];[.L230])" office:value-type="string" office:string-value="(21003004, 'Energieverteilung', 'P', 0)," calcext:value-type="string">
            <text:p>(21003004, 'Energieverteilung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31]+1000*[.B231]+[.C231]" office:value-type="float" office:value="21003005" calcext:value-type="float">
            <text:p>21003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hlsysteme </text:p>
          </table:table-cell>
          <table:table-cell office:value-type="string" calcext:value-type="string">
            <text:p>', '</text:p>
          </table:table-cell>
          <table:table-cell table:formula="of:=IF(MOD([.E23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3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1];[.E231];[.F231];[.G231];[.H231];[.I231];[.J231];[.K231];[.L231])" office:value-type="string" office:string-value="(21003005, 'Kühlsysteme ', 'P', 0)," calcext:value-type="string">
            <text:p>(21003005, 'Kühlsysteme 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232]+1000*[.B232]+[.C232]" office:value-type="float" office:value="21003006" calcext:value-type="float">
            <text:p>21003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nergetische Abschirmung</text:p>
          </table:table-cell>
          <table:table-cell office:value-type="string" calcext:value-type="string">
            <text:p>', '</text:p>
          </table:table-cell>
          <table:table-cell table:formula="of:=IF(MOD([.E23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3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2];[.E232];[.F232];[.G232];[.H232];[.I232];[.J232];[.K232];[.L232])" office:value-type="string" office:string-value="(21003006, 'Energetische Abschirmung', 'P', 0)," calcext:value-type="string">
            <text:p>(21003006, 'Energetische Abschirmung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33]+1000*[.B233]+[.C233]" office:value-type="float" office:value="21004000" calcext:value-type="float">
            <text:p>21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Umweltsystemtechnik</text:p>
          </table:table-cell>
          <table:table-cell office:value-type="string" calcext:value-type="string">
            <text:p>', '</text:p>
          </table:table-cell>
          <table:table-cell table:formula="of:=IF(MOD([.E23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3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3];[.E233];[.F233];[.G233];[.H233];[.I233];[.J233];[.K233];[.L233])" office:value-type="string" office:string-value="(21004000, 'Umweltsystemtechnik', 'A', 0)," calcext:value-type="string">
            <text:p>(21004000, 'Umweltsystemtechnik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34]+1000*[.B234]+[.C234]" office:value-type="float" office:value="21004001" calcext:value-type="float">
            <text:p>2100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ebenserhaltungssysteme</text:p>
          </table:table-cell>
          <table:table-cell office:value-type="string" calcext:value-type="string">
            <text:p>', '</text:p>
          </table:table-cell>
          <table:table-cell table:formula="of:=IF(MOD([.E23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3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4];[.E234];[.F234];[.G234];[.H234];[.I234];[.J234];[.K234];[.L234])" office:value-type="string" office:string-value="(21004001, 'Lebenserhaltungssysteme', 'P', 0)," calcext:value-type="string">
            <text:p>(21004001, 'Lebenserhaltungssysteme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35]+1000*[.B235]+[.C235]" office:value-type="float" office:value="21004002" calcext:value-type="float">
            <text:p>21004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limanlagen</text:p>
          </table:table-cell>
          <table:table-cell office:value-type="string" calcext:value-type="string">
            <text:p>', '</text:p>
          </table:table-cell>
          <table:table-cell table:formula="of:=IF(MOD([.E23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3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5];[.E235];[.F235];[.G235];[.H235];[.I235];[.J235];[.K235];[.L235])" office:value-type="string" office:string-value="(21004002, 'Klimanlagen', 'P', 0)," calcext:value-type="string">
            <text:p>(21004002, 'Klimanlag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36]+1000*[.B236]+[.C236]" office:value-type="float" office:value="21004003" calcext:value-type="float">
            <text:p>21004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asseraufbereitungsanlagen</text:p>
          </table:table-cell>
          <table:table-cell office:value-type="string" calcext:value-type="string">
            <text:p>', '</text:p>
          </table:table-cell>
          <table:table-cell table:formula="of:=IF(MOD([.E23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3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6];[.E236];[.F236];[.G236];[.H236];[.I236];[.J236];[.K236];[.L236])" office:value-type="string" office:string-value="(21004003, 'Wasseraufbereitungsanlagen', 'P', 0)," calcext:value-type="string">
            <text:p>(21004003, 'Wasseraufbereitungsanlag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37]+1000*[.B237]+[.C237]" office:value-type="float" office:value="21004004" calcext:value-type="float">
            <text:p>21004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yroponische Anlagen</text:p>
          </table:table-cell>
          <table:table-cell office:value-type="string" calcext:value-type="string">
            <text:p>', '</text:p>
          </table:table-cell>
          <table:table-cell table:formula="of:=IF(MOD([.E23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3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7];[.E237];[.F237];[.G237];[.H237];[.I237];[.J237];[.K237];[.L237])" office:value-type="string" office:string-value="(21004004, 'Hyroponische Anlagen', 'P', 0)," calcext:value-type="string">
            <text:p>(21004004, 'Hyroponische Anlag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38]+1000*[.B238]+[.C238]" office:value-type="float" office:value="21005000" calcext:value-type="float">
            <text:p>21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iffssysteme</text:p>
          </table:table-cell>
          <table:table-cell office:value-type="string" calcext:value-type="string">
            <text:p>', '</text:p>
          </table:table-cell>
          <table:table-cell table:formula="of:=IF(MOD([.E23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3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8];[.E238];[.F238];[.G238];[.H238];[.I238];[.J238];[.K238];[.L238])" office:value-type="string" office:string-value="(21005000, 'Schiffssysteme', 'A', 0)," calcext:value-type="string">
            <text:p>(21005000, 'Schiffssysteme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39]+1000*[.B239]+[.C239]" office:value-type="float" office:value="21005001" calcext:value-type="float">
            <text:p>21005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ergusson-Generatoren</text:p>
          </table:table-cell>
          <table:table-cell office:value-type="string" calcext:value-type="string">
            <text:p>', '</text:p>
          </table:table-cell>
          <table:table-cell table:formula="of:=IF(MOD([.E23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3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9];[.E239];[.F239];[.G239];[.H239];[.I239];[.J239];[.K239];[.L239])" office:value-type="string" office:string-value="(21005001, 'Fergusson-Generatoren', 'P', 0)," calcext:value-type="string">
            <text:p>(21005001, 'Fergusson-Generator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40]+1000*[.B240]+[.C240]" office:value-type="float" office:value="21005002" calcext:value-type="float">
            <text:p>21005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ergusson-Feld-Fokus-Projektoren</text:p>
          </table:table-cell>
          <table:table-cell office:value-type="string" calcext:value-type="string">
            <text:p>', '</text:p>
          </table:table-cell>
          <table:table-cell table:formula="of:=IF(MOD([.E24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0];[.E240];[.F240];[.G240];[.H240];[.I240];[.J240];[.K240];[.L240])" office:value-type="string" office:string-value="(21005002, 'Fergusson-Feld-Fokus-Projektoren', 'P', 0)," calcext:value-type="string">
            <text:p>(21005002, 'Fergusson-Feld-Fokus-Projektor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41]+1000*[.B241]+[.C241]" office:value-type="float" office:value="21005003" calcext:value-type="float">
            <text:p>21005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ontexttranslatorsystem</text:p>
          </table:table-cell>
          <table:table-cell office:value-type="string" calcext:value-type="string">
            <text:p>', '</text:p>
          </table:table-cell>
          <table:table-cell table:formula="of:=IF(MOD([.E24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1];[.E241];[.F241];[.G241];[.H241];[.I241];[.J241];[.K241];[.L241])" office:value-type="string" office:string-value="(21005003, 'Kontexttranslatorsystem', 'P', 0)," calcext:value-type="string">
            <text:p>(21005003, 'Kontexttranslatorsystem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42]+1000*[.B242]+[.C242]" office:value-type="float" office:value="21005004" calcext:value-type="float">
            <text:p>21005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xtraspatialantriebe</text:p>
          </table:table-cell>
          <table:table-cell office:value-type="string" calcext:value-type="string">
            <text:p>', '</text:p>
          </table:table-cell>
          <table:table-cell table:formula="of:=IF(MOD([.E24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2];[.E242];[.F242];[.G242];[.H242];[.I242];[.J242];[.K242];[.L242])" office:value-type="string" office:string-value="(21005004, 'Extraspatialantriebe', 'P', 0)," calcext:value-type="string">
            <text:p>(21005004, 'Extraspatialantriebe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43]+1000*[.B243]+[.C243]" office:value-type="float" office:value="21005005" calcext:value-type="float">
            <text:p>21005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ildgeneratoren</text:p>
          </table:table-cell>
          <table:table-cell office:value-type="string" calcext:value-type="string">
            <text:p>', '</text:p>
          </table:table-cell>
          <table:table-cell table:formula="of:=IF(MOD([.E24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3];[.E243];[.F243];[.G243];[.H243];[.I243];[.J243];[.K243];[.L243])" office:value-type="string" office:string-value="(21005005, 'Schildgeneratoren', 'P', 0)," calcext:value-type="string">
            <text:p>(21005005, 'Schildgenerator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44]+1000*[.B244]+[.C244]" office:value-type="float" office:value="21006000" calcext:value-type="float">
            <text:p>21006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zeugtechnik</text:p>
          </table:table-cell>
          <table:table-cell office:value-type="string" calcext:value-type="string">
            <text:p>', '</text:p>
          </table:table-cell>
          <table:table-cell table:formula="of:=IF(MOD([.E24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4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4];[.E244];[.F244];[.G244];[.H244];[.I244];[.J244];[.K244];[.L244])" office:value-type="string" office:string-value="(21006000, 'Fahrzeugtechnik', 'A', 0)," calcext:value-type="string">
            <text:p>(21006000, 'Fahrzeugtechnik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45]+1000*[.B245]+[.C245]" office:value-type="float" office:value="21006001" calcext:value-type="float">
            <text:p>21006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eleuchtungseinrichtungen</text:p>
          </table:table-cell>
          <table:table-cell office:value-type="string" calcext:value-type="string">
            <text:p>', '</text:p>
          </table:table-cell>
          <table:table-cell table:formula="of:=IF(MOD([.E24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5];[.E245];[.F245];[.G245];[.H245];[.I245];[.J245];[.K245];[.L245])" office:value-type="string" office:string-value="(21006001, 'Beleuchtungseinrichtungen', 'P', 0)," calcext:value-type="string">
            <text:p>(21006001, 'Beleuchtungseinrichtung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46]+1000*[.B246]+[.C246]" office:value-type="float" office:value="21006002" calcext:value-type="float">
            <text:p>21006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otoren</text:p>
          </table:table-cell>
          <table:table-cell office:value-type="string" calcext:value-type="string">
            <text:p>', '</text:p>
          </table:table-cell>
          <table:table-cell table:formula="of:=IF(MOD([.E24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6];[.E246];[.F246];[.G246];[.H246];[.I246];[.J246];[.K246];[.L246])" office:value-type="string" office:string-value="(21006002, 'Motoren', 'P', 0)," calcext:value-type="string">
            <text:p>(21006002, 'Motor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47]+1000*[.B247]+[.C247]" office:value-type="float" office:value="21006003" calcext:value-type="float">
            <text:p>21006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ntriebssysteme</text:p>
          </table:table-cell>
          <table:table-cell office:value-type="string" calcext:value-type="string">
            <text:p>', '</text:p>
          </table:table-cell>
          <table:table-cell table:formula="of:=IF(MOD([.E24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7];[.E247];[.F247];[.G247];[.H247];[.I247];[.J247];[.K247];[.L247])" office:value-type="string" office:string-value="(21006003, 'Antriebssysteme', 'P', 0)," calcext:value-type="string">
            <text:p>(21006003, 'Antriebssysteme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48]+1000*[.B248]+[.C248]" office:value-type="float" office:value="21006004" calcext:value-type="float">
            <text:p>21006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zeugelektronik</text:p>
          </table:table-cell>
          <table:table-cell office:value-type="string" calcext:value-type="string">
            <text:p>', '</text:p>
          </table:table-cell>
          <table:table-cell table:formula="of:=IF(MOD([.E24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8];[.E248];[.F248];[.G248];[.H248];[.I248];[.J248];[.K248];[.L248])" office:value-type="string" office:string-value="(21006004, 'Fahrzeugelektronik', 'P', 0)," calcext:value-type="string">
            <text:p>(21006004, 'Fahrzeugelektronik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49]+1000*[.B249]+[.C249]" office:value-type="float" office:value="21006005" calcext:value-type="float">
            <text:p>21006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ydrauliksysteme</text:p>
          </table:table-cell>
          <table:table-cell office:value-type="string" calcext:value-type="string">
            <text:p>', '</text:p>
          </table:table-cell>
          <table:table-cell table:formula="of:=IF(MOD([.E24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9];[.E249];[.F249];[.G249];[.H249];[.I249];[.J249];[.K249];[.L249])" office:value-type="string" office:string-value="(21006005, 'Hydrauliksysteme', 'P', 0)," calcext:value-type="string">
            <text:p>(21006005, 'Hydrauliksysteme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50]+1000*[.B250]+[.C250]" office:value-type="float" office:value="21007000" calcext:value-type="float">
            <text:p>21007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och- und Tiefbau</text:p>
          </table:table-cell>
          <table:table-cell office:value-type="string" calcext:value-type="string">
            <text:p>', '</text:p>
          </table:table-cell>
          <table:table-cell table:formula="of:=IF(MOD([.E25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5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0];[.E250];[.F250];[.G250];[.H250];[.I250];[.J250];[.K250];[.L250])" office:value-type="string" office:string-value="(21007000, 'Hoch- und Tiefbau', 'A', 0)," calcext:value-type="string">
            <text:p>(21007000, 'Hoch- und Tiefbau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51]+1000*[.B251]+[.C251]" office:value-type="float" office:value="21008000" calcext:value-type="float">
            <text:p>21008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olzbau</text:p>
          </table:table-cell>
          <table:table-cell office:value-type="string" calcext:value-type="string">
            <text:p>', '</text:p>
          </table:table-cell>
          <table:table-cell table:formula="of:=IF(MOD([.E25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5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1];[.E251];[.F251];[.G251];[.H251];[.I251];[.J251];[.K251];[.L251])" office:value-type="string" office:string-value="(21008000, 'Holzbau', 'A', 0)," calcext:value-type="string">
            <text:p>(21008000, 'Holzbau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52]+1000*[.B252]+[.C252]" office:value-type="float" office:value="21009000" calcext:value-type="float">
            <text:p>21009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len und Zeichnen</text:p>
          </table:table-cell>
          <table:table-cell office:value-type="string" calcext:value-type="string">
            <text:p>', '</text:p>
          </table:table-cell>
          <table:table-cell table:formula="of:=IF(MOD([.E25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5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2];[.E252];[.F252];[.G252];[.H252];[.I252];[.J252];[.K252];[.L252])" office:value-type="string" office:string-value="(21009000, 'Malen und Zeichnen', 'A', 0)," calcext:value-type="string">
            <text:p>(21009000, 'Malen und Zeichnen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53]+1000*[.B253]+[.C253]" office:value-type="float" office:value="21010000" calcext:value-type="float">
            <text:p>2101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rafik und Design</text:p>
          </table:table-cell>
          <table:table-cell office:value-type="string" calcext:value-type="string">
            <text:p>', '</text:p>
          </table:table-cell>
          <table:table-cell table:formula="of:=IF(MOD([.E25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5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3];[.E253];[.F253];[.G253];[.H253];[.I253];[.J253];[.K253];[.L253])" office:value-type="string" office:string-value="(21010000, 'Grafik und Design', 'A', 0)," calcext:value-type="string">
            <text:p>(21010000, 'Grafik und Design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54]+1000*[.B254]+[.C254]" office:value-type="float" office:value="21010001" calcext:value-type="float">
            <text:p>2101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', '</text:p>
          </table:table-cell>
          <table:table-cell table:formula="of:=IF(MOD([.E25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5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4];[.E254];[.F254];[.G254];[.H254];[.I254];[.J254];[.K254];[.L254])" office:value-type="string" office:string-value="(21010001, 'Illustration', 'P', 0)," calcext:value-type="string">
            <text:p>(21010001, 'Illustratio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55]+1000*[.B255]+[.C255]" office:value-type="float" office:value="21010002" calcext:value-type="float">
            <text:p>2101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artoons</text:p>
          </table:table-cell>
          <table:table-cell office:value-type="string" calcext:value-type="string">
            <text:p>', '</text:p>
          </table:table-cell>
          <table:table-cell table:formula="of:=IF(MOD([.E25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5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5];[.E255];[.F255];[.G255];[.H255];[.I255];[.J255];[.K255];[.L255])" office:value-type="string" office:string-value="(21010002, 'Cartoons', 'P', 0)," calcext:value-type="string">
            <text:p>(21010002, 'Cartoons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56]+1000*[.B256]+[.C256]" office:value-type="float" office:value="21010003" calcext:value-type="float">
            <text:p>2101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lligraphie</text:p>
          </table:table-cell>
          <table:table-cell office:value-type="string" calcext:value-type="string">
            <text:p>', '</text:p>
          </table:table-cell>
          <table:table-cell table:formula="of:=IF(MOD([.E25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5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6];[.E256];[.F256];[.G256];[.H256];[.I256];[.J256];[.K256];[.L256])" office:value-type="string" office:string-value="(21010003, 'Kalligraphie', 'P', 0)," calcext:value-type="string">
            <text:p>(21010003, 'Kalligraphie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57]+1000*[.B257]+[.C257]" office:value-type="float" office:value="21010004" calcext:value-type="float">
            <text:p>2101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eraldische Kunst</text:p>
          </table:table-cell>
          <table:table-cell office:value-type="string" calcext:value-type="string">
            <text:p>', '</text:p>
          </table:table-cell>
          <table:table-cell table:formula="of:=IF(MOD([.E25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5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7];[.E257];[.F257];[.G257];[.H257];[.I257];[.J257];[.K257];[.L257])" office:value-type="string" office:string-value="(21010004, 'Heraldische Kunst', 'P', 0)," calcext:value-type="string">
            <text:p>(21010004, 'Heraldische Kunst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58]+1000*[.B258]+[.C258]" office:value-type="float" office:value="21010005" calcext:value-type="float">
            <text:p>2101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echnisches Zeichnen</text:p>
          </table:table-cell>
          <table:table-cell office:value-type="string" calcext:value-type="string">
            <text:p>', '</text:p>
          </table:table-cell>
          <table:table-cell table:formula="of:=IF(MOD([.E25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5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8];[.E258];[.F258];[.G258];[.H258];[.I258];[.J258];[.K258];[.L258])" office:value-type="string" office:string-value="(21010005, 'Technisches Zeichnen', 'P', 0)," calcext:value-type="string">
            <text:p>(21010005, 'Technisches Zeichn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259]+1000*[.B259]+[.C259]" office:value-type="float" office:value="21010006" calcext:value-type="float">
            <text:p>2101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omputer Aided Design (CAD)</text:p>
          </table:table-cell>
          <table:table-cell office:value-type="string" calcext:value-type="string">
            <text:p>', '</text:p>
          </table:table-cell>
          <table:table-cell table:formula="of:=IF(MOD([.E25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5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9];[.E259];[.F259];[.G259];[.H259];[.I259];[.J259];[.K259];[.L259])" office:value-type="string" office:string-value="(21010006, 'Computer Aided Design (CAD)', 'P', 0)," calcext:value-type="string">
            <text:p>(21010006, 'Computer Aided Design (CAD)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260]+1000*[.B260]+[.C260]" office:value-type="float" office:value="21010007" calcext:value-type="float">
            <text:p>2101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Ölmalerei</text:p>
          </table:table-cell>
          <table:table-cell office:value-type="string" calcext:value-type="string">
            <text:p>', '</text:p>
          </table:table-cell>
          <table:table-cell table:formula="of:=IF(MOD([.E26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6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0];[.E260];[.F260];[.G260];[.H260];[.I260];[.J260];[.K260];[.L260])" office:value-type="string" office:string-value="(21010007, 'Ölmalerei', 'P', 0)," calcext:value-type="string">
            <text:p>(21010007, 'Ölmalerei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261]+1000*[.B261]+[.C261]" office:value-type="float" office:value="21010008" calcext:value-type="float">
            <text:p>21010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quarell</text:p>
          </table:table-cell>
          <table:table-cell office:value-type="string" calcext:value-type="string">
            <text:p>', '</text:p>
          </table:table-cell>
          <table:table-cell table:formula="of:=IF(MOD([.E26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6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1];[.E261];[.F261];[.G261];[.H261];[.I261];[.J261];[.K261];[.L261])" office:value-type="string" office:string-value="(21010008, 'Aquarell', 'P', 0)," calcext:value-type="string">
            <text:p>(21010008, 'Aquarell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262]+1000*[.B262]+[.C262]" office:value-type="float" office:value="21010009" calcext:value-type="float">
            <text:p>21010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ndschaftsmalerei</text:p>
          </table:table-cell>
          <table:table-cell office:value-type="string" calcext:value-type="string">
            <text:p>', '</text:p>
          </table:table-cell>
          <table:table-cell table:formula="of:=IF(MOD([.E26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6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2];[.E262];[.F262];[.G262];[.H262];[.I262];[.J262];[.K262];[.L262])" office:value-type="string" office:string-value="(21010009, 'Landschaftsmalerei', 'P', 0)," calcext:value-type="string">
            <text:p>(21010009, 'Landschaftsmalerei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263]+1000*[.B263]+[.C263]" office:value-type="float" office:value="21010010" calcext:value-type="float">
            <text:p>21010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ortraitmalerei</text:p>
          </table:table-cell>
          <table:table-cell office:value-type="string" calcext:value-type="string">
            <text:p>', '</text:p>
          </table:table-cell>
          <table:table-cell table:formula="of:=IF(MOD([.E26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6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3];[.E263];[.F263];[.G263];[.H263];[.I263];[.J263];[.K263];[.L263])" office:value-type="string" office:string-value="(21010010, 'Portraitmalerei', 'P', 0)," calcext:value-type="string">
            <text:p>(21010010, 'Portraitmalerei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264]+1000*[.B264]+[.C264]" office:value-type="float" office:value="21010011" calcext:value-type="float">
            <text:p>21010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nga Stil</text:p>
          </table:table-cell>
          <table:table-cell office:value-type="string" calcext:value-type="string">
            <text:p>', '</text:p>
          </table:table-cell>
          <table:table-cell table:formula="of:=IF(MOD([.E26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6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4];[.E264];[.F264];[.G264];[.H264];[.I264];[.J264];[.K264];[.L264])" office:value-type="string" office:string-value="(21010011, 'Manga Stil', 'P', 0)," calcext:value-type="string">
            <text:p>(21010011, 'Manga Stil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265]+1000*[.B265]+[.C265]" office:value-type="float" office:value="21010012" calcext:value-type="float">
            <text:p>21010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raphic Novel Stil</text:p>
          </table:table-cell>
          <table:table-cell office:value-type="string" calcext:value-type="string">
            <text:p>', '</text:p>
          </table:table-cell>
          <table:table-cell table:formula="of:=IF(MOD([.E26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6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5];[.E265];[.F265];[.G265];[.H265];[.I265];[.J265];[.K265];[.L265])" office:value-type="string" office:string-value="(21010012, 'Graphic Novel Stil', 'P', 0)," calcext:value-type="string">
            <text:p>(21010012, 'Graphic Novel Stil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66]+1000*[.B266]+[.C266]" office:value-type="float" office:value="21011000" calcext:value-type="float">
            <text:p>2101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otographie</text:p>
          </table:table-cell>
          <table:table-cell office:value-type="string" calcext:value-type="string">
            <text:p>', '</text:p>
          </table:table-cell>
          <table:table-cell table:formula="of:=IF(MOD([.E26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6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6];[.E266];[.F266];[.G266];[.H266];[.I266];[.J266];[.K266];[.L266])" office:value-type="string" office:string-value="(21011000, 'Fotographie', 'A', 0)," calcext:value-type="string">
            <text:p>(21011000, 'Fotographie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67]+1000*[.B267]+[.C267]" office:value-type="float" office:value="21012000" calcext:value-type="float">
            <text:p>2101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ideographie</text:p>
          </table:table-cell>
          <table:table-cell office:value-type="string" calcext:value-type="string">
            <text:p>', '</text:p>
          </table:table-cell>
          <table:table-cell table:formula="of:=IF(MOD([.E26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6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7];[.E267];[.F267];[.G267];[.H267];[.I267];[.J267];[.K267];[.L267])" office:value-type="string" office:string-value="(21012000, 'Videographie', 'A', 0)," calcext:value-type="string">
            <text:p>(21012000, 'Videographie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68]+1000*[.B268]+[.C268]" office:value-type="float" office:value="21013000" calcext:value-type="float">
            <text:p>2101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odellieren</text:p>
          </table:table-cell>
          <table:table-cell office:value-type="string" calcext:value-type="string">
            <text:p>', '</text:p>
          </table:table-cell>
          <table:table-cell table:formula="of:=IF(MOD([.E26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6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8];[.E268];[.F268];[.G268];[.H268];[.I268];[.J268];[.K268];[.L268])" office:value-type="string" office:string-value="(21013000, 'Modellieren', 'A', 0)," calcext:value-type="string">
            <text:p>(21013000, 'Modellieren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69]+1000*[.B269]+[.C269]" office:value-type="float" office:value="21013001" calcext:value-type="float">
            <text:p>2101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öpferei</text:p>
          </table:table-cell>
          <table:table-cell office:value-type="string" calcext:value-type="string">
            <text:p>', '</text:p>
          </table:table-cell>
          <table:table-cell table:formula="of:=IF(MOD([.E26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6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9];[.E269];[.F269];[.G269];[.H269];[.I269];[.J269];[.K269];[.L269])" office:value-type="string" office:string-value="(21013001, 'Töpferei', 'P', 0)," calcext:value-type="string">
            <text:p>(21013001, 'Töpferei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70]+1000*[.B270]+[.C270]" office:value-type="float" office:value="21013002" calcext:value-type="float">
            <text:p>2101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einmetzkunst</text:p>
          </table:table-cell>
          <table:table-cell office:value-type="string" calcext:value-type="string">
            <text:p>', '</text:p>
          </table:table-cell>
          <table:table-cell table:formula="of:=IF(MOD([.E27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7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0];[.E270];[.F270];[.G270];[.H270];[.I270];[.J270];[.K270];[.L270])" office:value-type="string" office:string-value="(21013002, 'Steinmetzkunst', 'P', 0)," calcext:value-type="string">
            <text:p>(21013002, 'Steinmetzkunst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71]+1000*[.B271]+[.C271]" office:value-type="float" office:value="21013003" calcext:value-type="float">
            <text:p>2101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nitzhandwerk</text:p>
          </table:table-cell>
          <table:table-cell office:value-type="string" calcext:value-type="string">
            <text:p>', '</text:p>
          </table:table-cell>
          <table:table-cell table:formula="of:=IF(MOD([.E27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7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1];[.E271];[.F271];[.G271];[.H271];[.I271];[.J271];[.K271];[.L271])" office:value-type="string" office:string-value="(21013003, 'Schnitzhandwerk', 'P', 0)," calcext:value-type="string">
            <text:p>(21013003, 'Schnitzhandwerk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72]+1000*[.B272]+[.C272]" office:value-type="float" office:value="21013004" calcext:value-type="float">
            <text:p>2101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skenbildnerei</text:p>
          </table:table-cell>
          <table:table-cell office:value-type="string" calcext:value-type="string">
            <text:p>', '</text:p>
          </table:table-cell>
          <table:table-cell table:formula="of:=IF(MOD([.E27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7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2];[.E272];[.F272];[.G272];[.H272];[.I272];[.J272];[.K272];[.L272])" office:value-type="string" office:string-value="(21013004, 'Maskenbildnerei', 'P', 0)," calcext:value-type="string">
            <text:p>(21013004, 'Maskenbildnerei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73]+1000*[.B273]+[.C273]" office:value-type="float" office:value="21013005" calcext:value-type="float">
            <text:p>21013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3D-Druck</text:p>
          </table:table-cell>
          <table:table-cell office:value-type="string" calcext:value-type="string">
            <text:p>', '</text:p>
          </table:table-cell>
          <table:table-cell table:formula="of:=IF(MOD([.E27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7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3];[.E273];[.F273];[.G273];[.H273];[.I273];[.J273];[.K273];[.L273])" office:value-type="string" office:string-value="(21013005, '3D-Druck', 'P', 0)," calcext:value-type="string">
            <text:p>(21013005, '3D-Druck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74]+1000*[.B274]+[.C274]" office:value-type="float" office:value="21014000" calcext:value-type="float">
            <text:p>2101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ochen</text:p>
          </table:table-cell>
          <table:table-cell office:value-type="string" calcext:value-type="string">
            <text:p>', '</text:p>
          </table:table-cell>
          <table:table-cell table:formula="of:=IF(MOD([.E27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7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4];[.E274];[.F274];[.G274];[.H274];[.I274];[.J274];[.K274];[.L274])" office:value-type="string" office:string-value="(21014000, 'Kochen', 'A', 0)," calcext:value-type="string">
            <text:p>(21014000, 'Kochen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75]+1000*[.B275]+[.C275]" office:value-type="float" office:value="21015000" calcext:value-type="float">
            <text:p>2101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acken</text:p>
          </table:table-cell>
          <table:table-cell office:value-type="string" calcext:value-type="string">
            <text:p>', '</text:p>
          </table:table-cell>
          <table:table-cell table:formula="of:=IF(MOD([.E27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7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5];[.E275];[.F275];[.G275];[.H275];[.I275];[.J275];[.K275];[.L275])" office:value-type="string" office:string-value="(21015000, 'Backen', 'A', 0)," calcext:value-type="string">
            <text:p>(21015000, 'Backen', 'A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76]+1000*[.B276]+[.C276]" office:value-type="float" office:value="22000000" calcext:value-type="float">
            <text:p>22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zieren</text:p>
          </table:table-cell>
          <table:table-cell office:value-type="string" calcext:value-type="string">
            <text:p>', '</text:p>
          </table:table-cell>
          <table:table-cell table:formula="of:=IF(MOD([.E27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7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276];[.E276];[.F276];[.G276];[.H276];[.I276];[.J276];[.K276];[.L276])" office:value-type="string" office:string-value="(22000000, 'Musizieren', 'A', 1)," calcext:value-type="string">
            <text:p>(22000000, 'Musizieren', 'A', 1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77]+1000*[.B277]+[.C277]" office:value-type="float" office:value="22001000" calcext:value-type="float">
            <text:p>22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ingen</text:p>
          </table:table-cell>
          <table:table-cell office:value-type="string" calcext:value-type="string">
            <text:p>', '</text:p>
          </table:table-cell>
          <table:table-cell table:formula="of:=IF(MOD([.E27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7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7];[.E277];[.F277];[.G277];[.H277];[.I277];[.J277];[.K277];[.L277])" office:value-type="string" office:string-value="(22001000, 'Singen', 'A', 0)," calcext:value-type="string">
            <text:p>(22001000, 'Singen', 'A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78]+1000*[.B278]+[.C278]" office:value-type="float" office:value="22001001" calcext:value-type="float">
            <text:p>22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horgesang</text:p>
          </table:table-cell>
          <table:table-cell office:value-type="string" calcext:value-type="string">
            <text:p>', '</text:p>
          </table:table-cell>
          <table:table-cell table:formula="of:=IF(MOD([.E27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7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8];[.E278];[.F278];[.G278];[.H278];[.I278];[.J278];[.K278];[.L278])" office:value-type="string" office:string-value="(22001001, 'Chorgesang', 'P', 0)," calcext:value-type="string">
            <text:p>(22001001, 'Chorgesang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79]+1000*[.B279]+[.C279]" office:value-type="float" office:value="22001002" calcext:value-type="float">
            <text:p>22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', '</text:p>
          </table:table-cell>
          <table:table-cell table:formula="of:=IF(MOD([.E27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7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9];[.E279];[.F279];[.G279];[.H279];[.I279];[.J279];[.K279];[.L279])" office:value-type="string" office:string-value="(22001002, 'Rap', 'P', 0)," calcext:value-type="string">
            <text:p>(22001002, 'Rap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80]+1000*[.B280]+[.C280]" office:value-type="float" office:value="22001003" calcext:value-type="float">
            <text:p>22001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Jodeln</text:p>
          </table:table-cell>
          <table:table-cell office:value-type="string" calcext:value-type="string">
            <text:p>', '</text:p>
          </table:table-cell>
          <table:table-cell table:formula="of:=IF(MOD([.E28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0];[.E280];[.F280];[.G280];[.H280];[.I280];[.J280];[.K280];[.L280])" office:value-type="string" office:string-value="(22001003, 'Jodeln', 'P', 0)," calcext:value-type="string">
            <text:p>(22001003, 'Jodeln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81]+1000*[.B281]+[.C281]" office:value-type="float" office:value="22001004" calcext:value-type="float">
            <text:p>22001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eatboxing</text:p>
          </table:table-cell>
          <table:table-cell office:value-type="string" calcext:value-type="string">
            <text:p>', '</text:p>
          </table:table-cell>
          <table:table-cell table:formula="of:=IF(MOD([.E28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1];[.E281];[.F281];[.G281];[.H281];[.I281];[.J281];[.K281];[.L281])" office:value-type="string" office:string-value="(22001004, 'Beatboxing', 'P', 0)," calcext:value-type="string">
            <text:p>(22001004, 'Beatboxing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82]+1000*[.B282]+[.C282]" office:value-type="float" office:value="22001005" calcext:value-type="float">
            <text:p>22001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 Capella</text:p>
          </table:table-cell>
          <table:table-cell office:value-type="string" calcext:value-type="string">
            <text:p>', '</text:p>
          </table:table-cell>
          <table:table-cell table:formula="of:=IF(MOD([.E28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2];[.E282];[.F282];[.G282];[.H282];[.I282];[.J282];[.K282];[.L282])" office:value-type="string" office:string-value="(22001005, 'A Capella', 'P', 0)," calcext:value-type="string">
            <text:p>(22001005, 'A Capella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283]+1000*[.B283]+[.C283]" office:value-type="float" office:value="22001006" calcext:value-type="float">
            <text:p>22001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opran</text:p>
          </table:table-cell>
          <table:table-cell office:value-type="string" calcext:value-type="string">
            <text:p>', '</text:p>
          </table:table-cell>
          <table:table-cell table:formula="of:=IF(MOD([.E28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3];[.E283];[.F283];[.G283];[.H283];[.I283];[.J283];[.K283];[.L283])" office:value-type="string" office:string-value="(22001006, 'Sopran', 'P', 0)," calcext:value-type="string">
            <text:p>(22001006, 'Sopran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284]+1000*[.B284]+[.C284]" office:value-type="float" office:value="22001007" calcext:value-type="float">
            <text:p>22001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', '</text:p>
          </table:table-cell>
          <table:table-cell table:formula="of:=IF(MOD([.E28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4];[.E284];[.F284];[.G284];[.H284];[.I284];[.J284];[.K284];[.L284])" office:value-type="string" office:string-value="(22001007, 'Alt', 'P', 0)," calcext:value-type="string">
            <text:p>(22001007, 'Alt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285]+1000*[.B285]+[.C285]" office:value-type="float" office:value="22001008" calcext:value-type="float">
            <text:p>22001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', '</text:p>
          </table:table-cell>
          <table:table-cell table:formula="of:=IF(MOD([.E28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5];[.E285];[.F285];[.G285];[.H285];[.I285];[.J285];[.K285];[.L285])" office:value-type="string" office:string-value="(22001008, 'Tenor', 'P', 0)," calcext:value-type="string">
            <text:p>(22001008, 'Tenor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286]+1000*[.B286]+[.C286]" office:value-type="float" office:value="22001009" calcext:value-type="float">
            <text:p>22001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', '</text:p>
          </table:table-cell>
          <table:table-cell table:formula="of:=IF(MOD([.E28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6];[.E286];[.F286];[.G286];[.H286];[.I286];[.J286];[.K286];[.L286])" office:value-type="string" office:string-value="(22001009, 'Bass', 'P', 0)," calcext:value-type="string">
            <text:p>(22001009, 'Bass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87]+1000*[.B287]+[.C287]" office:value-type="float" office:value="22002000" calcext:value-type="float">
            <text:p>22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aiteninstrumente</text:p>
          </table:table-cell>
          <table:table-cell office:value-type="string" calcext:value-type="string">
            <text:p>', '</text:p>
          </table:table-cell>
          <table:table-cell table:formula="of:=IF(MOD([.E28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8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7];[.E287];[.F287];[.G287];[.H287];[.I287];[.J287];[.K287];[.L287])" office:value-type="string" office:string-value="(22002000, 'Saiteninstrumente', 'A', 0)," calcext:value-type="string">
            <text:p>(22002000, 'Saiteninstrumente', 'A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88]+1000*[.B288]+[.C288]" office:value-type="float" office:value="22002001" calcext:value-type="float">
            <text:p>22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itarre</text:p>
          </table:table-cell>
          <table:table-cell office:value-type="string" calcext:value-type="string">
            <text:p>', '</text:p>
          </table:table-cell>
          <table:table-cell table:formula="of:=IF(MOD([.E28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8];[.E288];[.F288];[.G288];[.H288];[.I288];[.J288];[.K288];[.L288])" office:value-type="string" office:string-value="(22002001, 'Gitarre', 'P', 0)," calcext:value-type="string">
            <text:p>(22002001, 'Gitarr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89]+1000*[.B289]+[.C289]" office:value-type="float" office:value="22002002" calcext:value-type="float">
            <text:p>22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arfe</text:p>
          </table:table-cell>
          <table:table-cell office:value-type="string" calcext:value-type="string">
            <text:p>', '</text:p>
          </table:table-cell>
          <table:table-cell table:formula="of:=IF(MOD([.E28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9];[.E289];[.F289];[.G289];[.H289];[.I289];[.J289];[.K289];[.L289])" office:value-type="string" office:string-value="(22002002, 'Harfe', 'P', 0)," calcext:value-type="string">
            <text:p>(22002002, 'Harf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90]+1000*[.B290]+[.C290]" office:value-type="float" office:value="22002003" calcext:value-type="float">
            <text:p>22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ndoline</text:p>
          </table:table-cell>
          <table:table-cell office:value-type="string" calcext:value-type="string">
            <text:p>', '</text:p>
          </table:table-cell>
          <table:table-cell table:formula="of:=IF(MOD([.E29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9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0];[.E290];[.F290];[.G290];[.H290];[.I290];[.J290];[.K290];[.L290])" office:value-type="string" office:string-value="(22002003, 'Mandoline', 'P', 0)," calcext:value-type="string">
            <text:p>(22002003, 'Mandolin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91]+1000*[.B291]+[.C291]" office:value-type="float" office:value="22002004" calcext:value-type="float">
            <text:p>22002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anjo</text:p>
          </table:table-cell>
          <table:table-cell office:value-type="string" calcext:value-type="string">
            <text:p>', '</text:p>
          </table:table-cell>
          <table:table-cell table:formula="of:=IF(MOD([.E29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9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1];[.E291];[.F291];[.G291];[.H291];[.I291];[.J291];[.K291];[.L291])" office:value-type="string" office:string-value="(22002004, 'Banjo', 'P', 0)," calcext:value-type="string">
            <text:p>(22002004, 'Banjo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92]+1000*[.B292]+[.C292]" office:value-type="float" office:value="22002005" calcext:value-type="float">
            <text:p>22002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assgitarre</text:p>
          </table:table-cell>
          <table:table-cell office:value-type="string" calcext:value-type="string">
            <text:p>', '</text:p>
          </table:table-cell>
          <table:table-cell table:formula="of:=IF(MOD([.E29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9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2];[.E292];[.F292];[.G292];[.H292];[.I292];[.J292];[.K292];[.L292])" office:value-type="string" office:string-value="(22002005, 'Bassgitarre', 'P', 0)," calcext:value-type="string">
            <text:p>(22002005, 'Bassgitarr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293]+1000*[.B293]+[.C293]" office:value-type="float" office:value="22002006" calcext:value-type="float">
            <text:p>22002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-Gitarre</text:p>
          </table:table-cell>
          <table:table-cell office:value-type="string" calcext:value-type="string">
            <text:p>', '</text:p>
          </table:table-cell>
          <table:table-cell table:formula="of:=IF(MOD([.E29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9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3];[.E293];[.F293];[.G293];[.H293];[.I293];[.J293];[.K293];[.L293])" office:value-type="string" office:string-value="(22002006, 'E-Gitarre', 'P', 0)," calcext:value-type="string">
            <text:p>(22002006, 'E-Gitarr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94]+1000*[.B294]+[.C294]" office:value-type="float" office:value="22003000" calcext:value-type="float">
            <text:p>22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reichinstrumente</text:p>
          </table:table-cell>
          <table:table-cell office:value-type="string" calcext:value-type="string">
            <text:p>', '</text:p>
          </table:table-cell>
          <table:table-cell table:formula="of:=IF(MOD([.E29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9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4];[.E294];[.F294];[.G294];[.H294];[.I294];[.J294];[.K294];[.L294])" office:value-type="string" office:string-value="(22003000, 'Streichinstrumente', 'A', 0)," calcext:value-type="string">
            <text:p>(22003000, 'Streichinstrumente', 'A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95]+1000*[.B295]+[.C295]" office:value-type="float" office:value="22003001" calcext:value-type="float">
            <text:p>22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ige</text:p>
          </table:table-cell>
          <table:table-cell office:value-type="string" calcext:value-type="string">
            <text:p>', '</text:p>
          </table:table-cell>
          <table:table-cell table:formula="of:=IF(MOD([.E29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9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5];[.E295];[.F295];[.G295];[.H295];[.I295];[.J295];[.K295];[.L295])" office:value-type="string" office:string-value="(22003001, 'Geige', 'P', 0)," calcext:value-type="string">
            <text:p>(22003001, 'Geig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96]+1000*[.B296]+[.C296]" office:value-type="float" office:value="22003002" calcext:value-type="float">
            <text:p>22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ioline</text:p>
          </table:table-cell>
          <table:table-cell office:value-type="string" calcext:value-type="string">
            <text:p>', '</text:p>
          </table:table-cell>
          <table:table-cell table:formula="of:=IF(MOD([.E29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9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6];[.E296];[.F296];[.G296];[.H296];[.I296];[.J296];[.K296];[.L296])" office:value-type="string" office:string-value="(22003002, 'Violine', 'P', 0)," calcext:value-type="string">
            <text:p>(22003002, 'Violin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97]+1000*[.B297]+[.C297]" office:value-type="float" office:value="22003003" calcext:value-type="float">
            <text:p>2200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', '</text:p>
          </table:table-cell>
          <table:table-cell table:formula="of:=IF(MOD([.E29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9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7];[.E297];[.F297];[.G297];[.H297];[.I297];[.J297];[.K297];[.L297])" office:value-type="string" office:string-value="(22003003, 'Cello', 'P', 0)," calcext:value-type="string">
            <text:p>(22003003, 'Cello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98]+1000*[.B298]+[.C298]" office:value-type="float" office:value="22003004" calcext:value-type="float">
            <text:p>2200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ontrabass</text:p>
          </table:table-cell>
          <table:table-cell office:value-type="string" calcext:value-type="string">
            <text:p>', '</text:p>
          </table:table-cell>
          <table:table-cell table:formula="of:=IF(MOD([.E29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9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8];[.E298];[.F298];[.G298];[.H298];[.I298];[.J298];[.K298];[.L298])" office:value-type="string" office:string-value="(22003004, 'Kontrabass', 'P', 0)," calcext:value-type="string">
            <text:p>(22003004, 'Kontrabass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99]+1000*[.B299]+[.C299]" office:value-type="float" office:value="22004000" calcext:value-type="float">
            <text:p>22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lasinstrumente</text:p>
          </table:table-cell>
          <table:table-cell office:value-type="string" calcext:value-type="string">
            <text:p>', '</text:p>
          </table:table-cell>
          <table:table-cell table:formula="of:=IF(MOD([.E29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9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9];[.E299];[.F299];[.G299];[.H299];[.I299];[.J299];[.K299];[.L299])" office:value-type="string" office:string-value="(22004000, 'Blasinstrumente', 'A', 0)," calcext:value-type="string">
            <text:p>(22004000, 'Blasinstrumente', 'A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00]+1000*[.B300]+[.C300]" office:value-type="float" office:value="22004001" calcext:value-type="float">
            <text:p>2200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löte</text:p>
          </table:table-cell>
          <table:table-cell office:value-type="string" calcext:value-type="string">
            <text:p>', '</text:p>
          </table:table-cell>
          <table:table-cell table:formula="of:=IF(MOD([.E30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0];[.E300];[.F300];[.G300];[.H300];[.I300];[.J300];[.K300];[.L300])" office:value-type="string" office:string-value="(22004001, 'Flöte', 'P', 0)," calcext:value-type="string">
            <text:p>(22004001, 'Flöt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01]+1000*[.B301]+[.C301]" office:value-type="float" office:value="22004002" calcext:value-type="float">
            <text:p>22004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Querflöte</text:p>
          </table:table-cell>
          <table:table-cell office:value-type="string" calcext:value-type="string">
            <text:p>', '</text:p>
          </table:table-cell>
          <table:table-cell table:formula="of:=IF(MOD([.E30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1];[.E301];[.F301];[.G301];[.H301];[.I301];[.J301];[.K301];[.L301])" office:value-type="string" office:string-value="(22004002, 'Querflöte', 'P', 0)," calcext:value-type="string">
            <text:p>(22004002, 'Querflöt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302]+1000*[.B302]+[.C302]" office:value-type="float" office:value="22004003" calcext:value-type="float">
            <text:p>22004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larinette</text:p>
          </table:table-cell>
          <table:table-cell office:value-type="string" calcext:value-type="string">
            <text:p>', '</text:p>
          </table:table-cell>
          <table:table-cell table:formula="of:=IF(MOD([.E30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2];[.E302];[.F302];[.G302];[.H302];[.I302];[.J302];[.K302];[.L302])" office:value-type="string" office:string-value="(22004003, 'Klarinette', 'P', 0)," calcext:value-type="string">
            <text:p>(22004003, 'Klarinett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303]+1000*[.B303]+[.C303]" office:value-type="float" office:value="22004004" calcext:value-type="float">
            <text:p>22004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boe</text:p>
          </table:table-cell>
          <table:table-cell office:value-type="string" calcext:value-type="string">
            <text:p>', '</text:p>
          </table:table-cell>
          <table:table-cell table:formula="of:=IF(MOD([.E30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3];[.E303];[.F303];[.G303];[.H303];[.I303];[.J303];[.K303];[.L303])" office:value-type="string" office:string-value="(22004004, 'Oboe', 'P', 0)," calcext:value-type="string">
            <text:p>(22004004, 'Obo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304]+1000*[.B304]+[.C304]" office:value-type="float" office:value="22004005" calcext:value-type="float">
            <text:p>22004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gott</text:p>
          </table:table-cell>
          <table:table-cell office:value-type="string" calcext:value-type="string">
            <text:p>', '</text:p>
          </table:table-cell>
          <table:table-cell table:formula="of:=IF(MOD([.E30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4];[.E304];[.F304];[.G304];[.H304];[.I304];[.J304];[.K304];[.L304])" office:value-type="string" office:string-value="(22004005, 'Fagott', 'P', 0)," calcext:value-type="string">
            <text:p>(22004005, 'Fagott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305]+1000*[.B305]+[.C305]" office:value-type="float" office:value="22004006" calcext:value-type="float">
            <text:p>22004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axophon</text:p>
          </table:table-cell>
          <table:table-cell office:value-type="string" calcext:value-type="string">
            <text:p>', '</text:p>
          </table:table-cell>
          <table:table-cell table:formula="of:=IF(MOD([.E30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5];[.E305];[.F305];[.G305];[.H305];[.I305];[.J305];[.K305];[.L305])" office:value-type="string" office:string-value="(22004006, 'Saxophon', 'P', 0)," calcext:value-type="string">
            <text:p>(22004006, 'Saxophon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306]+1000*[.B306]+[.C306]" office:value-type="float" office:value="22004007" calcext:value-type="float">
            <text:p>22004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rompete</text:p>
          </table:table-cell>
          <table:table-cell office:value-type="string" calcext:value-type="string">
            <text:p>', '</text:p>
          </table:table-cell>
          <table:table-cell table:formula="of:=IF(MOD([.E30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6];[.E306];[.F306];[.G306];[.H306];[.I306];[.J306];[.K306];[.L306])" office:value-type="string" office:string-value="(22004007, 'Trompete', 'P', 0)," calcext:value-type="string">
            <text:p>(22004007, 'Trompet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307]+1000*[.B307]+[.C307]" office:value-type="float" office:value="22004008" calcext:value-type="float">
            <text:p>22004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osaune</text:p>
          </table:table-cell>
          <table:table-cell office:value-type="string" calcext:value-type="string">
            <text:p>', '</text:p>
          </table:table-cell>
          <table:table-cell table:formula="of:=IF(MOD([.E30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7];[.E307];[.F307];[.G307];[.H307];[.I307];[.J307];[.K307];[.L307])" office:value-type="string" office:string-value="(22004008, 'Posaune', 'P', 0)," calcext:value-type="string">
            <text:p>(22004008, 'Posaun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308]+1000*[.B308]+[.C308]" office:value-type="float" office:value="22004009" calcext:value-type="float">
            <text:p>22004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', '</text:p>
          </table:table-cell>
          <table:table-cell table:formula="of:=IF(MOD([.E30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8];[.E308];[.F308];[.G308];[.H308];[.I308];[.J308];[.K308];[.L308])" office:value-type="string" office:string-value="(22004009, 'Horn', 'P', 0)," calcext:value-type="string">
            <text:p>(22004009, 'Horn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309]+1000*[.B309]+[.C309]" office:value-type="float" office:value="22004010" calcext:value-type="float">
            <text:p>22004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uba</text:p>
          </table:table-cell>
          <table:table-cell office:value-type="string" calcext:value-type="string">
            <text:p>', '</text:p>
          </table:table-cell>
          <table:table-cell table:formula="of:=IF(MOD([.E30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9];[.E309];[.F309];[.G309];[.H309];[.I309];[.J309];[.K309];[.L309])" office:value-type="string" office:string-value="(22004010, 'Tuba', 'P', 0)," calcext:value-type="string">
            <text:p>(22004010, 'Tuba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10]+1000*[.B310]+[.C310]" office:value-type="float" office:value="22005000" calcext:value-type="float">
            <text:p>22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asteninstrumente</text:p>
          </table:table-cell>
          <table:table-cell office:value-type="string" calcext:value-type="string">
            <text:p>', '</text:p>
          </table:table-cell>
          <table:table-cell table:formula="of:=IF(MOD([.E31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1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0];[.E310];[.F310];[.G310];[.H310];[.I310];[.J310];[.K310];[.L310])" office:value-type="string" office:string-value="(22005000, 'Tasteninstrumente', 'A', 0)," calcext:value-type="string">
            <text:p>(22005000, 'Tasteninstrumente', 'A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11]+1000*[.B311]+[.C311]" office:value-type="float" office:value="22005001" calcext:value-type="float">
            <text:p>22005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lavier</text:p>
          </table:table-cell>
          <table:table-cell office:value-type="string" calcext:value-type="string">
            <text:p>', '</text:p>
          </table:table-cell>
          <table:table-cell table:formula="of:=IF(MOD([.E31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1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1];[.E311];[.F311];[.G311];[.H311];[.I311];[.J311];[.K311];[.L311])" office:value-type="string" office:string-value="(22005001, 'Klavier', 'P', 0)," calcext:value-type="string">
            <text:p>(22005001, 'Klavier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12]+1000*[.B312]+[.C312]" office:value-type="float" office:value="22005002" calcext:value-type="float">
            <text:p>22005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rgel</text:p>
          </table:table-cell>
          <table:table-cell office:value-type="string" calcext:value-type="string">
            <text:p>', '</text:p>
          </table:table-cell>
          <table:table-cell table:formula="of:=IF(MOD([.E31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1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2];[.E312];[.F312];[.G312];[.H312];[.I312];[.J312];[.K312];[.L312])" office:value-type="string" office:string-value="(22005002, 'Orgel', 'P', 0)," calcext:value-type="string">
            <text:p>(22005002, 'Orgel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313]+1000*[.B313]+[.C313]" office:value-type="float" office:value="22005003" calcext:value-type="float">
            <text:p>22005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kkordeon</text:p>
          </table:table-cell>
          <table:table-cell office:value-type="string" calcext:value-type="string">
            <text:p>', '</text:p>
          </table:table-cell>
          <table:table-cell table:formula="of:=IF(MOD([.E31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1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3];[.E313];[.F313];[.G313];[.H313];[.I313];[.J313];[.K313];[.L313])" office:value-type="string" office:string-value="(22005003, 'Akkordeon', 'P', 0)," calcext:value-type="string">
            <text:p>(22005003, 'Akkordeon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314]+1000*[.B314]+[.C314]" office:value-type="float" office:value="22005004" calcext:value-type="float">
            <text:p>22005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', '</text:p>
          </table:table-cell>
          <table:table-cell table:formula="of:=IF(MOD([.E31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1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4];[.E314];[.F314];[.G314];[.H314];[.I314];[.J314];[.K314];[.L314])" office:value-type="string" office:string-value="(22005004, 'Keyboard', 'P', 0)," calcext:value-type="string">
            <text:p>(22005004, 'Keyboard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15]+1000*[.B315]+[.C315]" office:value-type="float" office:value="22006000" calcext:value-type="float">
            <text:p>22006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laginstrumente</text:p>
          </table:table-cell>
          <table:table-cell office:value-type="string" calcext:value-type="string">
            <text:p>', '</text:p>
          </table:table-cell>
          <table:table-cell table:formula="of:=IF(MOD([.E31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1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5];[.E315];[.F315];[.G315];[.H315];[.I315];[.J315];[.K315];[.L315])" office:value-type="string" office:string-value="(22006000, 'Schlaginstrumente', 'A', 0)," calcext:value-type="string">
            <text:p>(22006000, 'Schlaginstrumente', 'A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16]+1000*[.B316]+[.C316]" office:value-type="float" office:value="22006001" calcext:value-type="float">
            <text:p>22006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lagzeug</text:p>
          </table:table-cell>
          <table:table-cell office:value-type="string" calcext:value-type="string">
            <text:p>', '</text:p>
          </table:table-cell>
          <table:table-cell table:formula="of:=IF(MOD([.E31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1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6];[.E316];[.F316];[.G316];[.H316];[.I316];[.J316];[.K316];[.L316])" office:value-type="string" office:string-value="(22006001, 'Schlagzeug', 'P', 0)," calcext:value-type="string">
            <text:p>(22006001, 'Schlagzeug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17]+1000*[.B317]+[.C317]" office:value-type="float" office:value="22006002" calcext:value-type="float">
            <text:p>22006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auke</text:p>
          </table:table-cell>
          <table:table-cell office:value-type="string" calcext:value-type="string">
            <text:p>', '</text:p>
          </table:table-cell>
          <table:table-cell table:formula="of:=IF(MOD([.E31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1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7];[.E317];[.F317];[.G317];[.H317];[.I317];[.J317];[.K317];[.L317])" office:value-type="string" office:string-value="(22006002, 'Pauke', 'P', 0)," calcext:value-type="string">
            <text:p>(22006002, 'Pauk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318]+1000*[.B318]+[.C318]" office:value-type="float" office:value="22006003" calcext:value-type="float">
            <text:p>22006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ongos</text:p>
          </table:table-cell>
          <table:table-cell office:value-type="string" calcext:value-type="string">
            <text:p>', '</text:p>
          </table:table-cell>
          <table:table-cell table:formula="of:=IF(MOD([.E31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1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8];[.E318];[.F318];[.G318];[.H318];[.I318];[.J318];[.K318];[.L318])" office:value-type="string" office:string-value="(22006003, 'Bongos', 'P', 0)," calcext:value-type="string">
            <text:p>(22006003, 'Bongos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319]+1000*[.B319]+[.C319]" office:value-type="float" office:value="22006004" calcext:value-type="float">
            <text:p>22006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Xylophon</text:p>
          </table:table-cell>
          <table:table-cell office:value-type="string" calcext:value-type="string">
            <text:p>', '</text:p>
          </table:table-cell>
          <table:table-cell table:formula="of:=IF(MOD([.E31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1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9];[.E319];[.F319];[.G319];[.H319];[.I319];[.J319];[.K319];[.L319])" office:value-type="string" office:string-value="(22006004, 'Xylophon', 'P', 0)," calcext:value-type="string">
            <text:p>(22006004, 'Xylophon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320]+1000*[.B320]+[.C320]" office:value-type="float" office:value="22006005" calcext:value-type="float">
            <text:p>22006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ockenspiel</text:p>
          </table:table-cell>
          <table:table-cell office:value-type="string" calcext:value-type="string">
            <text:p>', '</text:p>
          </table:table-cell>
          <table:table-cell table:formula="of:=IF(MOD([.E32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2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0];[.E320];[.F320];[.G320];[.H320];[.I320];[.J320];[.K320];[.L320])" office:value-type="string" office:string-value="(22006005, 'Glockenspiel', 'P', 0)," calcext:value-type="string">
            <text:p>(22006005, 'Glockenspiel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321]+1000*[.B321]+[.C321]" office:value-type="float" office:value="22006006" calcext:value-type="float">
            <text:p>22006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rimbaphon</text:p>
          </table:table-cell>
          <table:table-cell office:value-type="string" calcext:value-type="string">
            <text:p>', '</text:p>
          </table:table-cell>
          <table:table-cell table:formula="of:=IF(MOD([.E32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2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1];[.E321];[.F321];[.G321];[.H321];[.I321];[.J321];[.K321];[.L321])" office:value-type="string" office:string-value="(22006006, 'Marimbaphon', 'P', 0)," calcext:value-type="string">
            <text:p>(22006006, 'Marimbaphon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22]+1000*[.B322]+[.C322]" office:value-type="float" office:value="23000000" calcext:value-type="float">
            <text:p>23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dizin</text:p>
          </table:table-cell>
          <table:table-cell office:value-type="string" calcext:value-type="string">
            <text:p>', '</text:p>
          </table:table-cell>
          <table:table-cell table:formula="of:=IF(MOD([.E32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22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322];[.E322];[.F322];[.G322];[.H322];[.I322];[.J322];[.K322];[.L322])" office:value-type="string" office:string-value="(23000000, 'Medizin', 'A', 1)," calcext:value-type="string">
            <text:p>(23000000, 'Medizin', 'A', 1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23]+1000*[.B323]+[.C323]" office:value-type="float" office:value="23001000" calcext:value-type="float">
            <text:p>23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rste-Hilfe</text:p>
          </table:table-cell>
          <table:table-cell office:value-type="string" calcext:value-type="string">
            <text:p>', '</text:p>
          </table:table-cell>
          <table:table-cell table:formula="of:=IF(MOD([.E32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2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3];[.E323];[.F323];[.G323];[.H323];[.I323];[.J323];[.K323];[.L323])" office:value-type="string" office:string-value="(23001000, 'Erste-Hilfe', 'A', 0)," calcext:value-type="string">
            <text:p>(23001000, 'Erste-Hilfe', 'A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24]+1000*[.B324]+[.C324]" office:value-type="float" office:value="23002000" calcext:value-type="float">
            <text:p>23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dizinische Diagnose</text:p>
          </table:table-cell>
          <table:table-cell office:value-type="string" calcext:value-type="string">
            <text:p>', '</text:p>
          </table:table-cell>
          <table:table-cell table:formula="of:=IF(MOD([.E32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2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4];[.E324];[.F324];[.G324];[.H324];[.I324];[.J324];[.K324];[.L324])" office:value-type="string" office:string-value="(23002000, 'Medizinische Diagnose', 'A', 0)," calcext:value-type="string">
            <text:p>(23002000, 'Medizinische Diagnose', 'A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25]+1000*[.B325]+[.C325]" office:value-type="float" office:value="23002001" calcext:value-type="float">
            <text:p>23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Inspektion (Ansehen)</text:p>
          </table:table-cell>
          <table:table-cell office:value-type="string" calcext:value-type="string">
            <text:p>', '</text:p>
          </table:table-cell>
          <table:table-cell table:formula="of:=IF(MOD([.E32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2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5];[.E325];[.F325];[.G325];[.H325];[.I325];[.J325];[.K325];[.L325])" office:value-type="string" office:string-value="(23002001, 'Inspektion (Ansehen)', 'P', 0)," calcext:value-type="string">
            <text:p>(23002001, 'Inspektion (Ansehen)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26]+1000*[.B326]+[.C326]" office:value-type="float" office:value="23002002" calcext:value-type="float">
            <text:p>23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alpatation (Abtasten)</text:p>
          </table:table-cell>
          <table:table-cell office:value-type="string" calcext:value-type="string">
            <text:p>', '</text:p>
          </table:table-cell>
          <table:table-cell table:formula="of:=IF(MOD([.E32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2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6];[.E326];[.F326];[.G326];[.H326];[.I326];[.J326];[.K326];[.L326])" office:value-type="string" office:string-value="(23002002, 'Palpatation (Abtasten)', 'P', 0)," calcext:value-type="string">
            <text:p>(23002002, 'Palpatation (Abtasten)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327]+1000*[.B327]+[.C327]" office:value-type="float" office:value="23002003" calcext:value-type="float">
            <text:p>23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erkussion (Abklopfen)</text:p>
          </table:table-cell>
          <table:table-cell office:value-type="string" calcext:value-type="string">
            <text:p>', '</text:p>
          </table:table-cell>
          <table:table-cell table:formula="of:=IF(MOD([.E32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2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7];[.E327];[.F327];[.G327];[.H327];[.I327];[.J327];[.K327];[.L327])" office:value-type="string" office:string-value="(23002003, 'Perkussion (Abklopfen)', 'P', 0)," calcext:value-type="string">
            <text:p>(23002003, 'Perkussion (Abklopfen)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328]+1000*[.B328]+[.C328]" office:value-type="float" office:value="23002004" calcext:value-type="float">
            <text:p>23002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uskulation (Abhören)</text:p>
          </table:table-cell>
          <table:table-cell office:value-type="string" calcext:value-type="string">
            <text:p>', '</text:p>
          </table:table-cell>
          <table:table-cell table:formula="of:=IF(MOD([.E32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2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8];[.E328];[.F328];[.G328];[.H328];[.I328];[.J328];[.K328];[.L328])" office:value-type="string" office:string-value="(23002004, 'Auskulation (Abhören)', 'P', 0)," calcext:value-type="string">
            <text:p>(23002004, 'Auskulation (Abhören)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329]+1000*[.B329]+[.C329]" office:value-type="float" office:value="23002005" calcext:value-type="float">
            <text:p>23002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boruntersuchung</text:p>
          </table:table-cell>
          <table:table-cell office:value-type="string" calcext:value-type="string">
            <text:p>', '</text:p>
          </table:table-cell>
          <table:table-cell table:formula="of:=IF(MOD([.E32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2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9];[.E329];[.F329];[.G329];[.H329];[.I329];[.J329];[.K329];[.L329])" office:value-type="string" office:string-value="(23002005, 'Laboruntersuchung', 'P', 0)," calcext:value-type="string">
            <text:p>(23002005, 'Laboruntersuchung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330]+1000*[.B330]+[.C330]" office:value-type="float" office:value="23002006" calcext:value-type="float">
            <text:p>23002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lutanalyse</text:p>
          </table:table-cell>
          <table:table-cell office:value-type="string" calcext:value-type="string">
            <text:p>', '</text:p>
          </table:table-cell>
          <table:table-cell table:formula="of:=IF(MOD([.E33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0];[.E330];[.F330];[.G330];[.H330];[.I330];[.J330];[.K330];[.L330])" office:value-type="string" office:string-value="(23002006, 'Blutanalyse', 'P', 0)," calcext:value-type="string">
            <text:p>(23002006, 'Blutanalys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331]+1000*[.B331]+[.C331]" office:value-type="float" office:value="23002007" calcext:value-type="float">
            <text:p>23002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Urinanalyse</text:p>
          </table:table-cell>
          <table:table-cell office:value-type="string" calcext:value-type="string">
            <text:p>', '</text:p>
          </table:table-cell>
          <table:table-cell table:formula="of:=IF(MOD([.E33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1];[.E331];[.F331];[.G331];[.H331];[.I331];[.J331];[.K331];[.L331])" office:value-type="string" office:string-value="(23002007, 'Urinanalyse', 'P', 0)," calcext:value-type="string">
            <text:p>(23002007, 'Urinanalys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332]+1000*[.B332]+[.C332]" office:value-type="float" office:value="23002008" calcext:value-type="float">
            <text:p>23002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ikrobiologische Tests</text:p>
          </table:table-cell>
          <table:table-cell office:value-type="string" calcext:value-type="string">
            <text:p>', '</text:p>
          </table:table-cell>
          <table:table-cell table:formula="of:=IF(MOD([.E33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2];[.E332];[.F332];[.G332];[.H332];[.I332];[.J332];[.K332];[.L332])" office:value-type="string" office:string-value="(23002008, 'Mikrobiologische Tests', 'P', 0)," calcext:value-type="string">
            <text:p>(23002008, 'Mikrobiologische Tests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333]+1000*[.B333]+[.C333]" office:value-type="float" office:value="23002009" calcext:value-type="float">
            <text:p>23002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netische Tests</text:p>
          </table:table-cell>
          <table:table-cell office:value-type="string" calcext:value-type="string">
            <text:p>', '</text:p>
          </table:table-cell>
          <table:table-cell table:formula="of:=IF(MOD([.E33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3];[.E333];[.F333];[.G333];[.H333];[.I333];[.J333];[.K333];[.L333])" office:value-type="string" office:string-value="(23002009, 'Genetische Tests', 'P', 0)," calcext:value-type="string">
            <text:p>(23002009, 'Genetische Tests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334]+1000*[.B334]+[.C334]" office:value-type="float" office:value="23002010" calcext:value-type="float">
            <text:p>23002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ldgebende Diagnostik</text:p>
          </table:table-cell>
          <table:table-cell office:value-type="string" calcext:value-type="string">
            <text:p>', '</text:p>
          </table:table-cell>
          <table:table-cell table:formula="of:=IF(MOD([.E33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4];[.E334];[.F334];[.G334];[.H334];[.I334];[.J334];[.K334];[.L334])" office:value-type="string" office:string-value="(23002010, 'Bildgebende Diagnostik', 'P', 0)," calcext:value-type="string">
            <text:p>(23002010, 'Bildgebende Diagnostik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335]+1000*[.B335]+[.C335]" office:value-type="float" office:value="23002011" calcext:value-type="float">
            <text:p>23002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öntgenuntersuchung</text:p>
          </table:table-cell>
          <table:table-cell office:value-type="string" calcext:value-type="string">
            <text:p>', '</text:p>
          </table:table-cell>
          <table:table-cell table:formula="of:=IF(MOD([.E33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5];[.E335];[.F335];[.G335];[.H335];[.I335];[.J335];[.K335];[.L335])" office:value-type="string" office:string-value="(23002011, 'Röntgenuntersuchung', 'P', 0)," calcext:value-type="string">
            <text:p>(23002011, 'Röntgenuntersuchung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336]+1000*[.B336]+[.C336]" office:value-type="float" office:value="23002012" calcext:value-type="float">
            <text:p>23002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omputertomographie (CT(</text:p>
          </table:table-cell>
          <table:table-cell office:value-type="string" calcext:value-type="string">
            <text:p>', '</text:p>
          </table:table-cell>
          <table:table-cell table:formula="of:=IF(MOD([.E33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6];[.E336];[.F336];[.G336];[.H336];[.I336];[.J336];[.K336];[.L336])" office:value-type="string" office:string-value="(23002012, 'Computertomographie (CT(', 'P', 0)," calcext:value-type="string">
            <text:p>(23002012, 'Computertomographie (CT(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337]+1000*[.B337]+[.C337]" office:value-type="float" office:value="23002013" calcext:value-type="float">
            <text:p>23002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gnetresonanztomographie (MRT)</text:p>
          </table:table-cell>
          <table:table-cell office:value-type="string" calcext:value-type="string">
            <text:p>', '</text:p>
          </table:table-cell>
          <table:table-cell table:formula="of:=IF(MOD([.E33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7];[.E337];[.F337];[.G337];[.H337];[.I337];[.J337];[.K337];[.L337])" office:value-type="string" office:string-value="(23002013, 'Magnetresonanztomographie (MRT)', 'P', 0)," calcext:value-type="string">
            <text:p>(23002013, 'Magnetresonanztomographie (MRT)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338]+1000*[.B338]+[.C338]" office:value-type="float" office:value="23002014" calcext:value-type="float">
            <text:p>23002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Ultraschalluntersuchung</text:p>
          </table:table-cell>
          <table:table-cell office:value-type="string" calcext:value-type="string">
            <text:p>', '</text:p>
          </table:table-cell>
          <table:table-cell table:formula="of:=IF(MOD([.E33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8];[.E338];[.F338];[.G338];[.H338];[.I338];[.J338];[.K338];[.L338])" office:value-type="string" office:string-value="(23002014, 'Ultraschalluntersuchung', 'P', 0)," calcext:value-type="string">
            <text:p>(23002014, 'Ultraschalluntersuchung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339]+1000*[.B339]+[.C339]" office:value-type="float" office:value="23002015" calcext:value-type="float">
            <text:p>23002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ositronenemmissionstomographie (PET)</text:p>
          </table:table-cell>
          <table:table-cell office:value-type="string" calcext:value-type="string">
            <text:p>', '</text:p>
          </table:table-cell>
          <table:table-cell table:formula="of:=IF(MOD([.E33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9];[.E339];[.F339];[.G339];[.H339];[.I339];[.J339];[.K339];[.L339])" office:value-type="string" office:string-value="(23002015, 'Positronenemmissionstomographie (PET)', 'P', 0)," calcext:value-type="string">
            <text:p>(23002015, 'Positronenemmissionstomographie (PET)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340]+1000*[.B340]+[.C340]" office:value-type="float" office:value="23002016" calcext:value-type="float">
            <text:p>23002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ndoskopie</text:p>
          </table:table-cell>
          <table:table-cell office:value-type="string" calcext:value-type="string">
            <text:p>', '</text:p>
          </table:table-cell>
          <table:table-cell table:formula="of:=IF(MOD([.E34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0];[.E340];[.F340];[.G340];[.H340];[.I340];[.J340];[.K340];[.L340])" office:value-type="string" office:string-value="(23002016, 'Endoskopie', 'P', 0)," calcext:value-type="string">
            <text:p>(23002016, 'Endoskop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341]+1000*[.B341]+[.C341]" office:value-type="float" office:value="23002017" calcext:value-type="float">
            <text:p>23002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unktionelle Diagnostik</text:p>
          </table:table-cell>
          <table:table-cell office:value-type="string" calcext:value-type="string">
            <text:p>', '</text:p>
          </table:table-cell>
          <table:table-cell table:formula="of:=IF(MOD([.E34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1];[.E341];[.F341];[.G341];[.H341];[.I341];[.J341];[.K341];[.L341])" office:value-type="string" office:string-value="(23002017, 'Funktionelle Diagnostik', 'P', 0)," calcext:value-type="string">
            <text:p>(23002017, 'Funktionelle Diagnostik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formula="of:=1000000*[.A342]+1000*[.B342]+[.C342]" office:value-type="float" office:value="23002018" calcext:value-type="float">
            <text:p>2300201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lektrokardiogramm (EKG)</text:p>
          </table:table-cell>
          <table:table-cell office:value-type="string" calcext:value-type="string">
            <text:p>', '</text:p>
          </table:table-cell>
          <table:table-cell table:formula="of:=IF(MOD([.E34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2];[.E342];[.F342];[.G342];[.H342];[.I342];[.J342];[.K342];[.L342])" office:value-type="string" office:string-value="(23002018, 'Elektrokardiogramm (EKG)', 'P', 0)," calcext:value-type="string">
            <text:p>(23002018, 'Elektrokardiogramm (EKG)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</text:p>
          </table:table-cell>
          <table:table-cell table:formula="of:=1000000*[.A343]+1000*[.B343]+[.C343]" office:value-type="float" office:value="23002019" calcext:value-type="float">
            <text:p>2300201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lektroenzephalogramm (EEG)</text:p>
          </table:table-cell>
          <table:table-cell office:value-type="string" calcext:value-type="string">
            <text:p>', '</text:p>
          </table:table-cell>
          <table:table-cell table:formula="of:=IF(MOD([.E34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3];[.E343];[.F343];[.G343];[.H343];[.I343];[.J343];[.K343];[.L343])" office:value-type="string" office:string-value="(23002019, 'Elektroenzephalogramm (EEG)', 'P', 0)," calcext:value-type="string">
            <text:p>(23002019, 'Elektroenzephalogramm (EEG)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</text:p>
          </table:table-cell>
          <table:table-cell table:formula="of:=1000000*[.A344]+1000*[.B344]+[.C344]" office:value-type="float" office:value="23002020" calcext:value-type="float">
            <text:p>2300202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ungenfunktionsprüfung</text:p>
          </table:table-cell>
          <table:table-cell office:value-type="string" calcext:value-type="string">
            <text:p>', '</text:p>
          </table:table-cell>
          <table:table-cell table:formula="of:=IF(MOD([.E34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4];[.E344];[.F344];[.G344];[.H344];[.I344];[.J344];[.K344];[.L344])" office:value-type="string" office:string-value="(23002020, 'Lungenfunktionsprüfung', 'P', 0)," calcext:value-type="string">
            <text:p>(23002020, 'Lungenfunktionsprüfung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</text:p>
          </table:table-cell>
          <table:table-cell table:formula="of:=1000000*[.A345]+1000*[.B345]+[.C345]" office:value-type="float" office:value="23002021" calcext:value-type="float">
            <text:p>2300202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ehtest</text:p>
          </table:table-cell>
          <table:table-cell office:value-type="string" calcext:value-type="string">
            <text:p>', '</text:p>
          </table:table-cell>
          <table:table-cell table:formula="of:=IF(MOD([.E34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5];[.E345];[.F345];[.G345];[.H345];[.I345];[.J345];[.K345];[.L345])" office:value-type="string" office:string-value="(23002021, 'Sehtest', 'P', 0)," calcext:value-type="string">
            <text:p>(23002021, 'Sehtest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table:formula="of:=1000000*[.A346]+1000*[.B346]+[.C346]" office:value-type="float" office:value="23002022" calcext:value-type="float">
            <text:p>2300202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örtest</text:p>
          </table:table-cell>
          <table:table-cell office:value-type="string" calcext:value-type="string">
            <text:p>', '</text:p>
          </table:table-cell>
          <table:table-cell table:formula="of:=IF(MOD([.E34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6];[.E346];[.F346];[.G346];[.H346];[.I346];[.J346];[.K346];[.L346])" office:value-type="string" office:string-value="(23002022, 'Hörtest', 'P', 0)," calcext:value-type="string">
            <text:p>(23002022, 'Hörtest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47]+1000*[.B347]+[.C347]" office:value-type="float" office:value="23003000" calcext:value-type="float">
            <text:p>23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dizinische Behandlung</text:p>
          </table:table-cell>
          <table:table-cell office:value-type="string" calcext:value-type="string">
            <text:p>', '</text:p>
          </table:table-cell>
          <table:table-cell table:formula="of:=IF(MOD([.E34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4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7];[.E347];[.F347];[.G347];[.H347];[.I347];[.J347];[.K347];[.L347])" office:value-type="string" office:string-value="(23003000, 'Medizinische Behandlung', 'A', 0)," calcext:value-type="string">
            <text:p>(23003000, 'Medizinische Behandlung', 'A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48]+1000*[.B348]+[.C348]" office:value-type="float" office:value="23003001" calcext:value-type="float">
            <text:p>23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dikamentengabe</text:p>
          </table:table-cell>
          <table:table-cell office:value-type="string" calcext:value-type="string">
            <text:p>', '</text:p>
          </table:table-cell>
          <table:table-cell table:formula="of:=IF(MOD([.E34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8];[.E348];[.F348];[.G348];[.H348];[.I348];[.J348];[.K348];[.L348])" office:value-type="string" office:string-value="(23003001, 'Medikamentengabe', 'P', 0)," calcext:value-type="string">
            <text:p>(23003001, 'Medikamentengab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49]+1000*[.B349]+[.C349]" office:value-type="float" office:value="23003002" calcext:value-type="float">
            <text:p>23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ärmetherapie</text:p>
          </table:table-cell>
          <table:table-cell office:value-type="string" calcext:value-type="string">
            <text:p>', '</text:p>
          </table:table-cell>
          <table:table-cell table:formula="of:=IF(MOD([.E34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9];[.E349];[.F349];[.G349];[.H349];[.I349];[.J349];[.K349];[.L349])" office:value-type="string" office:string-value="(23003002, 'Wärmetherapie', 'P', 0)," calcext:value-type="string">
            <text:p>(23003002, 'Wärmetherap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350]+1000*[.B350]+[.C350]" office:value-type="float" office:value="23003003" calcext:value-type="float">
            <text:p>2300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ältetherapie</text:p>
          </table:table-cell>
          <table:table-cell office:value-type="string" calcext:value-type="string">
            <text:p>', '</text:p>
          </table:table-cell>
          <table:table-cell table:formula="of:=IF(MOD([.E35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0];[.E350];[.F350];[.G350];[.H350];[.I350];[.J350];[.K350];[.L350])" office:value-type="string" office:string-value="(23003003, 'Kältetherapie', 'P', 0)," calcext:value-type="string">
            <text:p>(23003003, 'Kältetherap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351]+1000*[.B351]+[.C351]" office:value-type="float" office:value="23003004" calcext:value-type="float">
            <text:p>2300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hysiotherapie</text:p>
          </table:table-cell>
          <table:table-cell office:value-type="string" calcext:value-type="string">
            <text:p>', '</text:p>
          </table:table-cell>
          <table:table-cell table:formula="of:=IF(MOD([.E35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1];[.E351];[.F351];[.G351];[.H351];[.I351];[.J351];[.K351];[.L351])" office:value-type="string" office:string-value="(23003004, 'Physiotherapie', 'P', 0)," calcext:value-type="string">
            <text:p>(23003004, 'Physiotherap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352]+1000*[.B352]+[.C352]" office:value-type="float" office:value="23003005" calcext:value-type="float">
            <text:p>23003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ogopädie</text:p>
          </table:table-cell>
          <table:table-cell office:value-type="string" calcext:value-type="string">
            <text:p>', '</text:p>
          </table:table-cell>
          <table:table-cell table:formula="of:=IF(MOD([.E35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2];[.E352];[.F352];[.G352];[.H352];[.I352];[.J352];[.K352];[.L352])" office:value-type="string" office:string-value="(23003005, 'Logopädie', 'P', 0)," calcext:value-type="string">
            <text:p>(23003005, 'Logopäd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353]+1000*[.B353]+[.C353]" office:value-type="float" office:value="23003006" calcext:value-type="float">
            <text:p>23003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rnährungsberatung</text:p>
          </table:table-cell>
          <table:table-cell office:value-type="string" calcext:value-type="string">
            <text:p>', '</text:p>
          </table:table-cell>
          <table:table-cell table:formula="of:=IF(MOD([.E35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3];[.E353];[.F353];[.G353];[.H353];[.I353];[.J353];[.K353];[.L353])" office:value-type="string" office:string-value="(23003006, 'Ernährungsberatung', 'P', 0)," calcext:value-type="string">
            <text:p>(23003006, 'Ernährungsberatung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354]+1000*[.B354]+[.C354]" office:value-type="float" office:value="23003007" calcext:value-type="float">
            <text:p>23003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kupunktur</text:p>
          </table:table-cell>
          <table:table-cell office:value-type="string" calcext:value-type="string">
            <text:p>', '</text:p>
          </table:table-cell>
          <table:table-cell table:formula="of:=IF(MOD([.E35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4];[.E354];[.F354];[.G354];[.H354];[.I354];[.J354];[.K354];[.L354])" office:value-type="string" office:string-value="(23003007, 'Akupunktur', 'P', 0)," calcext:value-type="string">
            <text:p>(23003007, 'Akupunktur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355]+1000*[.B355]+[.C355]" office:value-type="float" office:value="23003008" calcext:value-type="float">
            <text:p>23003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kupressur</text:p>
          </table:table-cell>
          <table:table-cell office:value-type="string" calcext:value-type="string">
            <text:p>', '</text:p>
          </table:table-cell>
          <table:table-cell table:formula="of:=IF(MOD([.E35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5];[.E355];[.F355];[.G355];[.H355];[.I355];[.J355];[.K355];[.L355])" office:value-type="string" office:string-value="(23003008, 'Akupressur', 'P', 0)," calcext:value-type="string">
            <text:p>(23003008, 'Akupressur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356]+1000*[.B356]+[.C356]" office:value-type="float" office:value="23003009" calcext:value-type="float">
            <text:p>23003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ntherapie</text:p>
          </table:table-cell>
          <table:table-cell office:value-type="string" calcext:value-type="string">
            <text:p>', '</text:p>
          </table:table-cell>
          <table:table-cell table:formula="of:=IF(MOD([.E35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6];[.E356];[.F356];[.G356];[.H356];[.I356];[.J356];[.K356];[.L356])" office:value-type="string" office:string-value="(23003009, 'Gentherapie', 'P', 0)," calcext:value-type="string">
            <text:p>(23003009, 'Gentherap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57]+1000*[.B357]+[.C357]" office:value-type="float" office:value="23004000" calcext:value-type="float">
            <text:p>23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', '</text:p>
          </table:table-cell>
          <table:table-cell table:formula="of:=IF(MOD([.E35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5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7];[.E357];[.F357];[.G357];[.H357];[.I357];[.J357];[.K357];[.L357])" office:value-type="string" office:string-value="(23004000, 'Chirurgie', 'A', 0)," calcext:value-type="string">
            <text:p>(23004000, 'Chirurgie', 'A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58]+1000*[.B358]+[.C358]" office:value-type="float" office:value="23004001" calcext:value-type="float">
            <text:p>2300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ikrochirurgie</text:p>
          </table:table-cell>
          <table:table-cell office:value-type="string" calcext:value-type="string">
            <text:p>', '</text:p>
          </table:table-cell>
          <table:table-cell table:formula="of:=IF(MOD([.E35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8];[.E358];[.F358];[.G358];[.H358];[.I358];[.J358];[.K358];[.L358])" office:value-type="string" office:string-value="(23004001, 'Mikrochirurgie', 'P', 0)," calcext:value-type="string">
            <text:p>(23004001, 'Mikrochirur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59]+1000*[.B359]+[.C359]" office:value-type="float" office:value="23004002" calcext:value-type="float">
            <text:p>23004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anochirurgie</text:p>
          </table:table-cell>
          <table:table-cell office:value-type="string" calcext:value-type="string">
            <text:p>', '</text:p>
          </table:table-cell>
          <table:table-cell table:formula="of:=IF(MOD([.E35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9];[.E359];[.F359];[.G359];[.H359];[.I359];[.J359];[.K359];[.L359])" office:value-type="string" office:string-value="(23004002, 'Nanochirurgie', 'P', 0)," calcext:value-type="string">
            <text:p>(23004002, 'Nanochirur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360]+1000*[.B360]+[.C360]" office:value-type="float" office:value="23004003" calcext:value-type="float">
            <text:p>23004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lastische Chirurgie</text:p>
          </table:table-cell>
          <table:table-cell office:value-type="string" calcext:value-type="string">
            <text:p>', '</text:p>
          </table:table-cell>
          <table:table-cell table:formula="of:=IF(MOD([.E36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0];[.E360];[.F360];[.G360];[.H360];[.I360];[.J360];[.K360];[.L360])" office:value-type="string" office:string-value="(23004003, 'Plastische Chirurgie', 'P', 0)," calcext:value-type="string">
            <text:p>(23004003, 'Plastische Chirur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361]+1000*[.B361]+[.C361]" office:value-type="float" office:value="23004004" calcext:value-type="float">
            <text:p>23004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eurochirurgie</text:p>
          </table:table-cell>
          <table:table-cell office:value-type="string" calcext:value-type="string">
            <text:p>', '</text:p>
          </table:table-cell>
          <table:table-cell table:formula="of:=IF(MOD([.E36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1];[.E361];[.F361];[.G361];[.H361];[.I361];[.J361];[.K361];[.L361])" office:value-type="string" office:string-value="(23004004, 'Neurochirurgie', 'P', 0)," calcext:value-type="string">
            <text:p>(23004004, 'Neurochirur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362]+1000*[.B362]+[.C362]" office:value-type="float" office:value="23004005" calcext:value-type="float">
            <text:p>23004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horaxchirurgie</text:p>
          </table:table-cell>
          <table:table-cell office:value-type="string" calcext:value-type="string">
            <text:p>', '</text:p>
          </table:table-cell>
          <table:table-cell table:formula="of:=IF(MOD([.E36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2];[.E362];[.F362];[.G362];[.H362];[.I362];[.J362];[.K362];[.L362])" office:value-type="string" office:string-value="(23004005, 'Thoraxchirurgie', 'P', 0)," calcext:value-type="string">
            <text:p>(23004005, 'Thoraxchirur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363]+1000*[.B363]+[.C363]" office:value-type="float" office:value="23004006" calcext:value-type="float">
            <text:p>23004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ndoskopische Eingriffe</text:p>
          </table:table-cell>
          <table:table-cell office:value-type="string" calcext:value-type="string">
            <text:p>', '</text:p>
          </table:table-cell>
          <table:table-cell table:formula="of:=IF(MOD([.E36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3];[.E363];[.F363];[.G363];[.H363];[.I363];[.J363];[.K363];[.L363])" office:value-type="string" office:string-value="(23004006, 'Endoskopische Eingriffe', 'P', 0)," calcext:value-type="string">
            <text:p>(23004006, 'Endoskopische Eingriff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64]+1000*[.B364]+[.C364]" office:value-type="float" office:value="23005001" calcext:value-type="float">
            <text:p>23005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llgemeinmedizin</text:p>
          </table:table-cell>
          <table:table-cell office:value-type="string" calcext:value-type="string">
            <text:p>', '</text:p>
          </table:table-cell>
          <table:table-cell table:formula="of:=IF(MOD([.E36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4];[.E364];[.F364];[.G364];[.H364];[.I364];[.J364];[.K364];[.L364])" office:value-type="string" office:string-value="(23005001, 'Allgemeinmedizin', 'P', 0)," calcext:value-type="string">
            <text:p>(23005001, 'Allgemeinmedizin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65]+1000*[.B365]+[.C365]" office:value-type="float" office:value="23005002" calcext:value-type="float">
            <text:p>23005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Innere Medizin</text:p>
          </table:table-cell>
          <table:table-cell office:value-type="string" calcext:value-type="string">
            <text:p>', '</text:p>
          </table:table-cell>
          <table:table-cell table:formula="of:=IF(MOD([.E36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5];[.E365];[.F365];[.G365];[.H365];[.I365];[.J365];[.K365];[.L365])" office:value-type="string" office:string-value="(23005002, 'Innere Medizin', 'P', 0)," calcext:value-type="string">
            <text:p>(23005002, 'Innere Medizin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366]+1000*[.B366]+[.C366]" office:value-type="float" office:value="23005003" calcext:value-type="float">
            <text:p>23005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rdiologie</text:p>
          </table:table-cell>
          <table:table-cell office:value-type="string" calcext:value-type="string">
            <text:p>', '</text:p>
          </table:table-cell>
          <table:table-cell table:formula="of:=IF(MOD([.E36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6];[.E366];[.F366];[.G366];[.H366];[.I366];[.J366];[.K366];[.L366])" office:value-type="string" office:string-value="(23005003, 'Kardiologie', 'P', 0)," calcext:value-type="string">
            <text:p>(23005003, 'Kardi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367]+1000*[.B367]+[.C367]" office:value-type="float" office:value="23005004" calcext:value-type="float">
            <text:p>23005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neumologie</text:p>
          </table:table-cell>
          <table:table-cell office:value-type="string" calcext:value-type="string">
            <text:p>', '</text:p>
          </table:table-cell>
          <table:table-cell table:formula="of:=IF(MOD([.E36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7];[.E367];[.F367];[.G367];[.H367];[.I367];[.J367];[.K367];[.L367])" office:value-type="string" office:string-value="(23005004, 'Pneumologie', 'P', 0)," calcext:value-type="string">
            <text:p>(23005004, 'Pneum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368]+1000*[.B368]+[.C368]" office:value-type="float" office:value="23005005" calcext:value-type="float">
            <text:p>23005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astroenterologie</text:p>
          </table:table-cell>
          <table:table-cell office:value-type="string" calcext:value-type="string">
            <text:p>', '</text:p>
          </table:table-cell>
          <table:table-cell table:formula="of:=IF(MOD([.E36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8];[.E368];[.F368];[.G368];[.H368];[.I368];[.J368];[.K368];[.L368])" office:value-type="string" office:string-value="(23005005, 'Gastroenterologie', 'P', 0)," calcext:value-type="string">
            <text:p>(23005005, 'Gastroenter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369]+1000*[.B369]+[.C369]" office:value-type="float" office:value="23005006" calcext:value-type="float">
            <text:p>23005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epatologie</text:p>
          </table:table-cell>
          <table:table-cell office:value-type="string" calcext:value-type="string">
            <text:p>', '</text:p>
          </table:table-cell>
          <table:table-cell table:formula="of:=IF(MOD([.E36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9];[.E369];[.F369];[.G369];[.H369];[.I369];[.J369];[.K369];[.L369])" office:value-type="string" office:string-value="(23005006, 'Hepatologie', 'P', 0)," calcext:value-type="string">
            <text:p>(23005006, 'Hepat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370]+1000*[.B370]+[.C370]" office:value-type="float" office:value="23005007" calcext:value-type="float">
            <text:p>23005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ephrologie</text:p>
          </table:table-cell>
          <table:table-cell office:value-type="string" calcext:value-type="string">
            <text:p>', '</text:p>
          </table:table-cell>
          <table:table-cell table:formula="of:=IF(MOD([.E37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0];[.E370];[.F370];[.G370];[.H370];[.I370];[.J370];[.K370];[.L370])" office:value-type="string" office:string-value="(23005007, 'Nephrologie', 'P', 0)," calcext:value-type="string">
            <text:p>(23005007, 'Nephr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371]+1000*[.B371]+[.C371]" office:value-type="float" office:value="23005008" calcext:value-type="float">
            <text:p>23005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ndokrinologie</text:p>
          </table:table-cell>
          <table:table-cell office:value-type="string" calcext:value-type="string">
            <text:p>', '</text:p>
          </table:table-cell>
          <table:table-cell table:formula="of:=IF(MOD([.E37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1];[.E371];[.F371];[.G371];[.H371];[.I371];[.J371];[.K371];[.L371])" office:value-type="string" office:string-value="(23005008, 'Endokrinologie', 'P', 0)," calcext:value-type="string">
            <text:p>(23005008, 'Endokrin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372]+1000*[.B372]+[.C372]" office:value-type="float" office:value="23005009" calcext:value-type="float">
            <text:p>23005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heumatologie</text:p>
          </table:table-cell>
          <table:table-cell office:value-type="string" calcext:value-type="string">
            <text:p>', '</text:p>
          </table:table-cell>
          <table:table-cell table:formula="of:=IF(MOD([.E37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2];[.E372];[.F372];[.G372];[.H372];[.I372];[.J372];[.K372];[.L372])" office:value-type="string" office:string-value="(23005009, 'Rheumatologie', 'P', 0)," calcext:value-type="string">
            <text:p>(23005009, 'Rheumat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373]+1000*[.B373]+[.C373]" office:value-type="float" office:value="23005010" calcext:value-type="float">
            <text:p>23005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ämatologie</text:p>
          </table:table-cell>
          <table:table-cell office:value-type="string" calcext:value-type="string">
            <text:p>', '</text:p>
          </table:table-cell>
          <table:table-cell table:formula="of:=IF(MOD([.E37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3];[.E373];[.F373];[.G373];[.H373];[.I373];[.J373];[.K373];[.L373])" office:value-type="string" office:string-value="(23005010, 'Hämatologie', 'P', 0)," calcext:value-type="string">
            <text:p>(23005010, 'Hämat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374]+1000*[.B374]+[.C374]" office:value-type="float" office:value="23005011" calcext:value-type="float">
            <text:p>23005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nkologie</text:p>
          </table:table-cell>
          <table:table-cell office:value-type="string" calcext:value-type="string">
            <text:p>', '</text:p>
          </table:table-cell>
          <table:table-cell table:formula="of:=IF(MOD([.E37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4];[.E374];[.F374];[.G374];[.H374];[.I374];[.J374];[.K374];[.L374])" office:value-type="string" office:string-value="(23005011, 'Onkologie', 'P', 0)," calcext:value-type="string">
            <text:p>(23005011, 'Onk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375]+1000*[.B375]+[.C375]" office:value-type="float" office:value="23005012" calcext:value-type="float">
            <text:p>23005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Infektiologie</text:p>
          </table:table-cell>
          <table:table-cell office:value-type="string" calcext:value-type="string">
            <text:p>', '</text:p>
          </table:table-cell>
          <table:table-cell table:formula="of:=IF(MOD([.E37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5];[.E375];[.F375];[.G375];[.H375];[.I375];[.J375];[.K375];[.L375])" office:value-type="string" office:string-value="(23005012, 'Infektiologie', 'P', 0)," calcext:value-type="string">
            <text:p>(23005012, 'Infekti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376]+1000*[.B376]+[.C376]" office:value-type="float" office:value="23005013" calcext:value-type="float">
            <text:p>23005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eurologie</text:p>
          </table:table-cell>
          <table:table-cell office:value-type="string" calcext:value-type="string">
            <text:p>', '</text:p>
          </table:table-cell>
          <table:table-cell table:formula="of:=IF(MOD([.E37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6];[.E376];[.F376];[.G376];[.H376];[.I376];[.J376];[.K376];[.L376])" office:value-type="string" office:string-value="(23005013, 'Neurologie', 'P', 0)," calcext:value-type="string">
            <text:p>(23005013, 'Neur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377]+1000*[.B377]+[.C377]" office:value-type="float" office:value="23005014" calcext:value-type="float">
            <text:p>23005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sychiatrie</text:p>
          </table:table-cell>
          <table:table-cell office:value-type="string" calcext:value-type="string">
            <text:p>', '</text:p>
          </table:table-cell>
          <table:table-cell table:formula="of:=IF(MOD([.E37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7];[.E377];[.F377];[.G377];[.H377];[.I377];[.J377];[.K377];[.L377])" office:value-type="string" office:string-value="(23005014, 'Psychiatrie', 'P', 0)," calcext:value-type="string">
            <text:p>(23005014, 'Psychiatr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378]+1000*[.B378]+[.C378]" office:value-type="float" office:value="23005015" calcext:value-type="float">
            <text:p>23005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sychotherapie</text:p>
          </table:table-cell>
          <table:table-cell office:value-type="string" calcext:value-type="string">
            <text:p>', '</text:p>
          </table:table-cell>
          <table:table-cell table:formula="of:=IF(MOD([.E37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8];[.E378];[.F378];[.G378];[.H378];[.I378];[.J378];[.K378];[.L378])" office:value-type="string" office:string-value="(23005015, 'Psychotherapie', 'P', 0)," calcext:value-type="string">
            <text:p>(23005015, 'Psychotherap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379]+1000*[.B379]+[.C379]" office:value-type="float" office:value="23005016" calcext:value-type="float">
            <text:p>23005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ädiatrie</text:p>
          </table:table-cell>
          <table:table-cell office:value-type="string" calcext:value-type="string">
            <text:p>', '</text:p>
          </table:table-cell>
          <table:table-cell table:formula="of:=IF(MOD([.E37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9];[.E379];[.F379];[.G379];[.H379];[.I379];[.J379];[.K379];[.L379])" office:value-type="string" office:string-value="(23005016, 'Pädiatrie', 'P', 0)," calcext:value-type="string">
            <text:p>(23005016, 'Pädiatr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380]+1000*[.B380]+[.C380]" office:value-type="float" office:value="23005017" calcext:value-type="float">
            <text:p>23005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riatrie</text:p>
          </table:table-cell>
          <table:table-cell office:value-type="string" calcext:value-type="string">
            <text:p>', '</text:p>
          </table:table-cell>
          <table:table-cell table:formula="of:=IF(MOD([.E38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0];[.E380];[.F380];[.G380];[.H380];[.I380];[.J380];[.K380];[.L380])" office:value-type="string" office:string-value="(23005017, 'Geriatrie', 'P', 0)," calcext:value-type="string">
            <text:p>(23005017, 'Geriatr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formula="of:=1000000*[.A381]+1000*[.B381]+[.C381]" office:value-type="float" office:value="23005018" calcext:value-type="float">
            <text:p>2300501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phthalmologie</text:p>
          </table:table-cell>
          <table:table-cell office:value-type="string" calcext:value-type="string">
            <text:p>', '</text:p>
          </table:table-cell>
          <table:table-cell table:formula="of:=IF(MOD([.E38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1];[.E381];[.F381];[.G381];[.H381];[.I381];[.J381];[.K381];[.L381])" office:value-type="string" office:string-value="(23005018, 'Ophthalmologie', 'P', 0)," calcext:value-type="string">
            <text:p>(23005018, 'Ophthalm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</text:p>
          </table:table-cell>
          <table:table-cell table:formula="of:=1000000*[.A382]+1000*[.B382]+[.C382]" office:value-type="float" office:value="23005019" calcext:value-type="float">
            <text:p>2300501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honiatrie</text:p>
          </table:table-cell>
          <table:table-cell office:value-type="string" calcext:value-type="string">
            <text:p>', '</text:p>
          </table:table-cell>
          <table:table-cell table:formula="of:=IF(MOD([.E38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2];[.E382];[.F382];[.G382];[.H382];[.I382];[.J382];[.K382];[.L382])" office:value-type="string" office:string-value="(23005019, 'Phoniatrie', 'P', 0)," calcext:value-type="string">
            <text:p>(23005019, 'Phoniatr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</text:p>
          </table:table-cell>
          <table:table-cell table:formula="of:=1000000*[.A383]+1000*[.B383]+[.C383]" office:value-type="float" office:value="23005020" calcext:value-type="float">
            <text:p>2300502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ädaudiologie</text:p>
          </table:table-cell>
          <table:table-cell office:value-type="string" calcext:value-type="string">
            <text:p>', '</text:p>
          </table:table-cell>
          <table:table-cell table:formula="of:=IF(MOD([.E38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3];[.E383];[.F383];[.G383];[.H383];[.I383];[.J383];[.K383];[.L383])" office:value-type="string" office:string-value="(23005020, 'Pädaudiologie', 'P', 0)," calcext:value-type="string">
            <text:p>(23005020, 'Pädaudi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</text:p>
          </table:table-cell>
          <table:table-cell table:formula="of:=1000000*[.A384]+1000*[.B384]+[.C384]" office:value-type="float" office:value="23005021" calcext:value-type="float">
            <text:p>2300502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Urologie</text:p>
          </table:table-cell>
          <table:table-cell office:value-type="string" calcext:value-type="string">
            <text:p>', '</text:p>
          </table:table-cell>
          <table:table-cell table:formula="of:=IF(MOD([.E38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4];[.E384];[.F384];[.G384];[.H384];[.I384];[.J384];[.K384];[.L384])" office:value-type="string" office:string-value="(23005021, 'Urologie', 'P', 0)," calcext:value-type="string">
            <text:p>(23005021, 'Ur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table:formula="of:=1000000*[.A385]+1000*[.B385]+[.C385]" office:value-type="float" office:value="23005022" calcext:value-type="float">
            <text:p>2300502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ynäkologie</text:p>
          </table:table-cell>
          <table:table-cell office:value-type="string" calcext:value-type="string">
            <text:p>', '</text:p>
          </table:table-cell>
          <table:table-cell table:formula="of:=IF(MOD([.E38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5];[.E385];[.F385];[.G385];[.H385];[.I385];[.J385];[.K385];[.L385])" office:value-type="string" office:string-value="(23005022, 'Gynäkologie', 'P', 0)," calcext:value-type="string">
            <text:p>(23005022, 'Gynäk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table:formula="of:=1000000*[.A386]+1000*[.B386]+[.C386]" office:value-type="float" office:value="23005023" calcext:value-type="float">
            <text:p>2300502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ermatologie</text:p>
          </table:table-cell>
          <table:table-cell office:value-type="string" calcext:value-type="string">
            <text:p>', '</text:p>
          </table:table-cell>
          <table:table-cell table:formula="of:=IF(MOD([.E38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6];[.E386];[.F386];[.G386];[.H386];[.I386];[.J386];[.K386];[.L386])" office:value-type="string" office:string-value="(23005023, 'Dermatologie', 'P', 0)," calcext:value-type="string">
            <text:p>(23005023, 'Dermat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</text:p>
          </table:table-cell>
          <table:table-cell table:formula="of:=1000000*[.A387]+1000*[.B387]+[.C387]" office:value-type="float" office:value="23005024" calcext:value-type="float">
            <text:p>2300502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adiologie</text:p>
          </table:table-cell>
          <table:table-cell office:value-type="string" calcext:value-type="string">
            <text:p>', '</text:p>
          </table:table-cell>
          <table:table-cell table:formula="of:=IF(MOD([.E38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7];[.E387];[.F387];[.G387];[.H387];[.I387];[.J387];[.K387];[.L387])" office:value-type="string" office:string-value="(23005024, 'Radiologie', 'P', 0)," calcext:value-type="string">
            <text:p>(23005024, 'Radi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</text:p>
          </table:table-cell>
          <table:table-cell table:formula="of:=1000000*[.A388]+1000*[.B388]+[.C388]" office:value-type="float" office:value="23005025" calcext:value-type="float">
            <text:p>2300502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athologie</text:p>
          </table:table-cell>
          <table:table-cell office:value-type="string" calcext:value-type="string">
            <text:p>', '</text:p>
          </table:table-cell>
          <table:table-cell table:formula="of:=IF(MOD([.E38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8];[.E388];[.F388];[.G388];[.H388];[.I388];[.J388];[.K388];[.L388])" office:value-type="string" office:string-value="(23005025, 'Pathologie', 'P', 0)," calcext:value-type="string">
            <text:p>(23005025, 'Path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</text:p>
          </table:table-cell>
          <table:table-cell table:formula="of:=1000000*[.A389]+1000*[.B389]+[.C389]" office:value-type="float" office:value="23005026" calcext:value-type="float">
            <text:p>2300502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chtsmedizin</text:p>
          </table:table-cell>
          <table:table-cell office:value-type="string" calcext:value-type="string">
            <text:p>', '</text:p>
          </table:table-cell>
          <table:table-cell table:formula="of:=IF(MOD([.E38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9];[.E389];[.F389];[.G389];[.H389];[.I389];[.J389];[.K389];[.L389])" office:value-type="string" office:string-value="(23005026, 'Rechtsmedizin', 'P', 0)," calcext:value-type="string">
            <text:p>(23005026, 'Rechtsmedizin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</text:p>
          </table:table-cell>
          <table:table-cell table:formula="of:=1000000*[.A390]+1000*[.B390]+[.C390]" office:value-type="float" office:value="23005027" calcext:value-type="float">
            <text:p>2300502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rbeitsmedizin</text:p>
          </table:table-cell>
          <table:table-cell office:value-type="string" calcext:value-type="string">
            <text:p>', '</text:p>
          </table:table-cell>
          <table:table-cell table:formula="of:=IF(MOD([.E39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9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0];[.E390];[.F390];[.G390];[.H390];[.I390];[.J390];[.K390];[.L390])" office:value-type="string" office:string-value="(23005027, 'Arbeitsmedizin', 'P', 0)," calcext:value-type="string">
            <text:p>(23005027, 'Arbeitsmedizin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</text:p>
          </table:table-cell>
          <table:table-cell table:formula="of:=1000000*[.A391]+1000*[.B391]+[.C391]" office:value-type="float" office:value="23005028" calcext:value-type="float">
            <text:p>2300502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', '</text:p>
          </table:table-cell>
          <table:table-cell table:formula="of:=IF(MOD([.E39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9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1];[.E391];[.F391];[.G391];[.H391];[.I391];[.J391];[.K391];[.L391])" office:value-type="string" office:string-value="(23005028, 'Sportmedizin', 'P', 0)," calcext:value-type="string">
            <text:p>(23005028, 'Sportmedizin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</text:p>
          </table:table-cell>
          <table:table-cell table:formula="of:=1000000*[.A392]+1000*[.B392]+[.C392]" office:value-type="float" office:value="23005029" calcext:value-type="float">
            <text:p>2300502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otfallmedizin</text:p>
          </table:table-cell>
          <table:table-cell office:value-type="string" calcext:value-type="string">
            <text:p>', '</text:p>
          </table:table-cell>
          <table:table-cell table:formula="of:=IF(MOD([.E39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9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2];[.E392];[.F392];[.G392];[.H392];[.I392];[.J392];[.K392];[.L392])" office:value-type="string" office:string-value="(23005029, 'Notfallmedizin', 'P', 0)," calcext:value-type="string">
            <text:p>(23005029, 'Notfallmedizin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</text:p>
          </table:table-cell>
          <table:table-cell table:formula="of:=1000000*[.A393]+1000*[.B393]+[.C393]" office:value-type="float" office:value="23005030" calcext:value-type="float">
            <text:p>2300503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alliativmedizin</text:p>
          </table:table-cell>
          <table:table-cell office:value-type="string" calcext:value-type="string">
            <text:p>', '</text:p>
          </table:table-cell>
          <table:table-cell table:formula="of:=IF(MOD([.E39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9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3];[.E393];[.F393];[.G393];[.H393];[.I393];[.J393];[.K393];[.L393])" office:value-type="string" office:string-value="(23005030, 'Palliativmedizin', 'P', 0)," calcext:value-type="string">
            <text:p>(23005030, 'Palliativmedizin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</text:p>
          </table:table-cell>
          <table:table-cell table:formula="of:=1000000*[.A394]+1000*[.B394]+[.C394]" office:value-type="float" office:value="23005031" calcext:value-type="float">
            <text:p>2300503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rosthetik</text:p>
          </table:table-cell>
          <table:table-cell office:value-type="string" calcext:value-type="string">
            <text:p>', '</text:p>
          </table:table-cell>
          <table:table-cell table:formula="of:=IF(MOD([.E39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9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4];[.E394];[.F394];[.G394];[.H394];[.I394];[.J394];[.K394];[.L394])" office:value-type="string" office:string-value="(23005031, 'Prosthetik', 'P', 0)," calcext:value-type="string">
            <text:p>(23005031, 'Prosthetik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</text:p>
          </table:table-cell>
          <table:table-cell table:formula="of:=1000000*[.A395]+1000*[.B395]+[.C395]" office:value-type="float" office:value="23005032" calcext:value-type="float">
            <text:p>2300503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nsch-Maschine-Integration</text:p>
          </table:table-cell>
          <table:table-cell office:value-type="string" calcext:value-type="string">
            <text:p>', '</text:p>
          </table:table-cell>
          <table:table-cell table:formula="of:=IF(MOD([.E39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9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5];[.E395];[.F395];[.G395];[.H395];[.I395];[.J395];[.K395];[.L395])" office:value-type="string" office:string-value="(23005032, 'Mensch-Maschine-Integration', 'P', 0)," calcext:value-type="string">
            <text:p>(23005032, 'Mensch-Maschine-Integration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96]+1000*[.B396]+[.C396]" office:value-type="float" office:value="24000000" calcext:value-type="float">
            <text:p>24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', '</text:p>
          </table:table-cell>
          <table:table-cell table:formula="of:=IF(MOD([.E39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9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396];[.E396];[.F396];[.G396];[.H396];[.I396];[.J396];[.K396];[.L396])" office:value-type="string" office:string-value="(24000000, 'Recherche', 'A', 1)," calcext:value-type="string">
            <text:p>(24000000, 'Recherche', 'A', 1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97]+1000*[.B397]+[.C397]" office:value-type="float" office:value="24001000" calcext:value-type="float">
            <text:p>24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omputernutzung</text:p>
          </table:table-cell>
          <table:table-cell office:value-type="string" calcext:value-type="string">
            <text:p>', '</text:p>
          </table:table-cell>
          <table:table-cell table:formula="of:=IF(MOD([.E39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9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7];[.E397];[.F397];[.G397];[.H397];[.I397];[.J397];[.K397];[.L397])" office:value-type="string" office:string-value="(24001000, 'Computernutzung', 'A', 0)," calcext:value-type="string">
            <text:p>(24001000, 'Computernutzung', 'A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98]+1000*[.B398]+[.C398]" office:value-type="float" office:value="24001001" calcext:value-type="float">
            <text:p>24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atenanalyse</text:p>
          </table:table-cell>
          <table:table-cell office:value-type="string" calcext:value-type="string">
            <text:p>', '</text:p>
          </table:table-cell>
          <table:table-cell table:formula="of:=IF(MOD([.E39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9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8];[.E398];[.F398];[.G398];[.H398];[.I398];[.J398];[.K398];[.L398])" office:value-type="string" office:string-value="(24001001, 'Datenanalyse', 'P', 0)," calcext:value-type="string">
            <text:p>(24001001, 'Datenanalyse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99]+1000*[.B399]+[.C399]" office:value-type="float" office:value="24001002" calcext:value-type="float">
            <text:p>24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rogrammierung</text:p>
          </table:table-cell>
          <table:table-cell office:value-type="string" calcext:value-type="string">
            <text:p>', '</text:p>
          </table:table-cell>
          <table:table-cell table:formula="of:=IF(MOD([.E39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9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9];[.E399];[.F399];[.G399];[.H399];[.I399];[.J399];[.K399];[.L399])" office:value-type="string" office:string-value="(24001002, 'Programmierung', 'P', 0)," calcext:value-type="string">
            <text:p>(24001002, 'Programmierung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400]+1000*[.B400]+[.C400]" office:value-type="float" office:value="24001003" calcext:value-type="float">
            <text:p>24001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acking</text:p>
          </table:table-cell>
          <table:table-cell office:value-type="string" calcext:value-type="string">
            <text:p>', '</text:p>
          </table:table-cell>
          <table:table-cell table:formula="of:=IF(MOD([.E40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0];[.E400];[.F400];[.G400];[.H400];[.I400];[.J400];[.K400];[.L400])" office:value-type="string" office:string-value="(24001003, 'Hacking', 'P', 0)," calcext:value-type="string">
            <text:p>(24001003, 'Hacking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01]+1000*[.B401]+[.C401]" office:value-type="float" office:value="24002000" calcext:value-type="float">
            <text:p>24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ensorsysteme</text:p>
          </table:table-cell>
          <table:table-cell office:value-type="string" calcext:value-type="string">
            <text:p>', '</text:p>
          </table:table-cell>
          <table:table-cell table:formula="of:=IF(MOD([.E40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40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1];[.E401];[.F401];[.G401];[.H401];[.I401];[.J401];[.K401];[.L401])" office:value-type="string" office:string-value="(24002000, 'Sensorsysteme', 'A', 0)," calcext:value-type="string">
            <text:p>(24002000, 'Sensorsysteme', 'A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02]+1000*[.B402]+[.C402]" office:value-type="float" office:value="24002001" calcext:value-type="float">
            <text:p>24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', '</text:p>
          </table:table-cell>
          <table:table-cell table:formula="of:=IF(MOD([.E40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2];[.E402];[.F402];[.G402];[.H402];[.I402];[.J402];[.K402];[.L402])" office:value-type="string" office:string-value="(24002001, 'Radar', 'P', 0)," calcext:value-type="string">
            <text:p>(24002001, 'Radar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403]+1000*[.B403]+[.C403]" office:value-type="float" office:value="24002002" calcext:value-type="float">
            <text:p>24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', '</text:p>
          </table:table-cell>
          <table:table-cell table:formula="of:=IF(MOD([.E40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3];[.E403];[.F403];[.G403];[.H403];[.I403];[.J403];[.K403];[.L403])" office:value-type="string" office:string-value="(24002002, 'Sonar', 'P', 0)," calcext:value-type="string">
            <text:p>(24002002, 'Sonar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404]+1000*[.B404]+[.C404]" office:value-type="float" office:value="24002003" calcext:value-type="float">
            <text:p>24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', '</text:p>
          </table:table-cell>
          <table:table-cell table:formula="of:=IF(MOD([.E40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4];[.E404];[.F404];[.G404];[.H404];[.I404];[.J404];[.K404];[.L404])" office:value-type="string" office:string-value="(24002003, 'Lidar', 'P', 0)," calcext:value-type="string">
            <text:p>(24002003, 'Lidar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405]+1000*[.B405]+[.C405]" office:value-type="float" office:value="24002004" calcext:value-type="float">
            <text:p>24002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ptische Sensoren</text:p>
          </table:table-cell>
          <table:table-cell office:value-type="string" calcext:value-type="string">
            <text:p>', '</text:p>
          </table:table-cell>
          <table:table-cell table:formula="of:=IF(MOD([.E40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5];[.E405];[.F405];[.G405];[.H405];[.I405];[.J405];[.K405];[.L405])" office:value-type="string" office:string-value="(24002004, 'Optische Sensoren', 'P', 0)," calcext:value-type="string">
            <text:p>(24002004, 'Optische Sensoren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406]+1000*[.B406]+[.C406]" office:value-type="float" office:value="24002005" calcext:value-type="float">
            <text:p>24002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ektrometer</text:p>
          </table:table-cell>
          <table:table-cell office:value-type="string" calcext:value-type="string">
            <text:p>', '</text:p>
          </table:table-cell>
          <table:table-cell table:formula="of:=IF(MOD([.E40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6];[.E406];[.F406];[.G406];[.H406];[.I406];[.J406];[.K406];[.L406])" office:value-type="string" office:string-value="(24002005, 'Spektrometer', 'P', 0)," calcext:value-type="string">
            <text:p>(24002005, 'Spektrometer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407]+1000*[.B407]+[.C407]" office:value-type="float" office:value="24002006" calcext:value-type="float">
            <text:p>24002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rahlungsdetektoren</text:p>
          </table:table-cell>
          <table:table-cell office:value-type="string" calcext:value-type="string">
            <text:p>', '</text:p>
          </table:table-cell>
          <table:table-cell table:formula="of:=IF(MOD([.E40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7];[.E407];[.F407];[.G407];[.H407];[.I407];[.J407];[.K407];[.L407])" office:value-type="string" office:string-value="(24002006, 'Strahlungsdetektoren', 'P', 0)," calcext:value-type="string">
            <text:p>(24002006, 'Strahlungsdetektoren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408]+1000*[.B408]+[.C408]" office:value-type="float" office:value="24002007" calcext:value-type="float">
            <text:p>24002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xtraspatialsensoren</text:p>
          </table:table-cell>
          <table:table-cell office:value-type="string" calcext:value-type="string">
            <text:p>', '</text:p>
          </table:table-cell>
          <table:table-cell table:formula="of:=IF(MOD([.E40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8];[.E408];[.F408];[.G408];[.H408];[.I408];[.J408];[.K408];[.L408])" office:value-type="string" office:string-value="(24002007, 'Extraspatialsensoren', 'P', 0)," calcext:value-type="string">
            <text:p>(24002007, 'Extraspatialsensoren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409]+1000*[.B409]+[.C409]" office:value-type="float" office:value="24002008" calcext:value-type="float">
            <text:p>24002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osensoren</text:p>
          </table:table-cell>
          <table:table-cell office:value-type="string" calcext:value-type="string">
            <text:p>', '</text:p>
          </table:table-cell>
          <table:table-cell table:formula="of:=IF(MOD([.E40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9];[.E409];[.F409];[.G409];[.H409];[.I409];[.J409];[.K409];[.L409])" office:value-type="string" office:string-value="(24002008, 'Biosensoren', 'P', 0)," calcext:value-type="string">
            <text:p>(24002008, 'Biosensoren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410]+1000*[.B410]+[.C410]" office:value-type="float" office:value="24002009" calcext:value-type="float">
            <text:p>24002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ravitonsensoren</text:p>
          </table:table-cell>
          <table:table-cell office:value-type="string" calcext:value-type="string">
            <text:p>', '</text:p>
          </table:table-cell>
          <table:table-cell table:formula="of:=IF(MOD([.E41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0];[.E410];[.F410];[.G410];[.H410];[.I410];[.J410];[.K410];[.L410])" office:value-type="string" office:string-value="(24002009, 'Gravitonsensoren', 'P', 0)," calcext:value-type="string">
            <text:p>(24002009, 'Gravitonsensoren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411]+1000*[.B411]+[.C411]" office:value-type="float" office:value="24002010" calcext:value-type="float">
            <text:p>24002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ltispektralanalysen</text:p>
          </table:table-cell>
          <table:table-cell office:value-type="string" calcext:value-type="string">
            <text:p>', '</text:p>
          </table:table-cell>
          <table:table-cell table:formula="of:=IF(MOD([.E41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1];[.E411];[.F411];[.G411];[.H411];[.I411];[.J411];[.K411];[.L411])" office:value-type="string" office:string-value="(24002010, 'Multispektralanalysen', 'P', 0)," calcext:value-type="string">
            <text:p>(24002010, 'Multispektralanalysen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12]+1000*[.B412]+[.C412]" office:value-type="float" office:value="24003000" calcext:value-type="float">
            <text:p>24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borarbeit</text:p>
          </table:table-cell>
          <table:table-cell office:value-type="string" calcext:value-type="string">
            <text:p>', '</text:p>
          </table:table-cell>
          <table:table-cell table:formula="of:=IF(MOD([.E41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41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2];[.E412];[.F412];[.G412];[.H412];[.I412];[.J412];[.K412];[.L412])" office:value-type="string" office:string-value="(24003000, 'Laborarbeit', 'A', 0)," calcext:value-type="string">
            <text:p>(24003000, 'Laborarbeit', 'A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13]+1000*[.B413]+[.C413]" office:value-type="float" office:value="24003001" calcext:value-type="float">
            <text:p>24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hemische Analysen</text:p>
          </table:table-cell>
          <table:table-cell office:value-type="string" calcext:value-type="string">
            <text:p>', '</text:p>
          </table:table-cell>
          <table:table-cell table:formula="of:=IF(MOD([.E41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3];[.E413];[.F413];[.G413];[.H413];[.I413];[.J413];[.K413];[.L413])" office:value-type="string" office:string-value="(24003001, 'Chemische Analysen', 'P', 0)," calcext:value-type="string">
            <text:p>(24003001, 'Chemische Analysen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414]+1000*[.B414]+[.C414]" office:value-type="float" office:value="24003002" calcext:value-type="float">
            <text:p>24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ikroskopie</text:p>
          </table:table-cell>
          <table:table-cell office:value-type="string" calcext:value-type="string">
            <text:p>', '</text:p>
          </table:table-cell>
          <table:table-cell table:formula="of:=IF(MOD([.E41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4];[.E414];[.F414];[.G414];[.H414];[.I414];[.J414];[.K414];[.L414])" office:value-type="string" office:string-value="(24003002, 'Mikroskopie', 'P', 0)," calcext:value-type="string">
            <text:p>(24003002, 'Mikroskopie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415]+1000*[.B415]+[.C415]" office:value-type="float" office:value="24003003" calcext:value-type="float">
            <text:p>2400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orensische Analytik</text:p>
          </table:table-cell>
          <table:table-cell office:value-type="string" calcext:value-type="string">
            <text:p>', '</text:p>
          </table:table-cell>
          <table:table-cell table:formula="of:=IF(MOD([.E41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5];[.E415];[.F415];[.G415];[.H415];[.I415];[.J415];[.K415];[.L415])" office:value-type="string" office:string-value="(24003003, 'Forensische Analytik', 'P', 0)," calcext:value-type="string">
            <text:p>(24003003, 'Forensische Analytik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416]+1000*[.B416]+[.C416]" office:value-type="float" office:value="24003004" calcext:value-type="float">
            <text:p>2400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ektroskopie</text:p>
          </table:table-cell>
          <table:table-cell office:value-type="string" calcext:value-type="string">
            <text:p>', '</text:p>
          </table:table-cell>
          <table:table-cell table:formula="of:=IF(MOD([.E41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6];[.E416];[.F416];[.G416];[.H416];[.I416];[.J416];[.K416];[.L416])" office:value-type="string" office:string-value="(24003004, 'Spektroskopie', 'P', 0)," calcext:value-type="string">
            <text:p>(24003004, 'Spektroskopie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417]+1000*[.B417]+[.C417]" office:value-type="float" office:value="24003005" calcext:value-type="float">
            <text:p>24003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issenschaftliche Methodik</text:p>
          </table:table-cell>
          <table:table-cell office:value-type="string" calcext:value-type="string">
            <text:p>', '</text:p>
          </table:table-cell>
          <table:table-cell table:formula="of:=IF(MOD([.E41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7];[.E417];[.F417];[.G417];[.H417];[.I417];[.J417];[.K417];[.L417])" office:value-type="string" office:string-value="(24003005, 'Wissenschaftliche Methodik', 'P', 0)," calcext:value-type="string">
            <text:p>(24003005, 'Wissenschaftliche Methodik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418]+1000*[.B418]+[.C418]" office:value-type="float" office:value="24003006" calcext:value-type="float">
            <text:p>24003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rengstoffe</text:p>
          </table:table-cell>
          <table:table-cell office:value-type="string" calcext:value-type="string">
            <text:p>', '</text:p>
          </table:table-cell>
          <table:table-cell table:formula="of:=IF(MOD([.E41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8];[.E418];[.F418];[.G418];[.H418];[.I418];[.J418];[.K418];[.L418])" office:value-type="string" office:string-value="(24003006, 'Sprengstoffe', 'P', 0)," calcext:value-type="string">
            <text:p>(24003006, 'Sprengstoffe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419]+1000*[.B419]+[.C419]" office:value-type="float" office:value="24003007" calcext:value-type="float">
            <text:p>24003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harmazie</text:p>
          </table:table-cell>
          <table:table-cell office:value-type="string" calcext:value-type="string">
            <text:p>', '</text:p>
          </table:table-cell>
          <table:table-cell table:formula="of:=IF(MOD([.E41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9];[.E419];[.F419];[.G419];[.H419];[.I419];[.J419];[.K419];[.L419])" office:value-type="string" office:string-value="(24003007, 'Pharmazie', 'P', 0)," calcext:value-type="string">
            <text:p>(24003007, 'Pharmazie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420]+1000*[.B420]+[.C420]" office:value-type="float" office:value="24003008" calcext:value-type="float">
            <text:p>24003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rogenherstellung</text:p>
          </table:table-cell>
          <table:table-cell office:value-type="string" calcext:value-type="string">
            <text:p>', '</text:p>
          </table:table-cell>
          <table:table-cell table:formula="of:=IF(MOD([.E42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0];[.E420];[.F420];[.G420];[.H420];[.I420];[.J420];[.K420];[.L420])" office:value-type="string" office:string-value="(24003008, 'Drogenherstellung', 'P', 0)," calcext:value-type="string">
            <text:p>(24003008, 'Drogenherstellung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21]+1000*[.B421]+[.C421]" office:value-type="float" office:value="24004000" calcext:value-type="float">
            <text:p>24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rchäologie</text:p>
          </table:table-cell>
          <table:table-cell office:value-type="string" calcext:value-type="string">
            <text:p>', '</text:p>
          </table:table-cell>
          <table:table-cell table:formula="of:=IF(MOD([.E42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42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1];[.E421];[.F421];[.G421];[.H421];[.I421];[.J421];[.K421];[.L421])" office:value-type="string" office:string-value="(24004000, 'Archäologie', 'A', 0)," calcext:value-type="string">
            <text:p>(24004000, 'Archäologie', 'A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22]+1000*[.B422]+[.C422]" office:value-type="float" office:value="24004001" calcext:value-type="float">
            <text:p>2400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usgrabungsvorbereitung</text:p>
          </table:table-cell>
          <table:table-cell office:value-type="string" calcext:value-type="string">
            <text:p>', '</text:p>
          </table:table-cell>
          <table:table-cell table:formula="of:=IF(MOD([.E42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2];[.E422];[.F422];[.G422];[.H422];[.I422];[.J422];[.K422];[.L422])" office:value-type="string" office:string-value="(24004001, 'Ausgrabungsvorbereitung', 'P', 0)," calcext:value-type="string">
            <text:p>(24004001, 'Ausgrabungsvorbereitung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423]+1000*[.B423]+[.C423]" office:value-type="float" office:value="24004002" calcext:value-type="float">
            <text:p>24004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unddokumentation</text:p>
          </table:table-cell>
          <table:table-cell office:value-type="string" calcext:value-type="string">
            <text:p>', '</text:p>
          </table:table-cell>
          <table:table-cell table:formula="of:=IF(MOD([.E42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3];[.E423];[.F423];[.G423];[.H423];[.I423];[.J423];[.K423];[.L423])" office:value-type="string" office:string-value="(24004002, 'Funddokumentation', 'P', 0)," calcext:value-type="string">
            <text:p>(24004002, 'Funddokumentation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24]+1000*[.B424]+[.C424]" office:value-type="float" office:value="25000000" calcext:value-type="float">
            <text:p>25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hysik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424];[.E424];[.F424];[.G424];[.H424];[.I424];[.J424];[.K424];[.L424])" office:value-type="string" office:string-value="(25000000, 'Physik', 'P', 1)," calcext:value-type="string">
            <text:p>(25000000, 'Physik', 'P', 1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25]+1000*[.B425]+[.C425]" office:value-type="float" office:value="25000001" calcext:value-type="float">
            <text:p>25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', '</text:p>
          </table:table-cell>
          <table:table-cell table:formula="of:=IF(MOD([.E42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5];[.E425];[.F425];[.G425];[.H425];[.I425];[.J425];[.K425];[.L425])" office:value-type="string" office:string-value="(25000001, 'Mechanik', 'P', 0)," calcext:value-type="string">
            <text:p>(25000001, 'Mechan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426]+1000*[.B426]+[.C426]" office:value-type="float" office:value="25000002" calcext:value-type="float">
            <text:p>25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atik</text:p>
          </table:table-cell>
          <table:table-cell office:value-type="string" calcext:value-type="string">
            <text:p>', '</text:p>
          </table:table-cell>
          <table:table-cell table:formula="of:=IF(MOD([.E42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6];[.E426];[.F426];[.G426];[.H426];[.I426];[.J426];[.K426];[.L426])" office:value-type="string" office:string-value="(25000002, 'Statik', 'P', 0)," calcext:value-type="string">
            <text:p>(25000002, 'Stat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427]+1000*[.B427]+[.C427]" office:value-type="float" office:value="25000003" calcext:value-type="float">
            <text:p>25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ynamik</text:p>
          </table:table-cell>
          <table:table-cell office:value-type="string" calcext:value-type="string">
            <text:p>', '</text:p>
          </table:table-cell>
          <table:table-cell table:formula="of:=IF(MOD([.E42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7];[.E427];[.F427];[.G427];[.H427];[.I427];[.J427];[.K427];[.L427])" office:value-type="string" office:string-value="(25000003, 'Dynamik', 'P', 0)," calcext:value-type="string">
            <text:p>(25000003, 'Dynam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428]+1000*[.B428]+[.C428]" office:value-type="float" office:value="25000004" calcext:value-type="float">
            <text:p>25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erodynamik</text:p>
          </table:table-cell>
          <table:table-cell office:value-type="string" calcext:value-type="string">
            <text:p>', '</text:p>
          </table:table-cell>
          <table:table-cell table:formula="of:=IF(MOD([.E42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8];[.E428];[.F428];[.G428];[.H428];[.I428];[.J428];[.K428];[.L428])" office:value-type="string" office:string-value="(25000004, 'Aerodynamik', 'P', 0)," calcext:value-type="string">
            <text:p>(25000004, 'Aerodynam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429]+1000*[.B429]+[.C429]" office:value-type="float" office:value="25000005" calcext:value-type="float">
            <text:p>25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hermodynamik</text:p>
          </table:table-cell>
          <table:table-cell office:value-type="string" calcext:value-type="string">
            <text:p>', '</text:p>
          </table:table-cell>
          <table:table-cell table:formula="of:=IF(MOD([.E42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9];[.E429];[.F429];[.G429];[.H429];[.I429];[.J429];[.K429];[.L429])" office:value-type="string" office:string-value="(25000005, 'Thermodynamik', 'P', 0)," calcext:value-type="string">
            <text:p>(25000005, 'Thermodynam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430]+1000*[.B430]+[.C430]" office:value-type="float" office:value="25000006" calcext:value-type="float">
            <text:p>25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lektromagnetismus</text:p>
          </table:table-cell>
          <table:table-cell office:value-type="string" calcext:value-type="string">
            <text:p>', '</text:p>
          </table:table-cell>
          <table:table-cell table:formula="of:=IF(MOD([.E43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0];[.E430];[.F430];[.G430];[.H430];[.I430];[.J430];[.K430];[.L430])" office:value-type="string" office:string-value="(25000006, 'Elektromagnetismus', 'P', 0)," calcext:value-type="string">
            <text:p>(25000006, 'Elektromagnetismus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431]+1000*[.B431]+[.C431]" office:value-type="float" office:value="25000007" calcext:value-type="float">
            <text:p>25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ptik</text:p>
          </table:table-cell>
          <table:table-cell office:value-type="string" calcext:value-type="string">
            <text:p>', '</text:p>
          </table:table-cell>
          <table:table-cell table:formula="of:=IF(MOD([.E43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1];[.E431];[.F431];[.G431];[.H431];[.I431];[.J431];[.K431];[.L431])" office:value-type="string" office:string-value="(25000007, 'Optik', 'P', 0)," calcext:value-type="string">
            <text:p>(25000007, 'Opt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432]+1000*[.B432]+[.C432]" office:value-type="float" office:value="25000008" calcext:value-type="float">
            <text:p>25000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lativitätstheorie</text:p>
          </table:table-cell>
          <table:table-cell office:value-type="string" calcext:value-type="string">
            <text:p>', '</text:p>
          </table:table-cell>
          <table:table-cell table:formula="of:=IF(MOD([.E43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2];[.E432];[.F432];[.G432];[.H432];[.I432];[.J432];[.K432];[.L432])" office:value-type="string" office:string-value="(25000008, 'Relativitätstheorie', 'P', 0)," calcext:value-type="string">
            <text:p>(25000008, 'Relativitätstheorie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433]+1000*[.B433]+[.C433]" office:value-type="float" office:value="25000009" calcext:value-type="float">
            <text:p>25000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Quantenmechanik</text:p>
          </table:table-cell>
          <table:table-cell office:value-type="string" calcext:value-type="string">
            <text:p>', '</text:p>
          </table:table-cell>
          <table:table-cell table:formula="of:=IF(MOD([.E43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3];[.E433];[.F433];[.G433];[.H433];[.I433];[.J433];[.K433];[.L433])" office:value-type="string" office:string-value="(25000009, 'Quantenmechanik', 'P', 0)," calcext:value-type="string">
            <text:p>(25000009, 'Quantenmechan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434]+1000*[.B434]+[.C434]" office:value-type="float" office:value="25000010" calcext:value-type="float">
            <text:p>25000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Quantenfeldtheorie</text:p>
          </table:table-cell>
          <table:table-cell office:value-type="string" calcext:value-type="string">
            <text:p>', '</text:p>
          </table:table-cell>
          <table:table-cell table:formula="of:=IF(MOD([.E43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4];[.E434];[.F434];[.G434];[.H434];[.I434];[.J434];[.K434];[.L434])" office:value-type="string" office:string-value="(25000010, 'Quantenfeldtheorie', 'P', 0)," calcext:value-type="string">
            <text:p>(25000010, 'Quantenfeldtheorie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435]+1000*[.B435]+[.C435]" office:value-type="float" office:value="25000011" calcext:value-type="float">
            <text:p>25000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eilchenphysik</text:p>
          </table:table-cell>
          <table:table-cell office:value-type="string" calcext:value-type="string">
            <text:p>', '</text:p>
          </table:table-cell>
          <table:table-cell table:formula="of:=IF(MOD([.E43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5];[.E435];[.F435];[.G435];[.H435];[.I435];[.J435];[.K435];[.L435])" office:value-type="string" office:string-value="(25000011, 'Teilchenphysik', 'P', 0)," calcext:value-type="string">
            <text:p>(25000011, 'Teilchenphys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436]+1000*[.B436]+[.C436]" office:value-type="float" office:value="25000012" calcext:value-type="float">
            <text:p>25000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ernphysik</text:p>
          </table:table-cell>
          <table:table-cell office:value-type="string" calcext:value-type="string">
            <text:p>', '</text:p>
          </table:table-cell>
          <table:table-cell table:formula="of:=IF(MOD([.E43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6];[.E436];[.F436];[.G436];[.H436];[.I436];[.J436];[.K436];[.L436])" office:value-type="string" office:string-value="(25000012, 'Kernphysik', 'P', 0)," calcext:value-type="string">
            <text:p>(25000012, 'Kernphys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437]+1000*[.B437]+[.C437]" office:value-type="float" office:value="25000013" calcext:value-type="float">
            <text:p>25000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strophysik und Kosmologie</text:p>
          </table:table-cell>
          <table:table-cell office:value-type="string" calcext:value-type="string">
            <text:p>', '</text:p>
          </table:table-cell>
          <table:table-cell table:formula="of:=IF(MOD([.E43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7];[.E437];[.F437];[.G437];[.H437];[.I437];[.J437];[.K437];[.L437])" office:value-type="string" office:string-value="(25000013, 'Astrophysik und Kosmologie', 'P', 0)," calcext:value-type="string">
            <text:p>(25000013, 'Astrophysik und Kosmologie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438]+1000*[.B438]+[.C438]" office:value-type="float" office:value="25000014" calcext:value-type="float">
            <text:p>25000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ophysik</text:p>
          </table:table-cell>
          <table:table-cell office:value-type="string" calcext:value-type="string">
            <text:p>', '</text:p>
          </table:table-cell>
          <table:table-cell table:formula="of:=IF(MOD([.E43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8];[.E438];[.F438];[.G438];[.H438];[.I438];[.J438];[.K438];[.L438])" office:value-type="string" office:string-value="(25000014, 'Geophysik', 'P', 0)," calcext:value-type="string">
            <text:p>(25000014, 'Geophys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439]+1000*[.B439]+[.C439]" office:value-type="float" office:value="25000015" calcext:value-type="float">
            <text:p>25000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ophysik</text:p>
          </table:table-cell>
          <table:table-cell office:value-type="string" calcext:value-type="string">
            <text:p>', '</text:p>
          </table:table-cell>
          <table:table-cell table:formula="of:=IF(MOD([.E43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9];[.E439];[.F439];[.G439];[.H439];[.I439];[.J439];[.K439];[.L439])" office:value-type="string" office:string-value="(25000015, 'Biophysik', 'P', 0)," calcext:value-type="string">
            <text:p>(25000015, 'Biophys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440]+1000*[.B440]+[.C440]" office:value-type="float" office:value="25000016" calcext:value-type="float">
            <text:p>25000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terialphysik</text:p>
          </table:table-cell>
          <table:table-cell office:value-type="string" calcext:value-type="string">
            <text:p>', '</text:p>
          </table:table-cell>
          <table:table-cell table:formula="of:=IF(MOD([.E44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0];[.E440];[.F440];[.G440];[.H440];[.I440];[.J440];[.K440];[.L440])" office:value-type="string" office:string-value="(25000016, 'Materialphysik', 'P', 0)," calcext:value-type="string">
            <text:p>(25000016, 'Materialphys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441]+1000*[.B441]+[.C441]" office:value-type="float" office:value="25000017" calcext:value-type="float">
            <text:p>25000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heoretische Physik</text:p>
          </table:table-cell>
          <table:table-cell office:value-type="string" calcext:value-type="string">
            <text:p>', '</text:p>
          </table:table-cell>
          <table:table-cell table:formula="of:=IF(MOD([.E44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1];[.E441];[.F441];[.G441];[.H441];[.I441];[.J441];[.K441];[.L441])" office:value-type="string" office:string-value="(25000017, 'Theoretische Physik', 'P', 0)," calcext:value-type="string">
            <text:p>(25000017, 'Theoretische Phys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formula="of:=1000000*[.A442]+1000*[.B442]+[.C442]" office:value-type="float" office:value="25000018" calcext:value-type="float">
            <text:p>2500001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xperimentalphysik</text:p>
          </table:table-cell>
          <table:table-cell office:value-type="string" calcext:value-type="string">
            <text:p>', '</text:p>
          </table:table-cell>
          <table:table-cell table:formula="of:=IF(MOD([.E44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2];[.E442];[.F442];[.G442];[.H442];[.I442];[.J442];[.K442];[.L442])" office:value-type="string" office:string-value="(25000018, 'Experimentalphysik', 'P', 0)," calcext:value-type="string">
            <text:p>(25000018, 'Experimentalphysik', 'P', 0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43]+1000*[.B443]+[.C443]" office:value-type="float" office:value="26000000" calcext:value-type="float">
            <text:p>26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hemie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3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443];[.E443];[.F443];[.G443];[.H443];[.I443];[.J443];[.K443];[.L443])" office:value-type="string" office:string-value="(26000000, 'Chemie', 'P', 1)," calcext:value-type="string">
            <text:p>(26000000, 'Chemie', 'P', 1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44]+1000*[.B444]+[.C444]" office:value-type="float" office:value="26000001" calcext:value-type="float">
            <text:p>26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rganische Chemie</text:p>
          </table:table-cell>
          <table:table-cell office:value-type="string" calcext:value-type="string">
            <text:p>', '</text:p>
          </table:table-cell>
          <table:table-cell table:formula="of:=IF(MOD([.E44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4];[.E444];[.F444];[.G444];[.H444];[.I444];[.J444];[.K444];[.L444])" office:value-type="string" office:string-value="(26000001, 'Organische Chemie', 'P', 0)," calcext:value-type="string">
            <text:p>(26000001, 'Organische Chemie', 'P', 0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445]+1000*[.B445]+[.C445]" office:value-type="float" office:value="26000002" calcext:value-type="float">
            <text:p>26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norganische Chemie</text:p>
          </table:table-cell>
          <table:table-cell office:value-type="string" calcext:value-type="string">
            <text:p>', '</text:p>
          </table:table-cell>
          <table:table-cell table:formula="of:=IF(MOD([.E44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5];[.E445];[.F445];[.G445];[.H445];[.I445];[.J445];[.K445];[.L445])" office:value-type="string" office:string-value="(26000002, 'Anorganische Chemie', 'P', 0)," calcext:value-type="string">
            <text:p>(26000002, 'Anorganische Chemie', 'P', 0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446]+1000*[.B446]+[.C446]" office:value-type="float" office:value="26000003" calcext:value-type="float">
            <text:p>26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ochemie</text:p>
          </table:table-cell>
          <table:table-cell office:value-type="string" calcext:value-type="string">
            <text:p>', '</text:p>
          </table:table-cell>
          <table:table-cell table:formula="of:=IF(MOD([.E44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6];[.E446];[.F446];[.G446];[.H446];[.I446];[.J446];[.K446];[.L446])" office:value-type="string" office:string-value="(26000003, 'Biochemie', 'P', 0)," calcext:value-type="string">
            <text:p>(26000003, 'Biochemie', 'P', 0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447]+1000*[.B447]+[.C447]" office:value-type="float" office:value="26000004" calcext:value-type="float">
            <text:p>26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terialforschung</text:p>
          </table:table-cell>
          <table:table-cell office:value-type="string" calcext:value-type="string">
            <text:p>', '</text:p>
          </table:table-cell>
          <table:table-cell table:formula="of:=IF(MOD([.E44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7];[.E447];[.F447];[.G447];[.H447];[.I447];[.J447];[.K447];[.L447])" office:value-type="string" office:string-value="(26000004, 'Materialforschung', 'P', 0)," calcext:value-type="string">
            <text:p>(26000004, 'Materialforschung', 'P', 0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448]+1000*[.B448]+[.C448]" office:value-type="float" office:value="26000005" calcext:value-type="float">
            <text:p>26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terialkunde</text:p>
          </table:table-cell>
          <table:table-cell office:value-type="string" calcext:value-type="string">
            <text:p>', '</text:p>
          </table:table-cell>
          <table:table-cell table:formula="of:=IF(MOD([.E44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8];[.E448];[.F448];[.G448];[.H448];[.I448];[.J448];[.K448];[.L448])" office:value-type="string" office:string-value="(26000005, 'Materialkunde', 'P', 0)," calcext:value-type="string">
            <text:p>(26000005, 'Materialkunde', 'P', 0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449]+1000*[.B449]+[.C449]" office:value-type="float" office:value="26000006" calcext:value-type="float">
            <text:p>26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hemische Analyse</text:p>
          </table:table-cell>
          <table:table-cell office:value-type="string" calcext:value-type="string">
            <text:p>', '</text:p>
          </table:table-cell>
          <table:table-cell table:formula="of:=IF(MOD([.E44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9];[.E449];[.F449];[.G449];[.H449];[.I449];[.J449];[.K449];[.L449])" office:value-type="string" office:string-value="(26000006, 'Chemische Analyse', 'P', 0)," calcext:value-type="string">
            <text:p>(26000006, 'Chemische Analyse', 'P', 0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450]+1000*[.B450]+[.C450]" office:value-type="float" office:value="26000007" calcext:value-type="float">
            <text:p>26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anochemie</text:p>
          </table:table-cell>
          <table:table-cell office:value-type="string" calcext:value-type="string">
            <text:p>', '</text:p>
          </table:table-cell>
          <table:table-cell table:formula="of:=IF(MOD([.E45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0];[.E450];[.F450];[.G450];[.H450];[.I450];[.J450];[.K450];[.L450])" office:value-type="string" office:string-value="(26000007, 'Nanochemie', 'P', 0)," calcext:value-type="string">
            <text:p>(26000007, 'Nanochemie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51]+1000*[.B451]+[.C451]" office:value-type="float" office:value="27000000" calcext:value-type="float">
            <text:p>27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451];[.E451];[.F451];[.G451];[.H451];[.I451];[.J451];[.K451];[.L451])" office:value-type="string" office:string-value="(27000000, 'Biologie', 'P', 1)," calcext:value-type="string">
            <text:p>(27000000, 'Biologie', 'P', 1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52]+1000*[.B452]+[.C452]" office:value-type="float" office:value="27000001" calcext:value-type="float">
            <text:p>27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Zellbiologie</text:p>
          </table:table-cell>
          <table:table-cell office:value-type="string" calcext:value-type="string">
            <text:p>', '</text:p>
          </table:table-cell>
          <table:table-cell table:formula="of:=IF(MOD([.E45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2];[.E452];[.F452];[.G452];[.H452];[.I452];[.J452];[.K452];[.L452])" office:value-type="string" office:string-value="(27000001, 'Zellbiologie', 'P', 0)," calcext:value-type="string">
            <text:p>(27000001, 'Zellbiologie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453]+1000*[.B453]+[.C453]" office:value-type="float" office:value="27000002" calcext:value-type="float">
            <text:p>27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netik</text:p>
          </table:table-cell>
          <table:table-cell office:value-type="string" calcext:value-type="string">
            <text:p>', '</text:p>
          </table:table-cell>
          <table:table-cell table:formula="of:=IF(MOD([.E45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3];[.E453];[.F453];[.G453];[.H453];[.I453];[.J453];[.K453];[.L453])" office:value-type="string" office:string-value="(27000002, 'Genetik', 'P', 0)," calcext:value-type="string">
            <text:p>(27000002, 'Genetik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454]+1000*[.B454]+[.C454]" office:value-type="float" office:value="27000003" calcext:value-type="float">
            <text:p>27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ierkunde</text:p>
          </table:table-cell>
          <table:table-cell office:value-type="string" calcext:value-type="string">
            <text:p>', '</text:p>
          </table:table-cell>
          <table:table-cell table:formula="of:=IF(MOD([.E45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4];[.E454];[.F454];[.G454];[.H454];[.I454];[.J454];[.K454];[.L454])" office:value-type="string" office:string-value="(27000003, 'Tierkunde', 'P', 0)," calcext:value-type="string">
            <text:p>(27000003, 'Tierkunde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455]+1000*[.B455]+[.C455]" office:value-type="float" office:value="27000004" calcext:value-type="float">
            <text:p>27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flanzenkunde</text:p>
          </table:table-cell>
          <table:table-cell office:value-type="string" calcext:value-type="string">
            <text:p>', '</text:p>
          </table:table-cell>
          <table:table-cell table:formula="of:=IF(MOD([.E45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5];[.E455];[.F455];[.G455];[.H455];[.I455];[.J455];[.K455];[.L455])" office:value-type="string" office:string-value="(27000004, 'Pflanzenkunde', 'P', 0)," calcext:value-type="string">
            <text:p>(27000004, 'Pflanzenkunde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456]+1000*[.B456]+[.C456]" office:value-type="float" office:value="27000005" calcext:value-type="float">
            <text:p>27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ologie der Hazaru</text:p>
          </table:table-cell>
          <table:table-cell office:value-type="string" calcext:value-type="string">
            <text:p>', '</text:p>
          </table:table-cell>
          <table:table-cell table:formula="of:=IF(MOD([.E45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6];[.E456];[.F456];[.G456];[.H456];[.I456];[.J456];[.K456];[.L456])" office:value-type="string" office:string-value="(27000005, 'Biologie der Hazaru', 'P', 0)," calcext:value-type="string">
            <text:p>(27000005, 'Biologie der Hazaru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457]+1000*[.B457]+[.C457]" office:value-type="float" office:value="27000006" calcext:value-type="float">
            <text:p>27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ologie der Ko</text:p>
          </table:table-cell>
          <table:table-cell office:value-type="string" calcext:value-type="string">
            <text:p>', '</text:p>
          </table:table-cell>
          <table:table-cell table:formula="of:=IF(MOD([.E45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7];[.E457];[.F457];[.G457];[.H457];[.I457];[.J457];[.K457];[.L457])" office:value-type="string" office:string-value="(27000006, 'Biologie der Ko', 'P', 0)," calcext:value-type="string">
            <text:p>(27000006, 'Biologie der Ko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458]+1000*[.B458]+[.C458]" office:value-type="float" office:value="27000007" calcext:value-type="float">
            <text:p>27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ologie der Douwg</text:p>
          </table:table-cell>
          <table:table-cell office:value-type="string" calcext:value-type="string">
            <text:p>', '</text:p>
          </table:table-cell>
          <table:table-cell table:formula="of:=IF(MOD([.E45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8];[.E458];[.F458];[.G458];[.H458];[.I458];[.J458];[.K458];[.L458])" office:value-type="string" office:string-value="(27000007, 'Biologie der Douwg', 'P', 0)," calcext:value-type="string">
            <text:p>(27000007, 'Biologie der Douwg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459]+1000*[.B459]+[.C459]" office:value-type="float" office:value="27000008" calcext:value-type="float">
            <text:p>27000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umanbiologie</text:p>
          </table:table-cell>
          <table:table-cell office:value-type="string" calcext:value-type="string">
            <text:p>', '</text:p>
          </table:table-cell>
          <table:table-cell table:formula="of:=IF(MOD([.E45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9];[.E459];[.F459];[.G459];[.H459];[.I459];[.J459];[.K459];[.L459])" office:value-type="string" office:string-value="(27000008, 'Humanbiologie', 'P', 0)," calcext:value-type="string">
            <text:p>(27000008, 'Humanbiologie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460]+1000*[.B460]+[.C460]" office:value-type="float" office:value="27000009" calcext:value-type="float">
            <text:p>27000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ellarbiologie</text:p>
          </table:table-cell>
          <table:table-cell office:value-type="string" calcext:value-type="string">
            <text:p>', '</text:p>
          </table:table-cell>
          <table:table-cell table:formula="of:=IF(MOD([.E46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0];[.E460];[.F460];[.G460];[.H460];[.I460];[.J460];[.K460];[.L460])" office:value-type="string" office:string-value="(27000009, 'Stellarbiologie', 'P', 0)," calcext:value-type="string">
            <text:p>(27000009, 'Stellarbiologie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461]+1000*[.B461]+[.C461]" office:value-type="float" office:value="27000010" calcext:value-type="float">
            <text:p>27000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osphären</text:p>
          </table:table-cell>
          <table:table-cell office:value-type="string" calcext:value-type="string">
            <text:p>', '</text:p>
          </table:table-cell>
          <table:table-cell table:formula="of:=IF(MOD([.E46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1];[.E461];[.F461];[.G461];[.H461];[.I461];[.J461];[.K461];[.L461])" office:value-type="string" office:string-value="(27000010, 'Biosphären', 'P', 0)," calcext:value-type="string">
            <text:p>(27000010, 'Biosphären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462]+1000*[.B462]+[.C462]" office:value-type="float" office:value="27000011" calcext:value-type="float">
            <text:p>27000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aja-Hypothese</text:p>
          </table:table-cell>
          <table:table-cell office:value-type="string" calcext:value-type="string">
            <text:p>', '</text:p>
          </table:table-cell>
          <table:table-cell table:formula="of:=IF(MOD([.E46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2];[.E462];[.F462];[.G462];[.H462];[.I462];[.J462];[.K462];[.L462])" office:value-type="string" office:string-value="(27000011, 'Gaja-Hypothese', 'P', 0)," calcext:value-type="string">
            <text:p>(27000011, 'Gaja-Hypothese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63]+1000*[.B463]+[.C463]" office:value-type="float" office:value="28000000" calcext:value-type="float">
            <text:p>28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owissenschaften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3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463];[.E463];[.F463];[.G463];[.H463];[.I463];[.J463];[.K463];[.L463])" office:value-type="string" office:string-value="(28000000, 'Geowissenschaften', 'P', 1)," calcext:value-type="string">
            <text:p>(28000000, 'Geowissenschaften', 'P', 1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64]+1000*[.B464]+[.C464]" office:value-type="float" office:value="28000001" calcext:value-type="float">
            <text:p>28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ographie</text:p>
          </table:table-cell>
          <table:table-cell office:value-type="string" calcext:value-type="string">
            <text:p>', '</text:p>
          </table:table-cell>
          <table:table-cell table:formula="of:=IF(MOD([.E46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4];[.E464];[.F464];[.G464];[.H464];[.I464];[.J464];[.K464];[.L464])" office:value-type="string" office:string-value="(28000001, 'Geographie', 'P', 0)," calcext:value-type="string">
            <text:p>(28000001, 'Geographie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465]+1000*[.B465]+[.C465]" office:value-type="float" office:value="28000002" calcext:value-type="float">
            <text:p>28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ologie</text:p>
          </table:table-cell>
          <table:table-cell office:value-type="string" calcext:value-type="string">
            <text:p>', '</text:p>
          </table:table-cell>
          <table:table-cell table:formula="of:=IF(MOD([.E46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5];[.E465];[.F465];[.G465];[.H465];[.I465];[.J465];[.K465];[.L465])" office:value-type="string" office:string-value="(28000002, 'Geologie', 'P', 0)," calcext:value-type="string">
            <text:p>(28000002, 'Geologie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466]+1000*[.B466]+[.C466]" office:value-type="float" office:value="28000003" calcext:value-type="float">
            <text:p>28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lattentektonik</text:p>
          </table:table-cell>
          <table:table-cell office:value-type="string" calcext:value-type="string">
            <text:p>', '</text:p>
          </table:table-cell>
          <table:table-cell table:formula="of:=IF(MOD([.E46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6];[.E466];[.F466];[.G466];[.H466];[.I466];[.J466];[.K466];[.L466])" office:value-type="string" office:string-value="(28000003, 'Plattentektonik', 'P', 0)," calcext:value-type="string">
            <text:p>(28000003, 'Plattentektonik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467]+1000*[.B467]+[.C467]" office:value-type="float" office:value="28000004" calcext:value-type="float">
            <text:p>28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ulkanologie</text:p>
          </table:table-cell>
          <table:table-cell office:value-type="string" calcext:value-type="string">
            <text:p>', '</text:p>
          </table:table-cell>
          <table:table-cell table:formula="of:=IF(MOD([.E46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7];[.E467];[.F467];[.G467];[.H467];[.I467];[.J467];[.K467];[.L467])" office:value-type="string" office:string-value="(28000004, 'Vulkanologie', 'P', 0)," calcext:value-type="string">
            <text:p>(28000004, 'Vulkanologie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468]+1000*[.B468]+[.C468]" office:value-type="float" office:value="28000005" calcext:value-type="float">
            <text:p>28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tereologie</text:p>
          </table:table-cell>
          <table:table-cell office:value-type="string" calcext:value-type="string">
            <text:p>', '</text:p>
          </table:table-cell>
          <table:table-cell table:formula="of:=IF(MOD([.E46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8];[.E468];[.F468];[.G468];[.H468];[.I468];[.J468];[.K468];[.L468])" office:value-type="string" office:string-value="(28000005, 'Metereologie', 'P', 0)," calcext:value-type="string">
            <text:p>(28000005, 'Metereologie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469]+1000*[.B469]+[.C469]" office:value-type="float" office:value="28000006" calcext:value-type="float">
            <text:p>28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erraforming</text:p>
          </table:table-cell>
          <table:table-cell office:value-type="string" calcext:value-type="string">
            <text:p>', '</text:p>
          </table:table-cell>
          <table:table-cell table:formula="of:=IF(MOD([.E46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9];[.E469];[.F469];[.G469];[.H469];[.I469];[.J469];[.K469];[.L469])" office:value-type="string" office:string-value="(28000006, 'Terraforming', 'P', 0)," calcext:value-type="string">
            <text:p>(28000006, 'Terraforming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470]+1000*[.B470]+[.C470]" office:value-type="float" office:value="28000007" calcext:value-type="float">
            <text:p>28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rtographie</text:p>
          </table:table-cell>
          <table:table-cell office:value-type="string" calcext:value-type="string">
            <text:p>', '</text:p>
          </table:table-cell>
          <table:table-cell table:formula="of:=IF(MOD([.E47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0];[.E470];[.F470];[.G470];[.H470];[.I470];[.J470];[.K470];[.L470])" office:value-type="string" office:string-value="(28000007, 'Kartographie', 'P', 0)," calcext:value-type="string">
            <text:p>(28000007, 'Kartographie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471]+1000*[.B471]+[.C471]" office:value-type="float" office:value="28000008" calcext:value-type="float">
            <text:p>28000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Dschungel)</text:p>
          </table:table-cell>
          <table:table-cell office:value-type="string" calcext:value-type="string">
            <text:p>', '</text:p>
          </table:table-cell>
          <table:table-cell table:formula="of:=IF(MOD([.E47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1];[.E471];[.F471];[.G471];[.H471];[.I471];[.J471];[.K471];[.L471])" office:value-type="string" office:string-value="(28000008, 'Geländekunde (Dschungel)', 'P', 0)," calcext:value-type="string">
            <text:p>(28000008, 'Geländekunde (Dschungel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472]+1000*[.B472]+[.C472]" office:value-type="float" office:value="28000009" calcext:value-type="float">
            <text:p>28000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Arktis)</text:p>
          </table:table-cell>
          <table:table-cell office:value-type="string" calcext:value-type="string">
            <text:p>', '</text:p>
          </table:table-cell>
          <table:table-cell table:formula="of:=IF(MOD([.E47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2];[.E472];[.F472];[.G472];[.H472];[.I472];[.J472];[.K472];[.L472])" office:value-type="string" office:string-value="(28000009, 'Geländekunde (Arktis)', 'P', 0)," calcext:value-type="string">
            <text:p>(28000009, 'Geländekunde (Arktis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473]+1000*[.B473]+[.C473]" office:value-type="float" office:value="28000010" calcext:value-type="float">
            <text:p>28000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Gebirge)</text:p>
          </table:table-cell>
          <table:table-cell office:value-type="string" calcext:value-type="string">
            <text:p>', '</text:p>
          </table:table-cell>
          <table:table-cell table:formula="of:=IF(MOD([.E47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3];[.E473];[.F473];[.G473];[.H473];[.I473];[.J473];[.K473];[.L473])" office:value-type="string" office:string-value="(28000010, 'Geländekunde (Gebirge)', 'P', 0)," calcext:value-type="string">
            <text:p>(28000010, 'Geländekunde (Gebirge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474]+1000*[.B474]+[.C474]" office:value-type="float" office:value="28000011" calcext:value-type="float">
            <text:p>28000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Waldgebiete)</text:p>
          </table:table-cell>
          <table:table-cell office:value-type="string" calcext:value-type="string">
            <text:p>', '</text:p>
          </table:table-cell>
          <table:table-cell table:formula="of:=IF(MOD([.E47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4];[.E474];[.F474];[.G474];[.H474];[.I474];[.J474];[.K474];[.L474])" office:value-type="string" office:string-value="(28000011, 'Geländekunde (Waldgebiete)', 'P', 0)," calcext:value-type="string">
            <text:p>(28000011, 'Geländekunde (Waldgebiete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475]+1000*[.B475]+[.C475]" office:value-type="float" office:value="28000012" calcext:value-type="float">
            <text:p>28000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Wüsten)</text:p>
          </table:table-cell>
          <table:table-cell office:value-type="string" calcext:value-type="string">
            <text:p>', '</text:p>
          </table:table-cell>
          <table:table-cell table:formula="of:=IF(MOD([.E47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5];[.E475];[.F475];[.G475];[.H475];[.I475];[.J475];[.K475];[.L475])" office:value-type="string" office:string-value="(28000012, 'Geländekunde (Wüsten)', 'P', 0)," calcext:value-type="string">
            <text:p>(28000012, 'Geländekunde (Wüsten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476]+1000*[.B476]+[.C476]" office:value-type="float" office:value="28000013" calcext:value-type="float">
            <text:p>28000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Sumpf)</text:p>
          </table:table-cell>
          <table:table-cell office:value-type="string" calcext:value-type="string">
            <text:p>', '</text:p>
          </table:table-cell>
          <table:table-cell table:formula="of:=IF(MOD([.E47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6];[.E476];[.F476];[.G476];[.H476];[.I476];[.J476];[.K476];[.L476])" office:value-type="string" office:string-value="(28000013, 'Geländekunde (Sumpf)', 'P', 0)," calcext:value-type="string">
            <text:p>(28000013, 'Geländekunde (Sumpf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477]+1000*[.B477]+[.C477]" office:value-type="float" office:value="28000014" calcext:value-type="float">
            <text:p>28000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Küsten)</text:p>
          </table:table-cell>
          <table:table-cell office:value-type="string" calcext:value-type="string">
            <text:p>', '</text:p>
          </table:table-cell>
          <table:table-cell table:formula="of:=IF(MOD([.E47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7];[.E477];[.F477];[.G477];[.H477];[.I477];[.J477];[.K477];[.L477])" office:value-type="string" office:string-value="(28000014, 'Geländekunde (Küsten)', 'P', 0)," calcext:value-type="string">
            <text:p>(28000014, 'Geländekunde (Küsten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478]+1000*[.B478]+[.C478]" office:value-type="float" office:value="28000015" calcext:value-type="float">
            <text:p>28000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Inseln)</text:p>
          </table:table-cell>
          <table:table-cell office:value-type="string" calcext:value-type="string">
            <text:p>', '</text:p>
          </table:table-cell>
          <table:table-cell table:formula="of:=IF(MOD([.E47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8];[.E478];[.F478];[.G478];[.H478];[.I478];[.J478];[.K478];[.L478])" office:value-type="string" office:string-value="(28000015, 'Geländekunde (Inseln)', 'P', 0)," calcext:value-type="string">
            <text:p>(28000015, 'Geländekunde (Inseln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479]+1000*[.B479]+[.C479]" office:value-type="float" office:value="28000016" calcext:value-type="float">
            <text:p>28000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Wüsten)</text:p>
          </table:table-cell>
          <table:table-cell office:value-type="string" calcext:value-type="string">
            <text:p>', '</text:p>
          </table:table-cell>
          <table:table-cell table:formula="of:=IF(MOD([.E47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9];[.E479];[.F479];[.G479];[.H479];[.I479];[.J479];[.K479];[.L479])" office:value-type="string" office:string-value="(28000016, 'Geländekunde (Wüsten)', 'P', 0)," calcext:value-type="string">
            <text:p>(28000016, 'Geländekunde (Wüsten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480]+1000*[.B480]+[.C480]" office:value-type="float" office:value="28000017" calcext:value-type="float">
            <text:p>28000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Lavafelder)</text:p>
          </table:table-cell>
          <table:table-cell office:value-type="string" calcext:value-type="string">
            <text:p>', '</text:p>
          </table:table-cell>
          <table:table-cell table:formula="of:=IF(MOD([.E48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0];[.E480];[.F480];[.G480];[.H480];[.I480];[.J480];[.K480];[.L480])" office:value-type="string" office:string-value="(28000017, 'Geländekunde (Lavafelder)', 'P', 0)," calcext:value-type="string">
            <text:p>(28000017, 'Geländekunde (Lavafelder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formula="of:=1000000*[.A481]+1000*[.B481]+[.C481]" office:value-type="float" office:value="28000018" calcext:value-type="float">
            <text:p>2800001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Asteroiden)</text:p>
          </table:table-cell>
          <table:table-cell office:value-type="string" calcext:value-type="string">
            <text:p>', '</text:p>
          </table:table-cell>
          <table:table-cell table:formula="of:=IF(MOD([.E48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1];[.E481];[.F481];[.G481];[.H481];[.I481];[.J481];[.K481];[.L481])" office:value-type="string" office:string-value="(28000018, 'Geländekunde (Asteroiden)', 'P', 0)," calcext:value-type="string">
            <text:p>(28000018, 'Geländekunde (Asteroiden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</text:p>
          </table:table-cell>
          <table:table-cell table:formula="of:=1000000*[.A482]+1000*[.B482]+[.C482]" office:value-type="float" office:value="28000019" calcext:value-type="float">
            <text:p>2800001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Megahöhlen)</text:p>
          </table:table-cell>
          <table:table-cell office:value-type="string" calcext:value-type="string">
            <text:p>', '</text:p>
          </table:table-cell>
          <table:table-cell table:formula="of:=IF(MOD([.E48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2];[.E482];[.F482];[.G482];[.H482];[.I482];[.J482];[.K482];[.L482])" office:value-type="string" office:string-value="(28000019, 'Geländekunde (Megahöhlen)', 'P', 0)," calcext:value-type="string">
            <text:p>(28000019, 'Geländekunde (Megahöhlen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</text:p>
          </table:table-cell>
          <table:table-cell table:formula="of:=1000000*[.A483]+1000*[.B483]+[.C483]" office:value-type="float" office:value="28000020" calcext:value-type="float">
            <text:p>2800002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Höhlensysteme)</text:p>
          </table:table-cell>
          <table:table-cell office:value-type="string" calcext:value-type="string">
            <text:p>', '</text:p>
          </table:table-cell>
          <table:table-cell table:formula="of:=IF(MOD([.E48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3];[.E483];[.F483];[.G483];[.H483];[.I483];[.J483];[.K483];[.L483])" office:value-type="string" office:string-value="(28000020, 'Geländekunde (Höhlensysteme)', 'P', 0)," calcext:value-type="string">
            <text:p>(28000020, 'Geländekunde (Höhlensysteme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</text:p>
          </table:table-cell>
          <table:table-cell table:formula="of:=1000000*[.A484]+1000*[.B484]+[.C484]" office:value-type="float" office:value="28000021" calcext:value-type="float">
            <text:p>2800002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Kristallwüsten)</text:p>
          </table:table-cell>
          <table:table-cell office:value-type="string" calcext:value-type="string">
            <text:p>', '</text:p>
          </table:table-cell>
          <table:table-cell table:formula="of:=IF(MOD([.E48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4];[.E484];[.F484];[.G484];[.H484];[.I484];[.J484];[.K484];[.L484])" office:value-type="string" office:string-value="(28000021, 'Geländekunde (Kristallwüsten)', 'P', 0)," calcext:value-type="string">
            <text:p>(28000021, 'Geländekunde (Kristallwüsten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table:formula="of:=1000000*[.A485]+1000*[.B485]+[.C485]" office:value-type="float" office:value="28000022" calcext:value-type="float">
            <text:p>2800002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Raumschiffwracks)</text:p>
          </table:table-cell>
          <table:table-cell office:value-type="string" calcext:value-type="string">
            <text:p>', '</text:p>
          </table:table-cell>
          <table:table-cell table:formula="of:=IF(MOD([.E48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5];[.E485];[.F485];[.G485];[.H485];[.I485];[.J485];[.K485];[.L485])" office:value-type="string" office:string-value="(28000022, 'Geländekunde (Raumschiffwracks)', 'P', 0)," calcext:value-type="string">
            <text:p>(28000022, 'Geländekunde (Raumschiffwracks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table:formula="of:=1000000*[.A486]+1000*[.B486]+[.C486]" office:value-type="float" office:value="28000023" calcext:value-type="float">
            <text:p>2800002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Urbane Gebiete)</text:p>
          </table:table-cell>
          <table:table-cell office:value-type="string" calcext:value-type="string">
            <text:p>', '</text:p>
          </table:table-cell>
          <table:table-cell table:formula="of:=IF(MOD([.E48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6];[.E486];[.F486];[.G486];[.H486];[.I486];[.J486];[.K486];[.L486])" office:value-type="string" office:string-value="(28000023, 'Geländekunde (Urbane Gebiete)', 'P', 0)," calcext:value-type="string">
            <text:p>(28000023, 'Geländekunde (Urbane Gebiete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</text:p>
          </table:table-cell>
          <table:table-cell table:formula="of:=1000000*[.A487]+1000*[.B487]+[.C487]" office:value-type="float" office:value="28000024" calcext:value-type="float">
            <text:p>2800002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Metropolen)</text:p>
          </table:table-cell>
          <table:table-cell office:value-type="string" calcext:value-type="string">
            <text:p>', '</text:p>
          </table:table-cell>
          <table:table-cell table:formula="of:=IF(MOD([.E48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7];[.E487];[.F487];[.G487];[.H487];[.I487];[.J487];[.K487];[.L487])" office:value-type="string" office:string-value="(28000024, 'Geländekunde (Metropolen)', 'P', 0)," calcext:value-type="string">
            <text:p>(28000024, 'Geländekunde (Metropolen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</text:p>
          </table:table-cell>
          <table:table-cell table:formula="of:=1000000*[.A488]+1000*[.B488]+[.C488]" office:value-type="float" office:value="28000025" calcext:value-type="float">
            <text:p>2800002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Arkologien)</text:p>
          </table:table-cell>
          <table:table-cell office:value-type="string" calcext:value-type="string">
            <text:p>', '</text:p>
          </table:table-cell>
          <table:table-cell table:formula="of:=IF(MOD([.E48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8];[.E488];[.F488];[.G488];[.H488];[.I488];[.J488];[.K488];[.L488])" office:value-type="string" office:string-value="(28000025, 'Geländekunde (Arkologien)', 'P', 0)," calcext:value-type="string">
            <text:p>(28000025, 'Geländekunde (Arkologien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</text:p>
          </table:table-cell>
          <table:table-cell table:formula="of:=1000000*[.A489]+1000*[.B489]+[.C489]" office:value-type="float" office:value="28000026" calcext:value-type="float">
            <text:p>2800002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Raumstationen)</text:p>
          </table:table-cell>
          <table:table-cell office:value-type="string" calcext:value-type="string">
            <text:p>', '</text:p>
          </table:table-cell>
          <table:table-cell table:formula="of:=IF(MOD([.E48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9];[.E489];[.F489];[.G489];[.H489];[.I489];[.J489];[.K489];[.L489])" office:value-type="string" office:string-value="(28000026, 'Geländekunde (Raumstationen)', 'P', 0)," calcext:value-type="string">
            <text:p>(28000026, 'Geländekunde (Raumstationen)', 'P', 0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90]+1000*[.B490]+[.C490]" office:value-type="float" office:value="29000000" calcext:value-type="float">
            <text:p>29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9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490];[.E490];[.F490];[.G490];[.H490];[.I490];[.J490];[.K490];[.L490])" office:value-type="string" office:string-value="(29000000, 'Mathematik', 'P', 1)," calcext:value-type="string">
            <text:p>(29000000, 'Mathematik', 'P', 1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91]+1000*[.B491]+[.C491]" office:value-type="float" office:value="29000001" calcext:value-type="float">
            <text:p>29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', '</text:p>
          </table:table-cell>
          <table:table-cell table:formula="of:=IF(MOD([.E49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9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91];[.E491];[.F491];[.G491];[.H491];[.I491];[.J491];[.K491];[.L491])" office:value-type="string" office:string-value="(29000001, 'Algebra', 'P', 0)," calcext:value-type="string">
            <text:p>(29000001, 'Algebra', 'P', 0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492]+1000*[.B492]+[.C492]" office:value-type="float" office:value="29000002" calcext:value-type="float">
            <text:p>29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ometrie</text:p>
          </table:table-cell>
          <table:table-cell office:value-type="string" calcext:value-type="string">
            <text:p>', '</text:p>
          </table:table-cell>
          <table:table-cell table:formula="of:=IF(MOD([.E49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9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92];[.E492];[.F492];[.G492];[.H492];[.I492];[.J492];[.K492];[.L492])" office:value-type="string" office:string-value="(29000002, 'Geometrie', 'P', 0)," calcext:value-type="string">
            <text:p>(29000002, 'Geometrie', 'P', 0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493]+1000*[.B493]+[.C493]" office:value-type="float" office:value="29000003" calcext:value-type="float">
            <text:p>29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', '</text:p>
          </table:table-cell>
          <table:table-cell table:formula="of:=IF(MOD([.E49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9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93];[.E493];[.F493];[.G493];[.H493];[.I493];[.J493];[.K493];[.L493])" office:value-type="string" office:string-value="(29000003, 'Analysis', 'P', 0)," calcext:value-type="string">
            <text:p>(29000003, 'Analysis', 'P', 0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494]+1000*[.B494]+[.C494]" office:value-type="float" office:value="29000004" calcext:value-type="float">
            <text:p>29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opologie</text:p>
          </table:table-cell>
          <table:table-cell office:value-type="string" calcext:value-type="string">
            <text:p>', '</text:p>
          </table:table-cell>
          <table:table-cell table:formula="of:=IF(MOD([.E49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9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94];[.E494];[.F494];[.G494];[.H494];[.I494];[.J494];[.K494];[.L494])" office:value-type="string" office:string-value="(29000004, 'Topologie', 'P', 0)," calcext:value-type="string">
            <text:p>(29000004, 'Topologie', 'P', 0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495]+1000*[.B495]+[.C495]" office:value-type="float" office:value="29000005" calcext:value-type="float">
            <text:p>29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Zahlentheorie</text:p>
          </table:table-cell>
          <table:table-cell office:value-type="string" calcext:value-type="string">
            <text:p>', '</text:p>
          </table:table-cell>
          <table:table-cell table:formula="of:=IF(MOD([.E49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9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95];[.E495];[.F495];[.G495];[.H495];[.I495];[.J495];[.K495];[.L495])" office:value-type="string" office:string-value="(29000005, 'Zahlentheorie', 'P', 0)," calcext:value-type="string">
            <text:p>(29000005, 'Zahlentheorie', 'P', 0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496]+1000*[.B496]+[.C496]" office:value-type="float" office:value="29000006" calcext:value-type="float">
            <text:p>29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ogik</text:p>
          </table:table-cell>
          <table:table-cell office:value-type="string" calcext:value-type="string">
            <text:p>', '</text:p>
          </table:table-cell>
          <table:table-cell table:formula="of:=IF(MOD([.E49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9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96];[.E496];[.F496];[.G496];[.H496];[.I496];[.J496];[.K496];[.L496])" office:value-type="string" office:string-value="(29000006, 'Logik', 'P', 0)," calcext:value-type="string">
            <text:p>(29000006, 'Logik', 'P', 0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497]+1000*[.B497]+[.C497]" office:value-type="float" office:value="29000007" calcext:value-type="float">
            <text:p>29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atistik</text:p>
          </table:table-cell>
          <table:table-cell office:value-type="string" calcext:value-type="string">
            <text:p>', '</text:p>
          </table:table-cell>
          <table:table-cell table:formula="of:=IF(MOD([.E49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9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97];[.E497];[.F497];[.G497];[.H497];[.I497];[.J497];[.K497];[.L497])" office:value-type="string" office:string-value="(29000007, 'Statistik', 'P', 0)," calcext:value-type="string">
            <text:p>(29000007, 'Statistik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98]+1000*[.B498]+[.C498]" office:value-type="float" office:value="30000000" calcext:value-type="float">
            <text:p>30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rganisation und Verwaltung</text:p>
          </table:table-cell>
          <table:table-cell office:value-type="string" calcext:value-type="string">
            <text:p>', '</text:p>
          </table:table-cell>
          <table:table-cell table:formula="of:=IF(MOD([.E49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49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498];[.E498];[.F498];[.G498];[.H498];[.I498];[.J498];[.K498];[.L498])" office:value-type="string" office:string-value="(30000000, 'Organisation und Verwaltung', 'A', 1)," calcext:value-type="string">
            <text:p>(30000000, 'Organisation und Verwaltung', 'A', 1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99]+1000*[.B499]+[.C499]" office:value-type="float" office:value="30001000" calcext:value-type="float">
            <text:p>30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', '</text:p>
          </table:table-cell>
          <table:table-cell table:formula="of:=IF(MOD([.E49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49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99];[.E499];[.F499];[.G499];[.H499];[.I499];[.J499];[.K499];[.L499])" office:value-type="string" office:string-value="(30001000, 'Administration', 'A', 0)," calcext:value-type="string">
            <text:p>(30001000, 'Administration', 'A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00]+1000*[.B500]+[.C500]" office:value-type="float" office:value="30001001" calcext:value-type="float">
            <text:p>30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lkulation und Buchführung</text:p>
          </table:table-cell>
          <table:table-cell office:value-type="string" calcext:value-type="string">
            <text:p>', '</text:p>
          </table:table-cell>
          <table:table-cell table:formula="of:=IF(MOD([.E50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0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0];[.E500];[.F500];[.G500];[.H500];[.I500];[.J500];[.K500];[.L500])" office:value-type="string" office:string-value="(30001001, 'Kalkulation und Buchführung', 'P', 0)," calcext:value-type="string">
            <text:p>(30001001, 'Kalkulation und Buchführung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01]+1000*[.B501]+[.C501]" office:value-type="float" office:value="30001002" calcext:value-type="float">
            <text:p>30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ersonaleinsatzplanung</text:p>
          </table:table-cell>
          <table:table-cell office:value-type="string" calcext:value-type="string">
            <text:p>', '</text:p>
          </table:table-cell>
          <table:table-cell table:formula="of:=IF(MOD([.E50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0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1];[.E501];[.F501];[.G501];[.H501];[.I501];[.J501];[.K501];[.L501])" office:value-type="string" office:string-value="(30001002, 'Personaleinsatzplanung', 'P', 0)," calcext:value-type="string">
            <text:p>(30001002, 'Personaleinsatzplanung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02]+1000*[.B502]+[.C502]" office:value-type="float" office:value="30001003" calcext:value-type="float">
            <text:p>30001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inkauf und Materialverwaltung</text:p>
          </table:table-cell>
          <table:table-cell office:value-type="string" calcext:value-type="string">
            <text:p>', '</text:p>
          </table:table-cell>
          <table:table-cell table:formula="of:=IF(MOD([.E50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0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2];[.E502];[.F502];[.G502];[.H502];[.I502];[.J502];[.K502];[.L502])" office:value-type="string" office:string-value="(30001003, 'Einkauf und Materialverwaltung', 'P', 0)," calcext:value-type="string">
            <text:p>(30001003, 'Einkauf und Materialverwaltung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03]+1000*[.B503]+[.C503]" office:value-type="float" office:value="30001004" calcext:value-type="float">
            <text:p>30001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orrespondenz</text:p>
          </table:table-cell>
          <table:table-cell office:value-type="string" calcext:value-type="string">
            <text:p>', '</text:p>
          </table:table-cell>
          <table:table-cell table:formula="of:=IF(MOD([.E50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0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3];[.E503];[.F503];[.G503];[.H503];[.I503];[.J503];[.K503];[.L503])" office:value-type="string" office:string-value="(30001004, 'Korrespondenz', 'P', 0)," calcext:value-type="string">
            <text:p>(30001004, 'Korrespondenz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04]+1000*[.B504]+[.C504]" office:value-type="float" office:value="30002000" calcext:value-type="float">
            <text:p>30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andel</text:p>
          </table:table-cell>
          <table:table-cell office:value-type="string" calcext:value-type="string">
            <text:p>', '</text:p>
          </table:table-cell>
          <table:table-cell table:formula="of:=IF(MOD([.E50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0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4];[.E504];[.F504];[.G504];[.H504];[.I504];[.J504];[.K504];[.L504])" office:value-type="string" office:string-value="(30002000, 'Handel', 'A', 0)," calcext:value-type="string">
            <text:p>(30002000, 'Handel', 'A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05]+1000*[.B505]+[.C505]" office:value-type="float" office:value="30002001" calcext:value-type="float">
            <text:p>30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ätzen</text:p>
          </table:table-cell>
          <table:table-cell office:value-type="string" calcext:value-type="string">
            <text:p>', '</text:p>
          </table:table-cell>
          <table:table-cell table:formula="of:=IF(MOD([.E50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0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5];[.E505];[.F505];[.G505];[.H505];[.I505];[.J505];[.K505];[.L505])" office:value-type="string" office:string-value="(30002001, 'Schätzen', 'P', 0)," calcext:value-type="string">
            <text:p>(30002001, 'Schätzen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06]+1000*[.B506]+[.C506]" office:value-type="float" office:value="30002002" calcext:value-type="float">
            <text:p>30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warzmarktpreise</text:p>
          </table:table-cell>
          <table:table-cell office:value-type="string" calcext:value-type="string">
            <text:p>', '</text:p>
          </table:table-cell>
          <table:table-cell table:formula="of:=IF(MOD([.E50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0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6];[.E506];[.F506];[.G506];[.H506];[.I506];[.J506];[.K506];[.L506])" office:value-type="string" office:string-value="(30002002, 'Schwarzmarktpreise', 'P', 0)," calcext:value-type="string">
            <text:p>(30002002, 'Schwarzmarktpreise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07]+1000*[.B507]+[.C507]" office:value-type="float" office:value="30002003" calcext:value-type="float">
            <text:p>30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erkaufstechniken</text:p>
          </table:table-cell>
          <table:table-cell office:value-type="string" calcext:value-type="string">
            <text:p>', '</text:p>
          </table:table-cell>
          <table:table-cell table:formula="of:=IF(MOD([.E50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0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7];[.E507];[.F507];[.G507];[.H507];[.I507];[.J507];[.K507];[.L507])" office:value-type="string" office:string-value="(30002003, 'Verkaufstechniken', 'P', 0)," calcext:value-type="string">
            <text:p>(30002003, 'Verkaufstechniken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08]+1000*[.B508]+[.C508]" office:value-type="float" office:value="30002004" calcext:value-type="float">
            <text:p>30002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ährungen und Umrechnungskurse</text:p>
          </table:table-cell>
          <table:table-cell office:value-type="string" calcext:value-type="string">
            <text:p>', '</text:p>
          </table:table-cell>
          <table:table-cell table:formula="of:=IF(MOD([.E50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0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8];[.E508];[.F508];[.G508];[.H508];[.I508];[.J508];[.K508];[.L508])" office:value-type="string" office:string-value="(30002004, 'Währungen und Umrechnungskurse', 'P', 0)," calcext:value-type="string">
            <text:p>(30002004, 'Währungen und Umrechnungskurse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09]+1000*[.B509]+[.C509]" office:value-type="float" office:value="30003000" calcext:value-type="float">
            <text:p>30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dung und Fracht</text:p>
          </table:table-cell>
          <table:table-cell office:value-type="string" calcext:value-type="string">
            <text:p>', '</text:p>
          </table:table-cell>
          <table:table-cell table:formula="of:=IF(MOD([.E50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0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9];[.E509];[.F509];[.G509];[.H509];[.I509];[.J509];[.K509];[.L509])" office:value-type="string" office:string-value="(30003000, 'Ladung und Fracht', 'A', 0)," calcext:value-type="string">
            <text:p>(30003000, 'Ladung und Fracht', 'A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10]+1000*[.B510]+[.C510]" office:value-type="float" office:value="30003001" calcext:value-type="float">
            <text:p>30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Umgang mit Gefahrgut</text:p>
          </table:table-cell>
          <table:table-cell office:value-type="string" calcext:value-type="string">
            <text:p>', '</text:p>
          </table:table-cell>
          <table:table-cell table:formula="of:=IF(MOD([.E51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0];[.E510];[.F510];[.G510];[.H510];[.I510];[.J510];[.K510];[.L510])" office:value-type="string" office:string-value="(30003001, 'Umgang mit Gefahrgut', 'P', 0)," calcext:value-type="string">
            <text:p>(30003001, 'Umgang mit Gefahrgut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11]+1000*[.B511]+[.C511]" office:value-type="float" office:value="30003002" calcext:value-type="float">
            <text:p>30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gerverwaltung</text:p>
          </table:table-cell>
          <table:table-cell office:value-type="string" calcext:value-type="string">
            <text:p>', '</text:p>
          </table:table-cell>
          <table:table-cell table:formula="of:=IF(MOD([.E51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1];[.E511];[.F511];[.G511];[.H511];[.I511];[.J511];[.K511];[.L511])" office:value-type="string" office:string-value="(30003002, 'Lagerverwaltung', 'P', 0)," calcext:value-type="string">
            <text:p>(30003002, 'Lagerverwaltung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12]+1000*[.B512]+[.C512]" office:value-type="float" office:value="30003003" calcext:value-type="float">
            <text:p>3000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acken und Stauen</text:p>
          </table:table-cell>
          <table:table-cell office:value-type="string" calcext:value-type="string">
            <text:p>', '</text:p>
          </table:table-cell>
          <table:table-cell table:formula="of:=IF(MOD([.E51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2];[.E512];[.F512];[.G512];[.H512];[.I512];[.J512];[.K512];[.L512])" office:value-type="string" office:string-value="(30003003, 'Packen und Stauen', 'P', 0)," calcext:value-type="string">
            <text:p>(30003003, 'Packen und Stauen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13]+1000*[.B513]+[.C513]" office:value-type="float" office:value="30003004" calcext:value-type="float">
            <text:p>3000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xpeditionsausrüstung</text:p>
          </table:table-cell>
          <table:table-cell office:value-type="string" calcext:value-type="string">
            <text:p>', '</text:p>
          </table:table-cell>
          <table:table-cell table:formula="of:=IF(MOD([.E51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3];[.E513];[.F513];[.G513];[.H513];[.I513];[.J513];[.K513];[.L513])" office:value-type="string" office:string-value="(30003004, 'Expeditionsausrüstung', 'P', 0)," calcext:value-type="string">
            <text:p>(30003004, 'Expeditionsausrüstung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14]+1000*[.B514]+[.C514]" office:value-type="float" office:value="31000000" calcext:value-type="float">
            <text:p>31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irtschaftswissenschaften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514];[.E514];[.F514];[.G514];[.H514];[.I514];[.J514];[.K514];[.L514])" office:value-type="string" office:string-value="(31000000, 'Wirtschaftswissenschaften', 'P', 1)," calcext:value-type="string">
            <text:p>(31000000, 'Wirtschaftswissenschaften', 'P', 1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15]+1000*[.B515]+[.C515]" office:value-type="float" office:value="31000001" calcext:value-type="float">
            <text:p>31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etriebswirtschaftslehre</text:p>
          </table:table-cell>
          <table:table-cell office:value-type="string" calcext:value-type="string">
            <text:p>', '</text:p>
          </table:table-cell>
          <table:table-cell table:formula="of:=IF(MOD([.E51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5];[.E515];[.F515];[.G515];[.H515];[.I515];[.J515];[.K515];[.L515])" office:value-type="string" office:string-value="(31000001, 'Betriebswirtschaftslehre', 'P', 0)," calcext:value-type="string">
            <text:p>(31000001, 'Betriebswirtschaftslehre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16]+1000*[.B516]+[.C516]" office:value-type="float" office:value="31000002" calcext:value-type="float">
            <text:p>31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Unternehmensführung</text:p>
          </table:table-cell>
          <table:table-cell office:value-type="string" calcext:value-type="string">
            <text:p>', '</text:p>
          </table:table-cell>
          <table:table-cell table:formula="of:=IF(MOD([.E51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6];[.E516];[.F516];[.G519];[.H516];[.I516];[.J516];[.K516];[.L516])" office:value-type="string" office:string-value="(31000002, 'Volkswirtschaftslehre', 'P', 0)," calcext:value-type="string">
            <text:p>(31000002, 'Volkswirtschaftslehre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17]+1000*[.B517]+[.C517]" office:value-type="float" office:value="31000003" calcext:value-type="float">
            <text:p>31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rganisationsentwicklung</text:p>
          </table:table-cell>
          <table:table-cell office:value-type="string" calcext:value-type="string">
            <text:p>', '</text:p>
          </table:table-cell>
          <table:table-cell table:formula="of:=IF(MOD([.E51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7];[.E517];[.F517];[.G522];[.H517];[.I517];[.J517];[.K517];[.L517])" office:value-type="string" office:string-value="(31000003, 'Finanzwirtschaft', 'P', 0)," calcext:value-type="string">
            <text:p>(31000003, 'Finanzwirtschaft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18]+1000*[.B518]+[.C518]" office:value-type="float" office:value="31000004" calcext:value-type="float">
            <text:p>31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ontrolling</text:p>
          </table:table-cell>
          <table:table-cell office:value-type="string" calcext:value-type="string">
            <text:p>', '</text:p>
          </table:table-cell>
          <table:table-cell table:formula="of:=IF(MOD([.E51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8];[.E518];[.F518];[.G526];[.H518];[.I518];[.J518];[.K518];[.L518])" office:value-type="string" office:string-value="(31000004, 'Rechnungswesen', 'P', 0)," calcext:value-type="string">
            <text:p>(31000004, 'Rechnungswesen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519]+1000*[.B519]+[.C519]" office:value-type="float" office:value="31000005" calcext:value-type="float">
            <text:p>31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olkswirtschaftslehre</text:p>
          </table:table-cell>
          <table:table-cell office:value-type="string" calcext:value-type="string">
            <text:p>', '</text:p>
          </table:table-cell>
          <table:table-cell table:formula="of:=IF(MOD([.E51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9];[.E519];[.F519];[.G527];[.H519];[.I519];[.J519];[.K519];[.L519])" office:value-type="string" office:string-value="(31000005, 'Marketing', 'P', 0)," calcext:value-type="string">
            <text:p>(31000005, 'Marketing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520]+1000*[.B520]+[.C520]" office:value-type="float" office:value="31000006" calcext:value-type="float">
            <text:p>31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kroökonomie</text:p>
          </table:table-cell>
          <table:table-cell office:value-type="string" calcext:value-type="string">
            <text:p>', '</text:p>
          </table:table-cell>
          <table:table-cell table:formula="of:=IF(MOD([.E52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0];[.E520];[.F520];[.G531];[.H520];[.I520];[.J520];[.K520];[.L520])" office:value-type="string" office:string-value="(31000006, 'Personalwesen', 'P', 0)," calcext:value-type="string">
            <text:p>(31000006, 'Personalwesen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521]+1000*[.B521]+[.C521]" office:value-type="float" office:value="31000007" calcext:value-type="float">
            <text:p>31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ikroökonomie</text:p>
          </table:table-cell>
          <table:table-cell office:value-type="string" calcext:value-type="string">
            <text:p>', '</text:p>
          </table:table-cell>
          <table:table-cell table:formula="of:=IF(MOD([.E52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1];[.E521];[.F521];[.G532];[.H521];[.I521];[.J521];[.K521];[.L521])" office:value-type="string" office:string-value="(31000007, 'Logistik', 'P', 0)," calcext:value-type="string">
            <text:p>(31000007, 'Logistik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522]+1000*[.B522]+[.C522]" office:value-type="float" office:value="31000008" calcext:value-type="float">
            <text:p>31000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inanzwirtschaft</text:p>
          </table:table-cell>
          <table:table-cell office:value-type="string" calcext:value-type="string">
            <text:p>', '</text:p>
          </table:table-cell>
          <table:table-cell table:formula="of:=IF(MOD([.E52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2];[.E522];[.F522];[.G533];[.H522];[.I522];[.J522];[.K522];[.L522])" office:value-type="string" office:string-value="(31000008, 'Produktionsplanung', 'P', 0)," calcext:value-type="string">
            <text:p>(31000008, 'Produktionsplanung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523]+1000*[.B523]+[.C523]" office:value-type="float" office:value="31000009" calcext:value-type="float">
            <text:p>31000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Investionsplanung</text:p>
          </table:table-cell>
          <table:table-cell office:value-type="string" calcext:value-type="string">
            <text:p>', '</text:p>
          </table:table-cell>
          <table:table-cell table:formula="of:=IF(MOD([.E52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3];[.E523];[.F523];[.G534];[.H523];[.I523];[.J523];[.K523];[.L523])" office:value-type="string" office:string-value="(31000009, 'Disposition', 'P', 0)," calcext:value-type="string">
            <text:p>(31000009, 'Disposition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524]+1000*[.B524]+[.C524]" office:value-type="float" office:value="31000010" calcext:value-type="float">
            <text:p>31000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inanzierung</text:p>
          </table:table-cell>
          <table:table-cell office:value-type="string" calcext:value-type="string">
            <text:p>', '</text:p>
          </table:table-cell>
          <table:table-cell table:formula="of:=IF(MOD([.E52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4];[.E524];[.F524];[.G525];[.H524];[.I524];[.J524];[.K524];[.L524])" office:value-type="string" office:string-value="(31000010, 'Bankenwesen', 'P', 0)," calcext:value-type="string">
            <text:p>(31000010, 'Bankenwesen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525]+1000*[.B525]+[.C525]" office:value-type="float" office:value="31000011" calcext:value-type="float">
            <text:p>31000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ankenwesen</text:p>
          </table:table-cell>
          <table:table-cell office:value-type="string" calcext:value-type="string">
            <text:p>', '</text:p>
          </table:table-cell>
          <table:table-cell table:formula="of:=IF(MOD([.E52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5];[.E525];[.F525];[.G526];[.H525];[.I525];[.J525];[.K525];[.L525])" office:value-type="string" office:string-value="(31000011, 'Rechnungswesen', 'P', 0)," calcext:value-type="string">
            <text:p>(31000011, 'Rechnungswesen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526]+1000*[.B526]+[.C526]" office:value-type="float" office:value="31000012" calcext:value-type="float">
            <text:p>31000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chnungswesen</text:p>
          </table:table-cell>
          <table:table-cell office:value-type="string" calcext:value-type="string">
            <text:p>', '</text:p>
          </table:table-cell>
          <table:table-cell table:formula="of:=IF(MOD([.E52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6];[.E526];[.F526];[.G527];[.H526];[.I526];[.J526];[.K526];[.L526])" office:value-type="string" office:string-value="(31000012, 'Marketing', 'P', 0)," calcext:value-type="string">
            <text:p>(31000012, 'Marketing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527]+1000*[.B527]+[.C527]" office:value-type="float" office:value="31000013" calcext:value-type="float">
            <text:p>31000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', '</text:p>
          </table:table-cell>
          <table:table-cell table:formula="of:=IF(MOD([.E52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7];[.E527];[.F527];[.G531];[.H527];[.I527];[.J527];[.K527];[.L527])" office:value-type="string" office:string-value="(31000013, 'Personalwesen', 'P', 0)," calcext:value-type="string">
            <text:p>(31000013, 'Personalwesen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528]+1000*[.B528]+[.C528]" office:value-type="float" office:value="31000014" calcext:value-type="float">
            <text:p>31000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rktforschung</text:p>
          </table:table-cell>
          <table:table-cell office:value-type="string" calcext:value-type="string">
            <text:p>', '</text:p>
          </table:table-cell>
          <table:table-cell table:formula="of:=IF(MOD([.E52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8];[.E528];[.F528];[.G532];[.H528];[.I528];[.J528];[.K528];[.L528])" office:value-type="string" office:string-value="(31000014, 'Logistik', 'P', 0)," calcext:value-type="string">
            <text:p>(31000014, 'Logistik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529]+1000*[.B529]+[.C529]" office:value-type="float" office:value="31000015" calcext:value-type="float">
            <text:p>31000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roduktpolitik</text:p>
          </table:table-cell>
          <table:table-cell office:value-type="string" calcext:value-type="string">
            <text:p>', '</text:p>
          </table:table-cell>
          <table:table-cell table:formula="of:=IF(MOD([.E52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9];[.E529];[.F529];[.G533];[.H529];[.I529];[.J529];[.K529];[.L529])" office:value-type="string" office:string-value="(31000015, 'Produktionsplanung', 'P', 0)," calcext:value-type="string">
            <text:p>(31000015, 'Produktionsplanung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530]+1000*[.B530]+[.C530]" office:value-type="float" office:value="31000016" calcext:value-type="float">
            <text:p>31000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reispolitik</text:p>
          </table:table-cell>
          <table:table-cell office:value-type="string" calcext:value-type="string">
            <text:p>', '</text:p>
          </table:table-cell>
          <table:table-cell table:formula="of:=IF(MOD([.E53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3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0];[.E530];[.F530];[.G534];[.H530];[.I530];[.J530];[.K530];[.L530])" office:value-type="string" office:string-value="(31000016, 'Disposition', 'P', 0)," calcext:value-type="string">
            <text:p>(31000016, 'Disposition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531]+1000*[.B531]+[.C531]" office:value-type="float" office:value="31000017" calcext:value-type="float">
            <text:p>31000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ersonalwesen</text:p>
          </table:table-cell>
          <table:table-cell office:value-type="string" calcext:value-type="string">
            <text:p>', '</text:p>
          </table:table-cell>
          <table:table-cell table:formula="of:=IF(MOD([.E53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3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1];[.E531];[.F531];[.G531];[.H531];[.I531];[.J531];[.K531];[.L531])" office:value-type="string" office:string-value="(31000017, 'Personalwesen', 'P', 0)," calcext:value-type="string">
            <text:p>(31000017, 'Personalwesen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formula="of:=1000000*[.A532]+1000*[.B532]+[.C532]" office:value-type="float" office:value="31000018" calcext:value-type="float">
            <text:p>3100001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ogistik</text:p>
          </table:table-cell>
          <table:table-cell office:value-type="string" calcext:value-type="string">
            <text:p>', '</text:p>
          </table:table-cell>
          <table:table-cell table:formula="of:=IF(MOD([.E53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3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2];[.E532];[.F532];[.G532];[.H532];[.I532];[.J532];[.K532];[.L532])" office:value-type="string" office:string-value="(31000018, 'Logistik', 'P', 0)," calcext:value-type="string">
            <text:p>(31000018, 'Logistik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</text:p>
          </table:table-cell>
          <table:table-cell table:formula="of:=1000000*[.A533]+1000*[.B533]+[.C533]" office:value-type="float" office:value="31000019" calcext:value-type="float">
            <text:p>3100001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roduktionsplanung</text:p>
          </table:table-cell>
          <table:table-cell office:value-type="string" calcext:value-type="string">
            <text:p>', '</text:p>
          </table:table-cell>
          <table:table-cell table:formula="of:=IF(MOD([.E53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3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3];[.E533];[.F533];[.G533];[.H533];[.I533];[.J533];[.K533];[.L533])" office:value-type="string" office:string-value="(31000019, 'Produktionsplanung', 'P', 0)," calcext:value-type="string">
            <text:p>(31000019, 'Produktionsplanung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</text:p>
          </table:table-cell>
          <table:table-cell table:formula="of:=1000000*[.A534]+1000*[.B534]+[.C534]" office:value-type="float" office:value="31000020" calcext:value-type="float">
            <text:p>3100002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isposition</text:p>
          </table:table-cell>
          <table:table-cell office:value-type="string" calcext:value-type="string">
            <text:p>', '</text:p>
          </table:table-cell>
          <table:table-cell table:formula="of:=IF(MOD([.E53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3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4];[.E534];[.F534];[.G534];[.H534];[.I534];[.J534];[.K534];[.L534])" office:value-type="string" office:string-value="(31000020, 'Disposition', 'P', 0)," calcext:value-type="string">
            <text:p>(31000020, 'Disposition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35]+1000*[.B535]+[.C535]" office:value-type="float" office:value="32000000" calcext:value-type="float">
            <text:p>32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chtswissenschaften</text:p>
          </table:table-cell>
          <table:table-cell office:value-type="string" calcext:value-type="string">
            <text:p>', '</text:p>
          </table:table-cell>
          <table:table-cell table:formula="of:=IF(MOD([.E53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35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535];[.E535];[.F535];[.G535];[.H535];[.I535];[.J535];[.K535];[.L535])" office:value-type="string" office:string-value="(32000000, 'Rechtswissenschaften', 'A', 1)," calcext:value-type="string">
            <text:p>(32000000, 'Rechtswissenschaften', 'A', 1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36]+1000*[.B536]+[.C536]" office:value-type="float" office:value="32000001" calcext:value-type="float">
            <text:p>32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Öffentliches Recht</text:p>
          </table:table-cell>
          <table:table-cell office:value-type="string" calcext:value-type="string">
            <text:p>', '</text:p>
          </table:table-cell>
          <table:table-cell table:formula="of:=IF(MOD([.E53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3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6];[.E536];[.F536];[.G536];[.H536];[.I536];[.J536];[.K536];[.L536])" office:value-type="string" office:string-value="(32000001, 'Öffentliches Recht', 'P', 0)," calcext:value-type="string">
            <text:p>(32000001, 'Öffentliches Recht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37]+1000*[.B537]+[.C537]" office:value-type="float" office:value="32000002" calcext:value-type="float">
            <text:p>32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aatsrecht</text:p>
          </table:table-cell>
          <table:table-cell office:value-type="string" calcext:value-type="string">
            <text:p>', '</text:p>
          </table:table-cell>
          <table:table-cell table:formula="of:=IF(MOD([.E53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3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7];[.E537];[.F537];[.G537];[.H537];[.I537];[.J537];[.K537];[.L537])" office:value-type="string" office:string-value="(32000002, 'Staatsrecht', 'P', 0)," calcext:value-type="string">
            <text:p>(32000002, 'Staatsrecht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38]+1000*[.B538]+[.C538]" office:value-type="float" office:value="32000003" calcext:value-type="float">
            <text:p>32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erfassungsrecht</text:p>
          </table:table-cell>
          <table:table-cell office:value-type="string" calcext:value-type="string">
            <text:p>', '</text:p>
          </table:table-cell>
          <table:table-cell table:formula="of:=IF(MOD([.E53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3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8];[.E538];[.F538];[.G538];[.H538];[.I538];[.J538];[.K538];[.L538])" office:value-type="string" office:string-value="(32000003, 'Verfassungsrecht', 'P', 0)," calcext:value-type="string">
            <text:p>(32000003, 'Verfassungsrecht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39]+1000*[.B539]+[.C539]" office:value-type="float" office:value="32000004" calcext:value-type="float">
            <text:p>32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erwaltungsrecht</text:p>
          </table:table-cell>
          <table:table-cell office:value-type="string" calcext:value-type="string">
            <text:p>', '</text:p>
          </table:table-cell>
          <table:table-cell table:formula="of:=IF(MOD([.E53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3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9];[.E539];[.F539];[.G539];[.H539];[.I539];[.J539];[.K539];[.L539])" office:value-type="string" office:string-value="(32000004, 'Verwaltungsrecht', 'P', 0)," calcext:value-type="string">
            <text:p>(32000004, 'Verwaltungsrecht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540]+1000*[.B540]+[.C540]" office:value-type="float" office:value="32000005" calcext:value-type="float">
            <text:p>32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ölkerrecht</text:p>
          </table:table-cell>
          <table:table-cell office:value-type="string" calcext:value-type="string">
            <text:p>', '</text:p>
          </table:table-cell>
          <table:table-cell table:formula="of:=IF(MOD([.E54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0];[.E540];[.F540];[.G540];[.H540];[.I540];[.J540];[.K540];[.L540])" office:value-type="string" office:string-value="(32000005, 'Völkerrecht', 'P', 0)," calcext:value-type="string">
            <text:p>(32000005, 'Völkerrecht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541]+1000*[.B541]+[.C541]" office:value-type="float" office:value="32000006" calcext:value-type="float">
            <text:p>32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Zivilrecht</text:p>
          </table:table-cell>
          <table:table-cell office:value-type="string" calcext:value-type="string">
            <text:p>', '</text:p>
          </table:table-cell>
          <table:table-cell table:formula="of:=IF(MOD([.E54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1];[.E541];[.F541];[.G541];[.H541];[.I541];[.J541];[.K541];[.L541])" office:value-type="string" office:string-value="(32000006, 'Zivilrecht', 'P', 0)," calcext:value-type="string">
            <text:p>(32000006, 'Zivilrecht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542]+1000*[.B542]+[.C542]" office:value-type="float" office:value="32000007" calcext:value-type="float">
            <text:p>32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andelsrecht</text:p>
          </table:table-cell>
          <table:table-cell office:value-type="string" calcext:value-type="string">
            <text:p>', '</text:p>
          </table:table-cell>
          <table:table-cell table:formula="of:=IF(MOD([.E54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2];[.E542];[.F542];[.G542];[.H542];[.I542];[.J542];[.K542];[.L542])" office:value-type="string" office:string-value="(32000007, 'Handelsrecht', 'P', 0)," calcext:value-type="string">
            <text:p>(32000007, 'Handelsrecht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543]+1000*[.B543]+[.C543]" office:value-type="float" office:value="32000008" calcext:value-type="float">
            <text:p>32000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rafrecht</text:p>
          </table:table-cell>
          <table:table-cell office:value-type="string" calcext:value-type="string">
            <text:p>', '</text:p>
          </table:table-cell>
          <table:table-cell table:formula="of:=IF(MOD([.E54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3];[.E543];[.F543];[.G543];[.H543];[.I543];[.J543];[.K543];[.L543])" office:value-type="string" office:string-value="(32000008, 'Strafrecht', 'P', 0)," calcext:value-type="string">
            <text:p>(32000008, 'Strafrecht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544]+1000*[.B544]+[.C544]" office:value-type="float" office:value="32000009" calcext:value-type="float">
            <text:p>32000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euerrecht</text:p>
          </table:table-cell>
          <table:table-cell office:value-type="string" calcext:value-type="string">
            <text:p>', '</text:p>
          </table:table-cell>
          <table:table-cell table:formula="of:=IF(MOD([.E54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4];[.E544];[.F544];[.G544];[.H544];[.I544];[.J544];[.K544];[.L544])" office:value-type="string" office:string-value="(32000009, 'Steuerrecht', 'P', 0)," calcext:value-type="string">
            <text:p>(32000009, 'Steuerrecht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545]+1000*[.B545]+[.C545]" office:value-type="float" office:value="32000010" calcext:value-type="float">
            <text:p>32000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rbeitsrecht</text:p>
          </table:table-cell>
          <table:table-cell office:value-type="string" calcext:value-type="string">
            <text:p>', '</text:p>
          </table:table-cell>
          <table:table-cell table:formula="of:=IF(MOD([.E54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5];[.E545];[.F545];[.G545];[.H545];[.I545];[.J545];[.K545];[.L545])" office:value-type="string" office:string-value="(32000010, 'Arbeitsrecht', 'P', 0)," calcext:value-type="string">
            <text:p>(32000010, 'Arbeitsrecht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46]+1000*[.B546]+[.C546]" office:value-type="float" office:value="33000000" calcext:value-type="float">
            <text:p>33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546];[.E546];[.F546];[.G546];[.H546];[.I546];[.J546];[.K546];[.L546])" office:value-type="string" office:string-value="(33000000, 'Geschichte', 'P', 1)," calcext:value-type="string">
            <text:p>(33000000, 'Geschichte', 'P', 1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47]+1000*[.B547]+[.C547]" office:value-type="float" office:value="33000001" calcext:value-type="float">
            <text:p>33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Menschheit)</text:p>
          </table:table-cell>
          <table:table-cell office:value-type="string" calcext:value-type="string">
            <text:p>', '</text:p>
          </table:table-cell>
          <table:table-cell table:formula="of:=IF(MOD([.E54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7];[.E547];[.F547];[.G547];[.H547];[.I547];[.J547];[.K547];[.L547])" office:value-type="string" office:string-value="(33000001, 'Geschichte (Menschheit)', 'P', 0)," calcext:value-type="string">
            <text:p>(33000001, 'Geschichte (Menschheit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48]+1000*[.B548]+[.C548]" office:value-type="float" office:value="33000002" calcext:value-type="float">
            <text:p>33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Terra)</text:p>
          </table:table-cell>
          <table:table-cell office:value-type="string" calcext:value-type="string">
            <text:p>', '</text:p>
          </table:table-cell>
          <table:table-cell table:formula="of:=IF(MOD([.E54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8];[.E548];[.F548];[.G548];[.H548];[.I548];[.J548];[.K548];[.L548])" office:value-type="string" office:string-value="(33000002, 'Geschichte (Terra)', 'P', 0)," calcext:value-type="string">
            <text:p>(33000002, 'Geschichte (Terra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49]+1000*[.B549]+[.C549]" office:value-type="float" office:value="33000003" calcext:value-type="float">
            <text:p>33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Novarop. All.)</text:p>
          </table:table-cell>
          <table:table-cell office:value-type="string" calcext:value-type="string">
            <text:p>', '</text:p>
          </table:table-cell>
          <table:table-cell table:formula="of:=IF(MOD([.E54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9];[.E549];[.F549];[.G549];[.H549];[.I549];[.J549];[.K549];[.L549])" office:value-type="string" office:string-value="(33000003, 'Geschichte (Novarop. All.)', 'P', 0)," calcext:value-type="string">
            <text:p>(33000003, 'Geschichte (Novarop. All.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50]+1000*[.B550]+[.C550]" office:value-type="float" office:value="33000004" calcext:value-type="float">
            <text:p>33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FSP)</text:p>
          </table:table-cell>
          <table:table-cell office:value-type="string" calcext:value-type="string">
            <text:p>', '</text:p>
          </table:table-cell>
          <table:table-cell table:formula="of:=IF(MOD([.E55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0];[.E550];[.F550];[.G550];[.H550];[.I550];[.J550];[.K550];[.L550])" office:value-type="string" office:string-value="(33000004, 'Geschichte (FSP)', 'P', 0)," calcext:value-type="string">
            <text:p>(33000004, 'Geschichte (FSP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551]+1000*[.B551]+[.C551]" office:value-type="float" office:value="33000005" calcext:value-type="float">
            <text:p>33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Jünger d.z. Herrn)</text:p>
          </table:table-cell>
          <table:table-cell office:value-type="string" calcext:value-type="string">
            <text:p>', '</text:p>
          </table:table-cell>
          <table:table-cell table:formula="of:=IF(MOD([.E55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1];[.E551];[.F551];[.G552];[.H551];[.I551];[.J551];[.K551];[.L551])" office:value-type="string" office:string-value="(33000005, 'Geschichte (Hazaru)', 'P', 0)," calcext:value-type="string">
            <text:p>(33000005, 'Geschichte (Hazaru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552]+1000*[.B552]+[.C552]" office:value-type="float" office:value="33000006" calcext:value-type="float">
            <text:p>33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Hazaru)</text:p>
          </table:table-cell>
          <table:table-cell office:value-type="string" calcext:value-type="string">
            <text:p>', '</text:p>
          </table:table-cell>
          <table:table-cell table:formula="of:=IF(MOD([.E55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2];[.E552];[.F552];[.G553];[.H552];[.I552];[.J552];[.K552];[.L552])" office:value-type="string" office:string-value="(33000006, 'Geschichte (Konklave Saszcord)', 'P', 0)," calcext:value-type="string">
            <text:p>(33000006, 'Geschichte (Konklave Saszcord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553]+1000*[.B553]+[.C553]" office:value-type="float" office:value="33000007" calcext:value-type="float">
            <text:p>33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Konklave Saszcord)</text:p>
          </table:table-cell>
          <table:table-cell office:value-type="string" calcext:value-type="string">
            <text:p>', '</text:p>
          </table:table-cell>
          <table:table-cell table:formula="of:=IF(MOD([.E55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3];[.E553];[.F553];[.G554];[.H553];[.I553];[.J553];[.K553];[.L553])" office:value-type="string" office:string-value="(33000007, 'Geschichte (Stamm Zescola)', 'P', 0)," calcext:value-type="string">
            <text:p>(33000007, 'Geschichte (Stamm Zescola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554]+1000*[.B554]+[.C554]" office:value-type="float" office:value="33000008" calcext:value-type="float">
            <text:p>33000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Stamm Zescola)</text:p>
          </table:table-cell>
          <table:table-cell office:value-type="string" calcext:value-type="string">
            <text:p>', '</text:p>
          </table:table-cell>
          <table:table-cell table:formula="of:=IF(MOD([.E55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4];[.E554];[.F554];[.G555];[.H554];[.I554];[.J554];[.K554];[.L554])" office:value-type="string" office:string-value="(33000008, 'Geschichte (Stamm Itosrza)', 'P', 0)," calcext:value-type="string">
            <text:p>(33000008, 'Geschichte (Stamm Itosrza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555]+1000*[.B555]+[.C555]" office:value-type="float" office:value="33000009" calcext:value-type="float">
            <text:p>33000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Stamm Itosrza)</text:p>
          </table:table-cell>
          <table:table-cell office:value-type="string" calcext:value-type="string">
            <text:p>', '</text:p>
          </table:table-cell>
          <table:table-cell table:formula="of:=IF(MOD([.E55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5];[.E555];[.F555];[.G556];[.H555];[.I555];[.J555];[.K555];[.L555])" office:value-type="string" office:string-value="(33000009, 'Geschichte (Stamm Schyezz)', 'P', 0)," calcext:value-type="string">
            <text:p>(33000009, 'Geschichte (Stamm Schyezz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556]+1000*[.B556]+[.C556]" office:value-type="float" office:value="33000010" calcext:value-type="float">
            <text:p>33000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Stamm Schyezz)</text:p>
          </table:table-cell>
          <table:table-cell office:value-type="string" calcext:value-type="string">
            <text:p>', '</text:p>
          </table:table-cell>
          <table:table-cell table:formula="of:=IF(MOD([.E55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6];[.E556];[.F556];[.G557];[.H556];[.I556];[.J556];[.K556];[.L556])" office:value-type="string" office:string-value="(33000010, 'Geschichte (Stamm Hecca)', 'P', 0)," calcext:value-type="string">
            <text:p>(33000010, 'Geschichte (Stamm Hecca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557]+1000*[.B557]+[.C557]" office:value-type="float" office:value="33000011" calcext:value-type="float">
            <text:p>33000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Stamm Hecca)</text:p>
          </table:table-cell>
          <table:table-cell office:value-type="string" calcext:value-type="string">
            <text:p>', '</text:p>
          </table:table-cell>
          <table:table-cell table:formula="of:=IF(MOD([.E55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7];[.E557];[.F557];[.G558];[.H557];[.I557];[.J557];[.K557];[.L557])" office:value-type="string" office:string-value="(33000011, 'Geschichte (Hazaru Weltenschiffe)', 'P', 0)," calcext:value-type="string">
            <text:p>(33000011, 'Geschichte (Hazaru Weltenschiffe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558]+1000*[.B558]+[.C558]" office:value-type="float" office:value="33000012" calcext:value-type="float">
            <text:p>33000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Hazaru Weltenschiffe)</text:p>
          </table:table-cell>
          <table:table-cell office:value-type="string" calcext:value-type="string">
            <text:p>', '</text:p>
          </table:table-cell>
          <table:table-cell table:formula="of:=IF(MOD([.E55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8];[.E558];[.F558];[.G559];[.H558];[.I558];[.J558];[.K558];[.L558])" office:value-type="string" office:string-value="(33000012, 'Geschichte (Cyr. Imperium)', 'P', 0)," calcext:value-type="string">
            <text:p>(33000012, 'Geschichte (Cyr. Imperium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559]+1000*[.B559]+[.C559]" office:value-type="float" office:value="33000013" calcext:value-type="float">
            <text:p>33000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Cyr. Imperium)</text:p>
          </table:table-cell>
          <table:table-cell office:value-type="string" calcext:value-type="string">
            <text:p>', '</text:p>
          </table:table-cell>
          <table:table-cell table:formula="of:=IF(MOD([.E55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9];[.E559];[.F559];[.G559];[.H559];[.I559];[.J559];[.K559];[.L559])" office:value-type="string" office:string-value="(33000013, 'Geschichte (Cyr. Imperium)', 'P', 0)," calcext:value-type="string">
            <text:p>(33000013, 'Geschichte (Cyr. Imperium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560]+1000*[.B560]+[.C560]" office:value-type="float" office:value="33000014" calcext:value-type="float">
            <text:p>33000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Douwg)</text:p>
          </table:table-cell>
          <table:table-cell office:value-type="string" calcext:value-type="string">
            <text:p>', '</text:p>
          </table:table-cell>
          <table:table-cell table:formula="of:=IF(MOD([.E56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0];[.E560];[.F560];[.G560];[.H560];[.I560];[.J560];[.K560];[.L560])" office:value-type="string" office:string-value="(33000014, 'Geschichte (Douwg)', 'P', 0)," calcext:value-type="string">
            <text:p>(33000014, 'Geschichte (Douwg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561]+1000*[.B561]+[.C561]" office:value-type="float" office:value="33000015" calcext:value-type="float">
            <text:p>33000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Ko) </text:p>
          </table:table-cell>
          <table:table-cell office:value-type="string" calcext:value-type="string">
            <text:p>', '</text:p>
          </table:table-cell>
          <table:table-cell table:formula="of:=IF(MOD([.E56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1];[.E561];[.F561];[.G561];[.H561];[.I561];[.J561];[.K561];[.L561])" office:value-type="string" office:string-value="(33000015, 'Geschichte (Ko) ', 'P', 0)," calcext:value-type="string">
            <text:p>(33000015, 'Geschichte (Ko) 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562]+1000*[.B562]+[.C562]" office:value-type="float" office:value="33000016" calcext:value-type="float">
            <text:p>33000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Gliborianer)</text:p>
          </table:table-cell>
          <table:table-cell office:value-type="string" calcext:value-type="string">
            <text:p>', '</text:p>
          </table:table-cell>
          <table:table-cell table:formula="of:=IF(MOD([.E56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2];[.E562];[.F562];[.G562];[.H562];[.I562];[.J562];[.K562];[.L562])" office:value-type="string" office:string-value="(33000016, 'Geschichte (Gliborianer)', 'P', 0)," calcext:value-type="string">
            <text:p>(33000016, 'Geschichte (Gliborianer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563]+1000*[.B563]+[.C563]" office:value-type="float" office:value="33000017" calcext:value-type="float">
            <text:p>33000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Galaktische)</text:p>
          </table:table-cell>
          <table:table-cell office:value-type="string" calcext:value-type="string">
            <text:p>', '</text:p>
          </table:table-cell>
          <table:table-cell table:formula="of:=IF(MOD([.E56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3];[.E563];[.F563];[.G563];[.H563];[.I563];[.J563];[.K563];[.L563])" office:value-type="string" office:string-value="(33000017, 'Geschichte (Galaktische)', 'P', 0)," calcext:value-type="string">
            <text:p>(33000017, 'Geschichte (Galaktische)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64]+1000*[.B564]+[.C564]" office:value-type="float" office:value="34000000" calcext:value-type="float">
            <text:p>34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heologie und Religion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564];[.E564];[.F564];[.G564];[.H564];[.I564];[.J564];[.K564];[.L564])" office:value-type="string" office:string-value="(34000000, 'Theologie und Religion', 'P', 1)," calcext:value-type="string">
            <text:p>(34000000, 'Theologie und Religion', 'P', 1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65]+1000*[.B565]+[.C565]" office:value-type="float" office:value="34000001" calcext:value-type="float">
            <text:p>34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thik und Sozialethik</text:p>
          </table:table-cell>
          <table:table-cell office:value-type="string" calcext:value-type="string">
            <text:p>', '</text:p>
          </table:table-cell>
          <table:table-cell table:formula="of:=IF(MOD([.E56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5];[.E565];[.F565];[.G565];[.H565];[.I565];[.J565];[.K565];[.L565])" office:value-type="string" office:string-value="(34000001, 'Ethik und Sozialethik', 'P', 0)," calcext:value-type="string">
            <text:p>(34000001, 'Ethik und Sozialethik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66]+1000*[.B566]+[.C566]" office:value-type="float" office:value="34000002" calcext:value-type="float">
            <text:p>34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ogmatik</text:p>
          </table:table-cell>
          <table:table-cell office:value-type="string" calcext:value-type="string">
            <text:p>', '</text:p>
          </table:table-cell>
          <table:table-cell table:formula="of:=IF(MOD([.E56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6];[.E566];[.F566];[.G566];[.H566];[.I566];[.J566];[.K566];[.L566])" office:value-type="string" office:string-value="(34000002, 'Dogmatik', 'P', 0)," calcext:value-type="string">
            <text:p>(34000002, 'Dogmatik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67]+1000*[.B567]+[.C567]" office:value-type="float" office:value="34000003" calcext:value-type="float">
            <text:p>34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urgie</text:p>
          </table:table-cell>
          <table:table-cell office:value-type="string" calcext:value-type="string">
            <text:p>', '</text:p>
          </table:table-cell>
          <table:table-cell table:formula="of:=IF(MOD([.E56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7];[.E567];[.F567];[.G567];[.H567];[.I567];[.J567];[.K567];[.L567])" office:value-type="string" office:string-value="(34000003, 'Liturgie', 'P', 0)," calcext:value-type="string">
            <text:p>(34000003, 'Liturgie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68]+1000*[.B568]+[.C568]" office:value-type="float" office:value="34000004" calcext:value-type="float">
            <text:p>34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eelsorge</text:p>
          </table:table-cell>
          <table:table-cell office:value-type="string" calcext:value-type="string">
            <text:p>', '</text:p>
          </table:table-cell>
          <table:table-cell table:formula="of:=IF(MOD([.E56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8];[.E568];[.F568];[.G568];[.H568];[.I568];[.J568];[.K568];[.L568])" office:value-type="string" office:string-value="(34000004, 'Seelsorge', 'P', 0)," calcext:value-type="string">
            <text:p>(34000004, 'Seelsorge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569]+1000*[.B569]+[.C569]" office:value-type="float" office:value="34000005" calcext:value-type="float">
            <text:p>34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aube (Unukredo)</text:p>
          </table:table-cell>
          <table:table-cell office:value-type="string" calcext:value-type="string">
            <text:p>', '</text:p>
          </table:table-cell>
          <table:table-cell table:formula="of:=IF(MOD([.E56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9];[.E569];[.F569];[.G569];[.H569];[.I569];[.J569];[.K569];[.L569])" office:value-type="string" office:string-value="(34000005, 'Glaube (Unukredo)', 'P', 0)," calcext:value-type="string">
            <text:p>(34000005, 'Glaube (Unukredo)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570]+1000*[.B570]+[.C570]" office:value-type="float" office:value="34000006" calcext:value-type="float">
            <text:p>34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aube (Astraismus)</text:p>
          </table:table-cell>
          <table:table-cell office:value-type="string" calcext:value-type="string">
            <text:p>', '</text:p>
          </table:table-cell>
          <table:table-cell table:formula="of:=IF(MOD([.E57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7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0];[.E570];[.F570];[.G570];[.H570];[.I570];[.J570];[.K570];[.L570])" office:value-type="string" office:string-value="(34000006, 'Glaube (Astraismus)', 'P', 0)," calcext:value-type="string">
            <text:p>(34000006, 'Glaube (Astraismus)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571]+1000*[.B571]+[.C571]" office:value-type="float" office:value="34000007" calcext:value-type="float">
            <text:p>34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aube (Sangha Taara)</text:p>
          </table:table-cell>
          <table:table-cell office:value-type="string" calcext:value-type="string">
            <text:p>', '</text:p>
          </table:table-cell>
          <table:table-cell table:formula="of:=IF(MOD([.E57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7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1];[.E571];[.F571];[.G571];[.H571];[.I571];[.J571];[.K571];[.L571])" office:value-type="string" office:string-value="(34000007, 'Glaube (Sangha Taara)', 'P', 0)," calcext:value-type="string">
            <text:p>(34000007, 'Glaube (Sangha Taara)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572]+1000*[.B572]+[.C572]" office:value-type="float" office:value="34000008" calcext:value-type="float">
            <text:p>34000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aube (Alter Ritus)</text:p>
          </table:table-cell>
          <table:table-cell office:value-type="string" calcext:value-type="string">
            <text:p>', '</text:p>
          </table:table-cell>
          <table:table-cell table:formula="of:=IF(MOD([.E57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7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2];[.E572];[.F572];[.G572];[.H572];[.I572];[.J572];[.K572];[.L572])" office:value-type="string" office:string-value="(34000008, 'Glaube (Alter Ritus)', 'P', 0)," calcext:value-type="string">
            <text:p>(34000008, 'Glaube (Alter Ritus)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573]+1000*[.B573]+[.C573]" office:value-type="float" office:value="34000009" calcext:value-type="float">
            <text:p>34000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aube (Neuer Ritus)</text:p>
          </table:table-cell>
          <table:table-cell office:value-type="string" calcext:value-type="string">
            <text:p>', '</text:p>
          </table:table-cell>
          <table:table-cell table:formula="of:=IF(MOD([.E57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7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3];[.E573];[.F573];[.G573];[.H573];[.I573];[.J573];[.K573];[.L573])" office:value-type="string" office:string-value="(34000009, 'Glaube (Neuer Ritus)', 'P', 0)," calcext:value-type="string">
            <text:p>(34000009, 'Glaube (Neuer Ritus)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574]+1000*[.B574]+[.C574]" office:value-type="float" office:value="34000010" calcext:value-type="float">
            <text:p>34000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aube (Ko)</text:p>
          </table:table-cell>
          <table:table-cell office:value-type="string" calcext:value-type="string">
            <text:p>', '</text:p>
          </table:table-cell>
          <table:table-cell table:formula="of:=IF(MOD([.E57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7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4];[.E574];[.F574];[.G574];[.H574];[.I574];[.J574];[.K574];[.L574])" office:value-type="string" office:string-value="(34000010, 'Glaube (Ko)', 'P', 0)," calcext:value-type="string">
            <text:p>(34000010, 'Glaube (Ko)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575]+1000*[.B575]+[.C575]" office:value-type="float" office:value="34000011" calcext:value-type="float">
            <text:p>34000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aube (Hazaru)</text:p>
          </table:table-cell>
          <table:table-cell office:value-type="string" calcext:value-type="string">
            <text:p>', '</text:p>
          </table:table-cell>
          <table:table-cell table:formula="of:=IF(MOD([.E57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7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5];[.E575];[.F575];[.G575];[.H575];[.I575];[.J575];[.K575];[.L575])" office:value-type="string" office:string-value="(34000011, 'Glaube (Hazaru)', 'P', 0)," calcext:value-type="string">
            <text:p>(34000011, 'Glaube (Hazaru)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76]+1000*[.B576]+[.C576]" office:value-type="float" office:value="35000000" calcext:value-type="float">
            <text:p>35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', '</text:p>
          </table:table-cell>
          <table:table-cell table:formula="of:=IF(MOD([.E57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7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576];[.E576];[.F576];[.G576];[.H576];[.I576];[.J576];[.K576];[.L576])" office:value-type="string" office:string-value="(35000000, 'Kommunikation', 'A', 1)," calcext:value-type="string">
            <text:p>(35000000, 'Kommunikation', 'A', 1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77]+1000*[.B577]+[.C577]" office:value-type="float" office:value="35001000" calcext:value-type="float">
            <text:p>35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erhandlungen</text:p>
          </table:table-cell>
          <table:table-cell office:value-type="string" calcext:value-type="string">
            <text:p>', '</text:p>
          </table:table-cell>
          <table:table-cell table:formula="of:=IF(MOD([.E57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7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7];[.E577];[.F577];[.G577];[.H577];[.I577];[.J577];[.K577];[.L577])" office:value-type="string" office:string-value="(35001000, 'Verhandlungen', 'A', 0)," calcext:value-type="string">
            <text:p>(35001000, 'Verhandlungen', 'A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78]+1000*[.B578]+[.C578]" office:value-type="float" office:value="35001001" calcext:value-type="float">
            <text:p>35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eilschen</text:p>
          </table:table-cell>
          <table:table-cell office:value-type="string" calcext:value-type="string">
            <text:p>', '</text:p>
          </table:table-cell>
          <table:table-cell table:formula="of:=IF(MOD([.E57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7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8];[.E578];[.F578];[.G578];[.H578];[.I578];[.J578];[.K578];[.L578])" office:value-type="string" office:string-value="(35001001, 'Feilschen', 'P', 0)," calcext:value-type="string">
            <text:p>(35001001, 'Feilsch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79]+1000*[.B579]+[.C579]" office:value-type="float" office:value="35002000" calcext:value-type="float">
            <text:p>35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Überreden</text:p>
          </table:table-cell>
          <table:table-cell office:value-type="string" calcext:value-type="string">
            <text:p>', '</text:p>
          </table:table-cell>
          <table:table-cell table:formula="of:=IF(MOD([.E57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7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9];[.E579];[.F579];[.G579];[.H579];[.I579];[.J579];[.K579];[.L579])" office:value-type="string" office:string-value="(35002000, 'Überreden', 'A', 0)," calcext:value-type="string">
            <text:p>(35002000, 'Überreden', 'A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80]+1000*[.B580]+[.C580]" office:value-type="float" office:value="35002001" calcext:value-type="float">
            <text:p>35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otlabern</text:p>
          </table:table-cell>
          <table:table-cell office:value-type="string" calcext:value-type="string">
            <text:p>', '</text:p>
          </table:table-cell>
          <table:table-cell table:formula="of:=IF(MOD([.E58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0];[.E580];[.F580];[.G580];[.H580];[.I580];[.J580];[.K580];[.L580])" office:value-type="string" office:string-value="(35002001, 'Totlabern', 'P', 0)," calcext:value-type="string">
            <text:p>(35002001, 'Totlaber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81]+1000*[.B581]+[.C581]" office:value-type="float" office:value="35002002" calcext:value-type="float">
            <text:p>35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edrohen</text:p>
          </table:table-cell>
          <table:table-cell office:value-type="string" calcext:value-type="string">
            <text:p>', '</text:p>
          </table:table-cell>
          <table:table-cell table:formula="of:=IF(MOD([.E58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1];[.E581];[.F581];[.G581];[.H581];[.I581];[.J581];[.K581];[.L581])" office:value-type="string" office:string-value="(35002002, 'Bedrohen', 'P', 0)," calcext:value-type="string">
            <text:p>(35002002, 'Bedroh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82]+1000*[.B582]+[.C582]" office:value-type="float" office:value="35002003" calcext:value-type="float">
            <text:p>35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rpressen</text:p>
          </table:table-cell>
          <table:table-cell office:value-type="string" calcext:value-type="string">
            <text:p>', '</text:p>
          </table:table-cell>
          <table:table-cell table:formula="of:=IF(MOD([.E58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2];[.E582];[.F582];[.G582];[.H582];[.I582];[.J582];[.K582];[.L582])" office:value-type="string" office:string-value="(35002003, 'Erpressen', 'P', 0)," calcext:value-type="string">
            <text:p>(35002003, 'Erpress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83]+1000*[.B583]+[.C583]" office:value-type="float" office:value="35002004" calcext:value-type="float">
            <text:p>35002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inschüchtern</text:p>
          </table:table-cell>
          <table:table-cell office:value-type="string" calcext:value-type="string">
            <text:p>', '</text:p>
          </table:table-cell>
          <table:table-cell table:formula="of:=IF(MOD([.E58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3];[.E583];[.F583];[.G583];[.H583];[.I583];[.J583];[.K583];[.L583])" office:value-type="string" office:string-value="(35002004, 'Einschüchtern', 'P', 0)," calcext:value-type="string">
            <text:p>(35002004, 'Einschüchter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84]+1000*[.B584]+[.C584]" office:value-type="float" office:value="35003000" calcext:value-type="float">
            <text:p>35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Überzeugen</text:p>
          </table:table-cell>
          <table:table-cell office:value-type="string" calcext:value-type="string">
            <text:p>', '</text:p>
          </table:table-cell>
          <table:table-cell table:formula="of:=IF(MOD([.E58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8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4];[.E584];[.F584];[.G584];[.H584];[.I584];[.J584];[.K584];[.L584])" office:value-type="string" office:string-value="(35003000, 'Überzeugen', 'A', 0)," calcext:value-type="string">
            <text:p>(35003000, 'Überzeugen', 'A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85]+1000*[.B585]+[.C585]" office:value-type="float" office:value="35003001" calcext:value-type="float">
            <text:p>35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erführen</text:p>
          </table:table-cell>
          <table:table-cell office:value-type="string" calcext:value-type="string">
            <text:p>', '</text:p>
          </table:table-cell>
          <table:table-cell table:formula="of:=IF(MOD([.E58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5];[.E585];[.F585];[.G585];[.H585];[.I585];[.J585];[.K585];[.L585])" office:value-type="string" office:string-value="(35003001, 'Verführen', 'P', 0)," calcext:value-type="string">
            <text:p>(35003001, 'Verführ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86]+1000*[.B586]+[.C586]" office:value-type="float" office:value="35003002" calcext:value-type="float">
            <text:p>35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ropaganda</text:p>
          </table:table-cell>
          <table:table-cell office:value-type="string" calcext:value-type="string">
            <text:p>', '</text:p>
          </table:table-cell>
          <table:table-cell table:formula="of:=IF(MOD([.E58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6];[.E586];[.F586];[.G586];[.H586];[.I586];[.J586];[.K586];[.L586])" office:value-type="string" office:string-value="(35003002, 'Propaganda', 'P', 0)," calcext:value-type="string">
            <text:p>(35003002, 'Propaganda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87]+1000*[.B587]+[.C587]" office:value-type="float" office:value="35003003" calcext:value-type="float">
            <text:p>3500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redigen</text:p>
          </table:table-cell>
          <table:table-cell office:value-type="string" calcext:value-type="string">
            <text:p>', '</text:p>
          </table:table-cell>
          <table:table-cell table:formula="of:=IF(MOD([.E58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7];[.E587];[.F587];[.G587];[.H587];[.I587];[.J587];[.K587];[.L587])" office:value-type="string" office:string-value="(35003003, 'Predigen', 'P', 0)," calcext:value-type="string">
            <text:p>(35003003, 'Predig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88]+1000*[.B588]+[.C588]" office:value-type="float" office:value="35003004" calcext:value-type="float">
            <text:p>3500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ypnose</text:p>
          </table:table-cell>
          <table:table-cell office:value-type="string" calcext:value-type="string">
            <text:p>', '</text:p>
          </table:table-cell>
          <table:table-cell table:formula="of:=IF(MOD([.E58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8];[.E588];[.F588];[.G588];[.H588];[.I588];[.J588];[.K588];[.L588])" office:value-type="string" office:string-value="(35003004, 'Hypnose', 'P', 0)," calcext:value-type="string">
            <text:p>(35003004, 'Hypnose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589]+1000*[.B589]+[.C589]" office:value-type="float" office:value="35003005" calcext:value-type="float">
            <text:p>35003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hirnwäsche</text:p>
          </table:table-cell>
          <table:table-cell office:value-type="string" calcext:value-type="string">
            <text:p>', '</text:p>
          </table:table-cell>
          <table:table-cell table:formula="of:=IF(MOD([.E58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9];[.E589];[.F589];[.G589];[.H589];[.I589];[.J589];[.K589];[.L589])" office:value-type="string" office:string-value="(35003005, 'Gehirnwäsche', 'P', 0)," calcext:value-type="string">
            <text:p>(35003005, 'Gehirnwäsche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90]+1000*[.B590]+[.C590]" office:value-type="float" office:value="35004000" calcext:value-type="float">
            <text:p>35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ügen</text:p>
          </table:table-cell>
          <table:table-cell office:value-type="string" calcext:value-type="string">
            <text:p>', '</text:p>
          </table:table-cell>
          <table:table-cell table:formula="of:=IF(MOD([.E59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9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0];[.E590];[.F590];[.G590];[.H590];[.I590];[.J590];[.K590];[.L590])" office:value-type="string" office:string-value="(35004000, 'Lügen', 'A', 0)," calcext:value-type="string">
            <text:p>(35004000, 'Lügen', 'A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91]+1000*[.B591]+[.C591]" office:value-type="float" office:value="35005000" calcext:value-type="float">
            <text:p>35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usfragen</text:p>
          </table:table-cell>
          <table:table-cell office:value-type="string" calcext:value-type="string">
            <text:p>', '</text:p>
          </table:table-cell>
          <table:table-cell table:formula="of:=IF(MOD([.E59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9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1];[.E591];[.F591];[.G591];[.H591];[.I591];[.J591];[.K591];[.L591])" office:value-type="string" office:string-value="(35005000, 'Ausfragen', 'A', 0)," calcext:value-type="string">
            <text:p>(35005000, 'Ausfragen', 'A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92]+1000*[.B592]+[.C592]" office:value-type="float" office:value="35005001" calcext:value-type="float">
            <text:p>35005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erhörtechniken</text:p>
          </table:table-cell>
          <table:table-cell office:value-type="string" calcext:value-type="string">
            <text:p>', '</text:p>
          </table:table-cell>
          <table:table-cell table:formula="of:=IF(MOD([.E59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9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2];[.E592];[.F592];[.G592];[.H592];[.I592];[.J592];[.K592];[.L592])" office:value-type="string" office:string-value="(35005001, 'Verhörtechniken', 'P', 0)," calcext:value-type="string">
            <text:p>(35005001, 'Verhörtechnik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93]+1000*[.B593]+[.C593]" office:value-type="float" office:value="35005002" calcext:value-type="float">
            <text:p>35005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oltermethoden</text:p>
          </table:table-cell>
          <table:table-cell office:value-type="string" calcext:value-type="string">
            <text:p>', '</text:p>
          </table:table-cell>
          <table:table-cell table:formula="of:=IF(MOD([.E59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9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3];[.E593];[.F593];[.G593];[.H593];[.I593];[.J593];[.K593];[.L593])" office:value-type="string" office:string-value="(35005002, 'Foltermethoden', 'P', 0)," calcext:value-type="string">
            <text:p>(35005002, 'Foltermethod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94]+1000*[.B594]+[.C594]" office:value-type="float" office:value="35006003" calcext:value-type="float">
            <text:p>35006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tikette und Gebräuche</text:p>
          </table:table-cell>
          <table:table-cell office:value-type="string" calcext:value-type="string">
            <text:p>', '</text:p>
          </table:table-cell>
          <table:table-cell table:formula="of:=IF(MOD([.E59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9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4];[.E594];[.F594];[.G594];[.H594];[.I594];[.J594];[.K594];[.L594])" office:value-type="string" office:string-value="(35006003, 'Etikette und Gebräuche', 'P', 0)," calcext:value-type="string">
            <text:p>(35006003, 'Etikette und Gebräuche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95]+1000*[.B595]+[.C595]" office:value-type="float" office:value="35007000" calcext:value-type="float">
            <text:p>35007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nschenkenntnis</text:p>
          </table:table-cell>
          <table:table-cell office:value-type="string" calcext:value-type="string">
            <text:p>', '</text:p>
          </table:table-cell>
          <table:table-cell table:formula="of:=IF(MOD([.E59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9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5];[.E595];[.F595];[.G595];[.H595];[.I595];[.J595];[.K595];[.L595])" office:value-type="string" office:string-value="(35007000, 'Menschenkenntnis', 'A', 0)," calcext:value-type="string">
            <text:p>(35007000, 'Menschenkenntnis', 'A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96]+1000*[.B596]+[.C596]" office:value-type="float" office:value="35007001" calcext:value-type="float">
            <text:p>35007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otivation erkennen</text:p>
          </table:table-cell>
          <table:table-cell office:value-type="string" calcext:value-type="string">
            <text:p>', '</text:p>
          </table:table-cell>
          <table:table-cell table:formula="of:=IF(MOD([.E59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9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6];[.E596];[.F596];[.G596];[.H596];[.I596];[.J596];[.K596];[.L596])" office:value-type="string" office:string-value="(35007001, 'Motivation erkennen', 'P', 0)," calcext:value-type="string">
            <text:p>(35007001, 'Motivation erkenn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97]+1000*[.B597]+[.C597]" office:value-type="float" office:value="35007002" calcext:value-type="float">
            <text:p>35007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läne durchschauen</text:p>
          </table:table-cell>
          <table:table-cell office:value-type="string" calcext:value-type="string">
            <text:p>', '</text:p>
          </table:table-cell>
          <table:table-cell table:formula="of:=IF(MOD([.E59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9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7];[.E597];[.F597];[.G597];[.H597];[.I597];[.J597];[.K597];[.L597])" office:value-type="string" office:string-value="(35007002, 'Pläne durchschauen', 'P', 0)," calcext:value-type="string">
            <text:p>(35007002, 'Pläne durchschau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98]+1000*[.B598]+[.C598]" office:value-type="float" office:value="35007003" calcext:value-type="float">
            <text:p>35007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ügen erkennen</text:p>
          </table:table-cell>
          <table:table-cell office:value-type="string" calcext:value-type="string">
            <text:p>', '</text:p>
          </table:table-cell>
          <table:table-cell table:formula="of:=IF(MOD([.E59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9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8];[.E598];[.F598];[.G598];[.H598];[.I598];[.J598];[.K598];[.L598])" office:value-type="string" office:string-value="(35007003, 'Lügen erkennen', 'P', 0)," calcext:value-type="string">
            <text:p>(35007003, 'Lügen erkenn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99]+1000*[.B599]+[.C599]" office:value-type="float" office:value="35007004" calcext:value-type="float">
            <text:p>35007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fahreneinschätzung</text:p>
          </table:table-cell>
          <table:table-cell office:value-type="string" calcext:value-type="string">
            <text:p>', '</text:p>
          </table:table-cell>
          <table:table-cell table:formula="of:=IF(MOD([.E59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9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9];[.E599];[.F599];[.G599];[.H599];[.I599];[.J599];[.K599];[.L599])" office:value-type="string" office:string-value="(35007004, 'Gefahreneinschätzung', 'P', 0)," calcext:value-type="string">
            <text:p>(35007004, 'Gefahreneinschätzung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600]+1000*[.B600]+[.C600]" office:value-type="float" office:value="35007005" calcext:value-type="float">
            <text:p>35007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motionen lesen</text:p>
          </table:table-cell>
          <table:table-cell office:value-type="string" calcext:value-type="string">
            <text:p>', '</text:p>
          </table:table-cell>
          <table:table-cell table:formula="of:=IF(MOD([.E60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0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0];[.E600];[.F600];[.G600];[.H600];[.I600];[.J600];[.K600];[.L600])" office:value-type="string" office:string-value="(35007005, 'Emotionen lesen', 'P', 0)," calcext:value-type="string">
            <text:p>(35007005, 'Emotionen lesen', 'P', 0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01]+1000*[.B601]+[.C601]" office:value-type="float" office:value="36000000" calcext:value-type="float">
            <text:p>36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auspielerei</text:p>
          </table:table-cell>
          <table:table-cell office:value-type="string" calcext:value-type="string">
            <text:p>', '</text:p>
          </table:table-cell>
          <table:table-cell table:formula="of:=IF(MOD([.E60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0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601];[.E601];[.F601];[.G601];[.H601];[.I601];[.J601];[.K601];[.L601])" office:value-type="string" office:string-value="(36000000, 'Schauspielerei', 'A', 1)," calcext:value-type="string">
            <text:p>(36000000, 'Schauspielerei', 'A', 1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02]+1000*[.B602]+[.C602]" office:value-type="float" office:value="36001000" calcext:value-type="float">
            <text:p>36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erkleiden</text:p>
          </table:table-cell>
          <table:table-cell office:value-type="string" calcext:value-type="string">
            <text:p>', '</text:p>
          </table:table-cell>
          <table:table-cell table:formula="of:=IF(MOD([.E60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0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2];[.E602];[.F602];[.G602];[.H602];[.I602];[.J602];[.K602];[.L602])" office:value-type="string" office:string-value="(36001000, 'Verkleiden', 'A', 0)," calcext:value-type="string">
            <text:p>(36001000, 'Verkleiden', 'A', 0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603]+1000*[.B603]+[.C603]" office:value-type="float" office:value="36001001" calcext:value-type="float">
            <text:p>36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nellverkleidung</text:p>
          </table:table-cell>
          <table:table-cell office:value-type="string" calcext:value-type="string">
            <text:p>', '</text:p>
          </table:table-cell>
          <table:table-cell table:formula="of:=IF(MOD([.E60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0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3];[.E603];[.F603];[.G603];[.H603];[.I603];[.J603];[.K603];[.L603])" office:value-type="string" office:string-value="(36001001, 'Schnellverkleidung', 'P', 0)," calcext:value-type="string">
            <text:p>(36001001, 'Schnellverkleidung', 'P', 0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604]+1000*[.B604]+[.C604]" office:value-type="float" office:value="36001002" calcext:value-type="float">
            <text:p>36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erkleidung improvisieren</text:p>
          </table:table-cell>
          <table:table-cell office:value-type="string" calcext:value-type="string">
            <text:p>', '</text:p>
          </table:table-cell>
          <table:table-cell table:formula="of:=IF(MOD([.E60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0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4];[.E604];[.F604];[.G604];[.H604];[.I604];[.J604];[.K604];[.L604])" office:value-type="string" office:string-value="(36001002, 'Verkleidung improvisieren', 'P', 0)," calcext:value-type="string">
            <text:p>(36001002, 'Verkleidung improvisieren', 'P', 0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05]+1000*[.B605]+[.C605]" office:value-type="float" office:value="36002000" calcext:value-type="float">
            <text:p>36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Imitation</text:p>
          </table:table-cell>
          <table:table-cell office:value-type="string" calcext:value-type="string">
            <text:p>', '</text:p>
          </table:table-cell>
          <table:table-cell table:formula="of:=IF(MOD([.E60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0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5];[.E605];[.F605];[.G605];[.H605];[.I605];[.J605];[.K605];[.L605])" office:value-type="string" office:string-value="(36002000, 'Imitation', 'A', 0)," calcext:value-type="string">
            <text:p>(36002000, 'Imitation', 'A', 0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606]+1000*[.B606]+[.C606]" office:value-type="float" office:value="36002001" calcext:value-type="float">
            <text:p>36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immen imitieren</text:p>
          </table:table-cell>
          <table:table-cell office:value-type="string" calcext:value-type="string">
            <text:p>', '</text:p>
          </table:table-cell>
          <table:table-cell table:formula="of:=IF(MOD([.E60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0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6];[.E606];[.F606];[.G606];[.H606];[.I606];[.J606];[.K606];[.L606])" office:value-type="string" office:string-value="(36002001, 'Stimmen imitieren', 'P', 0)," calcext:value-type="string">
            <text:p>(36002001, 'Stimmen imitieren', 'P', 0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607]+1000*[.B607]+[.C607]" office:value-type="float" office:value="36002002" calcext:value-type="float">
            <text:p>36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ialekte und Lingos nachahmen</text:p>
          </table:table-cell>
          <table:table-cell office:value-type="string" calcext:value-type="string">
            <text:p>', '</text:p>
          </table:table-cell>
          <table:table-cell table:formula="of:=IF(MOD([.E60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0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7];[.E607];[.F607];[.G607];[.H607];[.I607];[.J607];[.K607];[.L607])" office:value-type="string" office:string-value="(36002002, 'Dialekte und Lingos nachahmen', 'P', 0)," calcext:value-type="string">
            <text:p>(36002002, 'Dialekte und Lingos nachahmen', 'P', 0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608]+1000*[.B608]+[.C608]" office:value-type="float" office:value="36002003" calcext:value-type="float">
            <text:p>36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ewegungsabläufe imitieren</text:p>
          </table:table-cell>
          <table:table-cell office:value-type="string" calcext:value-type="string">
            <text:p>', '</text:p>
          </table:table-cell>
          <table:table-cell table:formula="of:=IF(MOD([.E60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0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8];[.E608];[.F608];[.G608];[.H608];[.I608];[.J608];[.K608];[.L608])" office:value-type="string" office:string-value="(36002003, 'Bewegungsabläufe imitieren', 'P', 0)," calcext:value-type="string">
            <text:p>(36002003, 'Bewegungsabläufe imitieren', 'P', 0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609]+1000*[.B609]+[.C609]" office:value-type="float" office:value="36002004" calcext:value-type="float">
            <text:p>36002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uftreten</text:p>
          </table:table-cell>
          <table:table-cell office:value-type="string" calcext:value-type="string">
            <text:p>', '</text:p>
          </table:table-cell>
          <table:table-cell table:formula="of:=IF(MOD([.E60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0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9];[.E609];[.F609];[.G609];[.H609];[.I609];[.J609];[.K609];[.L609])" office:value-type="string" office:string-value="(36002004, 'Auftreten', 'P', 0)," calcext:value-type="string">
            <text:p>(36002004, 'Auftreten', 'P', 0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610]+1000*[.B610]+[.C610]" office:value-type="float" office:value="36002005" calcext:value-type="float">
            <text:p>36002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oziale Anpassungsfähigkeit</text:p>
          </table:table-cell>
          <table:table-cell office:value-type="string" calcext:value-type="string">
            <text:p>', '</text:p>
          </table:table-cell>
          <table:table-cell table:formula="of:=IF(MOD([.E61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1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10];[.E610];[.F610];[.G610];[.H610];[.I610];[.J610];[.K610];[.L610])" office:value-type="string" office:string-value="(36002005, 'Soziale Anpassungsfähigkeit', 'P', 0)," calcext:value-type="string">
            <text:p>(36002005, 'Soziale Anpassungsfähigkeit', 'P', 0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11]+1000*[.B611]+[.C611]" office:value-type="float" office:value="37000000" calcext:value-type="float">
            <text:p>37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ehren und Unterrichten</text:p>
          </table:table-cell>
          <table:table-cell office:value-type="string" calcext:value-type="string">
            <text:p>', '</text:p>
          </table:table-cell>
          <table:table-cell table:formula="of:=IF(MOD([.E61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1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611];[.E611];[.F611];[.G611];[.H611];[.I611];[.J611];[.K611];[.L611])" office:value-type="string" office:string-value="(37000000, 'Lehren und Unterrichten', 'A', 1)," calcext:value-type="string">
            <text:p>(37000000, 'Lehren und Unterrichten', 'A', 1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12]+1000*[.B612]+[.C612]" office:value-type="float" office:value="37001000" calcext:value-type="float">
            <text:p>37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', '</text:p>
          </table:table-cell>
          <table:table-cell table:formula="of:=IF(MOD([.E61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1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12];[.E612];[.F612];[.G612];[.H612];[.I612];[.J612];[.K612];[.L612])" office:value-type="string" office:string-value="(37001000, 'Lehrer', 'A', 0)," calcext:value-type="string">
            <text:p>(37001000, 'Lehrer', 'A', 0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613]+1000*[.B613]+[.C613]" office:value-type="float" office:value="37001001" calcext:value-type="float">
            <text:p>37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rundschulpädagogik</text:p>
          </table:table-cell>
          <table:table-cell office:value-type="string" calcext:value-type="string">
            <text:p>', '</text:p>
          </table:table-cell>
          <table:table-cell table:formula="of:=IF(MOD([.E61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1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13];[.E613];[.F613];[.G613];[.H613];[.I613];[.J613];[.K613];[.L613])" office:value-type="string" office:string-value="(37001001, 'Grundschulpädagogik', 'P', 0)," calcext:value-type="string">
            <text:p>(37001001, 'Grundschulpädagogik', 'P', 0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614]+1000*[.B614]+[.C614]" office:value-type="float" office:value="37001002" calcext:value-type="float">
            <text:p>37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idaktik</text:p>
          </table:table-cell>
          <table:table-cell office:value-type="string" calcext:value-type="string">
            <text:p>', '</text:p>
          </table:table-cell>
          <table:table-cell table:formula="of:=IF(MOD([.E61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1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14];[.E614];[.F614];[.G614];[.H614];[.I614];[.J614];[.K614];[.L614])" office:value-type="string" office:string-value="(37001002, 'Didaktik', 'P', 0)," calcext:value-type="string">
            <text:p>(37001002, 'Didaktik', 'P', 0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15]+1000*[.B615]+[.C615]" office:value-type="float" office:value="37002000" calcext:value-type="float">
            <text:p>37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', '</text:p>
          </table:table-cell>
          <table:table-cell table:formula="of:=IF(MOD([.E61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1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15];[.E615];[.F615];[.G615];[.H615];[.I615];[.J615];[.K615];[.L615])" office:value-type="string" office:string-value="(37002000, 'Trainer', 'A', 0)," calcext:value-type="string">
            <text:p>(37002000, 'Trainer', 'A', 0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16]+1000*[.B616]+[.C616]" office:value-type="float" office:value="37003000" calcext:value-type="float">
            <text:p>37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', '</text:p>
          </table:table-cell>
          <table:table-cell table:formula="of:=IF(MOD([.E61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1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16];[.E616];[.F616];[.G616];[.H616];[.I616];[.J616];[.K616];[.L616])" office:value-type="string" office:string-value="(37003000, 'Professor', 'A', 0)," calcext:value-type="string">
            <text:p>(37003000, 'Professor', 'A', 0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17]+1000*[.B617]+[.C617]" office:value-type="float" office:value="37004000" calcext:value-type="float">
            <text:p>37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ilitärausbilder</text:p>
          </table:table-cell>
          <table:table-cell office:value-type="string" calcext:value-type="string">
            <text:p>', '</text:p>
          </table:table-cell>
          <table:table-cell table:formula="of:=IF(MOD([.E61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1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17];[.E617];[.F617];[.G617];[.H617];[.I617];[.J617];[.K617];[.L617])" office:value-type="string" office:string-value="(37004000, 'Militärausbilder', 'A', 0)," calcext:value-type="string">
            <text:p>(37004000, 'Militärausbilder', 'A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18]+1000*[.B618]+[.C618]" office:value-type="float" office:value="38000000" calcext:value-type="float">
            <text:p>38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llgemeinbildung</text:p>
          </table:table-cell>
          <table:table-cell office:value-type="string" calcext:value-type="string">
            <text:p>', '</text:p>
          </table:table-cell>
          <table:table-cell table:formula="of:=IF(MOD([.E61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1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618];[.E618];[.F618];[.G618];[.H618];[.I618];[.J618];[.K618];[.L618])" office:value-type="string" office:string-value="(38000000, 'Allgemeinbildung', 'A', 1)," calcext:value-type="string">
            <text:p>(38000000, 'Allgemeinbildung', 'A', 1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19]+1000*[.B619]+[.C619]" office:value-type="float" office:value="38001000" calcext:value-type="float">
            <text:p>38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wissen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1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19];[.E619];[.F619];[.G619];[.H619];[.I619];[.J619];[.K619];[.L619])" office:value-type="string" office:string-value="(38001000, 'Musikwissen', 'P', 0)," calcext:value-type="string">
            <text:p>(38001000, 'Musikwissen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620]+1000*[.B620]+[.C620]" office:value-type="float" office:value="38001001" calcext:value-type="float">
            <text:p>38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Menschen)</text:p>
          </table:table-cell>
          <table:table-cell office:value-type="string" calcext:value-type="string">
            <text:p>', '</text:p>
          </table:table-cell>
          <table:table-cell table:formula="of:=IF(MOD([.E62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0];[.E620];[.F620];[.G620];[.H620];[.I620];[.J620];[.K620];[.L620])" office:value-type="string" office:string-value="(38001001, 'Musik (Menschen)', 'P', 0)," calcext:value-type="string">
            <text:p>(38001001, 'Musik (Mensche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621]+1000*[.B621]+[.C621]" office:value-type="float" office:value="38001002" calcext:value-type="float">
            <text:p>38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Abrahams)</text:p>
          </table:table-cell>
          <table:table-cell office:value-type="string" calcext:value-type="string">
            <text:p>', '</text:p>
          </table:table-cell>
          <table:table-cell table:formula="of:=IF(MOD([.E62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1];[.E621];[.F621];[.G621];[.H621];[.I621];[.J621];[.K621];[.L621])" office:value-type="string" office:string-value="(38001002, 'Musik (Abrahams)', 'P', 0)," calcext:value-type="string">
            <text:p>(38001002, 'Musik (Abraham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622]+1000*[.B622]+[.C622]" office:value-type="float" office:value="38001003" calcext:value-type="float">
            <text:p>38001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Aryavarta)</text:p>
          </table:table-cell>
          <table:table-cell office:value-type="string" calcext:value-type="string">
            <text:p>', '</text:p>
          </table:table-cell>
          <table:table-cell table:formula="of:=IF(MOD([.E62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2];[.E622];[.F622];[.G622];[.H622];[.I622];[.J622];[.K622];[.L622])" office:value-type="string" office:string-value="(38001003, 'Musik (Aryavarta)', 'P', 0)," calcext:value-type="string">
            <text:p>(38001003, 'Musik (Aryavart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623]+1000*[.B623]+[.C623]" office:value-type="float" office:value="38001004" calcext:value-type="float">
            <text:p>38001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d&amp;#039;Arc)</text:p>
          </table:table-cell>
          <table:table-cell office:value-type="string" calcext:value-type="string">
            <text:p>', '</text:p>
          </table:table-cell>
          <table:table-cell table:formula="of:=IF(MOD([.E62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3];[.E623];[.F623];[.G623];[.H623];[.I623];[.J623];[.K623];[.L623])" office:value-type="string" office:string-value="(38001004, 'Musik (d&amp;#039;Arc)', 'P', 0)," calcext:value-type="string">
            <text:p>(38001004, 'Musik (d&amp;#039;Arc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624]+1000*[.B624]+[.C624]" office:value-type="float" office:value="38001005" calcext:value-type="float">
            <text:p>38001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DeBeer)</text:p>
          </table:table-cell>
          <table:table-cell office:value-type="string" calcext:value-type="string">
            <text:p>', '</text:p>
          </table:table-cell>
          <table:table-cell table:formula="of:=IF(MOD([.E62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4];[.E624];[.F624];[.G624];[.H624];[.I624];[.J624];[.K624];[.L624])" office:value-type="string" office:string-value="(38001005, 'Musik (DeBeer)', 'P', 0)," calcext:value-type="string">
            <text:p>(38001005, 'Musik (DeBeer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625]+1000*[.B625]+[.C625]" office:value-type="float" office:value="38001006" calcext:value-type="float">
            <text:p>38001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Habsburg-Möbius)</text:p>
          </table:table-cell>
          <table:table-cell office:value-type="string" calcext:value-type="string">
            <text:p>', '</text:p>
          </table:table-cell>
          <table:table-cell table:formula="of:=IF(MOD([.E62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5];[.E625];[.F625];[.G625];[.H625];[.I625];[.J625];[.K625];[.L625])" office:value-type="string" office:string-value="(38001006, 'Musik (Habsburg-Möbius)', 'P', 0)," calcext:value-type="string">
            <text:p>(38001006, 'Musik (Habsburg-Möbiu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626]+1000*[.B626]+[.C626]" office:value-type="float" office:value="38001007" calcext:value-type="float">
            <text:p>38001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Neo-Edo)</text:p>
          </table:table-cell>
          <table:table-cell office:value-type="string" calcext:value-type="string">
            <text:p>', '</text:p>
          </table:table-cell>
          <table:table-cell table:formula="of:=IF(MOD([.E62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6];[.E626];[.F626];[.G626];[.H626];[.I626];[.J626];[.K626];[.L626])" office:value-type="string" office:string-value="(38001007, 'Musik (Neo-Edo)', 'P', 0)," calcext:value-type="string">
            <text:p>(38001007, 'Musik (Neo-Edo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627]+1000*[.B627]+[.C627]" office:value-type="float" office:value="38001008" calcext:value-type="float">
            <text:p>38001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Nguni-Zulu)</text:p>
          </table:table-cell>
          <table:table-cell office:value-type="string" calcext:value-type="string">
            <text:p>', '</text:p>
          </table:table-cell>
          <table:table-cell table:formula="of:=IF(MOD([.E62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7];[.E627];[.F627];[.G627];[.H627];[.I627];[.J627];[.K627];[.L627])" office:value-type="string" office:string-value="(38001008, 'Musik (Nguni-Zulu)', 'P', 0)," calcext:value-type="string">
            <text:p>(38001008, 'Musik (Nguni-Zulu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628]+1000*[.B628]+[.C628]" office:value-type="float" office:value="38001009" calcext:value-type="float">
            <text:p>38001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Onassos)</text:p>
          </table:table-cell>
          <table:table-cell office:value-type="string" calcext:value-type="string">
            <text:p>', '</text:p>
          </table:table-cell>
          <table:table-cell table:formula="of:=IF(MOD([.E62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8];[.E628];[.F628];[.G628];[.H628];[.I628];[.J628];[.K628];[.L628])" office:value-type="string" office:string-value="(38001009, 'Musik (Onassos)', 'P', 0)," calcext:value-type="string">
            <text:p>(38001009, 'Musik (Onasso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629]+1000*[.B629]+[.C629]" office:value-type="float" office:value="38001010" calcext:value-type="float">
            <text:p>38001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Pendragon)</text:p>
          </table:table-cell>
          <table:table-cell office:value-type="string" calcext:value-type="string">
            <text:p>', '</text:p>
          </table:table-cell>
          <table:table-cell table:formula="of:=IF(MOD([.E62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9];[.E629];[.F629];[.G629];[.H629];[.I629];[.J629];[.K629];[.L629])" office:value-type="string" office:string-value="(38001010, 'Musik (Pendragon)', 'P', 0)," calcext:value-type="string">
            <text:p>(38001010, 'Musik (Pendrago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630]+1000*[.B630]+[.C630]" office:value-type="float" office:value="38001011" calcext:value-type="float">
            <text:p>38001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Said)</text:p>
          </table:table-cell>
          <table:table-cell office:value-type="string" calcext:value-type="string">
            <text:p>', '</text:p>
          </table:table-cell>
          <table:table-cell table:formula="of:=IF(MOD([.E63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0];[.E630];[.F630];[.G630];[.H630];[.I630];[.J630];[.K630];[.L630])" office:value-type="string" office:string-value="(38001011, 'Musik (Said)', 'P', 0)," calcext:value-type="string">
            <text:p>(38001011, 'Musik (Said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631]+1000*[.B631]+[.C631]" office:value-type="float" office:value="38001012" calcext:value-type="float">
            <text:p>38001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Wolkow)</text:p>
          </table:table-cell>
          <table:table-cell office:value-type="string" calcext:value-type="string">
            <text:p>', '</text:p>
          </table:table-cell>
          <table:table-cell table:formula="of:=IF(MOD([.E63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1];[.E631];[.F631];[.G631];[.H631];[.I631];[.J631];[.K631];[.L631])" office:value-type="string" office:string-value="(38001012, 'Musik (Wolkow)', 'P', 0)," calcext:value-type="string">
            <text:p>(38001012, 'Musik (Wolkow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632]+1000*[.B632]+[.C632]" office:value-type="float" office:value="38001013" calcext:value-type="float">
            <text:p>38001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Corassonne)</text:p>
          </table:table-cell>
          <table:table-cell office:value-type="string" calcext:value-type="string">
            <text:p>', '</text:p>
          </table:table-cell>
          <table:table-cell table:formula="of:=IF(MOD([.E63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2];[.E632];[.F632];[.G632];[.H632];[.I632];[.J632];[.K632];[.L632])" office:value-type="string" office:string-value="(38001013, 'Musik (Corassonne)', 'P', 0)," calcext:value-type="string">
            <text:p>(38001013, 'Musik (Corassonne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633]+1000*[.B633]+[.C633]" office:value-type="float" office:value="38001014" calcext:value-type="float">
            <text:p>38001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Neun Welten)</text:p>
          </table:table-cell>
          <table:table-cell office:value-type="string" calcext:value-type="string">
            <text:p>', '</text:p>
          </table:table-cell>
          <table:table-cell table:formula="of:=IF(MOD([.E63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3];[.E633];[.F633];[.G633];[.H633];[.I633];[.J633];[.K633];[.L633])" office:value-type="string" office:string-value="(38001014, 'Musik (Neun Welten)', 'P', 0)," calcext:value-type="string">
            <text:p>(38001014, 'Musik (Neun Welte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634]+1000*[.B634]+[.C634]" office:value-type="float" office:value="38001015" calcext:value-type="float">
            <text:p>38001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Hazaru)</text:p>
          </table:table-cell>
          <table:table-cell office:value-type="string" calcext:value-type="string">
            <text:p>', '</text:p>
          </table:table-cell>
          <table:table-cell table:formula="of:=IF(MOD([.E63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4];[.E634];[.F634];[.G634];[.H634];[.I634];[.J634];[.K634];[.L634])" office:value-type="string" office:string-value="(38001015, 'Musik (Hazaru)', 'P', 0)," calcext:value-type="string">
            <text:p>(38001015, 'Musik (Hazaru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635]+1000*[.B635]+[.C635]" office:value-type="float" office:value="38001016" calcext:value-type="float">
            <text:p>38001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Zescola)</text:p>
          </table:table-cell>
          <table:table-cell office:value-type="string" calcext:value-type="string">
            <text:p>', '</text:p>
          </table:table-cell>
          <table:table-cell table:formula="of:=IF(MOD([.E63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5];[.E635];[.F635];[.G635];[.H635];[.I635];[.J635];[.K635];[.L635])" office:value-type="string" office:string-value="(38001016, 'Musik (Zescola)', 'P', 0)," calcext:value-type="string">
            <text:p>(38001016, 'Musik (Zescol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636]+1000*[.B636]+[.C636]" office:value-type="float" office:value="38001017" calcext:value-type="float">
            <text:p>38001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Itoszra)</text:p>
          </table:table-cell>
          <table:table-cell office:value-type="string" calcext:value-type="string">
            <text:p>', '</text:p>
          </table:table-cell>
          <table:table-cell table:formula="of:=IF(MOD([.E63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6];[.E636];[.F636];[.G636];[.H636];[.I636];[.J636];[.K636];[.L636])" office:value-type="string" office:string-value="(38001017, 'Musik (Itoszra)', 'P', 0)," calcext:value-type="string">
            <text:p>(38001017, 'Musik (Itoszr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formula="of:=1000000*[.A637]+1000*[.B637]+[.C637]" office:value-type="float" office:value="38001018" calcext:value-type="float">
            <text:p>3800101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Shyezz)</text:p>
          </table:table-cell>
          <table:table-cell office:value-type="string" calcext:value-type="string">
            <text:p>', '</text:p>
          </table:table-cell>
          <table:table-cell table:formula="of:=IF(MOD([.E63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7];[.E637];[.F637];[.G637];[.H637];[.I637];[.J637];[.K637];[.L637])" office:value-type="string" office:string-value="(38001018, 'Musik (Shyezz)', 'P', 0)," calcext:value-type="string">
            <text:p>(38001018, 'Musik (Shyezz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</text:p>
          </table:table-cell>
          <table:table-cell table:formula="of:=1000000*[.A638]+1000*[.B638]+[.C638]" office:value-type="float" office:value="38001019" calcext:value-type="float">
            <text:p>3800101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Hecca)</text:p>
          </table:table-cell>
          <table:table-cell office:value-type="string" calcext:value-type="string">
            <text:p>', '</text:p>
          </table:table-cell>
          <table:table-cell table:formula="of:=IF(MOD([.E63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8];[.E638];[.F638];[.G638];[.H638];[.I638];[.J638];[.K638];[.L638])" office:value-type="string" office:string-value="(38001019, 'Musik (Hecca)', 'P', 0)," calcext:value-type="string">
            <text:p>(38001019, 'Musik (Hecc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</text:p>
          </table:table-cell>
          <table:table-cell table:formula="of:=1000000*[.A639]+1000*[.B639]+[.C639]" office:value-type="float" office:value="38001020" calcext:value-type="float">
            <text:p>3800102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Douwg)</text:p>
          </table:table-cell>
          <table:table-cell office:value-type="string" calcext:value-type="string">
            <text:p>', '</text:p>
          </table:table-cell>
          <table:table-cell table:formula="of:=IF(MOD([.E63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9];[.E639];[.F639];[.G639];[.H639];[.I639];[.J639];[.K639];[.L639])" office:value-type="string" office:string-value="(38001020, 'Musik (Douwg)', 'P', 0)," calcext:value-type="string">
            <text:p>(38001020, 'Musik (Douwg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</text:p>
          </table:table-cell>
          <table:table-cell table:formula="of:=1000000*[.A640]+1000*[.B640]+[.C640]" office:value-type="float" office:value="38001021" calcext:value-type="float">
            <text:p>3800102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Ko)</text:p>
          </table:table-cell>
          <table:table-cell office:value-type="string" calcext:value-type="string">
            <text:p>', '</text:p>
          </table:table-cell>
          <table:table-cell table:formula="of:=IF(MOD([.E64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0];[.E640];[.F640];[.G640];[.H640];[.I640];[.J640];[.K640];[.L640])" office:value-type="string" office:string-value="(38001021, 'Musik (Ko)', 'P', 0)," calcext:value-type="string">
            <text:p>(38001021, 'Musik (Ko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table:formula="of:=1000000*[.A641]+1000*[.B641]+[.C641]" office:value-type="float" office:value="38001022" calcext:value-type="float">
            <text:p>3800102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Gravwave)</text:p>
          </table:table-cell>
          <table:table-cell office:value-type="string" calcext:value-type="string">
            <text:p>', '</text:p>
          </table:table-cell>
          <table:table-cell table:formula="of:=IF(MOD([.E64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1];[.E641];[.F641];[.G641];[.H641];[.I641];[.J641];[.K641];[.L641])" office:value-type="string" office:string-value="(38001022, 'Musik (Gravwave)', 'P', 0)," calcext:value-type="string">
            <text:p>(38001022, 'Musik (Gravwave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table:formula="of:=1000000*[.A642]+1000*[.B642]+[.C642]" office:value-type="float" office:value="38001023" calcext:value-type="float">
            <text:p>3800102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Voidjazz)</text:p>
          </table:table-cell>
          <table:table-cell office:value-type="string" calcext:value-type="string">
            <text:p>', '</text:p>
          </table:table-cell>
          <table:table-cell table:formula="of:=IF(MOD([.E64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2];[.E642];[.F642];[.G642];[.H642];[.I642];[.J642];[.K642];[.L642])" office:value-type="string" office:string-value="(38001023, 'Musik (Voidjazz)', 'P', 0)," calcext:value-type="string">
            <text:p>(38001023, 'Musik (Voidjazz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</text:p>
          </table:table-cell>
          <table:table-cell table:formula="of:=1000000*[.A643]+1000*[.B643]+[.C643]" office:value-type="float" office:value="38001024" calcext:value-type="float">
            <text:p>3800102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Cryosynth)</text:p>
          </table:table-cell>
          <table:table-cell office:value-type="string" calcext:value-type="string">
            <text:p>', '</text:p>
          </table:table-cell>
          <table:table-cell table:formula="of:=IF(MOD([.E64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3];[.E643];[.F643];[.G643];[.H643];[.I643];[.J643];[.K643];[.L643])" office:value-type="string" office:string-value="(38001024, 'Musik (Cryosynth)', 'P', 0)," calcext:value-type="string">
            <text:p>(38001024, 'Musik (Cryosynth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</text:p>
          </table:table-cell>
          <table:table-cell table:formula="of:=1000000*[.A644]+1000*[.B644]+[.C644]" office:value-type="float" office:value="38001025" calcext:value-type="float">
            <text:p>3800102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Warpstep)</text:p>
          </table:table-cell>
          <table:table-cell office:value-type="string" calcext:value-type="string">
            <text:p>', '</text:p>
          </table:table-cell>
          <table:table-cell table:formula="of:=IF(MOD([.E64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4];[.E644];[.F644];[.G644];[.H644];[.I644];[.J644];[.K644];[.L644])" office:value-type="string" office:string-value="(38001025, 'Musik (Warpstep)', 'P', 0)," calcext:value-type="string">
            <text:p>(38001025, 'Musik (Warpstep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</text:p>
          </table:table-cell>
          <table:table-cell table:formula="of:=1000000*[.A645]+1000*[.B645]+[.C645]" office:value-type="float" office:value="38001026" calcext:value-type="float">
            <text:p>3800102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Bioharmonics)</text:p>
          </table:table-cell>
          <table:table-cell office:value-type="string" calcext:value-type="string">
            <text:p>', '</text:p>
          </table:table-cell>
          <table:table-cell table:formula="of:=IF(MOD([.E64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5];[.E645];[.F645];[.G645];[.H645];[.I645];[.J645];[.K645];[.L645])" office:value-type="string" office:string-value="(38001026, 'Musik (Bioharmonics)', 'P', 0)," calcext:value-type="string">
            <text:p>(38001026, 'Musik (Bioharmonic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</text:p>
          </table:table-cell>
          <table:table-cell table:formula="of:=1000000*[.A646]+1000*[.B646]+[.C646]" office:value-type="float" office:value="38001027" calcext:value-type="float">
            <text:p>3800102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Asteroid Blues)</text:p>
          </table:table-cell>
          <table:table-cell office:value-type="string" calcext:value-type="string">
            <text:p>', '</text:p>
          </table:table-cell>
          <table:table-cell table:formula="of:=IF(MOD([.E64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6];[.E646];[.F646];[.G646];[.H646];[.I646];[.J646];[.K646];[.L646])" office:value-type="string" office:string-value="(38001027, 'Musik (Asteroid Blues)', 'P', 0)," calcext:value-type="string">
            <text:p>(38001027, 'Musik (Asteroid Blue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</text:p>
          </table:table-cell>
          <table:table-cell table:formula="of:=1000000*[.A647]+1000*[.B647]+[.C647]" office:value-type="float" office:value="38001028" calcext:value-type="float">
            <text:p>3800102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Nanopunk)</text:p>
          </table:table-cell>
          <table:table-cell office:value-type="string" calcext:value-type="string">
            <text:p>', '</text:p>
          </table:table-cell>
          <table:table-cell table:formula="of:=IF(MOD([.E64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7];[.E647];[.F647];[.G647];[.H647];[.I647];[.J647];[.K647];[.L647])" office:value-type="string" office:string-value="(38001028, 'Musik (Nanopunk)', 'P', 0)," calcext:value-type="string">
            <text:p>(38001028, 'Musik (Nanopunk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</text:p>
          </table:table-cell>
          <table:table-cell table:formula="of:=1000000*[.A648]+1000*[.B648]+[.C648]" office:value-type="float" office:value="38001029" calcext:value-type="float">
            <text:p>3800102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Frontier Folk)</text:p>
          </table:table-cell>
          <table:table-cell office:value-type="string" calcext:value-type="string">
            <text:p>', '</text:p>
          </table:table-cell>
          <table:table-cell table:formula="of:=IF(MOD([.E64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8];[.E648];[.F648];[.G648];[.H648];[.I648];[.J648];[.K648];[.L648])" office:value-type="string" office:string-value="(38001029, 'Musik (Frontier Folk)', 'P', 0)," calcext:value-type="string">
            <text:p>(38001029, 'Musik (Frontier Folk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</text:p>
          </table:table-cell>
          <table:table-cell table:formula="of:=1000000*[.A649]+1000*[.B649]+[.C649]" office:value-type="float" office:value="38001030" calcext:value-type="float">
            <text:p>3800103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Klassisch)</text:p>
          </table:table-cell>
          <table:table-cell office:value-type="string" calcext:value-type="string">
            <text:p>', '</text:p>
          </table:table-cell>
          <table:table-cell table:formula="of:=IF(MOD([.E64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9];[.E649];[.F649];[.G649];[.H649];[.I649];[.J649];[.K649];[.L649])" office:value-type="string" office:string-value="(38001030, 'Musik (Klassisch)', 'P', 0)," calcext:value-type="string">
            <text:p>(38001030, 'Musik (Klassisch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</text:p>
          </table:table-cell>
          <table:table-cell table:formula="of:=1000000*[.A650]+1000*[.B650]+[.C650]" office:value-type="float" office:value="38001031" calcext:value-type="float">
            <text:p>3800103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Terra Pop)</text:p>
          </table:table-cell>
          <table:table-cell office:value-type="string" calcext:value-type="string">
            <text:p>', '</text:p>
          </table:table-cell>
          <table:table-cell table:formula="of:=IF(MOD([.E65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0];[.E650];[.F650];[.G650];[.H650];[.I650];[.J650];[.K650];[.L650])" office:value-type="string" office:string-value="(38001031, 'Musik (Terra Pop)', 'P', 0)," calcext:value-type="string">
            <text:p>(38001031, 'Musik (Terra Pop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</text:p>
          </table:table-cell>
          <table:table-cell table:formula="of:=1000000*[.A651]+1000*[.B651]+[.C651]" office:value-type="float" office:value="38001032" calcext:value-type="float">
            <text:p>3800103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Metal)</text:p>
          </table:table-cell>
          <table:table-cell office:value-type="string" calcext:value-type="string">
            <text:p>', '</text:p>
          </table:table-cell>
          <table:table-cell table:formula="of:=IF(MOD([.E65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1];[.E651];[.F651];[.G651];[.H651];[.I651];[.J651];[.K651];[.L651])" office:value-type="string" office:string-value="(38001032, 'Musik (Metal)', 'P', 0)," calcext:value-type="string">
            <text:p>(38001032, 'Musik (Metal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52]+1000*[.B652]+[.C652]" office:value-type="float" office:value="38002000" calcext:value-type="float">
            <text:p>38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kenntnis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2];[.E652];[.F652];[.G652];[.H652];[.I652];[.J652];[.K652];[.L652])" office:value-type="string" office:string-value="(38002000, 'Literaturkenntnis', 'P', 0)," calcext:value-type="string">
            <text:p>(38002000, 'Literaturkenntnis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653]+1000*[.B653]+[.C653]" office:value-type="float" office:value="38002001" calcext:value-type="float">
            <text:p>38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Menschen)</text:p>
          </table:table-cell>
          <table:table-cell office:value-type="string" calcext:value-type="string">
            <text:p>', '</text:p>
          </table:table-cell>
          <table:table-cell table:formula="of:=IF(MOD([.E65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3];[.E653];[.F653];[.G653];[.H653];[.I653];[.J653];[.K653];[.L653])" office:value-type="string" office:string-value="(38002001, 'Literatur (Menschen)', 'P', 0)," calcext:value-type="string">
            <text:p>(38002001, 'Literatur (Mensche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654]+1000*[.B654]+[.C654]" office:value-type="float" office:value="38002002" calcext:value-type="float">
            <text:p>38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Abrahams)</text:p>
          </table:table-cell>
          <table:table-cell office:value-type="string" calcext:value-type="string">
            <text:p>', '</text:p>
          </table:table-cell>
          <table:table-cell table:formula="of:=IF(MOD([.E65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4];[.E654];[.F654];[.G654];[.H654];[.I654];[.J654];[.K654];[.L654])" office:value-type="string" office:string-value="(38002002, 'Literatur (Abrahams)', 'P', 0)," calcext:value-type="string">
            <text:p>(38002002, 'Literatur (Abraham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655]+1000*[.B655]+[.C655]" office:value-type="float" office:value="38002003" calcext:value-type="float">
            <text:p>38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Aryavarta)</text:p>
          </table:table-cell>
          <table:table-cell office:value-type="string" calcext:value-type="string">
            <text:p>', '</text:p>
          </table:table-cell>
          <table:table-cell table:formula="of:=IF(MOD([.E65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5];[.E655];[.F655];[.G655];[.H655];[.I655];[.J655];[.K655];[.L655])" office:value-type="string" office:string-value="(38002003, 'Literatur (Aryavarta)', 'P', 0)," calcext:value-type="string">
            <text:p>(38002003, 'Literatur (Aryavart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656]+1000*[.B656]+[.C656]" office:value-type="float" office:value="38002004" calcext:value-type="float">
            <text:p>38002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d&amp;#039;Arc)</text:p>
          </table:table-cell>
          <table:table-cell office:value-type="string" calcext:value-type="string">
            <text:p>', '</text:p>
          </table:table-cell>
          <table:table-cell table:formula="of:=IF(MOD([.E65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6];[.E656];[.F656];[.G656];[.H656];[.I656];[.J656];[.K656];[.L656])" office:value-type="string" office:string-value="(38002004, 'Literatur (d&amp;#039;Arc)', 'P', 0)," calcext:value-type="string">
            <text:p>(38002004, 'Literatur (d&amp;#039;Arc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657]+1000*[.B657]+[.C657]" office:value-type="float" office:value="38002005" calcext:value-type="float">
            <text:p>38002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DeBeer)</text:p>
          </table:table-cell>
          <table:table-cell office:value-type="string" calcext:value-type="string">
            <text:p>', '</text:p>
          </table:table-cell>
          <table:table-cell table:formula="of:=IF(MOD([.E65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7];[.E657];[.F657];[.G657];[.H657];[.I657];[.J657];[.K657];[.L657])" office:value-type="string" office:string-value="(38002005, 'Literatur (DeBeer)', 'P', 0)," calcext:value-type="string">
            <text:p>(38002005, 'Literatur (DeBeer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658]+1000*[.B658]+[.C658]" office:value-type="float" office:value="38002006" calcext:value-type="float">
            <text:p>38002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Habsburg-Möbius)</text:p>
          </table:table-cell>
          <table:table-cell office:value-type="string" calcext:value-type="string">
            <text:p>', '</text:p>
          </table:table-cell>
          <table:table-cell table:formula="of:=IF(MOD([.E65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8];[.E658];[.F658];[.G658];[.H658];[.I658];[.J658];[.K658];[.L658])" office:value-type="string" office:string-value="(38002006, 'Literatur (Habsburg-Möbius)', 'P', 0)," calcext:value-type="string">
            <text:p>(38002006, 'Literatur (Habsburg-Möbiu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659]+1000*[.B659]+[.C659]" office:value-type="float" office:value="38002007" calcext:value-type="float">
            <text:p>38002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Neo-Edo)</text:p>
          </table:table-cell>
          <table:table-cell office:value-type="string" calcext:value-type="string">
            <text:p>', '</text:p>
          </table:table-cell>
          <table:table-cell table:formula="of:=IF(MOD([.E65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9];[.E659];[.F659];[.G659];[.H659];[.I659];[.J659];[.K659];[.L659])" office:value-type="string" office:string-value="(38002007, 'Literatur (Neo-Edo)', 'P', 0)," calcext:value-type="string">
            <text:p>(38002007, 'Literatur (Neo-Edo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660]+1000*[.B660]+[.C660]" office:value-type="float" office:value="38002008" calcext:value-type="float">
            <text:p>38002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Nguni-Zulu)</text:p>
          </table:table-cell>
          <table:table-cell office:value-type="string" calcext:value-type="string">
            <text:p>', '</text:p>
          </table:table-cell>
          <table:table-cell table:formula="of:=IF(MOD([.E66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0];[.E660];[.F660];[.G660];[.H660];[.I660];[.J660];[.K660];[.L660])" office:value-type="string" office:string-value="(38002008, 'Literatur (Nguni-Zulu)', 'P', 0)," calcext:value-type="string">
            <text:p>(38002008, 'Literatur (Nguni-Zulu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661]+1000*[.B661]+[.C661]" office:value-type="float" office:value="38002009" calcext:value-type="float">
            <text:p>38002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Onassos)</text:p>
          </table:table-cell>
          <table:table-cell office:value-type="string" calcext:value-type="string">
            <text:p>', '</text:p>
          </table:table-cell>
          <table:table-cell table:formula="of:=IF(MOD([.E66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1];[.E661];[.F661];[.G661];[.H661];[.I661];[.J661];[.K661];[.L661])" office:value-type="string" office:string-value="(38002009, 'Literatur (Onassos)', 'P', 0)," calcext:value-type="string">
            <text:p>(38002009, 'Literatur (Onasso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662]+1000*[.B662]+[.C662]" office:value-type="float" office:value="38002010" calcext:value-type="float">
            <text:p>38002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Pendragon)</text:p>
          </table:table-cell>
          <table:table-cell office:value-type="string" calcext:value-type="string">
            <text:p>', '</text:p>
          </table:table-cell>
          <table:table-cell table:formula="of:=IF(MOD([.E66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2];[.E662];[.F662];[.G662];[.H662];[.I662];[.J662];[.K662];[.L662])" office:value-type="string" office:string-value="(38002010, 'Literatur (Pendragon)', 'P', 0)," calcext:value-type="string">
            <text:p>(38002010, 'Literatur (Pendrago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663]+1000*[.B663]+[.C663]" office:value-type="float" office:value="38002011" calcext:value-type="float">
            <text:p>38002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Said)</text:p>
          </table:table-cell>
          <table:table-cell office:value-type="string" calcext:value-type="string">
            <text:p>', '</text:p>
          </table:table-cell>
          <table:table-cell table:formula="of:=IF(MOD([.E66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3];[.E663];[.F663];[.G663];[.H663];[.I663];[.J663];[.K663];[.L663])" office:value-type="string" office:string-value="(38002011, 'Literatur (Said)', 'P', 0)," calcext:value-type="string">
            <text:p>(38002011, 'Literatur (Said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664]+1000*[.B664]+[.C664]" office:value-type="float" office:value="38002012" calcext:value-type="float">
            <text:p>38002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Wolkow)</text:p>
          </table:table-cell>
          <table:table-cell office:value-type="string" calcext:value-type="string">
            <text:p>', '</text:p>
          </table:table-cell>
          <table:table-cell table:formula="of:=IF(MOD([.E66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4];[.E664];[.F664];[.G664];[.H664];[.I664];[.J664];[.K664];[.L664])" office:value-type="string" office:string-value="(38002012, 'Literatur (Wolkow)', 'P', 0)," calcext:value-type="string">
            <text:p>(38002012, 'Literatur (Wolkow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665]+1000*[.B665]+[.C665]" office:value-type="float" office:value="38002013" calcext:value-type="float">
            <text:p>38002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Corassonne)</text:p>
          </table:table-cell>
          <table:table-cell office:value-type="string" calcext:value-type="string">
            <text:p>', '</text:p>
          </table:table-cell>
          <table:table-cell table:formula="of:=IF(MOD([.E66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5];[.E665];[.F665];[.G665];[.H665];[.I665];[.J665];[.K665];[.L665])" office:value-type="string" office:string-value="(38002013, 'Literatur (Corassonne)', 'P', 0)," calcext:value-type="string">
            <text:p>(38002013, 'Literatur (Corassonne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666]+1000*[.B666]+[.C666]" office:value-type="float" office:value="38002014" calcext:value-type="float">
            <text:p>38002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Neun Welten)</text:p>
          </table:table-cell>
          <table:table-cell office:value-type="string" calcext:value-type="string">
            <text:p>', '</text:p>
          </table:table-cell>
          <table:table-cell table:formula="of:=IF(MOD([.E66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6];[.E666];[.F666];[.G666];[.H666];[.I666];[.J666];[.K666];[.L666])" office:value-type="string" office:string-value="(38002014, 'Literatur (Neun Welten)', 'P', 0)," calcext:value-type="string">
            <text:p>(38002014, 'Literatur (Neun Welte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667]+1000*[.B667]+[.C667]" office:value-type="float" office:value="38002015" calcext:value-type="float">
            <text:p>38002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Hazaru)</text:p>
          </table:table-cell>
          <table:table-cell office:value-type="string" calcext:value-type="string">
            <text:p>', '</text:p>
          </table:table-cell>
          <table:table-cell table:formula="of:=IF(MOD([.E66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7];[.E667];[.F667];[.G667];[.H667];[.I667];[.J667];[.K667];[.L667])" office:value-type="string" office:string-value="(38002015, 'Literatur (Hazaru)', 'P', 0)," calcext:value-type="string">
            <text:p>(38002015, 'Literatur (Hazaru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668]+1000*[.B668]+[.C668]" office:value-type="float" office:value="38002016" calcext:value-type="float">
            <text:p>38002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Zescola)</text:p>
          </table:table-cell>
          <table:table-cell office:value-type="string" calcext:value-type="string">
            <text:p>', '</text:p>
          </table:table-cell>
          <table:table-cell table:formula="of:=IF(MOD([.E66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8];[.E668];[.F668];[.G668];[.H668];[.I668];[.J668];[.K668];[.L668])" office:value-type="string" office:string-value="(38002016, 'Literatur (Zescola)', 'P', 0)," calcext:value-type="string">
            <text:p>(38002016, 'Literatur (Zescol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669]+1000*[.B669]+[.C669]" office:value-type="float" office:value="38002017" calcext:value-type="float">
            <text:p>38002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Itoszra)</text:p>
          </table:table-cell>
          <table:table-cell office:value-type="string" calcext:value-type="string">
            <text:p>', '</text:p>
          </table:table-cell>
          <table:table-cell table:formula="of:=IF(MOD([.E66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9];[.E669];[.F669];[.G669];[.H669];[.I669];[.J669];[.K669];[.L669])" office:value-type="string" office:string-value="(38002017, 'Literatur (Itoszra)', 'P', 0)," calcext:value-type="string">
            <text:p>(38002017, 'Literatur (Itoszr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formula="of:=1000000*[.A670]+1000*[.B670]+[.C670]" office:value-type="float" office:value="38002018" calcext:value-type="float">
            <text:p>3800201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Shyezz)</text:p>
          </table:table-cell>
          <table:table-cell office:value-type="string" calcext:value-type="string">
            <text:p>', '</text:p>
          </table:table-cell>
          <table:table-cell table:formula="of:=IF(MOD([.E67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0];[.E670];[.F670];[.G670];[.H670];[.I670];[.J670];[.K670];[.L670])" office:value-type="string" office:string-value="(38002018, 'Literatur (Shyezz)', 'P', 0)," calcext:value-type="string">
            <text:p>(38002018, 'Literatur (Shyezz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</text:p>
          </table:table-cell>
          <table:table-cell table:formula="of:=1000000*[.A671]+1000*[.B671]+[.C671]" office:value-type="float" office:value="38002019" calcext:value-type="float">
            <text:p>3800201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Hecca)</text:p>
          </table:table-cell>
          <table:table-cell office:value-type="string" calcext:value-type="string">
            <text:p>', '</text:p>
          </table:table-cell>
          <table:table-cell table:formula="of:=IF(MOD([.E67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1];[.E671];[.F671];[.G671];[.H671];[.I671];[.J671];[.K671];[.L671])" office:value-type="string" office:string-value="(38002019, 'Literatur (Hecca)', 'P', 0)," calcext:value-type="string">
            <text:p>(38002019, 'Literatur (Hecc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</text:p>
          </table:table-cell>
          <table:table-cell table:formula="of:=1000000*[.A672]+1000*[.B672]+[.C672]" office:value-type="float" office:value="38002020" calcext:value-type="float">
            <text:p>3800202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Douwg)</text:p>
          </table:table-cell>
          <table:table-cell office:value-type="string" calcext:value-type="string">
            <text:p>', '</text:p>
          </table:table-cell>
          <table:table-cell table:formula="of:=IF(MOD([.E67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2];[.E672];[.F672];[.G672];[.H672];[.I672];[.J672];[.K672];[.L672])" office:value-type="string" office:string-value="(38002020, 'Literatur (Douwg)', 'P', 0)," calcext:value-type="string">
            <text:p>(38002020, 'Literatur (Douwg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</text:p>
          </table:table-cell>
          <table:table-cell table:formula="of:=1000000*[.A673]+1000*[.B673]+[.C673]" office:value-type="float" office:value="38002021" calcext:value-type="float">
            <text:p>3800202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Ko)</text:p>
          </table:table-cell>
          <table:table-cell office:value-type="string" calcext:value-type="string">
            <text:p>', '</text:p>
          </table:table-cell>
          <table:table-cell table:formula="of:=IF(MOD([.E67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3];[.E673];[.F673];[.G673];[.H673];[.I673];[.J673];[.K673];[.L673])" office:value-type="string" office:string-value="(38002021, 'Literatur (Ko)', 'P', 0)," calcext:value-type="string">
            <text:p>(38002021, 'Literatur (Ko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table:formula="of:=1000000*[.A674]+1000*[.B674]+[.C674]" office:value-type="float" office:value="38002022" calcext:value-type="float">
            <text:p>3800202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Sci Fi)</text:p>
          </table:table-cell>
          <table:table-cell office:value-type="string" calcext:value-type="string">
            <text:p>', '</text:p>
          </table:table-cell>
          <table:table-cell table:formula="of:=IF(MOD([.E67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4];[.E674];[.F674];[.G674];[.H674];[.I674];[.J674];[.K674];[.L674])" office:value-type="string" office:string-value="(38002022, 'Literatur (Sci Fi)', 'P', 0)," calcext:value-type="string">
            <text:p>(38002022, 'Literatur (Sci Fi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table:formula="of:=1000000*[.A675]+1000*[.B675]+[.C675]" office:value-type="float" office:value="38002023" calcext:value-type="float">
            <text:p>3800202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Fantasy)</text:p>
          </table:table-cell>
          <table:table-cell office:value-type="string" calcext:value-type="string">
            <text:p>', '</text:p>
          </table:table-cell>
          <table:table-cell table:formula="of:=IF(MOD([.E67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5];[.E675];[.F675];[.G675];[.H675];[.I675];[.J675];[.K675];[.L675])" office:value-type="string" office:string-value="(38002023, 'Literatur (Fantasy)', 'P', 0)," calcext:value-type="string">
            <text:p>(38002023, 'Literatur (Fantasy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</text:p>
          </table:table-cell>
          <table:table-cell table:formula="of:=1000000*[.A676]+1000*[.B676]+[.C676]" office:value-type="float" office:value="38002024" calcext:value-type="float">
            <text:p>3800202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Historisch)</text:p>
          </table:table-cell>
          <table:table-cell office:value-type="string" calcext:value-type="string">
            <text:p>', '</text:p>
          </table:table-cell>
          <table:table-cell table:formula="of:=IF(MOD([.E67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6];[.E676];[.F676];[.G676];[.H676];[.I676];[.J676];[.K676];[.L676])" office:value-type="string" office:string-value="(38002024, 'Literatur (Historisch)', 'P', 0)," calcext:value-type="string">
            <text:p>(38002024, 'Literatur (Historisch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</text:p>
          </table:table-cell>
          <table:table-cell table:formula="of:=1000000*[.A677]+1000*[.B677]+[.C677]" office:value-type="float" office:value="38002025" calcext:value-type="float">
            <text:p>3800202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Krimi)</text:p>
          </table:table-cell>
          <table:table-cell office:value-type="string" calcext:value-type="string">
            <text:p>', '</text:p>
          </table:table-cell>
          <table:table-cell table:formula="of:=IF(MOD([.E67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7];[.E677];[.F677];[.G677];[.H677];[.I677];[.J677];[.K677];[.L677])" office:value-type="string" office:string-value="(38002025, 'Literatur (Krimi)', 'P', 0)," calcext:value-type="string">
            <text:p>(38002025, 'Literatur (Krimi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</text:p>
          </table:table-cell>
          <table:table-cell table:formula="of:=1000000*[.A678]+1000*[.B678]+[.C678]" office:value-type="float" office:value="38002026" calcext:value-type="float">
            <text:p>3800202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Thriller)</text:p>
          </table:table-cell>
          <table:table-cell office:value-type="string" calcext:value-type="string">
            <text:p>', '</text:p>
          </table:table-cell>
          <table:table-cell table:formula="of:=IF(MOD([.E67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8];[.E678];[.F678];[.G678];[.H678];[.I678];[.J678];[.K678];[.L678])" office:value-type="string" office:string-value="(38002026, 'Literatur (Thriller)', 'P', 0)," calcext:value-type="string">
            <text:p>(38002026, 'Literatur (Thriller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</text:p>
          </table:table-cell>
          <table:table-cell table:formula="of:=1000000*[.A679]+1000*[.B679]+[.C679]" office:value-type="float" office:value="38002027" calcext:value-type="float">
            <text:p>3800202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Horror)</text:p>
          </table:table-cell>
          <table:table-cell office:value-type="string" calcext:value-type="string">
            <text:p>', '</text:p>
          </table:table-cell>
          <table:table-cell table:formula="of:=IF(MOD([.E67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9];[.E679];[.F679];[.G679];[.H679];[.I679];[.J679];[.K679];[.L679])" office:value-type="string" office:string-value="(38002027, 'Literatur (Horror)', 'P', 0)," calcext:value-type="string">
            <text:p>(38002027, 'Literatur (Horror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</text:p>
          </table:table-cell>
          <table:table-cell table:formula="of:=1000000*[.A680]+1000*[.B680]+[.C680]" office:value-type="float" office:value="38002028" calcext:value-type="float">
            <text:p>3800202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Romantisch)</text:p>
          </table:table-cell>
          <table:table-cell office:value-type="string" calcext:value-type="string">
            <text:p>', '</text:p>
          </table:table-cell>
          <table:table-cell table:formula="of:=IF(MOD([.E68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0];[.E680];[.F680];[.G680];[.H680];[.I680];[.J680];[.K680];[.L680])" office:value-type="string" office:string-value="(38002028, 'Literatur (Romantisch)', 'P', 0)," calcext:value-type="string">
            <text:p>(38002028, 'Literatur (Romantisch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</text:p>
          </table:table-cell>
          <table:table-cell table:formula="of:=1000000*[.A681]+1000*[.B681]+[.C681]" office:value-type="float" office:value="38002029" calcext:value-type="float">
            <text:p>3800202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Drama)</text:p>
          </table:table-cell>
          <table:table-cell office:value-type="string" calcext:value-type="string">
            <text:p>', '</text:p>
          </table:table-cell>
          <table:table-cell table:formula="of:=IF(MOD([.E68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1];[.E681];[.F681];[.G681];[.H681];[.I681];[.J681];[.K681];[.L681])" office:value-type="string" office:string-value="(38002029, 'Literatur (Drama)', 'P', 0)," calcext:value-type="string">
            <text:p>(38002029, 'Literatur (Dram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</text:p>
          </table:table-cell>
          <table:table-cell table:formula="of:=1000000*[.A682]+1000*[.B682]+[.C682]" office:value-type="float" office:value="38002030" calcext:value-type="float">
            <text:p>3800203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Abenteuer)</text:p>
          </table:table-cell>
          <table:table-cell office:value-type="string" calcext:value-type="string">
            <text:p>', '</text:p>
          </table:table-cell>
          <table:table-cell table:formula="of:=IF(MOD([.E68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2];[.E682];[.F682];[.G682];[.H682];[.I682];[.J682];[.K682];[.L682])" office:value-type="string" office:string-value="(38002030, 'Literatur (Abenteuer)', 'P', 0)," calcext:value-type="string">
            <text:p>(38002030, 'Literatur (Abenteuer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</text:p>
          </table:table-cell>
          <table:table-cell table:formula="of:=1000000*[.A683]+1000*[.B683]+[.C683]" office:value-type="float" office:value="38002031" calcext:value-type="float">
            <text:p>3800203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Kinderbuch)</text:p>
          </table:table-cell>
          <table:table-cell office:value-type="string" calcext:value-type="string">
            <text:p>', '</text:p>
          </table:table-cell>
          <table:table-cell table:formula="of:=IF(MOD([.E68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3];[.E683];[.F683];[.G683];[.H683];[.I683];[.J683];[.K683];[.L683])" office:value-type="string" office:string-value="(38002031, 'Literatur (Kinderbuch)', 'P', 0)," calcext:value-type="string">
            <text:p>(38002031, 'Literatur (Kinderbuch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</text:p>
          </table:table-cell>
          <table:table-cell table:formula="of:=1000000*[.A684]+1000*[.B684]+[.C684]" office:value-type="float" office:value="38002032" calcext:value-type="float">
            <text:p>3800203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Biographie)</text:p>
          </table:table-cell>
          <table:table-cell office:value-type="string" calcext:value-type="string">
            <text:p>', '</text:p>
          </table:table-cell>
          <table:table-cell table:formula="of:=IF(MOD([.E68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4];[.E684];[.F684];[.G684];[.H684];[.I684];[.J684];[.K684];[.L684])" office:value-type="string" office:string-value="(38002032, 'Literatur (Biographie)', 'P', 0)," calcext:value-type="string">
            <text:p>(38002032, 'Literatur (Biographie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85]+1000*[.B685]+[.C685]" office:value-type="float" office:value="38003000" calcext:value-type="float">
            <text:p>38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ourmet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5];[.E685];[.F685];[.G685];[.H685];[.I685];[.J685];[.K685];[.L685])" office:value-type="string" office:string-value="(38003000, 'Gourmet', 'P', 0)," calcext:value-type="string">
            <text:p>(38003000, 'Gourmet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686]+1000*[.B686]+[.C686]" office:value-type="float" office:value="38003001" calcext:value-type="float">
            <text:p>38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einkenner</text:p>
          </table:table-cell>
          <table:table-cell office:value-type="string" calcext:value-type="string">
            <text:p>', '</text:p>
          </table:table-cell>
          <table:table-cell table:formula="of:=IF(MOD([.E68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6];[.E686];[.F686];[.G686];[.H686];[.I686];[.J686];[.K686];[.L686])" office:value-type="string" office:string-value="(38003001, 'Weinkenner', 'P', 0)," calcext:value-type="string">
            <text:p>(38003001, 'Weinkenner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687]+1000*[.B687]+[.C687]" office:value-type="float" office:value="38003002" calcext:value-type="float">
            <text:p>38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ommelier</text:p>
          </table:table-cell>
          <table:table-cell office:value-type="string" calcext:value-type="string">
            <text:p>', '</text:p>
          </table:table-cell>
          <table:table-cell table:formula="of:=IF(MOD([.E68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7];[.E687];[.F687];[.G687];[.H687];[.I687];[.J687];[.K687];[.L687])" office:value-type="string" office:string-value="(38003002, 'Sommelier', 'P', 0)," calcext:value-type="string">
            <text:p>(38003002, 'Sommelier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688]+1000*[.B688]+[.C688]" office:value-type="float" office:value="38003003" calcext:value-type="float">
            <text:p>3800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arista</text:p>
          </table:table-cell>
          <table:table-cell office:value-type="string" calcext:value-type="string">
            <text:p>', '</text:p>
          </table:table-cell>
          <table:table-cell table:formula="of:=IF(MOD([.E68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8];[.E688];[.F688];[.G688];[.H688];[.I688];[.J688];[.K688];[.L688])" office:value-type="string" office:string-value="(38003003, 'Barista', 'P', 0)," calcext:value-type="string">
            <text:p>(38003003, 'Barista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689]+1000*[.B689]+[.C689]" office:value-type="float" office:value="38003004" calcext:value-type="float">
            <text:p>3800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hocolatier</text:p>
          </table:table-cell>
          <table:table-cell office:value-type="string" calcext:value-type="string">
            <text:p>', '</text:p>
          </table:table-cell>
          <table:table-cell table:formula="of:=IF(MOD([.E68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9];[.E689];[.F689];[.G689];[.H689];[.I689];[.J689];[.K689];[.L689])" office:value-type="string" office:string-value="(38003004, 'Chocolatier', 'P', 0)," calcext:value-type="string">
            <text:p>(38003004, 'Chocolatier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690]+1000*[.B690]+[.C690]" office:value-type="float" office:value="38003005" calcext:value-type="float">
            <text:p>38003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Menschen)</text:p>
          </table:table-cell>
          <table:table-cell office:value-type="string" calcext:value-type="string">
            <text:p>', '</text:p>
          </table:table-cell>
          <table:table-cell table:formula="of:=IF(MOD([.E69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0];[.E690];[.F690];[.G690];[.H690];[.I690];[.J690];[.K690];[.L690])" office:value-type="string" office:string-value="(38003005, 'Küche (Menschen)', 'P', 0)," calcext:value-type="string">
            <text:p>(38003005, 'Küche (Mensche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691]+1000*[.B691]+[.C691]" office:value-type="float" office:value="38003006" calcext:value-type="float">
            <text:p>38003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Abrahams)</text:p>
          </table:table-cell>
          <table:table-cell office:value-type="string" calcext:value-type="string">
            <text:p>', '</text:p>
          </table:table-cell>
          <table:table-cell table:formula="of:=IF(MOD([.E69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1];[.E691];[.F691];[.G691];[.H691];[.I691];[.J691];[.K691];[.L691])" office:value-type="string" office:string-value="(38003006, 'Küche (Abrahams)', 'P', 0)," calcext:value-type="string">
            <text:p>(38003006, 'Küche (Abraham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692]+1000*[.B692]+[.C692]" office:value-type="float" office:value="38003007" calcext:value-type="float">
            <text:p>38003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Aryavarta)</text:p>
          </table:table-cell>
          <table:table-cell office:value-type="string" calcext:value-type="string">
            <text:p>', '</text:p>
          </table:table-cell>
          <table:table-cell table:formula="of:=IF(MOD([.E69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2];[.E692];[.F692];[.G692];[.H692];[.I692];[.J692];[.K692];[.L692])" office:value-type="string" office:string-value="(38003007, 'Küche (Aryavarta)', 'P', 0)," calcext:value-type="string">
            <text:p>(38003007, 'Küche (Aryavart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693]+1000*[.B693]+[.C693]" office:value-type="float" office:value="38003008" calcext:value-type="float">
            <text:p>38003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d&amp;#039;Arc)</text:p>
          </table:table-cell>
          <table:table-cell office:value-type="string" calcext:value-type="string">
            <text:p>', '</text:p>
          </table:table-cell>
          <table:table-cell table:formula="of:=IF(MOD([.E69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3];[.E693];[.F693];[.G693];[.H693];[.I693];[.J693];[.K693];[.L693])" office:value-type="string" office:string-value="(38003008, 'Küche (d&amp;#039;Arc)', 'P', 0)," calcext:value-type="string">
            <text:p>(38003008, 'Küche (d&amp;#039;Arc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694]+1000*[.B694]+[.C694]" office:value-type="float" office:value="38003009" calcext:value-type="float">
            <text:p>38003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DeBeer)</text:p>
          </table:table-cell>
          <table:table-cell office:value-type="string" calcext:value-type="string">
            <text:p>', '</text:p>
          </table:table-cell>
          <table:table-cell table:formula="of:=IF(MOD([.E69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4];[.E694];[.F694];[.G694];[.H694];[.I694];[.J694];[.K694];[.L694])" office:value-type="string" office:string-value="(38003009, 'Küche (DeBeer)', 'P', 0)," calcext:value-type="string">
            <text:p>(38003009, 'Küche (DeBeer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695]+1000*[.B695]+[.C695]" office:value-type="float" office:value="38003010" calcext:value-type="float">
            <text:p>38003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Habsburg-Möbius)</text:p>
          </table:table-cell>
          <table:table-cell office:value-type="string" calcext:value-type="string">
            <text:p>', '</text:p>
          </table:table-cell>
          <table:table-cell table:formula="of:=IF(MOD([.E69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5];[.E695];[.F695];[.G695];[.H695];[.I695];[.J695];[.K695];[.L695])" office:value-type="string" office:string-value="(38003010, 'Küche (Habsburg-Möbius)', 'P', 0)," calcext:value-type="string">
            <text:p>(38003010, 'Küche (Habsburg-Möbiu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696]+1000*[.B696]+[.C696]" office:value-type="float" office:value="38003011" calcext:value-type="float">
            <text:p>38003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Neo-Edo)</text:p>
          </table:table-cell>
          <table:table-cell office:value-type="string" calcext:value-type="string">
            <text:p>', '</text:p>
          </table:table-cell>
          <table:table-cell table:formula="of:=IF(MOD([.E69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6];[.E696];[.F696];[.G696];[.H696];[.I696];[.J696];[.K696];[.L696])" office:value-type="string" office:string-value="(38003011, 'Küche (Neo-Edo)', 'P', 0)," calcext:value-type="string">
            <text:p>(38003011, 'Küche (Neo-Edo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697]+1000*[.B697]+[.C697]" office:value-type="float" office:value="38003012" calcext:value-type="float">
            <text:p>38003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Nguni-Zulu)</text:p>
          </table:table-cell>
          <table:table-cell office:value-type="string" calcext:value-type="string">
            <text:p>', '</text:p>
          </table:table-cell>
          <table:table-cell table:formula="of:=IF(MOD([.E69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7];[.E697];[.F697];[.G697];[.H697];[.I697];[.J697];[.K697];[.L697])" office:value-type="string" office:string-value="(38003012, 'Küche (Nguni-Zulu)', 'P', 0)," calcext:value-type="string">
            <text:p>(38003012, 'Küche (Nguni-Zulu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698]+1000*[.B698]+[.C698]" office:value-type="float" office:value="38003013" calcext:value-type="float">
            <text:p>38003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Onassos)</text:p>
          </table:table-cell>
          <table:table-cell office:value-type="string" calcext:value-type="string">
            <text:p>', '</text:p>
          </table:table-cell>
          <table:table-cell table:formula="of:=IF(MOD([.E69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8];[.E698];[.F698];[.G698];[.H698];[.I698];[.J698];[.K698];[.L698])" office:value-type="string" office:string-value="(38003013, 'Küche (Onassos)', 'P', 0)," calcext:value-type="string">
            <text:p>(38003013, 'Küche (Onasso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699]+1000*[.B699]+[.C699]" office:value-type="float" office:value="38003014" calcext:value-type="float">
            <text:p>38003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Pendragon)</text:p>
          </table:table-cell>
          <table:table-cell office:value-type="string" calcext:value-type="string">
            <text:p>', '</text:p>
          </table:table-cell>
          <table:table-cell table:formula="of:=IF(MOD([.E69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9];[.E699];[.F699];[.G699];[.H699];[.I699];[.J699];[.K699];[.L699])" office:value-type="string" office:string-value="(38003014, 'Küche (Pendragon)', 'P', 0)," calcext:value-type="string">
            <text:p>(38003014, 'Küche (Pendrago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700]+1000*[.B700]+[.C700]" office:value-type="float" office:value="38003015" calcext:value-type="float">
            <text:p>38003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Said)</text:p>
          </table:table-cell>
          <table:table-cell office:value-type="string" calcext:value-type="string">
            <text:p>', '</text:p>
          </table:table-cell>
          <table:table-cell table:formula="of:=IF(MOD([.E70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0];[.E700];[.F700];[.G700];[.H700];[.I700];[.J700];[.K700];[.L700])" office:value-type="string" office:string-value="(38003015, 'Küche (Said)', 'P', 0)," calcext:value-type="string">
            <text:p>(38003015, 'Küche (Said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701]+1000*[.B701]+[.C701]" office:value-type="float" office:value="38003016" calcext:value-type="float">
            <text:p>38003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Wolkow)</text:p>
          </table:table-cell>
          <table:table-cell office:value-type="string" calcext:value-type="string">
            <text:p>', '</text:p>
          </table:table-cell>
          <table:table-cell table:formula="of:=IF(MOD([.E70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1];[.E701];[.F701];[.G701];[.H701];[.I701];[.J701];[.K701];[.L701])" office:value-type="string" office:string-value="(38003016, 'Küche (Wolkow)', 'P', 0)," calcext:value-type="string">
            <text:p>(38003016, 'Küche (Wolkow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702]+1000*[.B702]+[.C702]" office:value-type="float" office:value="38003017" calcext:value-type="float">
            <text:p>38003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Corassonne)</text:p>
          </table:table-cell>
          <table:table-cell office:value-type="string" calcext:value-type="string">
            <text:p>', '</text:p>
          </table:table-cell>
          <table:table-cell table:formula="of:=IF(MOD([.E70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2];[.E702];[.F702];[.G702];[.H702];[.I702];[.J702];[.K702];[.L702])" office:value-type="string" office:string-value="(38003017, 'Küche (Corassonne)', 'P', 0)," calcext:value-type="string">
            <text:p>(38003017, 'Küche (Corassonne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formula="of:=1000000*[.A703]+1000*[.B703]+[.C703]" office:value-type="float" office:value="38003018" calcext:value-type="float">
            <text:p>3800301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Neun Welten)</text:p>
          </table:table-cell>
          <table:table-cell office:value-type="string" calcext:value-type="string">
            <text:p>', '</text:p>
          </table:table-cell>
          <table:table-cell table:formula="of:=IF(MOD([.E70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3];[.E703];[.F703];[.G703];[.H703];[.I703];[.J703];[.K703];[.L703])" office:value-type="string" office:string-value="(38003018, 'Küche (Neun Welten)', 'P', 0)," calcext:value-type="string">
            <text:p>(38003018, 'Küche (Neun Welte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</text:p>
          </table:table-cell>
          <table:table-cell table:formula="of:=1000000*[.A704]+1000*[.B704]+[.C704]" office:value-type="float" office:value="38003019" calcext:value-type="float">
            <text:p>3800301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Hazaru)</text:p>
          </table:table-cell>
          <table:table-cell office:value-type="string" calcext:value-type="string">
            <text:p>', '</text:p>
          </table:table-cell>
          <table:table-cell table:formula="of:=IF(MOD([.E70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4];[.E704];[.F704];[.G704];[.H704];[.I704];[.J704];[.K704];[.L704])" office:value-type="string" office:string-value="(38003019, 'Küche (Hazaru)', 'P', 0)," calcext:value-type="string">
            <text:p>(38003019, 'Küche (Hazaru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</text:p>
          </table:table-cell>
          <table:table-cell table:formula="of:=1000000*[.A705]+1000*[.B705]+[.C705]" office:value-type="float" office:value="38003020" calcext:value-type="float">
            <text:p>3800302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Zescola)</text:p>
          </table:table-cell>
          <table:table-cell office:value-type="string" calcext:value-type="string">
            <text:p>', '</text:p>
          </table:table-cell>
          <table:table-cell table:formula="of:=IF(MOD([.E70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5];[.E705];[.F705];[.G705];[.H705];[.I705];[.J705];[.K705];[.L705])" office:value-type="string" office:string-value="(38003020, 'Küche (Zescola)', 'P', 0)," calcext:value-type="string">
            <text:p>(38003020, 'Küche (Zescol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</text:p>
          </table:table-cell>
          <table:table-cell table:formula="of:=1000000*[.A706]+1000*[.B706]+[.C706]" office:value-type="float" office:value="38003021" calcext:value-type="float">
            <text:p>3800302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Itoszra)</text:p>
          </table:table-cell>
          <table:table-cell office:value-type="string" calcext:value-type="string">
            <text:p>', '</text:p>
          </table:table-cell>
          <table:table-cell table:formula="of:=IF(MOD([.E70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6];[.E706];[.F706];[.G706];[.H706];[.I706];[.J706];[.K706];[.L706])" office:value-type="string" office:string-value="(38003021, 'Küche (Itoszra)', 'P', 0)," calcext:value-type="string">
            <text:p>(38003021, 'Küche (Itoszr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table:formula="of:=1000000*[.A707]+1000*[.B707]+[.C707]" office:value-type="float" office:value="38003022" calcext:value-type="float">
            <text:p>3800302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Shyezz)</text:p>
          </table:table-cell>
          <table:table-cell office:value-type="string" calcext:value-type="string">
            <text:p>', '</text:p>
          </table:table-cell>
          <table:table-cell table:formula="of:=IF(MOD([.E70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7];[.E707];[.F707];[.G707];[.H707];[.I707];[.J707];[.K707];[.L707])" office:value-type="string" office:string-value="(38003022, 'Küche (Shyezz)', 'P', 0)," calcext:value-type="string">
            <text:p>(38003022, 'Küche (Shyezz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table:formula="of:=1000000*[.A708]+1000*[.B708]+[.C708]" office:value-type="float" office:value="38003023" calcext:value-type="float">
            <text:p>3800302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Hecca)</text:p>
          </table:table-cell>
          <table:table-cell office:value-type="string" calcext:value-type="string">
            <text:p>', '</text:p>
          </table:table-cell>
          <table:table-cell table:formula="of:=IF(MOD([.E70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8];[.E708];[.F708];[.G708];[.H708];[.I708];[.J708];[.K708];[.L708])" office:value-type="string" office:string-value="(38003023, 'Küche (Hecca)', 'P', 0)," calcext:value-type="string">
            <text:p>(38003023, 'Küche (Hecc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</text:p>
          </table:table-cell>
          <table:table-cell table:formula="of:=1000000*[.A709]+1000*[.B709]+[.C709]" office:value-type="float" office:value="38003024" calcext:value-type="float">
            <text:p>3800302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Douwg)</text:p>
          </table:table-cell>
          <table:table-cell office:value-type="string" calcext:value-type="string">
            <text:p>', '</text:p>
          </table:table-cell>
          <table:table-cell table:formula="of:=IF(MOD([.E70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9];[.E709];[.F709];[.G709];[.H709];[.I709];[.J709];[.K709];[.L709])" office:value-type="string" office:string-value="(38003024, 'Küche (Douwg)', 'P', 0)," calcext:value-type="string">
            <text:p>(38003024, 'Küche (Douwg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</text:p>
          </table:table-cell>
          <table:table-cell table:formula="of:=1000000*[.A710]+1000*[.B710]+[.C710]" office:value-type="float" office:value="38003025" calcext:value-type="float">
            <text:p>3800302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Ko)</text:p>
          </table:table-cell>
          <table:table-cell office:value-type="string" calcext:value-type="string">
            <text:p>', '</text:p>
          </table:table-cell>
          <table:table-cell table:formula="of:=IF(MOD([.E71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0];[.E710];[.F710];[.G710];[.H710];[.I710];[.J710];[.K710];[.L710])" office:value-type="string" office:string-value="(38003025, 'Küche (Ko)', 'P', 0)," calcext:value-type="string">
            <text:p>(38003025, 'Küche (Ko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11]+1000*[.B711]+[.C711]" office:value-type="float" office:value="38004000" calcext:value-type="float">
            <text:p>38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enthusiast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1];[.E711];[.F711];[.G711];[.H711];[.I711];[.J711];[.K711];[.L711])" office:value-type="string" office:string-value="(38004000, 'Sportenthusiast', 'P', 0)," calcext:value-type="string">
            <text:p>(38004000, 'Sportenthusiast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12]+1000*[.B712]+[.C712]" office:value-type="float" office:value="38004001" calcext:value-type="float">
            <text:p>3800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Fußball)</text:p>
          </table:table-cell>
          <table:table-cell office:value-type="string" calcext:value-type="string">
            <text:p>', '</text:p>
          </table:table-cell>
          <table:table-cell table:formula="of:=IF(MOD([.E71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2];[.E712];[.F712];[.G712];[.H712];[.I712];[.J712];[.K712];[.L712])" office:value-type="string" office:string-value="(38004001, 'Sport (Fußball)', 'P', 0)," calcext:value-type="string">
            <text:p>(38004001, 'Sport (Fußball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713]+1000*[.B713]+[.C713]" office:value-type="float" office:value="38004002" calcext:value-type="float">
            <text:p>38004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Basketball)</text:p>
          </table:table-cell>
          <table:table-cell office:value-type="string" calcext:value-type="string">
            <text:p>', '</text:p>
          </table:table-cell>
          <table:table-cell table:formula="of:=IF(MOD([.E71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3];[.E713];[.F713];[.G713];[.H713];[.I713];[.J713];[.K713];[.L713])" office:value-type="string" office:string-value="(38004002, 'Sport (Basketball)', 'P', 0)," calcext:value-type="string">
            <text:p>(38004002, 'Sport (Basketball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714]+1000*[.B714]+[.C714]" office:value-type="float" office:value="38004003" calcext:value-type="float">
            <text:p>38004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Volleyball)</text:p>
          </table:table-cell>
          <table:table-cell office:value-type="string" calcext:value-type="string">
            <text:p>', '</text:p>
          </table:table-cell>
          <table:table-cell table:formula="of:=IF(MOD([.E71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4];[.E714];[.F714];[.G714];[.H714];[.I714];[.J714];[.K714];[.L714])" office:value-type="string" office:string-value="(38004003, 'Sport (Volleyball)', 'P', 0)," calcext:value-type="string">
            <text:p>(38004003, 'Sport (Volleyball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715]+1000*[.B715]+[.C715]" office:value-type="float" office:value="38004004" calcext:value-type="float">
            <text:p>38004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Handball)</text:p>
          </table:table-cell>
          <table:table-cell office:value-type="string" calcext:value-type="string">
            <text:p>', '</text:p>
          </table:table-cell>
          <table:table-cell table:formula="of:=IF(MOD([.E71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5];[.E715];[.F715];[.G715];[.H715];[.I715];[.J715];[.K715];[.L715])" office:value-type="string" office:string-value="(38004004, 'Sport (Handball)', 'P', 0)," calcext:value-type="string">
            <text:p>(38004004, 'Sport (Handball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716]+1000*[.B716]+[.C716]" office:value-type="float" office:value="38004005" calcext:value-type="float">
            <text:p>38004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Tennis)</text:p>
          </table:table-cell>
          <table:table-cell office:value-type="string" calcext:value-type="string">
            <text:p>', '</text:p>
          </table:table-cell>
          <table:table-cell table:formula="of:=IF(MOD([.E71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6];[.E716];[.F716];[.G716];[.H716];[.I716];[.J716];[.K716];[.L716])" office:value-type="string" office:string-value="(38004005, 'Sport (Tennis)', 'P', 0)," calcext:value-type="string">
            <text:p>(38004005, 'Sport (Tenni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717]+1000*[.B717]+[.C717]" office:value-type="float" office:value="38004006" calcext:value-type="float">
            <text:p>38004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Leichtathletik)</text:p>
          </table:table-cell>
          <table:table-cell office:value-type="string" calcext:value-type="string">
            <text:p>', '</text:p>
          </table:table-cell>
          <table:table-cell table:formula="of:=IF(MOD([.E71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7];[.E717];[.F717];[.G717];[.H717];[.I717];[.J717];[.K717];[.L717])" office:value-type="string" office:string-value="(38004006, 'Sport (Leichtathletik)', 'P', 0)," calcext:value-type="string">
            <text:p>(38004006, 'Sport (Leichtathletik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718]+1000*[.B718]+[.C718]" office:value-type="float" office:value="38004007" calcext:value-type="float">
            <text:p>38004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Radfahren)</text:p>
          </table:table-cell>
          <table:table-cell office:value-type="string" calcext:value-type="string">
            <text:p>', '</text:p>
          </table:table-cell>
          <table:table-cell table:formula="of:=IF(MOD([.E71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8];[.E718];[.F718];[.G718];[.H718];[.I718];[.J718];[.K718];[.L718])" office:value-type="string" office:string-value="(38004007, 'Sport (Radfahren)', 'P', 0)," calcext:value-type="string">
            <text:p>(38004007, 'Sport (Radfahre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719]+1000*[.B719]+[.C719]" office:value-type="float" office:value="38004008" calcext:value-type="float">
            <text:p>38004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Tischtennis)</text:p>
          </table:table-cell>
          <table:table-cell office:value-type="string" calcext:value-type="string">
            <text:p>', '</text:p>
          </table:table-cell>
          <table:table-cell table:formula="of:=IF(MOD([.E71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9];[.E719];[.F719];[.G719];[.H719];[.I719];[.J719];[.K719];[.L719])" office:value-type="string" office:string-value="(38004008, 'Sport (Tischtennis)', 'P', 0)," calcext:value-type="string">
            <text:p>(38004008, 'Sport (Tischtenni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720]+1000*[.B720]+[.C720]" office:value-type="float" office:value="38004009" calcext:value-type="float">
            <text:p>38004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Boxen)</text:p>
          </table:table-cell>
          <table:table-cell office:value-type="string" calcext:value-type="string">
            <text:p>', '</text:p>
          </table:table-cell>
          <table:table-cell table:formula="of:=IF(MOD([.E72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0];[.E720];[.F720];[.G720];[.H720];[.I720];[.J720];[.K720];[.L720])" office:value-type="string" office:string-value="(38004009, 'Sport (Boxen)', 'P', 0)," calcext:value-type="string">
            <text:p>(38004009, 'Sport (Boxe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721]+1000*[.B721]+[.C721]" office:value-type="float" office:value="38004010" calcext:value-type="float">
            <text:p>38004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Golf)</text:p>
          </table:table-cell>
          <table:table-cell office:value-type="string" calcext:value-type="string">
            <text:p>', '</text:p>
          </table:table-cell>
          <table:table-cell table:formula="of:=IF(MOD([.E72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1];[.E721];[.F721];[.G721];[.H721];[.I721];[.J721];[.K721];[.L721])" office:value-type="string" office:string-value="(38004010, 'Sport (Golf)', 'P', 0)," calcext:value-type="string">
            <text:p>(38004010, 'Sport (Golf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722]+1000*[.B722]+[.C722]" office:value-type="float" office:value="38004011" calcext:value-type="float">
            <text:p>38004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G-Ball)</text:p>
          </table:table-cell>
          <table:table-cell office:value-type="string" calcext:value-type="string">
            <text:p>', '</text:p>
          </table:table-cell>
          <table:table-cell table:formula="of:=IF(MOD([.E72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2];[.E722];[.F722];[.G722];[.H722];[.I722];[.J722];[.K722];[.L722])" office:value-type="string" office:string-value="(38004011, 'Sport (G-Ball)', 'P', 0)," calcext:value-type="string">
            <text:p>(38004011, 'Sport (G-Ball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723]+1000*[.B723]+[.C723]" office:value-type="float" office:value="38004012" calcext:value-type="float">
            <text:p>38004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Gravcage)</text:p>
          </table:table-cell>
          <table:table-cell office:value-type="string" calcext:value-type="string">
            <text:p>', '</text:p>
          </table:table-cell>
          <table:table-cell table:formula="of:=IF(MOD([.E72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3];[.E723];[.F723];[.G723];[.H723];[.I723];[.J723];[.K723];[.L723])" office:value-type="string" office:string-value="(38004012, 'Sport (Gravcage)', 'P', 0)," calcext:value-type="string">
            <text:p>(38004012, 'Sport (Gravcage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724]+1000*[.B724]+[.C724]" office:value-type="float" office:value="38004013" calcext:value-type="float">
            <text:p>38004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Zero-Brawl)</text:p>
          </table:table-cell>
          <table:table-cell office:value-type="string" calcext:value-type="string">
            <text:p>', '</text:p>
          </table:table-cell>
          <table:table-cell table:formula="of:=IF(MOD([.E72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4];[.E724];[.F724];[.G724];[.H724];[.I724];[.J724];[.K724];[.L724])" office:value-type="string" office:string-value="(38004013, 'Sport (Zero-Brawl)', 'P', 0)," calcext:value-type="string">
            <text:p>(38004013, 'Sport (Zero-Brawl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725]+1000*[.B725]+[.C725]" office:value-type="float" office:value="38004014" calcext:value-type="float">
            <text:p>38004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Squash)</text:p>
          </table:table-cell>
          <table:table-cell office:value-type="string" calcext:value-type="string">
            <text:p>', '</text:p>
          </table:table-cell>
          <table:table-cell table:formula="of:=IF(MOD([.E72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5];[.E725];[.F725];[.G725];[.H725];[.I725];[.J725];[.K725];[.L725])" office:value-type="string" office:string-value="(38004014, 'Sport (Squash)', 'P', 0)," calcext:value-type="string">
            <text:p>(38004014, 'Sport (Squash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26]+1000*[.B726]+[.C726]" office:value-type="float" office:value="39000000" calcext:value-type="float">
            <text:p>39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kunde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726];[.E726];[.F726];[.G726];[.H726];[.I726];[.J726];[.K726];[.L726])" office:value-type="string" office:string-value="(39000000, 'Kulturkunde', 'P', 1)," calcext:value-type="string">
            <text:p>(39000000, 'Kulturkunde', 'P', 1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27]+1000*[.B727]+[.C727]" office:value-type="float" office:value="39000001" calcext:value-type="float">
            <text:p>39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Menschen)</text:p>
          </table:table-cell>
          <table:table-cell office:value-type="string" calcext:value-type="string">
            <text:p>', '</text:p>
          </table:table-cell>
          <table:table-cell table:formula="of:=IF(MOD([.E72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7];[.E727];[.F727];[.G727];[.H727];[.I727];[.J727];[.K727];[.L727])" office:value-type="string" office:string-value="(39000001, 'Kultur (Menschen)', 'P', 0)," calcext:value-type="string">
            <text:p>(39000001, 'Kultur (Menschen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728]+1000*[.B728]+[.C728]" office:value-type="float" office:value="39000002" calcext:value-type="float">
            <text:p>39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Abrahams)</text:p>
          </table:table-cell>
          <table:table-cell office:value-type="string" calcext:value-type="string">
            <text:p>', '</text:p>
          </table:table-cell>
          <table:table-cell table:formula="of:=IF(MOD([.E72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8];[.E728];[.F728];[.G728];[.H728];[.I728];[.J728];[.K728];[.L728])" office:value-type="string" office:string-value="(39000002, 'Kultur (Abrahams)', 'P', 0)," calcext:value-type="string">
            <text:p>(39000002, 'Kultur (Abrahams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729]+1000*[.B729]+[.C729]" office:value-type="float" office:value="39000003" calcext:value-type="float">
            <text:p>39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Aryavarta)</text:p>
          </table:table-cell>
          <table:table-cell office:value-type="string" calcext:value-type="string">
            <text:p>', '</text:p>
          </table:table-cell>
          <table:table-cell table:formula="of:=IF(MOD([.E72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9];[.E729];[.F729];[.G729];[.H729];[.I729];[.J729];[.K729];[.L729])" office:value-type="string" office:string-value="(39000003, 'Kultur (Aryavarta)', 'P', 0)," calcext:value-type="string">
            <text:p>(39000003, 'Kultur (Aryavarta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730]+1000*[.B730]+[.C730]" office:value-type="float" office:value="39000004" calcext:value-type="float">
            <text:p>39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d&amp;#039;Arc)</text:p>
          </table:table-cell>
          <table:table-cell office:value-type="string" calcext:value-type="string">
            <text:p>', '</text:p>
          </table:table-cell>
          <table:table-cell table:formula="of:=IF(MOD([.E73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0];[.E730];[.F730];[.G730];[.H730];[.I730];[.J730];[.K730];[.L730])" office:value-type="string" office:string-value="(39000004, 'Kultur (d&amp;#039;Arc)', 'P', 0)," calcext:value-type="string">
            <text:p>(39000004, 'Kultur (d&amp;#039;Arc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731]+1000*[.B731]+[.C731]" office:value-type="float" office:value="39000005" calcext:value-type="float">
            <text:p>39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DeBeer)</text:p>
          </table:table-cell>
          <table:table-cell office:value-type="string" calcext:value-type="string">
            <text:p>', '</text:p>
          </table:table-cell>
          <table:table-cell table:formula="of:=IF(MOD([.E73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1];[.E731];[.F731];[.G731];[.H731];[.I731];[.J731];[.K731];[.L731])" office:value-type="string" office:string-value="(39000005, 'Kultur (DeBeer)', 'P', 0)," calcext:value-type="string">
            <text:p>(39000005, 'Kultur (DeBe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732]+1000*[.B732]+[.C732]" office:value-type="float" office:value="39000006" calcext:value-type="float">
            <text:p>39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Habsburg-Möbius)</text:p>
          </table:table-cell>
          <table:table-cell office:value-type="string" calcext:value-type="string">
            <text:p>', '</text:p>
          </table:table-cell>
          <table:table-cell table:formula="of:=IF(MOD([.E73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2];[.E732];[.F732];[.G732];[.H732];[.I732];[.J732];[.K732];[.L732])" office:value-type="string" office:string-value="(39000006, 'Kultur (Habsburg-Möbius)', 'P', 0)," calcext:value-type="string">
            <text:p>(39000006, 'Kultur (Habsburg-Möbius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733]+1000*[.B733]+[.C733]" office:value-type="float" office:value="39000007" calcext:value-type="float">
            <text:p>39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Neo-Edo)</text:p>
          </table:table-cell>
          <table:table-cell office:value-type="string" calcext:value-type="string">
            <text:p>', '</text:p>
          </table:table-cell>
          <table:table-cell table:formula="of:=IF(MOD([.E73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3];[.E733];[.F733];[.G733];[.H733];[.I733];[.J733];[.K733];[.L733])" office:value-type="string" office:string-value="(39000007, 'Kultur (Neo-Edo)', 'P', 0)," calcext:value-type="string">
            <text:p>(39000007, 'Kultur (Neo-Edo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734]+1000*[.B734]+[.C734]" office:value-type="float" office:value="39000008" calcext:value-type="float">
            <text:p>39000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Nguni-Zulu)</text:p>
          </table:table-cell>
          <table:table-cell office:value-type="string" calcext:value-type="string">
            <text:p>', '</text:p>
          </table:table-cell>
          <table:table-cell table:formula="of:=IF(MOD([.E73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4];[.E734];[.F734];[.G734];[.H734];[.I734];[.J734];[.K734];[.L734])" office:value-type="string" office:string-value="(39000008, 'Kultur (Nguni-Zulu)', 'P', 0)," calcext:value-type="string">
            <text:p>(39000008, 'Kultur (Nguni-Zulu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735]+1000*[.B735]+[.C735]" office:value-type="float" office:value="39000009" calcext:value-type="float">
            <text:p>39000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Onassos)</text:p>
          </table:table-cell>
          <table:table-cell office:value-type="string" calcext:value-type="string">
            <text:p>', '</text:p>
          </table:table-cell>
          <table:table-cell table:formula="of:=IF(MOD([.E73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5];[.E735];[.F735];[.G735];[.H735];[.I735];[.J735];[.K735];[.L735])" office:value-type="string" office:string-value="(39000009, 'Kultur (Onassos)', 'P', 0)," calcext:value-type="string">
            <text:p>(39000009, 'Kultur (Onassos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736]+1000*[.B736]+[.C736]" office:value-type="float" office:value="39000010" calcext:value-type="float">
            <text:p>39000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Pendragon)</text:p>
          </table:table-cell>
          <table:table-cell office:value-type="string" calcext:value-type="string">
            <text:p>', '</text:p>
          </table:table-cell>
          <table:table-cell table:formula="of:=IF(MOD([.E73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6];[.E736];[.F736];[.G736];[.H736];[.I736];[.J736];[.K736];[.L736])" office:value-type="string" office:string-value="(39000010, 'Kultur (Pendragon)', 'P', 0)," calcext:value-type="string">
            <text:p>(39000010, 'Kultur (Pendragon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737]+1000*[.B737]+[.C737]" office:value-type="float" office:value="39000011" calcext:value-type="float">
            <text:p>39000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Said)</text:p>
          </table:table-cell>
          <table:table-cell office:value-type="string" calcext:value-type="string">
            <text:p>', '</text:p>
          </table:table-cell>
          <table:table-cell table:formula="of:=IF(MOD([.E73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7];[.E737];[.F737];[.G737];[.H737];[.I737];[.J737];[.K737];[.L737])" office:value-type="string" office:string-value="(39000011, 'Kultur (Said)', 'P', 0)," calcext:value-type="string">
            <text:p>(39000011, 'Kultur (Said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738]+1000*[.B738]+[.C738]" office:value-type="float" office:value="39000012" calcext:value-type="float">
            <text:p>39000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Wolkow)</text:p>
          </table:table-cell>
          <table:table-cell office:value-type="string" calcext:value-type="string">
            <text:p>', '</text:p>
          </table:table-cell>
          <table:table-cell table:formula="of:=IF(MOD([.E73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8];[.E738];[.F738];[.G738];[.H738];[.I738];[.J738];[.K738];[.L738])" office:value-type="string" office:string-value="(39000012, 'Kultur (Wolkow)', 'P', 0)," calcext:value-type="string">
            <text:p>(39000012, 'Kultur (Wolkow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739]+1000*[.B739]+[.C739]" office:value-type="float" office:value="39000013" calcext:value-type="float">
            <text:p>39000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Corassonne)</text:p>
          </table:table-cell>
          <table:table-cell office:value-type="string" calcext:value-type="string">
            <text:p>', '</text:p>
          </table:table-cell>
          <table:table-cell table:formula="of:=IF(MOD([.E73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9];[.E739];[.F739];[.G739];[.H739];[.I739];[.J739];[.K739];[.L739])" office:value-type="string" office:string-value="(39000013, 'Kultur (Corassonne)', 'P', 0)," calcext:value-type="string">
            <text:p>(39000013, 'Kultur (Corassonne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740]+1000*[.B740]+[.C740]" office:value-type="float" office:value="39000014" calcext:value-type="float">
            <text:p>39000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Neun Welten)</text:p>
          </table:table-cell>
          <table:table-cell office:value-type="string" calcext:value-type="string">
            <text:p>', '</text:p>
          </table:table-cell>
          <table:table-cell table:formula="of:=IF(MOD([.E74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0];[.E740];[.F740];[.G740];[.H740];[.I740];[.J740];[.K740];[.L740])" office:value-type="string" office:string-value="(39000014, 'Kultur (Neun Welten)', 'P', 0)," calcext:value-type="string">
            <text:p>(39000014, 'Kultur (Neun Welten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741]+1000*[.B741]+[.C741]" office:value-type="float" office:value="39000015" calcext:value-type="float">
            <text:p>39000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Hazaru)</text:p>
          </table:table-cell>
          <table:table-cell office:value-type="string" calcext:value-type="string">
            <text:p>', '</text:p>
          </table:table-cell>
          <table:table-cell table:formula="of:=IF(MOD([.E74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1];[.E741];[.F741];[.G741];[.H741];[.I741];[.J741];[.K741];[.L741])" office:value-type="string" office:string-value="(39000015, 'Kultur (Hazaru)', 'P', 0)," calcext:value-type="string">
            <text:p>(39000015, 'Kultur (Hazaru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742]+1000*[.B742]+[.C742]" office:value-type="float" office:value="39000016" calcext:value-type="float">
            <text:p>39000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Zescola)</text:p>
          </table:table-cell>
          <table:table-cell office:value-type="string" calcext:value-type="string">
            <text:p>', '</text:p>
          </table:table-cell>
          <table:table-cell table:formula="of:=IF(MOD([.E74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2];[.E742];[.F742];[.G742];[.H742];[.I742];[.J742];[.K742];[.L742])" office:value-type="string" office:string-value="(39000016, 'Kultur (Zescola)', 'P', 0)," calcext:value-type="string">
            <text:p>(39000016, 'Kultur (Zescola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743]+1000*[.B743]+[.C743]" office:value-type="float" office:value="39000017" calcext:value-type="float">
            <text:p>39000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Itoszra)</text:p>
          </table:table-cell>
          <table:table-cell office:value-type="string" calcext:value-type="string">
            <text:p>', '</text:p>
          </table:table-cell>
          <table:table-cell table:formula="of:=IF(MOD([.E74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3];[.E743];[.F743];[.G743];[.H743];[.I743];[.J743];[.K743];[.L743])" office:value-type="string" office:string-value="(39000017, 'Kultur (Itoszra)', 'P', 0)," calcext:value-type="string">
            <text:p>(39000017, 'Kultur (Itoszra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formula="of:=1000000*[.A744]+1000*[.B744]+[.C744]" office:value-type="float" office:value="39000018" calcext:value-type="float">
            <text:p>3900001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Shyezz)</text:p>
          </table:table-cell>
          <table:table-cell office:value-type="string" calcext:value-type="string">
            <text:p>', '</text:p>
          </table:table-cell>
          <table:table-cell table:formula="of:=IF(MOD([.E74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4];[.E744];[.F744];[.G744];[.H744];[.I744];[.J744];[.K744];[.L744])" office:value-type="string" office:string-value="(39000018, 'Kultur (Shyezz)', 'P', 0)," calcext:value-type="string">
            <text:p>(39000018, 'Kultur (Shyezz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</text:p>
          </table:table-cell>
          <table:table-cell table:formula="of:=1000000*[.A745]+1000*[.B745]+[.C745]" office:value-type="float" office:value="39000019" calcext:value-type="float">
            <text:p>3900001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Hecca)</text:p>
          </table:table-cell>
          <table:table-cell office:value-type="string" calcext:value-type="string">
            <text:p>', '</text:p>
          </table:table-cell>
          <table:table-cell table:formula="of:=IF(MOD([.E74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5];[.E745];[.F745];[.G745];[.H745];[.I745];[.J745];[.K745];[.L745])" office:value-type="string" office:string-value="(39000019, 'Kultur (Hecca)', 'P', 0)," calcext:value-type="string">
            <text:p>(39000019, 'Kultur (Hecca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</text:p>
          </table:table-cell>
          <table:table-cell table:formula="of:=1000000*[.A746]+1000*[.B746]+[.C746]" office:value-type="float" office:value="39000020" calcext:value-type="float">
            <text:p>3900002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Douwg)</text:p>
          </table:table-cell>
          <table:table-cell office:value-type="string" calcext:value-type="string">
            <text:p>', '</text:p>
          </table:table-cell>
          <table:table-cell table:formula="of:=IF(MOD([.E74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6];[.E746];[.F746];[.G746];[.H746];[.I746];[.J746];[.K746];[.L746])" office:value-type="string" office:string-value="(39000020, 'Kultur (Douwg)', 'P', 0)," calcext:value-type="string">
            <text:p>(39000020, 'Kultur (Douwg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</text:p>
          </table:table-cell>
          <table:table-cell table:formula="of:=1000000*[.A747]+1000*[.B747]+[.C747]" office:value-type="float" office:value="39000021" calcext:value-type="float">
            <text:p>3900002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Ko)</text:p>
          </table:table-cell>
          <table:table-cell office:value-type="string" calcext:value-type="string">
            <text:p>', '</text:p>
          </table:table-cell>
          <table:table-cell table:formula="of:=IF(MOD([.E74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7];[.E747];[.F747];[.G747];[.H747];[.I747];[.J747];[.K747];[.L747])" office:value-type="string" office:string-value="(39000021, 'Kultur (Ko)', 'P', 0)," calcext:value-type="string">
            <text:p>(39000021, 'Kultur (Ko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table:formula="of:=1000000*[.A748]+1000*[.B748]+[.C748]" office:value-type="float" office:value="39000022" calcext:value-type="float">
            <text:p>3900002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Militär)</text:p>
          </table:table-cell>
          <table:table-cell office:value-type="string" calcext:value-type="string">
            <text:p>', '</text:p>
          </table:table-cell>
          <table:table-cell table:formula="of:=IF(MOD([.E74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8];[.E748];[.F748];[.G748];[.H748];[.I748];[.J748];[.K748];[.L748])" office:value-type="string" office:string-value="(39000022, 'Subkultur (Militär)', 'P', 0)," calcext:value-type="string">
            <text:p>(39000022, 'Subkultur (Militä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table:formula="of:=1000000*[.A749]+1000*[.B749]+[.C749]" office:value-type="float" office:value="39000023" calcext:value-type="float">
            <text:p>3900002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Spacer)</text:p>
          </table:table-cell>
          <table:table-cell office:value-type="string" calcext:value-type="string">
            <text:p>', '</text:p>
          </table:table-cell>
          <table:table-cell table:formula="of:=IF(MOD([.E74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9];[.E749];[.F749];[.G749];[.H749];[.I749];[.J749];[.K749];[.L749])" office:value-type="string" office:string-value="(39000023, 'Subkultur (Spacer)', 'P', 0)," calcext:value-type="string">
            <text:p>(39000023, 'Subkultur (Spac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</text:p>
          </table:table-cell>
          <table:table-cell table:formula="of:=1000000*[.A750]+1000*[.B750]+[.C750]" office:value-type="float" office:value="39000024" calcext:value-type="float">
            <text:p>3900002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Farmer)</text:p>
          </table:table-cell>
          <table:table-cell office:value-type="string" calcext:value-type="string">
            <text:p>', '</text:p>
          </table:table-cell>
          <table:table-cell table:formula="of:=IF(MOD([.E75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0];[.E750];[.F750];[.G750];[.H750];[.I750];[.J750];[.K750];[.L750])" office:value-type="string" office:string-value="(39000024, 'Subkultur (Farmer)', 'P', 0)," calcext:value-type="string">
            <text:p>(39000024, 'Subkultur (Farm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</text:p>
          </table:table-cell>
          <table:table-cell table:formula="of:=1000000*[.A751]+1000*[.B751]+[.C751]" office:value-type="float" office:value="39000025" calcext:value-type="float">
            <text:p>3900002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Terraformer)</text:p>
          </table:table-cell>
          <table:table-cell office:value-type="string" calcext:value-type="string">
            <text:p>', '</text:p>
          </table:table-cell>
          <table:table-cell table:formula="of:=IF(MOD([.E75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1];[.E751];[.F751];[.G751];[.H751];[.I751];[.J751];[.K751];[.L751])" office:value-type="string" office:string-value="(39000025, 'Subkultur (Terraformer)', 'P', 0)," calcext:value-type="string">
            <text:p>(39000025, 'Subkultur (Terraform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</text:p>
          </table:table-cell>
          <table:table-cell table:formula="of:=1000000*[.A752]+1000*[.B752]+[.C752]" office:value-type="float" office:value="39000026" calcext:value-type="float">
            <text:p>3900002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Weltenschiff)</text:p>
          </table:table-cell>
          <table:table-cell office:value-type="string" calcext:value-type="string">
            <text:p>', '</text:p>
          </table:table-cell>
          <table:table-cell table:formula="of:=IF(MOD([.E75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2];[.E752];[.F752];[.G752];[.H752];[.I752];[.J752];[.K752];[.L752])" office:value-type="string" office:string-value="(39000026, 'Subkultur (Weltenschiff)', 'P', 0)," calcext:value-type="string">
            <text:p>(39000026, 'Subkultur (Weltenschiff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</text:p>
          </table:table-cell>
          <table:table-cell table:formula="of:=1000000*[.A753]+1000*[.B753]+[.C753]" office:value-type="float" office:value="39000027" calcext:value-type="float">
            <text:p>3900002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Bergleute)</text:p>
          </table:table-cell>
          <table:table-cell office:value-type="string" calcext:value-type="string">
            <text:p>', '</text:p>
          </table:table-cell>
          <table:table-cell table:formula="of:=IF(MOD([.E75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3];[.E753];[.F753];[.G753];[.H753];[.I753];[.J753];[.K753];[.L753])" office:value-type="string" office:string-value="(39000027, 'Subkultur (Bergleute)', 'P', 0)," calcext:value-type="string">
            <text:p>(39000027, 'Subkultur (Bergleute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</text:p>
          </table:table-cell>
          <table:table-cell table:formula="of:=1000000*[.A754]+1000*[.B754]+[.C754]" office:value-type="float" office:value="39000028" calcext:value-type="float">
            <text:p>3900002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Kleriker)</text:p>
          </table:table-cell>
          <table:table-cell office:value-type="string" calcext:value-type="string">
            <text:p>', '</text:p>
          </table:table-cell>
          <table:table-cell table:formula="of:=IF(MOD([.E75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4];[.E754];[.F754];[.G754];[.H754];[.I754];[.J754];[.K754];[.L754])" office:value-type="string" office:string-value="(39000028, 'Subkultur (Kleriker)', 'P', 0)," calcext:value-type="string">
            <text:p>(39000028, 'Subkultur (Klerik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</text:p>
          </table:table-cell>
          <table:table-cell table:formula="of:=1000000*[.A755]+1000*[.B755]+[.C755]" office:value-type="float" office:value="39000029" calcext:value-type="float">
            <text:p>3900002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Techniker)</text:p>
          </table:table-cell>
          <table:table-cell office:value-type="string" calcext:value-type="string">
            <text:p>', '</text:p>
          </table:table-cell>
          <table:table-cell table:formula="of:=IF(MOD([.E75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5];[.E755];[.F755];[.G755];[.H755];[.I755];[.J755];[.K755];[.L755])" office:value-type="string" office:string-value="(39000029, 'Subkultur (Techniker)', 'P', 0)," calcext:value-type="string">
            <text:p>(39000029, 'Subkultur (Technik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</text:p>
          </table:table-cell>
          <table:table-cell table:formula="of:=1000000*[.A756]+1000*[.B756]+[.C756]" office:value-type="float" office:value="39000030" calcext:value-type="float">
            <text:p>3900003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Musiker)</text:p>
          </table:table-cell>
          <table:table-cell office:value-type="string" calcext:value-type="string">
            <text:p>', '</text:p>
          </table:table-cell>
          <table:table-cell table:formula="of:=IF(MOD([.E75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6];[.E756];[.F756];[.G756];[.H756];[.I756];[.J756];[.K756];[.L756])" office:value-type="string" office:string-value="(39000030, 'Subkultur (Musiker)', 'P', 0)," calcext:value-type="string">
            <text:p>(39000030, 'Subkultur (Musik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</text:p>
          </table:table-cell>
          <table:table-cell table:formula="of:=1000000*[.A757]+1000*[.B757]+[.C757]" office:value-type="float" office:value="39000031" calcext:value-type="float">
            <text:p>3900003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Schauspieler)</text:p>
          </table:table-cell>
          <table:table-cell office:value-type="string" calcext:value-type="string">
            <text:p>', '</text:p>
          </table:table-cell>
          <table:table-cell table:formula="of:=IF(MOD([.E75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7];[.E757];[.F757];[.G757];[.H757];[.I757];[.J757];[.K757];[.L757])" office:value-type="string" office:string-value="(39000031, 'Subkultur (Schauspieler)', 'P', 0)," calcext:value-type="string">
            <text:p>(39000031, 'Subkultur (Schauspiel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</text:p>
          </table:table-cell>
          <table:table-cell table:formula="of:=1000000*[.A758]+1000*[.B758]+[.C758]" office:value-type="float" office:value="39000032" calcext:value-type="float">
            <text:p>3900003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Höfling)</text:p>
          </table:table-cell>
          <table:table-cell office:value-type="string" calcext:value-type="string">
            <text:p>', '</text:p>
          </table:table-cell>
          <table:table-cell table:formula="of:=IF(MOD([.E75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8];[.E758];[.F758];[.G758];[.H758];[.I758];[.J758];[.K758];[.L758])" office:value-type="string" office:string-value="(39000032, 'Subkultur (Höfling)', 'P', 0)," calcext:value-type="string">
            <text:p>(39000032, 'Subkultur (Höfling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</text:p>
          </table:table-cell>
          <table:table-cell table:formula="of:=1000000*[.A759]+1000*[.B759]+[.C759]" office:value-type="float" office:value="39000033" calcext:value-type="float">
            <text:p>3900003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Diplomat)</text:p>
          </table:table-cell>
          <table:table-cell office:value-type="string" calcext:value-type="string">
            <text:p>', '</text:p>
          </table:table-cell>
          <table:table-cell table:formula="of:=IF(MOD([.E75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9];[.E759];[.F759];[.G759];[.H759];[.I759];[.J759];[.K759];[.L759])" office:value-type="string" office:string-value="(39000033, 'Subkultur (Diplomat)', 'P', 0)," calcext:value-type="string">
            <text:p>(39000033, 'Subkultur (Diplomat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</text:p>
          </table:table-cell>
          <table:table-cell table:formula="of:=1000000*[.A760]+1000*[.B760]+[.C760]" office:value-type="float" office:value="39000034" calcext:value-type="float">
            <text:p>3900003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Händler)</text:p>
          </table:table-cell>
          <table:table-cell office:value-type="string" calcext:value-type="string">
            <text:p>', '</text:p>
          </table:table-cell>
          <table:table-cell table:formula="of:=IF(MOD([.E76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0];[.E760];[.F760];[.G760];[.H760];[.I760];[.J760];[.K760];[.L760])" office:value-type="string" office:string-value="(39000034, 'Subkultur (Händler)', 'P', 0)," calcext:value-type="string">
            <text:p>(39000034, 'Subkultur (Händl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</text:p>
          </table:table-cell>
          <table:table-cell table:formula="of:=1000000*[.A761]+1000*[.B761]+[.C761]" office:value-type="float" office:value="39000035" calcext:value-type="float">
            <text:p>3900003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Mediziner)</text:p>
          </table:table-cell>
          <table:table-cell office:value-type="string" calcext:value-type="string">
            <text:p>', '</text:p>
          </table:table-cell>
          <table:table-cell table:formula="of:=IF(MOD([.E76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1];[.E761];[.F761];[.G761];[.H761];[.I761];[.J761];[.K761];[.L761])" office:value-type="string" office:string-value="(39000035, 'Subkultur (Mediziner)', 'P', 0)," calcext:value-type="string">
            <text:p>(39000035, 'Subkultur (Medizin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</text:p>
          </table:table-cell>
          <table:table-cell table:formula="of:=1000000*[.A762]+1000*[.B762]+[.C762]" office:value-type="float" office:value="39000036" calcext:value-type="float">
            <text:p>3900003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Cyborgs)</text:p>
          </table:table-cell>
          <table:table-cell office:value-type="string" calcext:value-type="string">
            <text:p>', '</text:p>
          </table:table-cell>
          <table:table-cell table:formula="of:=IF(MOD([.E76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2];[.E762];[.F762];[.G762];[.H762];[.I762];[.J762];[.K762];[.L762])" office:value-type="string" office:string-value="(39000036, 'Subkultur (Cyborgs)', 'P', 0)," calcext:value-type="string">
            <text:p>(39000036, 'Subkultur (Cyborgs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</text:p>
          </table:table-cell>
          <table:table-cell table:formula="of:=1000000*[.A763]+1000*[.B763]+[.C763]" office:value-type="float" office:value="39000037" calcext:value-type="float">
            <text:p>3900003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Adelige)</text:p>
          </table:table-cell>
          <table:table-cell office:value-type="string" calcext:value-type="string">
            <text:p>', '</text:p>
          </table:table-cell>
          <table:table-cell table:formula="of:=IF(MOD([.E76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3];[.E763];[.F763];[.G763];[.H763];[.I763];[.J763];[.K763];[.L763])" office:value-type="string" office:string-value="(39000037, 'Subkultur (Adelige)', 'P', 0)," calcext:value-type="string">
            <text:p>(39000037, 'Subkultur (Adelige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</text:p>
          </table:table-cell>
          <table:table-cell table:formula="of:=1000000*[.A764]+1000*[.B764]+[.C764]" office:value-type="float" office:value="39000038" calcext:value-type="float">
            <text:p>3900003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Piloten)</text:p>
          </table:table-cell>
          <table:table-cell office:value-type="string" calcext:value-type="string">
            <text:p>', '</text:p>
          </table:table-cell>
          <table:table-cell table:formula="of:=IF(MOD([.E76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4];[.E764];[.F764];[.G764];[.H764];[.I764];[.J764];[.K764];[.L764])" office:value-type="string" office:string-value="(39000038, 'Subkultur (Piloten)', 'P', 0)," calcext:value-type="string">
            <text:p>(39000038, 'Subkultur (Piloten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</text:p>
          </table:table-cell>
          <table:table-cell table:formula="of:=1000000*[.A765]+1000*[.B765]+[.C765]" office:value-type="float" office:value="39000039" calcext:value-type="float">
            <text:p>3900003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Marines)</text:p>
          </table:table-cell>
          <table:table-cell office:value-type="string" calcext:value-type="string">
            <text:p>', '</text:p>
          </table:table-cell>
          <table:table-cell table:formula="of:=IF(MOD([.E76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5];[.E765];[.F765];[.G765];[.H765];[.I765];[.J765];[.K765];[.L765])" office:value-type="string" office:string-value="(39000039, 'Subkultur (Marines)', 'P', 0)," calcext:value-type="string">
            <text:p>(39000039, 'Subkultur (Marines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</text:p>
          </table:table-cell>
          <table:table-cell table:formula="of:=1000000*[.A766]+1000*[.B766]+[.C766]" office:value-type="float" office:value="39000040" calcext:value-type="float">
            <text:p>3900004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Sprungtruppen)</text:p>
          </table:table-cell>
          <table:table-cell office:value-type="string" calcext:value-type="string">
            <text:p>', '</text:p>
          </table:table-cell>
          <table:table-cell table:formula="of:=IF(MOD([.E76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6];[.E766];[.F766];[.G766];[.H766];[.I766];[.J766];[.K766];[.L766])" office:value-type="string" office:string-value="(39000040, 'Subkultur (Sprungtruppen)', 'P', 0)," calcext:value-type="string">
            <text:p>(39000040, 'Subkultur (Sprungtruppen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</text:p>
          </table:table-cell>
          <table:table-cell table:formula="of:=1000000*[.A767]+1000*[.B767]+[.C767]" office:value-type="float" office:value="39000041" calcext:value-type="float">
            <text:p>3900004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Spezialeinheiten)</text:p>
          </table:table-cell>
          <table:table-cell office:value-type="string" calcext:value-type="string">
            <text:p>', '</text:p>
          </table:table-cell>
          <table:table-cell table:formula="of:=IF(MOD([.E76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7];[.E767];[.F767];[.G767];[.H767];[.I767];[.J767];[.K767];[.L767])" office:value-type="string" office:string-value="(39000041, 'Subkultur (Spezialeinheiten)', 'P', 0)," calcext:value-type="string">
            <text:p>(39000041, 'Subkultur (Spezialeinheiten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</text:p>
          </table:table-cell>
          <table:table-cell table:formula="of:=1000000*[.A768]+1000*[.B768]+[.C768]" office:value-type="float" office:value="39000042" calcext:value-type="float">
            <text:p>3900004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Offiziere)</text:p>
          </table:table-cell>
          <table:table-cell office:value-type="string" calcext:value-type="string">
            <text:p>', '</text:p>
          </table:table-cell>
          <table:table-cell table:formula="of:=IF(MOD([.E76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8];[.E768];[.F768];[.G768];[.H768];[.I768];[.J768];[.K768];[.L768])" office:value-type="string" office:string-value="(39000042, 'Subkultur (Offiziere)', 'P', 0)," calcext:value-type="string">
            <text:p>(39000042, 'Subkultur (Offiziere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</text:p>
          </table:table-cell>
          <table:table-cell table:formula="of:=1000000*[.A769]+1000*[.B769]+[.C769]" office:value-type="float" office:value="39000043" calcext:value-type="float">
            <text:p>3900004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Prepper)</text:p>
          </table:table-cell>
          <table:table-cell office:value-type="string" calcext:value-type="string">
            <text:p>', '</text:p>
          </table:table-cell>
          <table:table-cell table:formula="of:=IF(MOD([.E76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9];[.E769];[.F769];[.G769];[.H769];[.I769];[.J769];[.K769];[.L769])" office:value-type="string" office:string-value="(39000043, 'Subkultur (Prepper)', 'P', 0)," calcext:value-type="string">
            <text:p>(39000043, 'Subkultur (Prepp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</text:p>
          </table:table-cell>
          <table:table-cell table:formula="of:=1000000*[.A770]+1000*[.B770]+[.C770]" office:value-type="float" office:value="39000044" calcext:value-type="float">
            <text:p>3900004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Gamer)</text:p>
          </table:table-cell>
          <table:table-cell office:value-type="string" calcext:value-type="string">
            <text:p>', '</text:p>
          </table:table-cell>
          <table:table-cell table:formula="of:=IF(MOD([.E77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7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0];[.E770];[.F770];[.G770];[.H770];[.I770];[.J770];[.K770];[.L770])" office:value-type="string" office:string-value="(39000044, 'Subkultur (Gamer)', 'P', 0)," calcext:value-type="string">
            <text:p>(39000044, 'Subkultur (Gam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</text:p>
          </table:table-cell>
          <table:table-cell table:formula="of:=1000000*[.A771]+1000*[.B771]+[.C771]" office:value-type="float" office:value="39000045" calcext:value-type="float">
            <text:p>3900004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Maker)</text:p>
          </table:table-cell>
          <table:table-cell office:value-type="string" calcext:value-type="string">
            <text:p>', '</text:p>
          </table:table-cell>
          <table:table-cell table:formula="of:=IF(MOD([.E77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7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1];[.E771];[.F771];[.G771];[.H771];[.I771];[.J771];[.K771];[.L771])" office:value-type="string" office:string-value="(39000045, 'Subkultur (Maker)', 'P', 0)," calcext:value-type="string">
            <text:p>(39000045, 'Subkultur (Mak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</text:p>
          </table:table-cell>
          <table:table-cell table:formula="of:=1000000*[.A772]+1000*[.B772]+[.C772]" office:value-type="float" office:value="39000046" calcext:value-type="float">
            <text:p>3900004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Minimalisten)</text:p>
          </table:table-cell>
          <table:table-cell office:value-type="string" calcext:value-type="string">
            <text:p>', '</text:p>
          </table:table-cell>
          <table:table-cell table:formula="of:=IF(MOD([.E77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7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2];[.E772];[.F772];[.G772];[.H772];[.I772];[.J772];[.K772];[.L772])" office:value-type="string" office:string-value="(39000046, 'Subkultur (Minimalisten)', 'P', 0)," calcext:value-type="string">
            <text:p>(39000046, 'Subkultur (Minimalisten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</text:p>
          </table:table-cell>
          <table:table-cell table:formula="of:=1000000*[.A773]+1000*[.B773]+[.C773]" office:value-type="float" office:value="39000047" calcext:value-type="float">
            <text:p>3900004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Cosmopoliten)</text:p>
          </table:table-cell>
          <table:table-cell office:value-type="string" calcext:value-type="string">
            <text:p>', '</text:p>
          </table:table-cell>
          <table:table-cell table:formula="of:=IF(MOD([.E77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7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3];[.E773];[.F773];[.G773];[.H773];[.I773];[.J773];[.K773];[.L773])" office:value-type="string" office:string-value="(39000047, 'Subkultur (Cosmopoliten)', 'P', 0)," calcext:value-type="string">
            <text:p>(39000047, 'Subkultur (Cosmopoliten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</text:p>
          </table:table-cell>
          <table:table-cell table:formula="of:=1000000*[.A774]+1000*[.B774]+[.C774]" office:value-type="float" office:value="39000048" calcext:value-type="float">
            <text:p>3900004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Bodybuilder)</text:p>
          </table:table-cell>
          <table:table-cell office:value-type="string" calcext:value-type="string">
            <text:p>', '</text:p>
          </table:table-cell>
          <table:table-cell table:formula="of:=IF(MOD([.E77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7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4];[.E774];[.F774];[.G774];[.H774];[.I774];[.J774];[.K774];[.L774])" office:value-type="string" office:string-value="(39000048, 'Subkultur (Bodybuilder)', 'P', 0)," calcext:value-type="string">
            <text:p>(39000048, 'Subkultur (Bodybuild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</text:p>
          </table:table-cell>
          <table:table-cell table:formula="of:=1000000*[.A775]+1000*[.B775]+[.C775]" office:value-type="float" office:value="39000049" calcext:value-type="float">
            <text:p>3900004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Jäger)</text:p>
          </table:table-cell>
          <table:table-cell office:value-type="string" calcext:value-type="string">
            <text:p>', '</text:p>
          </table:table-cell>
          <table:table-cell table:formula="of:=IF(MOD([.E77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7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5];[.E775];[.F775];[.G775];[.H775];[.I775];[.J775];[.K775];[.L775])" office:value-type="string" office:string-value="(39000049, 'Subkultur (Jäger)', 'P', 0)," calcext:value-type="string">
            <text:p>(39000049, 'Subkultur (Jäger)', 'P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76]+1000*[.B776]+[.C776]" office:value-type="float" office:value="40000000" calcext:value-type="float">
            <text:p>40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rachen und Linguistik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7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776];[.E776];[.F776];[.G776];[.H776];[.I776];[.J776];[.K776];[.L776])" office:value-type="string" office:string-value="(40000000, 'Sprachen und Linguistik', 'P', 1)," calcext:value-type="string">
            <text:p>(40000000, 'Sprachen und Linguistik', 'P', 1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77]+1000*[.B777]+[.C777]" office:value-type="float" office:value="40001001" calcext:value-type="float">
            <text:p>40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ovasperanto</text:p>
          </table:table-cell>
          <table:table-cell office:value-type="string" calcext:value-type="string">
            <text:p>', '</text:p>
          </table:table-cell>
          <table:table-cell table:formula="of:=IF(MOD([.E777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7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7];[.E777];[.F777];[.G777];[.H777];[.I777];[.J777];[.K777];[.L777])" office:value-type="string" office:string-value="(40001001, 'Novasperanto', 'S', 0)," calcext:value-type="string">
            <text:p>(40001001, 'Novasperanto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78]+1000*[.B778]+[.C778]" office:value-type="float" office:value="40002001" calcext:value-type="float">
            <text:p>40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ovababel</text:p>
          </table:table-cell>
          <table:table-cell office:value-type="string" calcext:value-type="string">
            <text:p>', '</text:p>
          </table:table-cell>
          <table:table-cell table:formula="of:=IF(MOD([.E778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7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8];[.E778];[.F778];[.G778];[.H778];[.I778];[.J778];[.K778];[.L778])" office:value-type="string" office:string-value="(40002001, 'Novababel', 'S', 0)," calcext:value-type="string">
            <text:p>(40002001, 'Novababel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79]+1000*[.B779]+[.C779]" office:value-type="float" office:value="40003001" calcext:value-type="float">
            <text:p>40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echnobabel</text:p>
          </table:table-cell>
          <table:table-cell office:value-type="string" calcext:value-type="string">
            <text:p>', '</text:p>
          </table:table-cell>
          <table:table-cell table:formula="of:=IF(MOD([.E779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7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9];[.E779];[.F779];[.G779];[.H779];[.I779];[.J779];[.K779];[.L779])" office:value-type="string" office:string-value="(40003001, 'Technobabel', 'S', 0)," calcext:value-type="string">
            <text:p>(40003001, 'Technobabel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0]+1000*[.B780]+[.C780]" office:value-type="float" office:value="40004001" calcext:value-type="float">
            <text:p>4000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lpha-Ganimed-Babel</text:p>
          </table:table-cell>
          <table:table-cell office:value-type="string" calcext:value-type="string">
            <text:p>', '</text:p>
          </table:table-cell>
          <table:table-cell table:formula="of:=IF(MOD([.E780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0];[.E780];[.F780];[.G780];[.H780];[.I780];[.J780];[.K780];[.L780])" office:value-type="string" office:string-value="(40004001, 'Alpha-Ganimed-Babel', 'S', 0)," calcext:value-type="string">
            <text:p>(40004001, 'Alpha-Ganimed-Babel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1]+1000*[.B781]+[.C781]" office:value-type="float" office:value="40005001" calcext:value-type="float">
            <text:p>40005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raby</text:p>
          </table:table-cell>
          <table:table-cell office:value-type="string" calcext:value-type="string">
            <text:p>', '</text:p>
          </table:table-cell>
          <table:table-cell table:formula="of:=IF(MOD([.E781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1];[.E781];[.F781];[.G781];[.H781];[.I781];[.J781];[.K781];[.L781])" office:value-type="string" office:string-value="(40005001, 'Araby', 'S', 0)," calcext:value-type="string">
            <text:p>(40005001, 'Araby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2]+1000*[.B782]+[.C782]" office:value-type="float" office:value="40006001" calcext:value-type="float">
            <text:p>40006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otick</text:p>
          </table:table-cell>
          <table:table-cell office:value-type="string" calcext:value-type="string">
            <text:p>', '</text:p>
          </table:table-cell>
          <table:table-cell table:formula="of:=IF(MOD([.E782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2];[.E782];[.F782];[.G782];[.H782];[.I782];[.J782];[.K782];[.L782])" office:value-type="string" office:string-value="(40006001, 'Gotick', 'S', 0)," calcext:value-type="string">
            <text:p>(40006001, 'Gotick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3]+1000*[.B783]+[.C783]" office:value-type="float" office:value="40007001" calcext:value-type="float">
            <text:p>40007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spañal</text:p>
          </table:table-cell>
          <table:table-cell office:value-type="string" calcext:value-type="string">
            <text:p>', '</text:p>
          </table:table-cell>
          <table:table-cell table:formula="of:=IF(MOD([.E783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3];[.E783];[.F783];[.G783];[.H783];[.I783];[.J783];[.K783];[.L783])" office:value-type="string" office:string-value="(40007001, 'Españal', 'S', 0)," calcext:value-type="string">
            <text:p>(40007001, 'Españal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4]+1000*[.B784]+[.C784]" office:value-type="float" office:value="40008001" calcext:value-type="float">
            <text:p>40008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ranças</text:p>
          </table:table-cell>
          <table:table-cell office:value-type="string" calcext:value-type="string">
            <text:p>', '</text:p>
          </table:table-cell>
          <table:table-cell table:formula="of:=IF(MOD([.E784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4];[.E784];[.F784];[.G784];[.H784];[.I784];[.J784];[.K784];[.L784])" office:value-type="string" office:string-value="(40008001, 'Franças', 'S', 0)," calcext:value-type="string">
            <text:p>(40008001, 'Franças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5]+1000*[.B785]+[.C785]" office:value-type="float" office:value="40009001" calcext:value-type="float">
            <text:p>40009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', '</text:p>
          </table:table-cell>
          <table:table-cell table:formula="of:=IF(MOD([.E785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5];[.E785];[.F785];[.G785];[.H785];[.I785];[.J785];[.K785];[.L785])" office:value-type="string" office:string-value="(40009001, 'Latin', 'S', 0)," calcext:value-type="string">
            <text:p>(40009001, 'Latin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6]+1000*[.B786]+[.C786]" office:value-type="float" office:value="40010001" calcext:value-type="float">
            <text:p>4001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elleniki</text:p>
          </table:table-cell>
          <table:table-cell office:value-type="string" calcext:value-type="string">
            <text:p>', '</text:p>
          </table:table-cell>
          <table:table-cell table:formula="of:=IF(MOD([.E786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6];[.E786];[.F786];[.G786];[.H786];[.I786];[.J786];[.K786];[.L786])" office:value-type="string" office:string-value="(40010001, 'Helleniki', 'S', 0)," calcext:value-type="string">
            <text:p>(40010001, 'Helleniki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7]+1000*[.B787]+[.C787]" office:value-type="float" office:value="40011001" calcext:value-type="float">
            <text:p>4001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ippon</text:p>
          </table:table-cell>
          <table:table-cell office:value-type="string" calcext:value-type="string">
            <text:p>', '</text:p>
          </table:table-cell>
          <table:table-cell table:formula="of:=IF(MOD([.E787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7];[.E787];[.F787];[.G787];[.H787];[.I787];[.J787];[.K787];[.L787])" office:value-type="string" office:string-value="(40011001, 'Nippon', 'S', 0)," calcext:value-type="string">
            <text:p>(40011001, 'Nippon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8]+1000*[.B788]+[.C788]" office:value-type="float" office:value="40012001" calcext:value-type="float">
            <text:p>4001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osska</text:p>
          </table:table-cell>
          <table:table-cell office:value-type="string" calcext:value-type="string">
            <text:p>', '</text:p>
          </table:table-cell>
          <table:table-cell table:formula="of:=IF(MOD([.E788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8];[.E788];[.F788];[.G788];[.H788];[.I788];[.J788];[.K788];[.L788])" office:value-type="string" office:string-value="(40012001, 'Rosska', 'S', 0)," calcext:value-type="string">
            <text:p>(40012001, 'Rosska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9]+1000*[.B789]+[.C789]" office:value-type="float" office:value="40013001" calcext:value-type="float">
            <text:p>4001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onklav-Hazaru</text:p>
          </table:table-cell>
          <table:table-cell office:value-type="string" calcext:value-type="string">
            <text:p>', '</text:p>
          </table:table-cell>
          <table:table-cell table:formula="of:=IF(MOD([.E789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9];[.E789];[.F789];[.G789];[.H789];[.I789];[.J789];[.K789];[.L789])" office:value-type="string" office:string-value="(40013001, 'Konklav-Hazaru', 'S', 0)," calcext:value-type="string">
            <text:p>(40013001, 'Konklav-Hazaru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90]+1000*[.B790]+[.C790]" office:value-type="float" office:value="40014001" calcext:value-type="float">
            <text:p>4001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zezaru</text:p>
          </table:table-cell>
          <table:table-cell office:value-type="string" calcext:value-type="string">
            <text:p>', '</text:p>
          </table:table-cell>
          <table:table-cell table:formula="of:=IF(MOD([.E790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9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90];[.E790];[.F790];[.G790];[.H790];[.I790];[.J790];[.K790];[.L790])" office:value-type="string" office:string-value="(40014001, 'Szezaru', 'S', 0)," calcext:value-type="string">
            <text:p>(40014001, 'Szezaru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91]+1000*[.B791]+[.C791]" office:value-type="float" office:value="40015001" calcext:value-type="float">
            <text:p>40015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Qya</text:p>
          </table:table-cell>
          <table:table-cell office:value-type="string" calcext:value-type="string">
            <text:p>', '</text:p>
          </table:table-cell>
          <table:table-cell table:formula="of:=IF(MOD([.E791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9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91];[.E791];[.F791];[.G791];[.H791];[.I791];[.J791];[.K791];[.L791])" office:value-type="string" office:string-value="(40015001, 'Qya', 'S', 0)," calcext:value-type="string">
            <text:p>(40015001, 'Qya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92]+1000*[.B792]+[.C792]" office:value-type="float" office:value="40016001" calcext:value-type="float">
            <text:p>40016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Qyani</text:p>
          </table:table-cell>
          <table:table-cell office:value-type="string" calcext:value-type="string">
            <text:p>', '</text:p>
          </table:table-cell>
          <table:table-cell table:formula="of:=IF(MOD([.E792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9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92];[.E792];[.F792];[.G792];[.H792];[.I792];[.J792];[.K792];[.L792])" office:value-type="string" office:string-value="(40016001, 'Qyani', 'S', 0)," calcext:value-type="string">
            <text:p>(40016001, 'Qyani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93]+1000*[.B793]+[.C793]" office:value-type="float" office:value="40017001" calcext:value-type="float">
            <text:p>40017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Řhu</text:p>
          </table:table-cell>
          <table:table-cell office:value-type="string" calcext:value-type="string">
            <text:p>', '</text:p>
          </table:table-cell>
          <table:table-cell table:formula="of:=IF(MOD([.E793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9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93];[.E793];[.F793];[.G793];[.H793];[.I793];[.J793];[.K793];[.L793])" office:value-type="string" office:string-value="(40017001, 'Řhu', 'S', 0)," calcext:value-type="string">
            <text:p>(40017001, 'Řhu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94]+1000*[.B794]+[.C794]" office:value-type="float" office:value="40018001" calcext:value-type="float">
            <text:p>40018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rionischer Standard</text:p>
          </table:table-cell>
          <table:table-cell office:value-type="string" calcext:value-type="string">
            <text:p>', '</text:p>
          </table:table-cell>
          <table:table-cell table:formula="of:=IF(MOD([.E794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9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94];[.E794];[.F794];[.G794];[.H794];[.I794];[.J794];[.K794];[.L794])" office:value-type="string" office:string-value="(40018001, 'Orionischer Standard', 'S', 0)," calcext:value-type="string">
            <text:p>(40018001, 'Orionischer Standard', 'S', 0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795]+1000*[.B795]+[.C795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795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95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795];[.E795];[.F795];[.G795];[.H795];[.I795];[.J795];[.K795];[.L795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796]+1000*[.B796]+[.C796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796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9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796];[.E796];[.F796];[.G796];[.H796];[.I796];[.J796];[.K796];[.L796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797]+1000*[.B797]+[.C797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797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97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797];[.E797];[.F797];[.G797];[.H797];[.I797];[.J797];[.K797];[.L797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798]+1000*[.B798]+[.C798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798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9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798];[.E798];[.F798];[.G798];[.H798];[.I798];[.J798];[.K798];[.L798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799]+1000*[.B799]+[.C799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799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9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799];[.E799];[.F799];[.G799];[.H799];[.I799];[.J799];[.K799];[.L799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0]+1000*[.B800]+[.C800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0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0];[.E800];[.F800];[.G800];[.H800];[.I800];[.J800];[.K800];[.L800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1]+1000*[.B801]+[.C801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1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1];[.E801];[.F801];[.G801];[.H801];[.I801];[.J801];[.K801];[.L801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2]+1000*[.B802]+[.C802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2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2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2];[.E802];[.F802];[.G802];[.H802];[.I802];[.J802];[.K802];[.L802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3]+1000*[.B803]+[.C803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3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3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3];[.E803];[.F803];[.G803];[.H803];[.I803];[.J803];[.K803];[.L803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4]+1000*[.B804]+[.C804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4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4];[.E804];[.F804];[.G804];[.H804];[.I804];[.J804];[.K804];[.L804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5]+1000*[.B805]+[.C805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5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5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5];[.E805];[.F805];[.G805];[.H805];[.I805];[.J805];[.K805];[.L805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6]+1000*[.B806]+[.C806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6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6];[.E806];[.F806];[.G806];[.H806];[.I806];[.J806];[.K806];[.L806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7]+1000*[.B807]+[.C807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7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7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7];[.E807];[.F807];[.G807];[.H807];[.I807];[.J807];[.K807];[.L807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8]+1000*[.B808]+[.C808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8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8];[.E808];[.F808];[.G808];[.H808];[.I808];[.J808];[.K808];[.L808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9]+1000*[.B809]+[.C809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9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9];[.E809];[.F809];[.G809];[.H809];[.I809];[.J809];[.K809];[.L809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0]+1000*[.B810]+[.C810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0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0];[.E810];[.F810];[.G810];[.H810];[.I810];[.J810];[.K810];[.L810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1]+1000*[.B811]+[.C811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1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1];[.E811];[.F811];[.G811];[.H811];[.I811];[.J811];[.K811];[.L811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2]+1000*[.B812]+[.C812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2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2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2];[.E812];[.F812];[.G812];[.H812];[.I812];[.J812];[.K812];[.L812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3]+1000*[.B813]+[.C813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3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3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3];[.E813];[.F813];[.G813];[.H813];[.I813];[.J813];[.K813];[.L813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4]+1000*[.B814]+[.C814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4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4];[.E814];[.F814];[.G814];[.H814];[.I814];[.J814];[.K814];[.L814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5]+1000*[.B815]+[.C815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5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5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5];[.E815];[.F815];[.G815];[.H815];[.I815];[.J815];[.K815];[.L815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6]+1000*[.B816]+[.C816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6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6];[.E816];[.F816];[.G816];[.H816];[.I816];[.J816];[.K816];[.L816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7]+1000*[.B817]+[.C817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7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7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7];[.E817];[.F817];[.G817];[.H817];[.I817];[.J817];[.K817];[.L817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8]+1000*[.B818]+[.C818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8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8];[.E818];[.F818];[.G818];[.H818];[.I818];[.J818];[.K818];[.L818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9]+1000*[.B819]+[.C819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9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9];[.E819];[.F819];[.G819];[.H819];[.I819];[.J819];[.K819];[.L819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0]+1000*[.B820]+[.C820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0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0];[.E820];[.F820];[.G820];[.H820];[.I820];[.J820];[.K820];[.L820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1]+1000*[.B821]+[.C821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1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1];[.E821];[.F821];[.G821];[.H821];[.I821];[.J821];[.K821];[.L821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2]+1000*[.B822]+[.C822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2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2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2];[.E822];[.F822];[.G822];[.H822];[.I822];[.J822];[.K822];[.L822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3]+1000*[.B823]+[.C823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3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3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3];[.E823];[.F823];[.G823];[.H823];[.I823];[.J823];[.K823];[.L823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4]+1000*[.B824]+[.C824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4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4];[.E824];[.F824];[.G824];[.H824];[.I824];[.J824];[.K824];[.L824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5]+1000*[.B825]+[.C825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5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5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5];[.E825];[.F825];[.G825];[.H825];[.I825];[.J825];[.K825];[.L825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6]+1000*[.B826]+[.C826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6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6];[.E826];[.F826];[.G826];[.H826];[.I826];[.J826];[.K826];[.L826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7]+1000*[.B827]+[.C827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7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7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7];[.E827];[.F827];[.G827];[.H827];[.I827];[.J827];[.K827];[.L827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8]+1000*[.B828]+[.C828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8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8];[.E828];[.F828];[.G828];[.H828];[.I828];[.J828];[.K828];[.L828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9]+1000*[.B829]+[.C829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9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9];[.E829];[.F829];[.G829];[.H829];[.I829];[.J829];[.K829];[.L829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0]+1000*[.B830]+[.C830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0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0];[.E830];[.F830];[.G830];[.H830];[.I830];[.J830];[.K830];[.L830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1]+1000*[.B831]+[.C831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1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1];[.E831];[.F831];[.G831];[.H831];[.I831];[.J831];[.K831];[.L831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2]+1000*[.B832]+[.C832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2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2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2];[.E832];[.F832];[.G832];[.H832];[.I832];[.J832];[.K832];[.L832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3]+1000*[.B833]+[.C833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3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3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3];[.E833];[.F833];[.G833];[.H833];[.I833];[.J833];[.K833];[.L833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4]+1000*[.B834]+[.C834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4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4];[.E834];[.F834];[.G834];[.H834];[.I834];[.J834];[.K834];[.L834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5]+1000*[.B835]+[.C835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5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5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5];[.E835];[.F835];[.G835];[.H835];[.I835];[.J835];[.K835];[.L835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6]+1000*[.B836]+[.C836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6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6];[.E836];[.F836];[.G836];[.H836];[.I836];[.J836];[.K836];[.L836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7]+1000*[.B837]+[.C837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7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7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7];[.E837];[.F837];[.G837];[.H837];[.I837];[.J837];[.K837];[.L837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8]+1000*[.B838]+[.C838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8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8];[.E838];[.F838];[.G838];[.H838];[.I838];[.J838];[.K838];[.L838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9]+1000*[.B839]+[.C839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9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9];[.E839];[.F839];[.G839];[.H839];[.I839];[.J839];[.K839];[.L839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0]+1000*[.B840]+[.C840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0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0];[.E840];[.F840];[.G840];[.H840];[.I840];[.J840];[.K840];[.L840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1]+1000*[.B841]+[.C841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1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1];[.E841];[.F841];[.G841];[.H841];[.I841];[.J841];[.K841];[.L841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2]+1000*[.B842]+[.C842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2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2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2];[.E842];[.F842];[.G842];[.H842];[.I842];[.J842];[.K842];[.L842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3]+1000*[.B843]+[.C843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3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3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3];[.E843];[.F843];[.G843];[.H843];[.I843];[.J843];[.K843];[.L843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4]+1000*[.B844]+[.C844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4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4];[.E844];[.F844];[.G844];[.H844];[.I844];[.J844];[.K844];[.L844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5]+1000*[.B845]+[.C845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5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5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5];[.E845];[.F845];[.G845];[.H845];[.I845];[.J845];[.K845];[.L845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6]+1000*[.B846]+[.C846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6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6];[.E846];[.F846];[.G846];[.H846];[.I846];[.J846];[.K846];[.L846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7]+1000*[.B847]+[.C847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7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7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7];[.E847];[.F847];[.G847];[.H847];[.I847];[.J847];[.K847];[.L847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8]+1000*[.B848]+[.C848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8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8];[.E848];[.F848];[.G848];[.H848];[.I848];[.J848];[.K848];[.L848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9]+1000*[.B849]+[.C849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9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9];[.E849];[.F849];[.G849];[.H849];[.I849];[.J849];[.K849];[.L849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0]+1000*[.B850]+[.C850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0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0];[.E850];[.F850];[.G850];[.H850];[.I850];[.J850];[.K850];[.L850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1]+1000*[.B851]+[.C851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1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1];[.E851];[.F851];[.G851];[.H851];[.I851];[.J851];[.K851];[.L851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2]+1000*[.B852]+[.C852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2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2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2];[.E852];[.F852];[.G852];[.H852];[.I852];[.J852];[.K852];[.L852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3]+1000*[.B853]+[.C853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3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3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3];[.E853];[.F853];[.G853];[.H853];[.I853];[.J853];[.K853];[.L853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4]+1000*[.B854]+[.C854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4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4];[.E854];[.F854];[.G854];[.H854];[.I854];[.J854];[.K854];[.L854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5]+1000*[.B855]+[.C855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5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5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5];[.E855];[.F855];[.G855];[.H855];[.I855];[.J855];[.K855];[.L855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6]+1000*[.B856]+[.C856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6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6];[.E856];[.F856];[.G856];[.H856];[.I856];[.J856];[.K856];[.L856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7]+1000*[.B857]+[.C857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7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7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7];[.E857];[.F857];[.G857];[.H857];[.I857];[.J857];[.K857];[.L857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8]+1000*[.B858]+[.C858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8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8];[.E858];[.F858];[.G858];[.H858];[.I858];[.J858];[.K858];[.L858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9]+1000*[.B859]+[.C859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9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9];[.E859];[.F859];[.G859];[.H859];[.I859];[.J859];[.K859];[.L859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60]+1000*[.B860]+[.C860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60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6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60];[.E860];[.F860];[.G860];[.H860];[.I860];[.J860];[.K860];[.L860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61]+1000*[.B861]+[.C861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61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6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61];[.E861];[.F861];[.G861];[.H861];[.I861];[.J861];[.K861];[.L861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62]+1000*[.B862]+[.C862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62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62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62];[.E862];[.F862];[.G862];[.H862];[.I862];[.J862];[.K862];[.L862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63]+1000*[.B863]+[.C863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63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63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63];[.E863];[.F863];[.G863];[.H863];[.I863];[.J863];[.K863];[.L863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64]+1000*[.B864]+[.C864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64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6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64];[.E864];[.F864];[.G864];[.H864];[.I864];[.J864];[.K864];[.L864])" office:value-type="string" office:string-value="(0, '', 'A', 1)," calcext:value-type="string">
            <text:p>(0, '', 'A', 1),</text:p>
          </table:table-cell>
        </table:table-row>
        <table:table-row table:style-name="ro1" table:number-rows-repeated="1047659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</table:table>
      <table:table table:name="Kulturen" table:style-name="ta1">
        <table:table-column table:style-name="co5" table:number-columns-repeated="1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nschen</text:p>
          </table:table-cell>
          <table:table-cell/>
          <table:table-cell table:formula="of:=CONCATENATE(&quot;Kultur (&quot;;[.A1];&quot;)&quot;)" office:value-type="string" office:string-value="Kultur (Menschen)" calcext:value-type="string">
            <text:p>Kultur (Menschen)</text:p>
          </table:table-cell>
          <table:table-cell/>
          <table:table-cell table:formula="of:=CONCATENATE(&quot;Mode (&quot;;[.A1];&quot;)&quot;)" office:value-type="string" office:string-value="Mode (Menschen)" calcext:value-type="string">
            <text:p>Mode (Menschen)</text:p>
          </table:table-cell>
          <table:table-cell/>
          <table:table-cell table:formula="of:=CONCATENATE(&quot;Musik (&quot;;[.A1];&quot;)&quot;)" office:value-type="string" office:string-value="Musik (Menschen)" calcext:value-type="string">
            <text:p>Musik (Menschen)</text:p>
          </table:table-cell>
          <table:table-cell/>
          <table:table-cell table:formula="of:=CONCATENATE(&quot;Literatur (&quot;;[.A1];&quot;)&quot;)" office:value-type="string" office:string-value="Literatur (Menschen)" calcext:value-type="string">
            <text:p>Literatur (Menschen)</text:p>
          </table:table-cell>
          <table:table-cell/>
          <table:table-cell table:formula="of:=CONCATENATE(&quot;Küche (&quot;;[.A1];&quot;)&quot;)" office:value-type="string" office:string-value="Küche (Menschen)" calcext:value-type="string">
            <text:p>Küche (Menschen)</text:p>
          </table:table-cell>
          <table:table-cell/>
          <table:table-cell office:value-type="string" calcext:value-type="string">
            <text:p>Fußball</text:p>
          </table:table-cell>
          <table:table-cell table:formula="of:=CONCATENATE(&quot;Sport (&quot;;[.M1];&quot;)&quot;)" office:value-type="string" office:string-value="Sport (Fußball)" calcext:value-type="string">
            <text:p>Sport (Fußball)</text:p>
          </table:table-cell>
          <table:table-cell table:number-columns-repeated="4"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brahams</text:p>
          </table:table-cell>
          <table:table-cell/>
          <table:table-cell table:formula="of:=CONCATENATE(&quot;Kultur (&quot;;[.A2];&quot;)&quot;)" office:value-type="string" office:string-value="Kultur (Abrahams)" calcext:value-type="string">
            <text:p>Kultur (Abrahams)</text:p>
          </table:table-cell>
          <table:table-cell/>
          <table:table-cell table:formula="of:=CONCATENATE(&quot;Mode (&quot;;[.A2];&quot;)&quot;)" office:value-type="string" office:string-value="Mode (Abrahams)" calcext:value-type="string">
            <text:p>Mode (Abrahams)</text:p>
          </table:table-cell>
          <table:table-cell/>
          <table:table-cell table:formula="of:=CONCATENATE(&quot;Musik (&quot;;[.A2];&quot;)&quot;)" office:value-type="string" office:string-value="Musik (Abrahams)" calcext:value-type="string">
            <text:p>Musik (Abrahams)</text:p>
          </table:table-cell>
          <table:table-cell/>
          <table:table-cell table:formula="of:=CONCATENATE(&quot;Literatur (&quot;;[.A2];&quot;)&quot;)" office:value-type="string" office:string-value="Literatur (Abrahams)" calcext:value-type="string">
            <text:p>Literatur (Abrahams)</text:p>
          </table:table-cell>
          <table:table-cell/>
          <table:table-cell table:formula="of:=CONCATENATE(&quot;Küche (&quot;;[.A2];&quot;)&quot;)" office:value-type="string" office:string-value="Küche (Abrahams)" calcext:value-type="string">
            <text:p>Küche (Abrahams)</text:p>
          </table:table-cell>
          <table:table-cell/>
          <table:table-cell office:value-type="string" calcext:value-type="string">
            <text:p>Basketball</text:p>
          </table:table-cell>
          <table:table-cell table:formula="of:=CONCATENATE(&quot;Sport (&quot;;[.M2];&quot;)&quot;)" office:value-type="string" office:string-value="Sport (Basketball)" calcext:value-type="string">
            <text:p>Sport (Basketball)</text:p>
          </table:table-cell>
          <table:table-cell table:number-columns-repeated="4"/>
          <table:table-cell office:value-type="string" calcext:value-type="string">
            <text:p>Athletik</text:p>
          </table:table-cell>
        </table:table-row>
        <table:table-row table:style-name="ro1">
          <table:table-cell office:value-type="string" calcext:value-type="string">
            <text:p>Aryavarta</text:p>
          </table:table-cell>
          <table:table-cell/>
          <table:table-cell table:formula="of:=CONCATENATE(&quot;Kultur (&quot;;[.A3];&quot;)&quot;)" office:value-type="string" office:string-value="Kultur (Aryavarta)" calcext:value-type="string">
            <text:p>Kultur (Aryavarta)</text:p>
          </table:table-cell>
          <table:table-cell/>
          <table:table-cell table:formula="of:=CONCATENATE(&quot;Mode (&quot;;[.A3];&quot;)&quot;)" office:value-type="string" office:string-value="Mode (Aryavarta)" calcext:value-type="string">
            <text:p>Mode (Aryavarta)</text:p>
          </table:table-cell>
          <table:table-cell/>
          <table:table-cell table:formula="of:=CONCATENATE(&quot;Musik (&quot;;[.A3];&quot;)&quot;)" office:value-type="string" office:string-value="Musik (Aryavarta)" calcext:value-type="string">
            <text:p>Musik (Aryavarta)</text:p>
          </table:table-cell>
          <table:table-cell/>
          <table:table-cell table:formula="of:=CONCATENATE(&quot;Literatur (&quot;;[.A3];&quot;)&quot;)" office:value-type="string" office:string-value="Literatur (Aryavarta)" calcext:value-type="string">
            <text:p>Literatur (Aryavarta)</text:p>
          </table:table-cell>
          <table:table-cell/>
          <table:table-cell table:formula="of:=CONCATENATE(&quot;Küche (&quot;;[.A3];&quot;)&quot;)" office:value-type="string" office:string-value="Küche (Aryavarta)" calcext:value-type="string">
            <text:p>Küche (Aryavarta)</text:p>
          </table:table-cell>
          <table:table-cell/>
          <table:table-cell office:value-type="string" calcext:value-type="string">
            <text:p>Volleyball</text:p>
          </table:table-cell>
          <table:table-cell table:formula="of:=CONCATENATE(&quot;Sport (&quot;;[.M3];&quot;)&quot;)" office:value-type="string" office:string-value="Sport (Volleyball)" calcext:value-type="string">
            <text:p>Sport (Volleyball)</text:p>
          </table:table-cell>
          <table:table-cell table:number-columns-repeated="4"/>
          <table:table-cell office:value-type="string" calcext:value-type="string">
            <text:p>Klettern</text:p>
          </table:table-cell>
        </table:table-row>
        <table:table-row table:style-name="ro1">
          <table:table-cell office:value-type="string" calcext:value-type="string">
            <text:p>d\'Arc</text:p>
          </table:table-cell>
          <table:table-cell/>
          <table:table-cell table:formula="of:=CONCATENATE(&quot;Kultur (&quot;;[.A4];&quot;)&quot;)" office:value-type="string" office:string-value="Kultur (d\'Arc)" calcext:value-type="string">
            <text:p>Kultur (d\'Arc)</text:p>
          </table:table-cell>
          <table:table-cell/>
          <table:table-cell table:formula="of:=CONCATENATE(&quot;Mode (&quot;;[.A4];&quot;)&quot;)" office:value-type="string" office:string-value="Mode (d\'Arc)" calcext:value-type="string">
            <text:p>Mode (d\'Arc)</text:p>
          </table:table-cell>
          <table:table-cell/>
          <table:table-cell table:formula="of:=CONCATENATE(&quot;Musik (&quot;;[.A4];&quot;)&quot;)" office:value-type="string" office:string-value="Musik (d\'Arc)" calcext:value-type="string">
            <text:p>Musik (d\'Arc)</text:p>
          </table:table-cell>
          <table:table-cell/>
          <table:table-cell table:formula="of:=CONCATENATE(&quot;Literatur (&quot;;[.A4];&quot;)&quot;)" office:value-type="string" office:string-value="Literatur (d\'Arc)" calcext:value-type="string">
            <text:p>Literatur (d\'Arc)</text:p>
          </table:table-cell>
          <table:table-cell/>
          <table:table-cell table:formula="of:=CONCATENATE(&quot;Küche (&quot;;[.A4];&quot;)&quot;)" office:value-type="string" office:string-value="Küche (d\'Arc)" calcext:value-type="string">
            <text:p>Küche (d\'Arc)</text:p>
          </table:table-cell>
          <table:table-cell/>
          <table:table-cell office:value-type="string" calcext:value-type="string">
            <text:p>Handball</text:p>
          </table:table-cell>
          <table:table-cell table:formula="of:=CONCATENATE(&quot;Sport (&quot;;[.M4];&quot;)&quot;)" office:value-type="string" office:string-value="Sport (Handball)" calcext:value-type="string">
            <text:p>Sport (Handball)</text:p>
          </table:table-cell>
          <table:table-cell table:number-columns-repeated="4"/>
          <table:table-cell office:value-type="string" calcext:value-type="string">
            <text:p>Hochgebirgsklettern</text:p>
          </table:table-cell>
        </table:table-row>
        <table:table-row table:style-name="ro1">
          <table:table-cell office:value-type="string" calcext:value-type="string">
            <text:p>DeBeer</text:p>
          </table:table-cell>
          <table:table-cell/>
          <table:table-cell table:formula="of:=CONCATENATE(&quot;Kultur (&quot;;[.A5];&quot;)&quot;)" office:value-type="string" office:string-value="Kultur (DeBeer)" calcext:value-type="string">
            <text:p>Kultur (DeBeer)</text:p>
          </table:table-cell>
          <table:table-cell/>
          <table:table-cell table:formula="of:=CONCATENATE(&quot;Mode (&quot;;[.A5];&quot;)&quot;)" office:value-type="string" office:string-value="Mode (DeBeer)" calcext:value-type="string">
            <text:p>Mode (DeBeer)</text:p>
          </table:table-cell>
          <table:table-cell/>
          <table:table-cell table:formula="of:=CONCATENATE(&quot;Musik (&quot;;[.A5];&quot;)&quot;)" office:value-type="string" office:string-value="Musik (DeBeer)" calcext:value-type="string">
            <text:p>Musik (DeBeer)</text:p>
          </table:table-cell>
          <table:table-cell/>
          <table:table-cell table:formula="of:=CONCATENATE(&quot;Literatur (&quot;;[.A5];&quot;)&quot;)" office:value-type="string" office:string-value="Literatur (DeBeer)" calcext:value-type="string">
            <text:p>Literatur (DeBeer)</text:p>
          </table:table-cell>
          <table:table-cell/>
          <table:table-cell table:formula="of:=CONCATENATE(&quot;Küche (&quot;;[.A5];&quot;)&quot;)" office:value-type="string" office:string-value="Küche (DeBeer)" calcext:value-type="string">
            <text:p>Küche (DeBeer)</text:p>
          </table:table-cell>
          <table:table-cell/>
          <table:table-cell office:value-type="string" calcext:value-type="string">
            <text:p>Tennis</text:p>
          </table:table-cell>
          <table:table-cell table:formula="of:=CONCATENATE(&quot;Sport (&quot;;[.M5];&quot;)&quot;)" office:value-type="string" office:string-value="Sport (Tennis)" calcext:value-type="string">
            <text:p>Sport (Tennis)</text:p>
          </table:table-cell>
          <table:table-cell table:number-columns-repeated="4"/>
          <table:table-cell office:value-type="string" calcext:value-type="string">
            <text:p>Fassadenklettern</text:p>
          </table:table-cell>
        </table:table-row>
        <table:table-row table:style-name="ro1">
          <table:table-cell office:value-type="string" calcext:value-type="string">
            <text:p>Habsburg-Möbius</text:p>
          </table:table-cell>
          <table:table-cell/>
          <table:table-cell table:formula="of:=CONCATENATE(&quot;Kultur (&quot;;[.A6];&quot;)&quot;)" office:value-type="string" office:string-value="Kultur (Habsburg-Möbius)" calcext:value-type="string">
            <text:p>Kultur (Habsburg-Möbius)</text:p>
          </table:table-cell>
          <table:table-cell/>
          <table:table-cell table:formula="of:=CONCATENATE(&quot;Mode (&quot;;[.A6];&quot;)&quot;)" office:value-type="string" office:string-value="Mode (Habsburg-Möbius)" calcext:value-type="string">
            <text:p>Mode (Habsburg-Möbius)</text:p>
          </table:table-cell>
          <table:table-cell/>
          <table:table-cell table:formula="of:=CONCATENATE(&quot;Musik (&quot;;[.A6];&quot;)&quot;)" office:value-type="string" office:string-value="Musik (Habsburg-Möbius)" calcext:value-type="string">
            <text:p>Musik (Habsburg-Möbius)</text:p>
          </table:table-cell>
          <table:table-cell/>
          <table:table-cell table:formula="of:=CONCATENATE(&quot;Literatur (&quot;;[.A6];&quot;)&quot;)" office:value-type="string" office:string-value="Literatur (Habsburg-Möbius)" calcext:value-type="string">
            <text:p>Literatur (Habsburg-Möbius)</text:p>
          </table:table-cell>
          <table:table-cell/>
          <table:table-cell table:formula="of:=CONCATENATE(&quot;Küche (&quot;;[.A6];&quot;)&quot;)" office:value-type="string" office:string-value="Küche (Habsburg-Möbius)" calcext:value-type="string">
            <text:p>Küche (Habsburg-Möbius)</text:p>
          </table:table-cell>
          <table:table-cell/>
          <table:table-cell office:value-type="string" calcext:value-type="string">
            <text:p>Leichtathletik</text:p>
          </table:table-cell>
          <table:table-cell table:formula="of:=CONCATENATE(&quot;Sport (&quot;;[.M6];&quot;)&quot;)" office:value-type="string" office:string-value="Sport (Leichtathletik)" calcext:value-type="string">
            <text:p>Sport (Leichtathletik)</text:p>
          </table:table-cell>
          <table:table-cell table:number-columns-repeated="4"/>
          <table:table-cell office:value-type="string" calcext:value-type="string">
            <text:p>Höhlenklettern</text:p>
          </table:table-cell>
        </table:table-row>
        <table:table-row table:style-name="ro1">
          <table:table-cell office:value-type="string" calcext:value-type="string">
            <text:p>Neo-Edo</text:p>
          </table:table-cell>
          <table:table-cell/>
          <table:table-cell table:formula="of:=CONCATENATE(&quot;Kultur (&quot;;[.A7];&quot;)&quot;)" office:value-type="string" office:string-value="Kultur (Neo-Edo)" calcext:value-type="string">
            <text:p>Kultur (Neo-Edo)</text:p>
          </table:table-cell>
          <table:table-cell/>
          <table:table-cell table:formula="of:=CONCATENATE(&quot;Mode (&quot;;[.A7];&quot;)&quot;)" office:value-type="string" office:string-value="Mode (Neo-Edo)" calcext:value-type="string">
            <text:p>Mode (Neo-Edo)</text:p>
          </table:table-cell>
          <table:table-cell/>
          <table:table-cell table:formula="of:=CONCATENATE(&quot;Musik (&quot;;[.A7];&quot;)&quot;)" office:value-type="string" office:string-value="Musik (Neo-Edo)" calcext:value-type="string">
            <text:p>Musik (Neo-Edo)</text:p>
          </table:table-cell>
          <table:table-cell/>
          <table:table-cell table:formula="of:=CONCATENATE(&quot;Literatur (&quot;;[.A7];&quot;)&quot;)" office:value-type="string" office:string-value="Literatur (Neo-Edo)" calcext:value-type="string">
            <text:p>Literatur (Neo-Edo)</text:p>
          </table:table-cell>
          <table:table-cell/>
          <table:table-cell table:formula="of:=CONCATENATE(&quot;Küche (&quot;;[.A7];&quot;)&quot;)" office:value-type="string" office:string-value="Küche (Neo-Edo)" calcext:value-type="string">
            <text:p>Küche (Neo-Edo)</text:p>
          </table:table-cell>
          <table:table-cell/>
          <table:table-cell office:value-type="string" calcext:value-type="string">
            <text:p>Radfahren</text:p>
          </table:table-cell>
          <table:table-cell table:formula="of:=CONCATENATE(&quot;Sport (&quot;;[.M7];&quot;)&quot;)" office:value-type="string" office:string-value="Sport (Radfahren)" calcext:value-type="string">
            <text:p>Sport (Radfahren)</text:p>
          </table:table-cell>
          <table:table-cell table:number-columns-repeated="4"/>
          <table:table-cell office:value-type="string" calcext:value-type="string">
            <text:p>Freiklettern</text:p>
          </table:table-cell>
        </table:table-row>
        <table:table-row table:style-name="ro1">
          <table:table-cell office:value-type="string" calcext:value-type="string">
            <text:p>Nguni-Zulu</text:p>
          </table:table-cell>
          <table:table-cell/>
          <table:table-cell table:formula="of:=CONCATENATE(&quot;Kultur (&quot;;[.A8];&quot;)&quot;)" office:value-type="string" office:string-value="Kultur (Nguni-Zulu)" calcext:value-type="string">
            <text:p>Kultur (Nguni-Zulu)</text:p>
          </table:table-cell>
          <table:table-cell/>
          <table:table-cell table:formula="of:=CONCATENATE(&quot;Mode (&quot;;[.A8];&quot;)&quot;)" office:value-type="string" office:string-value="Mode (Nguni-Zulu)" calcext:value-type="string">
            <text:p>Mode (Nguni-Zulu)</text:p>
          </table:table-cell>
          <table:table-cell/>
          <table:table-cell table:formula="of:=CONCATENATE(&quot;Musik (&quot;;[.A8];&quot;)&quot;)" office:value-type="string" office:string-value="Musik (Nguni-Zulu)" calcext:value-type="string">
            <text:p>Musik (Nguni-Zulu)</text:p>
          </table:table-cell>
          <table:table-cell/>
          <table:table-cell table:formula="of:=CONCATENATE(&quot;Literatur (&quot;;[.A8];&quot;)&quot;)" office:value-type="string" office:string-value="Literatur (Nguni-Zulu)" calcext:value-type="string">
            <text:p>Literatur (Nguni-Zulu)</text:p>
          </table:table-cell>
          <table:table-cell/>
          <table:table-cell table:formula="of:=CONCATENATE(&quot;Küche (&quot;;[.A8];&quot;)&quot;)" office:value-type="string" office:string-value="Küche (Nguni-Zulu)" calcext:value-type="string">
            <text:p>Küche (Nguni-Zulu)</text:p>
          </table:table-cell>
          <table:table-cell/>
          <table:table-cell office:value-type="string" calcext:value-type="string">
            <text:p>Tischtennis</text:p>
          </table:table-cell>
          <table:table-cell table:formula="of:=CONCATENATE(&quot;Sport (&quot;;[.M8];&quot;)&quot;)" office:value-type="string" office:string-value="Sport (Tischtennis)" calcext:value-type="string">
            <text:p>Sport (Tischtennis)</text:p>
          </table:table-cell>
          <table:table-cell table:number-columns-repeated="4"/>
          <table:table-cell office:value-type="string" calcext:value-type="string">
            <text:p>Technisches Klettern</text:p>
          </table:table-cell>
        </table:table-row>
        <table:table-row table:style-name="ro1">
          <table:table-cell office:value-type="string" calcext:value-type="string">
            <text:p>Onassos</text:p>
          </table:table-cell>
          <table:table-cell/>
          <table:table-cell table:formula="of:=CONCATENATE(&quot;Kultur (&quot;;[.A9];&quot;)&quot;)" office:value-type="string" office:string-value="Kultur (Onassos)" calcext:value-type="string">
            <text:p>Kultur (Onassos)</text:p>
          </table:table-cell>
          <table:table-cell/>
          <table:table-cell table:formula="of:=CONCATENATE(&quot;Mode (&quot;;[.A9];&quot;)&quot;)" office:value-type="string" office:string-value="Mode (Onassos)" calcext:value-type="string">
            <text:p>Mode (Onassos)</text:p>
          </table:table-cell>
          <table:table-cell/>
          <table:table-cell table:formula="of:=CONCATENATE(&quot;Musik (&quot;;[.A9];&quot;)&quot;)" office:value-type="string" office:string-value="Musik (Onassos)" calcext:value-type="string">
            <text:p>Musik (Onassos)</text:p>
          </table:table-cell>
          <table:table-cell/>
          <table:table-cell table:formula="of:=CONCATENATE(&quot;Literatur (&quot;;[.A9];&quot;)&quot;)" office:value-type="string" office:string-value="Literatur (Onassos)" calcext:value-type="string">
            <text:p>Literatur (Onassos)</text:p>
          </table:table-cell>
          <table:table-cell/>
          <table:table-cell table:formula="of:=CONCATENATE(&quot;Küche (&quot;;[.A9];&quot;)&quot;)" office:value-type="string" office:string-value="Küche (Onassos)" calcext:value-type="string">
            <text:p>Küche (Onassos)</text:p>
          </table:table-cell>
          <table:table-cell/>
          <table:table-cell office:value-type="string" calcext:value-type="string">
            <text:p>Boxen</text:p>
          </table:table-cell>
          <table:table-cell table:formula="of:=CONCATENATE(&quot;Sport (&quot;;[.M9];&quot;)&quot;)" office:value-type="string" office:string-value="Sport (Boxen)" calcext:value-type="string">
            <text:p>Sport (Boxen)</text:p>
          </table:table-cell>
          <table:table-cell table:number-columns-repeated="2"/>
          <table:table-cell office:value-type="string" calcext:value-type="string">
            <text:p>Weinkenner</text:p>
          </table:table-cell>
          <table:table-cell/>
          <table:table-cell office:value-type="string" calcext:value-type="string">
            <text:p>Höhenrettung</text:p>
          </table:table-cell>
        </table:table-row>
        <table:table-row table:style-name="ro1">
          <table:table-cell office:value-type="string" calcext:value-type="string">
            <text:p>Pendragon</text:p>
          </table:table-cell>
          <table:table-cell/>
          <table:table-cell table:formula="of:=CONCATENATE(&quot;Kultur (&quot;;[.A10];&quot;)&quot;)" office:value-type="string" office:string-value="Kultur (Pendragon)" calcext:value-type="string">
            <text:p>Kultur (Pendragon)</text:p>
          </table:table-cell>
          <table:table-cell/>
          <table:table-cell table:formula="of:=CONCATENATE(&quot;Mode (&quot;;[.A10];&quot;)&quot;)" office:value-type="string" office:string-value="Mode (Pendragon)" calcext:value-type="string">
            <text:p>Mode (Pendragon)</text:p>
          </table:table-cell>
          <table:table-cell/>
          <table:table-cell table:formula="of:=CONCATENATE(&quot;Musik (&quot;;[.A10];&quot;)&quot;)" office:value-type="string" office:string-value="Musik (Pendragon)" calcext:value-type="string">
            <text:p>Musik (Pendragon)</text:p>
          </table:table-cell>
          <table:table-cell/>
          <table:table-cell table:formula="of:=CONCATENATE(&quot;Literatur (&quot;;[.A10];&quot;)&quot;)" office:value-type="string" office:string-value="Literatur (Pendragon)" calcext:value-type="string">
            <text:p>Literatur (Pendragon)</text:p>
          </table:table-cell>
          <table:table-cell/>
          <table:table-cell table:formula="of:=CONCATENATE(&quot;Küche (&quot;;[.A10];&quot;)&quot;)" office:value-type="string" office:string-value="Küche (Pendragon)" calcext:value-type="string">
            <text:p>Küche (Pendragon)</text:p>
          </table:table-cell>
          <table:table-cell/>
          <table:table-cell office:value-type="string" calcext:value-type="string">
            <text:p>Golf</text:p>
          </table:table-cell>
          <table:table-cell table:formula="of:=CONCATENATE(&quot;Sport (&quot;;[.M10];&quot;)&quot;)" office:value-type="string" office:string-value="Sport (Golf)" calcext:value-type="string">
            <text:p>Sport (Golf)</text:p>
          </table:table-cell>
          <table:table-cell table:number-columns-repeated="2"/>
          <table:table-cell office:value-type="string" calcext:value-type="string">
            <text:p>Sommelier</text:p>
          </table:table-cell>
          <table:table-cell/>
          <table:table-cell office:value-type="string" calcext:value-type="string">
            <text:p>Bouldern</text:p>
          </table:table-cell>
        </table:table-row>
        <table:table-row table:style-name="ro1">
          <table:table-cell office:value-type="string" calcext:value-type="string">
            <text:p>Said</text:p>
          </table:table-cell>
          <table:table-cell/>
          <table:table-cell table:formula="of:=CONCATENATE(&quot;Kultur (&quot;;[.A11];&quot;)&quot;)" office:value-type="string" office:string-value="Kultur (Said)" calcext:value-type="string">
            <text:p>Kultur (Said)</text:p>
          </table:table-cell>
          <table:table-cell/>
          <table:table-cell table:formula="of:=CONCATENATE(&quot;Mode (&quot;;[.A11];&quot;)&quot;)" office:value-type="string" office:string-value="Mode (Said)" calcext:value-type="string">
            <text:p>Mode (Said)</text:p>
          </table:table-cell>
          <table:table-cell/>
          <table:table-cell table:formula="of:=CONCATENATE(&quot;Musik (&quot;;[.A11];&quot;)&quot;)" office:value-type="string" office:string-value="Musik (Said)" calcext:value-type="string">
            <text:p>Musik (Said)</text:p>
          </table:table-cell>
          <table:table-cell/>
          <table:table-cell table:formula="of:=CONCATENATE(&quot;Literatur (&quot;;[.A11];&quot;)&quot;)" office:value-type="string" office:string-value="Literatur (Said)" calcext:value-type="string">
            <text:p>Literatur (Said)</text:p>
          </table:table-cell>
          <table:table-cell/>
          <table:table-cell table:formula="of:=CONCATENATE(&quot;Küche (&quot;;[.A11];&quot;)&quot;)" office:value-type="string" office:string-value="Küche (Said)" calcext:value-type="string">
            <text:p>Küche (Said)</text:p>
          </table:table-cell>
          <table:table-cell/>
          <table:table-cell office:value-type="string" calcext:value-type="string">
            <text:p>G-Ball</text:p>
          </table:table-cell>
          <table:table-cell table:formula="of:=CONCATENATE(&quot;Sport (&quot;;[.M11];&quot;)&quot;)" office:value-type="string" office:string-value="Sport (G-Ball)" calcext:value-type="string">
            <text:p>Sport (G-Ball)</text:p>
          </table:table-cell>
          <table:table-cell table:number-columns-repeated="2"/>
          <table:table-cell office:value-type="string" calcext:value-type="string">
            <text:p>Gourmet</text:p>
          </table:table-cell>
          <table:table-cell/>
          <table:table-cell office:value-type="string" calcext:value-type="string">
            <text:p>Parcour</text:p>
          </table:table-cell>
        </table:table-row>
        <table:table-row table:style-name="ro1">
          <table:table-cell office:value-type="string" calcext:value-type="string">
            <text:p>Wolkow</text:p>
          </table:table-cell>
          <table:table-cell/>
          <table:table-cell table:formula="of:=CONCATENATE(&quot;Kultur (&quot;;[.A12];&quot;)&quot;)" office:value-type="string" office:string-value="Kultur (Wolkow)" calcext:value-type="string">
            <text:p>Kultur (Wolkow)</text:p>
          </table:table-cell>
          <table:table-cell/>
          <table:table-cell table:formula="of:=CONCATENATE(&quot;Mode (&quot;;[.A12];&quot;)&quot;)" office:value-type="string" office:string-value="Mode (Wolkow)" calcext:value-type="string">
            <text:p>Mode (Wolkow)</text:p>
          </table:table-cell>
          <table:table-cell/>
          <table:table-cell table:formula="of:=CONCATENATE(&quot;Musik (&quot;;[.A12];&quot;)&quot;)" office:value-type="string" office:string-value="Musik (Wolkow)" calcext:value-type="string">
            <text:p>Musik (Wolkow)</text:p>
          </table:table-cell>
          <table:table-cell/>
          <table:table-cell table:formula="of:=CONCATENATE(&quot;Literatur (&quot;;[.A12];&quot;)&quot;)" office:value-type="string" office:string-value="Literatur (Wolkow)" calcext:value-type="string">
            <text:p>Literatur (Wolkow)</text:p>
          </table:table-cell>
          <table:table-cell/>
          <table:table-cell table:formula="of:=CONCATENATE(&quot;Küche (&quot;;[.A12];&quot;)&quot;)" office:value-type="string" office:string-value="Küche (Wolkow)" calcext:value-type="string">
            <text:p>Küche (Wolkow)</text:p>
          </table:table-cell>
          <table:table-cell/>
          <table:table-cell office:value-type="string" calcext:value-type="string">
            <text:p>Gravcage</text:p>
          </table:table-cell>
          <table:table-cell table:formula="of:=CONCATENATE(&quot;Sport (&quot;;[.M12];&quot;)&quot;)" office:value-type="string" office:string-value="Sport (Gravcage)" calcext:value-type="string">
            <text:p>Sport (Gravcage)</text:p>
          </table:table-cell>
          <table:table-cell table:number-columns-repeated="2"/>
          <table:table-cell office:value-type="string" calcext:value-type="string">
            <text:p>Barista</text:p>
          </table:table-cell>
          <table:table-cell/>
          <table:table-cell office:value-type="string" calcext:value-type="string">
            <text:p>Canyoning</text:p>
          </table:table-cell>
        </table:table-row>
        <table:table-row table:style-name="ro1">
          <table:table-cell office:value-type="string" calcext:value-type="string">
            <text:p>Corassonne</text:p>
          </table:table-cell>
          <table:table-cell/>
          <table:table-cell table:formula="of:=CONCATENATE(&quot;Kultur (&quot;;[.A13];&quot;)&quot;)" office:value-type="string" office:string-value="Kultur (Corassonne)" calcext:value-type="string">
            <text:p>Kultur (Corassonne)</text:p>
          </table:table-cell>
          <table:table-cell/>
          <table:table-cell table:formula="of:=CONCATENATE(&quot;Mode (&quot;;[.A13];&quot;)&quot;)" office:value-type="string" office:string-value="Mode (Corassonne)" calcext:value-type="string">
            <text:p>Mode (Corassonne)</text:p>
          </table:table-cell>
          <table:table-cell/>
          <table:table-cell table:formula="of:=CONCATENATE(&quot;Musik (&quot;;[.A13];&quot;)&quot;)" office:value-type="string" office:string-value="Musik (Corassonne)" calcext:value-type="string">
            <text:p>Musik (Corassonne)</text:p>
          </table:table-cell>
          <table:table-cell/>
          <table:table-cell table:formula="of:=CONCATENATE(&quot;Literatur (&quot;;[.A13];&quot;)&quot;)" office:value-type="string" office:string-value="Literatur (Corassonne)" calcext:value-type="string">
            <text:p>Literatur (Corassonne)</text:p>
          </table:table-cell>
          <table:table-cell/>
          <table:table-cell table:formula="of:=CONCATENATE(&quot;Küche (&quot;;[.A13];&quot;)&quot;)" office:value-type="string" office:string-value="Küche (Corassonne)" calcext:value-type="string">
            <text:p>Küche (Corassonne)</text:p>
          </table:table-cell>
          <table:table-cell/>
          <table:table-cell office:value-type="string" calcext:value-type="string">
            <text:p>Zero-Brawl</text:p>
          </table:table-cell>
          <table:table-cell table:formula="of:=CONCATENATE(&quot;Sport (&quot;;[.M13];&quot;)&quot;)" office:value-type="string" office:string-value="Sport (Zero-Brawl)" calcext:value-type="string">
            <text:p>Sport (Zero-Brawl)</text:p>
          </table:table-cell>
          <table:table-cell table:number-columns-repeated="2"/>
          <table:table-cell office:value-type="string" calcext:value-type="string">
            <text:p>Chocolatier</text:p>
          </table:table-cell>
          <table:table-cell/>
          <table:table-cell office:value-type="string" calcext:value-type="string">
            <text:p>Laufen</text:p>
          </table:table-cell>
        </table:table-row>
        <table:table-row table:style-name="ro1">
          <table:table-cell office:value-type="string" calcext:value-type="string">
            <text:p>Neun Welten</text:p>
          </table:table-cell>
          <table:table-cell/>
          <table:table-cell table:formula="of:=CONCATENATE(&quot;Kultur (&quot;;[.A14];&quot;)&quot;)" office:value-type="string" office:string-value="Kultur (Neun Welten)" calcext:value-type="string">
            <text:p>Kultur (Neun Welten)</text:p>
          </table:table-cell>
          <table:table-cell/>
          <table:table-cell table:formula="of:=CONCATENATE(&quot;Mode (&quot;;[.A14];&quot;)&quot;)" office:value-type="string" office:string-value="Mode (Neun Welten)" calcext:value-type="string">
            <text:p>Mode (Neun Welten)</text:p>
          </table:table-cell>
          <table:table-cell/>
          <table:table-cell table:formula="of:=CONCATENATE(&quot;Musik (&quot;;[.A14];&quot;)&quot;)" office:value-type="string" office:string-value="Musik (Neun Welten)" calcext:value-type="string">
            <text:p>Musik (Neun Welten)</text:p>
          </table:table-cell>
          <table:table-cell/>
          <table:table-cell table:formula="of:=CONCATENATE(&quot;Literatur (&quot;;[.A14];&quot;)&quot;)" office:value-type="string" office:string-value="Literatur (Neun Welten)" calcext:value-type="string">
            <text:p>Literatur (Neun Welten)</text:p>
          </table:table-cell>
          <table:table-cell/>
          <table:table-cell table:formula="of:=CONCATENATE(&quot;Küche (&quot;;[.A14];&quot;)&quot;)" office:value-type="string" office:string-value="Küche (Neun Welten)" calcext:value-type="string">
            <text:p>Küche (Neun Welten)</text:p>
          </table:table-cell>
          <table:table-cell/>
          <table:table-cell office:value-type="string" calcext:value-type="string">
            <text:p>Squash</text:p>
          </table:table-cell>
          <table:table-cell table:formula="of:=CONCATENATE(&quot;Sport (&quot;;[.M14];&quot;)&quot;)" office:value-type="string" office:string-value="Sport (Squash)" calcext:value-type="string">
            <text:p>Sport (Squash)</text:p>
          </table:table-cell>
          <table:table-cell table:number-columns-repeated="4"/>
          <table:table-cell office:value-type="string" calcext:value-type="string">
            <text:p>Sprinten</text:p>
          </table:table-cell>
        </table:table-row>
        <table:table-row table:style-name="ro1">
          <table:table-cell office:value-type="string" calcext:value-type="string">
            <text:p>Hazaru</text:p>
          </table:table-cell>
          <table:table-cell/>
          <table:table-cell table:formula="of:=CONCATENATE(&quot;Kultur (&quot;;[.A15];&quot;)&quot;)" office:value-type="string" office:string-value="Kultur (Hazaru)" calcext:value-type="string">
            <text:p>Kultur (Hazaru)</text:p>
          </table:table-cell>
          <table:table-cell/>
          <table:table-cell table:formula="of:=CONCATENATE(&quot;Mode (&quot;;[.A15];&quot;)&quot;)" office:value-type="string" office:string-value="Mode (Hazaru)" calcext:value-type="string">
            <text:p>Mode (Hazaru)</text:p>
          </table:table-cell>
          <table:table-cell/>
          <table:table-cell table:formula="of:=CONCATENATE(&quot;Musik (&quot;;[.A15];&quot;)&quot;)" office:value-type="string" office:string-value="Musik (Hazaru)" calcext:value-type="string">
            <text:p>Musik (Hazaru)</text:p>
          </table:table-cell>
          <table:table-cell/>
          <table:table-cell table:formula="of:=CONCATENATE(&quot;Literatur (&quot;;[.A15];&quot;)&quot;)" office:value-type="string" office:string-value="Literatur (Hazaru)" calcext:value-type="string">
            <text:p>Literatur (Hazaru)</text:p>
          </table:table-cell>
          <table:table-cell/>
          <table:table-cell table:formula="of:=CONCATENATE(&quot;Küche (&quot;;[.A15];&quot;)&quot;)" office:value-type="string" office:string-value="Küche (Hazaru)" calcext:value-type="string">
            <text:p>Küche (Hazaru)</text:p>
          </table:table-cell>
          <table:table-cell table:number-columns-repeated="7"/>
          <table:table-cell office:value-type="string" calcext:value-type="string">
            <text:p>Langstreckenlauf</text:p>
          </table:table-cell>
        </table:table-row>
        <table:table-row table:style-name="ro1">
          <table:table-cell office:value-type="string" calcext:value-type="string">
            <text:p>Zescola</text:p>
          </table:table-cell>
          <table:table-cell/>
          <table:table-cell table:formula="of:=CONCATENATE(&quot;Kultur (&quot;;[.A16];&quot;)&quot;)" office:value-type="string" office:string-value="Kultur (Zescola)" calcext:value-type="string">
            <text:p>Kultur (Zescola)</text:p>
          </table:table-cell>
          <table:table-cell/>
          <table:table-cell table:formula="of:=CONCATENATE(&quot;Mode (&quot;;[.A16];&quot;)&quot;)" office:value-type="string" office:string-value="Mode (Zescola)" calcext:value-type="string">
            <text:p>Mode (Zescola)</text:p>
          </table:table-cell>
          <table:table-cell/>
          <table:table-cell table:formula="of:=CONCATENATE(&quot;Musik (&quot;;[.A16];&quot;)&quot;)" office:value-type="string" office:string-value="Musik (Zescola)" calcext:value-type="string">
            <text:p>Musik (Zescola)</text:p>
          </table:table-cell>
          <table:table-cell/>
          <table:table-cell table:formula="of:=CONCATENATE(&quot;Literatur (&quot;;[.A16];&quot;)&quot;)" office:value-type="string" office:string-value="Literatur (Zescola)" calcext:value-type="string">
            <text:p>Literatur (Zescola)</text:p>
          </table:table-cell>
          <table:table-cell/>
          <table:table-cell table:formula="of:=CONCATENATE(&quot;Küche (&quot;;[.A16];&quot;)&quot;)" office:value-type="string" office:string-value="Küche (Zescola)" calcext:value-type="string">
            <text:p>Küche (Zescola)</text:p>
          </table:table-cell>
          <table:table-cell table:number-columns-repeated="7"/>
          <table:table-cell office:value-type="string" calcext:value-type="string">
            <text:p>Marathonlauf</text:p>
          </table:table-cell>
        </table:table-row>
        <table:table-row table:style-name="ro1">
          <table:table-cell office:value-type="string" calcext:value-type="string">
            <text:p>Itoszra</text:p>
          </table:table-cell>
          <table:table-cell/>
          <table:table-cell table:formula="of:=CONCATENATE(&quot;Kultur (&quot;;[.A17];&quot;)&quot;)" office:value-type="string" office:string-value="Kultur (Itoszra)" calcext:value-type="string">
            <text:p>Kultur (Itoszra)</text:p>
          </table:table-cell>
          <table:table-cell/>
          <table:table-cell table:formula="of:=CONCATENATE(&quot;Mode (&quot;;[.A17];&quot;)&quot;)" office:value-type="string" office:string-value="Mode (Itoszra)" calcext:value-type="string">
            <text:p>Mode (Itoszra)</text:p>
          </table:table-cell>
          <table:table-cell/>
          <table:table-cell table:formula="of:=CONCATENATE(&quot;Musik (&quot;;[.A17];&quot;)&quot;)" office:value-type="string" office:string-value="Musik (Itoszra)" calcext:value-type="string">
            <text:p>Musik (Itoszra)</text:p>
          </table:table-cell>
          <table:table-cell/>
          <table:table-cell table:formula="of:=CONCATENATE(&quot;Literatur (&quot;;[.A17];&quot;)&quot;)" office:value-type="string" office:string-value="Literatur (Itoszra)" calcext:value-type="string">
            <text:p>Literatur (Itoszra)</text:p>
          </table:table-cell>
          <table:table-cell/>
          <table:table-cell table:formula="of:=CONCATENATE(&quot;Küche (&quot;;[.A17];&quot;)&quot;)" office:value-type="string" office:string-value="Küche (Itoszra)" calcext:value-type="string">
            <text:p>Küche (Itoszra)</text:p>
          </table:table-cell>
          <table:table-cell table:number-columns-repeated="7"/>
          <table:table-cell office:value-type="string" calcext:value-type="string">
            <text:p>Joggen</text:p>
          </table:table-cell>
        </table:table-row>
        <table:table-row table:style-name="ro1">
          <table:table-cell office:value-type="string" calcext:value-type="string">
            <text:p>Shyezz</text:p>
          </table:table-cell>
          <table:table-cell/>
          <table:table-cell table:formula="of:=CONCATENATE(&quot;Kultur (&quot;;[.A18];&quot;)&quot;)" office:value-type="string" office:string-value="Kultur (Shyezz)" calcext:value-type="string">
            <text:p>Kultur (Shyezz)</text:p>
          </table:table-cell>
          <table:table-cell/>
          <table:table-cell table:formula="of:=CONCATENATE(&quot;Mode (&quot;;[.A18];&quot;)&quot;)" office:value-type="string" office:string-value="Mode (Shyezz)" calcext:value-type="string">
            <text:p>Mode (Shyezz)</text:p>
          </table:table-cell>
          <table:table-cell/>
          <table:table-cell table:formula="of:=CONCATENATE(&quot;Musik (&quot;;[.A18];&quot;)&quot;)" office:value-type="string" office:string-value="Musik (Shyezz)" calcext:value-type="string">
            <text:p>Musik (Shyezz)</text:p>
          </table:table-cell>
          <table:table-cell/>
          <table:table-cell table:formula="of:=CONCATENATE(&quot;Literatur (&quot;;[.A18];&quot;)&quot;)" office:value-type="string" office:string-value="Literatur (Shyezz)" calcext:value-type="string">
            <text:p>Literatur (Shyezz)</text:p>
          </table:table-cell>
          <table:table-cell/>
          <table:table-cell table:formula="of:=CONCATENATE(&quot;Küche (&quot;;[.A18];&quot;)&quot;)" office:value-type="string" office:string-value="Küche (Shyezz)" calcext:value-type="string">
            <text:p>Küche (Shyezz)</text:p>
          </table:table-cell>
          <table:table-cell table:number-columns-repeated="7"/>
          <table:table-cell office:value-type="string" calcext:value-type="string">
            <text:p>Wandern</text:p>
          </table:table-cell>
        </table:table-row>
        <table:table-row table:style-name="ro1">
          <table:table-cell office:value-type="string" calcext:value-type="string">
            <text:p>Hecca</text:p>
          </table:table-cell>
          <table:table-cell/>
          <table:table-cell table:formula="of:=CONCATENATE(&quot;Kultur (&quot;;[.A19];&quot;)&quot;)" office:value-type="string" office:string-value="Kultur (Hecca)" calcext:value-type="string">
            <text:p>Kultur (Hecca)</text:p>
          </table:table-cell>
          <table:table-cell/>
          <table:table-cell table:formula="of:=CONCATENATE(&quot;Mode (&quot;;[.A19];&quot;)&quot;)" office:value-type="string" office:string-value="Mode (Hecca)" calcext:value-type="string">
            <text:p>Mode (Hecca)</text:p>
          </table:table-cell>
          <table:table-cell/>
          <table:table-cell table:formula="of:=CONCATENATE(&quot;Musik (&quot;;[.A19];&quot;)&quot;)" office:value-type="string" office:string-value="Musik (Hecca)" calcext:value-type="string">
            <text:p>Musik (Hecca)</text:p>
          </table:table-cell>
          <table:table-cell/>
          <table:table-cell table:formula="of:=CONCATENATE(&quot;Literatur (&quot;;[.A19];&quot;)&quot;)" office:value-type="string" office:string-value="Literatur (Hecca)" calcext:value-type="string">
            <text:p>Literatur (Hecca)</text:p>
          </table:table-cell>
          <table:table-cell/>
          <table:table-cell table:formula="of:=CONCATENATE(&quot;Küche (&quot;;[.A19];&quot;)&quot;)" office:value-type="string" office:string-value="Küche (Hecca)" calcext:value-type="string">
            <text:p>Küche (Hecca)</text:p>
          </table:table-cell>
          <table:table-cell table:number-columns-repeated="7"/>
          <table:table-cell office:value-type="string" calcext:value-type="string">
            <text:p>Marschieren</text:p>
          </table:table-cell>
        </table:table-row>
        <table:table-row table:style-name="ro1">
          <table:table-cell office:value-type="string" calcext:value-type="string">
            <text:p>Douwg</text:p>
          </table:table-cell>
          <table:table-cell/>
          <table:table-cell table:formula="of:=CONCATENATE(&quot;Kultur (&quot;;[.A20];&quot;)&quot;)" office:value-type="string" office:string-value="Kultur (Douwg)" calcext:value-type="string">
            <text:p>Kultur (Douwg)</text:p>
          </table:table-cell>
          <table:table-cell/>
          <table:table-cell table:formula="of:=CONCATENATE(&quot;Mode (&quot;;[.A20];&quot;)&quot;)" office:value-type="string" office:string-value="Mode (Douwg)" calcext:value-type="string">
            <text:p>Mode (Douwg)</text:p>
          </table:table-cell>
          <table:table-cell/>
          <table:table-cell table:formula="of:=CONCATENATE(&quot;Musik (&quot;;[.A20];&quot;)&quot;)" office:value-type="string" office:string-value="Musik (Douwg)" calcext:value-type="string">
            <text:p>Musik (Douwg)</text:p>
          </table:table-cell>
          <table:table-cell/>
          <table:table-cell table:formula="of:=CONCATENATE(&quot;Literatur (&quot;;[.A20];&quot;)&quot;)" office:value-type="string" office:string-value="Literatur (Douwg)" calcext:value-type="string">
            <text:p>Literatur (Douwg)</text:p>
          </table:table-cell>
          <table:table-cell/>
          <table:table-cell table:formula="of:=CONCATENATE(&quot;Küche (&quot;;[.A20];&quot;)&quot;)" office:value-type="string" office:string-value="Küche (Douwg)" calcext:value-type="string">
            <text:p>Küche (Douwg)</text:p>
          </table:table-cell>
          <table:table-cell table:number-columns-repeated="7"/>
          <table:table-cell office:value-type="string" calcext:value-type="string">
            <text:p>Schwimmen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/>
          <table:table-cell table:formula="of:=CONCATENATE(&quot;Kultur (&quot;;[.A21];&quot;)&quot;)" office:value-type="string" office:string-value="Kultur (Ko)" calcext:value-type="string">
            <text:p>Kultur (Ko)</text:p>
          </table:table-cell>
          <table:table-cell/>
          <table:table-cell table:formula="of:=CONCATENATE(&quot;Mode (&quot;;[.A21];&quot;)&quot;)" office:value-type="string" office:string-value="Mode (Ko)" calcext:value-type="string">
            <text:p>Mode (Ko)</text:p>
          </table:table-cell>
          <table:table-cell/>
          <table:table-cell table:formula="of:=CONCATENATE(&quot;Musik (&quot;;[.A21];&quot;)&quot;)" office:value-type="string" office:string-value="Musik (Ko)" calcext:value-type="string">
            <text:p>Musik (Ko)</text:p>
          </table:table-cell>
          <table:table-cell/>
          <table:table-cell table:formula="of:=CONCATENATE(&quot;Literatur (&quot;;[.A21];&quot;)&quot;)" office:value-type="string" office:string-value="Literatur (Ko)" calcext:value-type="string">
            <text:p>Literatur (Ko)</text:p>
          </table:table-cell>
          <table:table-cell/>
          <table:table-cell table:formula="of:=CONCATENATE(&quot;Küche (&quot;;[.A21];&quot;)&quot;)" office:value-type="string" office:string-value="Küche (Ko)" calcext:value-type="string">
            <text:p>Küche (Ko)</text:p>
          </table:table-cell>
          <table:table-cell table:number-columns-repeated="7"/>
          <table:table-cell office:value-type="string" calcext:value-type="string">
            <text:p>Langstreckenschwimm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ravwave</text:p>
          </table:table-cell>
          <table:table-cell table:formula="of:=CONCATENATE(&quot;Musik (&quot;;[.F22];&quot;)&quot;)" office:value-type="string" office:string-value="Musik (Gravwave)" calcext:value-type="string">
            <text:p>Musik (Gravwave)</text:p>
          </table:table-cell>
          <table:table-cell office:value-type="string" calcext:value-type="string">
            <text:p>Sci Fi</text:p>
          </table:table-cell>
          <table:table-cell table:formula="of:=CONCATENATE(&quot;Literatur (&quot;;[.H22];&quot;)&quot;)" office:value-type="string" office:string-value="Literatur (Sci Fi)" calcext:value-type="string">
            <text:p>Literatur (Sci Fi)</text:p>
          </table:table-cell>
          <table:table-cell table:number-columns-repeated="9"/>
          <table:table-cell office:value-type="string" calcext:value-type="string">
            <text:p>Rettungsschwimm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oidjazz</text:p>
          </table:table-cell>
          <table:table-cell table:formula="of:=CONCATENATE(&quot;Musik (&quot;;[.F23];&quot;)&quot;)" office:value-type="string" office:string-value="Musik (Voidjazz)" calcext:value-type="string">
            <text:p>Musik (Voidjazz)</text:p>
          </table:table-cell>
          <table:table-cell office:value-type="string" calcext:value-type="string">
            <text:p>Fantasy</text:p>
          </table:table-cell>
          <table:table-cell table:formula="of:=CONCATENATE(&quot;Literatur (&quot;;[.H23];&quot;)&quot;)" office:value-type="string" office:string-value="Literatur (Fantasy)" calcext:value-type="string">
            <text:p>Literatur (Fantasy)</text:p>
          </table:table-cell>
          <table:table-cell table:number-columns-repeated="9"/>
          <table:table-cell office:value-type="string" calcext:value-type="string">
            <text:p>Brustschwimmen</text:p>
          </table:table-cell>
        </table:table-row>
        <table:table-row table:style-name="ro1">
          <table:table-cell office:value-type="string" calcext:value-type="string">
            <text:p>Militär</text:p>
          </table:table-cell>
          <table:table-cell/>
          <table:table-cell table:formula="of:=CONCATENATE(&quot;Subkultur (&quot;;[.A24];&quot;)&quot;)" office:value-type="string" office:string-value="Subkultur (Militär)" calcext:value-type="string">
            <text:p>Subkultur (Militär)</text:p>
          </table:table-cell>
          <table:table-cell table:number-columns-repeated="2"/>
          <table:table-cell office:value-type="string" calcext:value-type="string">
            <text:p>Cryosynth</text:p>
          </table:table-cell>
          <table:table-cell table:formula="of:=CONCATENATE(&quot;Musik (&quot;;[.F24];&quot;)&quot;)" office:value-type="string" office:string-value="Musik (Cryosynth)" calcext:value-type="string">
            <text:p>Musik (Cryosynth)</text:p>
          </table:table-cell>
          <table:table-cell office:value-type="string" calcext:value-type="string">
            <text:p>Historisch</text:p>
          </table:table-cell>
          <table:table-cell table:formula="of:=CONCATENATE(&quot;Literatur (&quot;;[.H24];&quot;)&quot;)" office:value-type="string" office:string-value="Literatur (Historisch)" calcext:value-type="string">
            <text:p>Literatur (Historisch)</text:p>
          </table:table-cell>
          <table:table-cell table:number-columns-repeated="9"/>
          <table:table-cell office:value-type="string" calcext:value-type="string">
            <text:p>Kraulen</text:p>
          </table:table-cell>
        </table:table-row>
        <table:table-row table:style-name="ro1">
          <table:table-cell office:value-type="string" calcext:value-type="string">
            <text:p>Spacer</text:p>
          </table:table-cell>
          <table:table-cell/>
          <table:table-cell table:formula="of:=CONCATENATE(&quot;Subkultur (&quot;;[.A25];&quot;)&quot;)" office:value-type="string" office:string-value="Subkultur (Spacer)" calcext:value-type="string">
            <text:p>Subkultur (Spacer)</text:p>
          </table:table-cell>
          <table:table-cell table:number-columns-repeated="2"/>
          <table:table-cell office:value-type="string" calcext:value-type="string">
            <text:p>Warpstep</text:p>
          </table:table-cell>
          <table:table-cell table:formula="of:=CONCATENATE(&quot;Musik (&quot;;[.F25];&quot;)&quot;)" office:value-type="string" office:string-value="Musik (Warpstep)" calcext:value-type="string">
            <text:p>Musik (Warpstep)</text:p>
          </table:table-cell>
          <table:table-cell office:value-type="string" calcext:value-type="string">
            <text:p>Krimi</text:p>
          </table:table-cell>
          <table:table-cell table:formula="of:=CONCATENATE(&quot;Literatur (&quot;;[.H25];&quot;)&quot;)" office:value-type="string" office:string-value="Literatur (Krimi)" calcext:value-type="string">
            <text:p>Literatur (Krimi)</text:p>
          </table:table-cell>
          <table:table-cell table:number-columns-repeated="9"/>
          <table:table-cell office:value-type="string" calcext:value-type="string">
            <text:p>Flossen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/>
          <table:table-cell table:formula="of:=CONCATENATE(&quot;Subkultur (&quot;;[.A26];&quot;)&quot;)" office:value-type="string" office:string-value="Subkultur (Farmer)" calcext:value-type="string">
            <text:p>Subkultur (Farmer)</text:p>
          </table:table-cell>
          <table:table-cell table:number-columns-repeated="2"/>
          <table:table-cell office:value-type="string" calcext:value-type="string">
            <text:p>Bioharmonics</text:p>
          </table:table-cell>
          <table:table-cell table:formula="of:=CONCATENATE(&quot;Musik (&quot;;[.F26];&quot;)&quot;)" office:value-type="string" office:string-value="Musik (Bioharmonics)" calcext:value-type="string">
            <text:p>Musik (Bioharmonics)</text:p>
          </table:table-cell>
          <table:table-cell office:value-type="string" calcext:value-type="string">
            <text:p>Thriller</text:p>
          </table:table-cell>
          <table:table-cell table:formula="of:=CONCATENATE(&quot;Literatur (&quot;;[.H26];&quot;)&quot;)" office:value-type="string" office:string-value="Literatur (Thriller)" calcext:value-type="string">
            <text:p>Literatur (Thriller)</text:p>
          </table:table-cell>
          <table:table-cell table:number-columns-repeated="9"/>
          <table:table-cell office:value-type="string" calcext:value-type="string">
            <text:p>Tauchen</text:p>
          </table:table-cell>
        </table:table-row>
        <table:table-row table:style-name="ro1">
          <table:table-cell office:value-type="string" calcext:value-type="string">
            <text:p>Terraformer</text:p>
          </table:table-cell>
          <table:table-cell/>
          <table:table-cell table:formula="of:=CONCATENATE(&quot;Subkultur (&quot;;[.A27];&quot;)&quot;)" office:value-type="string" office:string-value="Subkultur (Terraformer)" calcext:value-type="string">
            <text:p>Subkultur (Terraformer)</text:p>
          </table:table-cell>
          <table:table-cell table:number-columns-repeated="2"/>
          <table:table-cell office:value-type="string" calcext:value-type="string">
            <text:p>Asteroid Blues</text:p>
          </table:table-cell>
          <table:table-cell table:formula="of:=CONCATENATE(&quot;Musik (&quot;;[.F27];&quot;)&quot;)" office:value-type="string" office:string-value="Musik (Asteroid Blues)" calcext:value-type="string">
            <text:p>Musik (Asteroid Blues)</text:p>
          </table:table-cell>
          <table:table-cell office:value-type="string" calcext:value-type="string">
            <text:p>Horror</text:p>
          </table:table-cell>
          <table:table-cell table:formula="of:=CONCATENATE(&quot;Literatur (&quot;;[.H27];&quot;)&quot;)" office:value-type="string" office:string-value="Literatur (Horror)" calcext:value-type="string">
            <text:p>Literatur (Horror)</text:p>
          </table:table-cell>
          <table:table-cell table:number-columns-repeated="9"/>
          <table:table-cell office:value-type="string" calcext:value-type="string">
            <text:p>Freitauchen</text:p>
          </table:table-cell>
        </table:table-row>
        <table:table-row table:style-name="ro1">
          <table:table-cell office:value-type="string" calcext:value-type="string">
            <text:p>Weltenschiff</text:p>
          </table:table-cell>
          <table:table-cell/>
          <table:table-cell table:formula="of:=CONCATENATE(&quot;Subkultur (&quot;;[.A28];&quot;)&quot;)" office:value-type="string" office:string-value="Subkultur (Weltenschiff)" calcext:value-type="string">
            <text:p>Subkultur (Weltenschiff)</text:p>
          </table:table-cell>
          <table:table-cell table:number-columns-repeated="2"/>
          <table:table-cell office:value-type="string" calcext:value-type="string">
            <text:p>Nanopunk</text:p>
          </table:table-cell>
          <table:table-cell table:formula="of:=CONCATENATE(&quot;Musik (&quot;;[.F28];&quot;)&quot;)" office:value-type="string" office:string-value="Musik (Nanopunk)" calcext:value-type="string">
            <text:p>Musik (Nanopunk)</text:p>
          </table:table-cell>
          <table:table-cell office:value-type="string" calcext:value-type="string">
            <text:p>Romantisch</text:p>
          </table:table-cell>
          <table:table-cell table:formula="of:=CONCATENATE(&quot;Literatur (&quot;;[.H28];&quot;)&quot;)" office:value-type="string" office:string-value="Literatur (Romantisch)" calcext:value-type="string">
            <text:p>Literatur (Romantisch)</text:p>
          </table:table-cell>
          <table:table-cell table:number-columns-repeated="9"/>
          <table:table-cell office:value-type="string" calcext:value-type="string">
            <text:p>Gerätetauchen</text:p>
          </table:table-cell>
        </table:table-row>
        <table:table-row table:style-name="ro1">
          <table:table-cell office:value-type="string" calcext:value-type="string">
            <text:p>Bergleute</text:p>
          </table:table-cell>
          <table:table-cell/>
          <table:table-cell table:formula="of:=CONCATENATE(&quot;Subkultur (&quot;;[.A29];&quot;)&quot;)" office:value-type="string" office:string-value="Subkultur (Bergleute)" calcext:value-type="string">
            <text:p>Subkultur (Bergleute)</text:p>
          </table:table-cell>
          <table:table-cell table:number-columns-repeated="2"/>
          <table:table-cell office:value-type="string" calcext:value-type="string">
            <text:p>Frontier Folk</text:p>
          </table:table-cell>
          <table:table-cell table:formula="of:=CONCATENATE(&quot;Musik (&quot;;[.F29];&quot;)&quot;)" office:value-type="string" office:string-value="Musik (Frontier Folk)" calcext:value-type="string">
            <text:p>Musik (Frontier Folk)</text:p>
          </table:table-cell>
          <table:table-cell office:value-type="string" calcext:value-type="string">
            <text:p>Drama</text:p>
          </table:table-cell>
          <table:table-cell table:formula="of:=CONCATENATE(&quot;Literatur (&quot;;[.H29];&quot;)&quot;)" office:value-type="string" office:string-value="Literatur (Drama)" calcext:value-type="string">
            <text:p>Literatur (Drama)</text:p>
          </table:table-cell>
          <table:table-cell table:number-columns-repeated="9"/>
          <table:table-cell office:value-type="string" calcext:value-type="string">
            <text:p>Schnorcheln</text:p>
          </table:table-cell>
        </table:table-row>
        <table:table-row table:style-name="ro1">
          <table:table-cell office:value-type="string" calcext:value-type="string">
            <text:p>Kleriker</text:p>
          </table:table-cell>
          <table:table-cell/>
          <table:table-cell table:formula="of:=CONCATENATE(&quot;Subkultur (&quot;;[.A30];&quot;)&quot;)" office:value-type="string" office:string-value="Subkultur (Kleriker)" calcext:value-type="string">
            <text:p>Subkultur (Kleriker)</text:p>
          </table:table-cell>
          <table:table-cell table:number-columns-repeated="2"/>
          <table:table-cell office:value-type="string" calcext:value-type="string">
            <text:p>Klassisch</text:p>
          </table:table-cell>
          <table:table-cell table:formula="of:=CONCATENATE(&quot;Musik (&quot;;[.F30];&quot;)&quot;)" office:value-type="string" office:string-value="Musik (Klassisch)" calcext:value-type="string">
            <text:p>Musik (Klassisch)</text:p>
          </table:table-cell>
          <table:table-cell office:value-type="string" calcext:value-type="string">
            <text:p>Abenteuer</text:p>
          </table:table-cell>
          <table:table-cell table:formula="of:=CONCATENATE(&quot;Literatur (&quot;;[.H30];&quot;)&quot;)" office:value-type="string" office:string-value="Literatur (Abenteuer)" calcext:value-type="string">
            <text:p>Literatur (Abenteuer)</text:p>
          </table:table-cell>
          <table:table-cell table:number-columns-repeated="9"/>
          <table:table-cell office:value-type="string" calcext:value-type="string">
            <text:p>Reiten</text:p>
          </table:table-cell>
        </table:table-row>
        <table:table-row table:style-name="ro1">
          <table:table-cell office:value-type="string" calcext:value-type="string">
            <text:p>Techniker</text:p>
          </table:table-cell>
          <table:table-cell/>
          <table:table-cell table:formula="of:=CONCATENATE(&quot;Subkultur (&quot;;[.A31];&quot;)&quot;)" office:value-type="string" office:string-value="Subkultur (Techniker)" calcext:value-type="string">
            <text:p>Subkultur (Techniker)</text:p>
          </table:table-cell>
          <table:table-cell table:number-columns-repeated="2"/>
          <table:table-cell office:value-type="string" calcext:value-type="string">
            <text:p>Terra Pop</text:p>
          </table:table-cell>
          <table:table-cell table:formula="of:=CONCATENATE(&quot;Musik (&quot;;[.F31];&quot;)&quot;)" office:value-type="string" office:string-value="Musik (Terra Pop)" calcext:value-type="string">
            <text:p>Musik (Terra Pop)</text:p>
          </table:table-cell>
          <table:table-cell office:value-type="string" calcext:value-type="string">
            <text:p>Kinderbuch</text:p>
          </table:table-cell>
          <table:table-cell table:formula="of:=CONCATENATE(&quot;Literatur (&quot;;[.H31];&quot;)&quot;)" office:value-type="string" office:string-value="Literatur (Kinderbuch)" calcext:value-type="string">
            <text:p>Literatur (Kinderbuch)</text:p>
          </table:table-cell>
          <table:table-cell table:number-columns-repeated="9"/>
          <table:table-cell office:value-type="string" calcext:value-type="string">
            <text:p>Rennreiten</text:p>
          </table:table-cell>
        </table:table-row>
        <table:table-row table:style-name="ro1">
          <table:table-cell office:value-type="string" calcext:value-type="string">
            <text:p>Musiker</text:p>
          </table:table-cell>
          <table:table-cell/>
          <table:table-cell table:formula="of:=CONCATENATE(&quot;Subkultur (&quot;;[.A32];&quot;)&quot;)" office:value-type="string" office:string-value="Subkultur (Musiker)" calcext:value-type="string">
            <text:p>Subkultur (Musiker)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formula="of:=CONCATENATE(&quot;Musik (&quot;;[.F32];&quot;)&quot;)" office:value-type="string" office:string-value="Musik (Metal)" calcext:value-type="string">
            <text:p>Musik (Metal)</text:p>
          </table:table-cell>
          <table:table-cell office:value-type="string" calcext:value-type="string">
            <text:p>Biographie</text:p>
          </table:table-cell>
          <table:table-cell table:formula="of:=CONCATENATE(&quot;Literatur (&quot;;[.H32];&quot;)&quot;)" office:value-type="string" office:string-value="Literatur (Biographie)" calcext:value-type="string">
            <text:p>Literatur (Biographie)</text:p>
          </table:table-cell>
          <table:table-cell table:number-columns-repeated="9"/>
          <table:table-cell office:value-type="string" calcext:value-type="string">
            <text:p>Dressurreiten</text:p>
          </table:table-cell>
        </table:table-row>
        <table:table-row table:style-name="ro1">
          <table:table-cell office:value-type="string" calcext:value-type="string">
            <text:p>Schauspieler</text:p>
          </table:table-cell>
          <table:table-cell/>
          <table:table-cell table:formula="of:=CONCATENATE(&quot;Subkultur (&quot;;[.A33];&quot;)&quot;)" office:value-type="string" office:string-value="Subkultur (Schauspieler)" calcext:value-type="string">
            <text:p>Subkultur (Schauspieler)</text:p>
          </table:table-cell>
          <table:table-cell table:number-columns-repeated="15"/>
          <table:table-cell office:value-type="string" calcext:value-type="string">
            <text:p>Zureiten</text:p>
          </table:table-cell>
        </table:table-row>
        <table:table-row table:style-name="ro1">
          <table:table-cell office:value-type="string" calcext:value-type="string">
            <text:p>Höfling</text:p>
          </table:table-cell>
          <table:table-cell/>
          <table:table-cell table:formula="of:=CONCATENATE(&quot;Subkultur (&quot;;[.A34];&quot;)&quot;)" office:value-type="string" office:string-value="Subkultur (Höfling)" calcext:value-type="string">
            <text:p>Subkultur (Höfling)</text:p>
          </table:table-cell>
          <table:table-cell table:number-columns-repeated="15"/>
          <table:table-cell office:value-type="string" calcext:value-type="string">
            <text:p>Reitpferde</text:p>
          </table:table-cell>
        </table:table-row>
        <table:table-row table:style-name="ro1">
          <table:table-cell office:value-type="string" calcext:value-type="string">
            <text:p>Diplomat</text:p>
          </table:table-cell>
          <table:table-cell/>
          <table:table-cell table:formula="of:=CONCATENATE(&quot;Subkultur (&quot;;[.A35];&quot;)&quot;)" office:value-type="string" office:string-value="Subkultur (Diplomat)" calcext:value-type="string">
            <text:p>Subkultur (Diplomat)</text:p>
          </table:table-cell>
          <table:table-cell table:number-columns-repeated="15"/>
          <table:table-cell office:value-type="string" calcext:value-type="string">
            <text:p>Reitoliphanten</text:p>
          </table:table-cell>
        </table:table-row>
        <table:table-row table:style-name="ro1">
          <table:table-cell office:value-type="string" calcext:value-type="string">
            <text:p>Händler</text:p>
          </table:table-cell>
          <table:table-cell/>
          <table:table-cell table:formula="of:=CONCATENATE(&quot;Subkultur (&quot;;[.A36];&quot;)&quot;)" office:value-type="string" office:string-value="Subkultur (Händler)" calcext:value-type="string">
            <text:p>Subkultur (Händler)</text:p>
          </table:table-cell>
          <table:table-cell table:number-columns-repeated="15"/>
          <table:table-cell office:value-type="string" calcext:value-type="string">
            <text:p>Fliegen</text:p>
          </table:table-cell>
        </table:table-row>
        <table:table-row table:style-name="ro1">
          <table:table-cell office:value-type="string" calcext:value-type="string">
            <text:p>Mediziner</text:p>
          </table:table-cell>
          <table:table-cell/>
          <table:table-cell table:formula="of:=CONCATENATE(&quot;Subkultur (&quot;;[.A37];&quot;)&quot;)" office:value-type="string" office:string-value="Subkultur (Mediziner)" calcext:value-type="string">
            <text:p>Subkultur (Mediziner)</text:p>
          </table:table-cell>
          <table:table-cell table:number-columns-repeated="15"/>
          <table:table-cell office:value-type="string" calcext:value-type="string">
            <text:p>Flügel</text:p>
          </table:table-cell>
        </table:table-row>
        <table:table-row table:style-name="ro1">
          <table:table-cell office:value-type="string" calcext:value-type="string">
            <text:p>Cyborgs</text:p>
          </table:table-cell>
          <table:table-cell/>
          <table:table-cell table:formula="of:=CONCATENATE(&quot;Subkultur (&quot;;[.A38];&quot;)&quot;)" office:value-type="string" office:string-value="Subkultur (Cyborgs)" calcext:value-type="string">
            <text:p>Subkultur (Cyborgs)</text:p>
          </table:table-cell>
          <table:table-cell table:number-columns-repeated="15"/>
          <table:table-cell office:value-type="string" calcext:value-type="string">
            <text:p>Fallschirm</text:p>
          </table:table-cell>
        </table:table-row>
        <table:table-row table:style-name="ro1">
          <table:table-cell office:value-type="string" calcext:value-type="string">
            <text:p>Adelige</text:p>
          </table:table-cell>
          <table:table-cell/>
          <table:table-cell table:formula="of:=CONCATENATE(&quot;Subkultur (&quot;;[.A39];&quot;)&quot;)" office:value-type="string" office:string-value="Subkultur (Adelige)" calcext:value-type="string">
            <text:p>Subkultur (Adelige)</text:p>
          </table:table-cell>
          <table:table-cell table:number-columns-repeated="15"/>
          <table:table-cell office:value-type="string" calcext:value-type="string">
            <text:p>Gleitschirm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ängegleiter</text:p>
          </table:table-cell>
        </table:table-row>
        <table:table-row table:style-name="ro1">
          <table:table-cell office:value-type="string" calcext:value-type="string">
            <text:p>Piloten</text:p>
          </table:table-cell>
          <table:table-cell/>
          <table:table-cell table:formula="of:=CONCATENATE(&quot;Subkultur (&quot;;[.A41];&quot;)&quot;)" office:value-type="string" office:string-value="Subkultur (Piloten)" calcext:value-type="string">
            <text:p>Subkultur (Piloten)</text:p>
          </table:table-cell>
          <table:table-cell table:number-columns-repeated="15"/>
          <table:table-cell office:value-type="string" calcext:value-type="string">
            <text:p>Wingsuits</text:p>
          </table:table-cell>
        </table:table-row>
        <table:table-row table:style-name="ro1">
          <table:table-cell office:value-type="string" calcext:value-type="string">
            <text:p>Marines</text:p>
          </table:table-cell>
          <table:table-cell/>
          <table:table-cell table:formula="of:=CONCATENATE(&quot;Subkultur (&quot;;[.A42];&quot;)&quot;)" office:value-type="string" office:string-value="Subkultur (Marines)" calcext:value-type="string">
            <text:p>Subkultur (Marines)</text:p>
          </table:table-cell>
          <table:table-cell table:number-columns-repeated="15"/>
          <table:table-cell office:value-type="string" calcext:value-type="string">
            <text:p>Orbitalsprung</text:p>
          </table:table-cell>
        </table:table-row>
        <table:table-row table:style-name="ro1">
          <table:table-cell office:value-type="string" calcext:value-type="string">
            <text:p>Sprungtruppen</text:p>
          </table:table-cell>
          <table:table-cell/>
          <table:table-cell table:formula="of:=CONCATENATE(&quot;Subkultur (&quot;;[.A43];&quot;)&quot;)" office:value-type="string" office:string-value="Subkultur (Sprungtruppen)" calcext:value-type="string">
            <text:p>Subkultur (Sprungtruppen)</text:p>
          </table:table-cell>
          <table:table-cell table:number-columns-repeated="15"/>
          <table:table-cell office:value-type="string" calcext:value-type="string">
            <text:p>Ultra HALO Sprung</text:p>
          </table:table-cell>
        </table:table-row>
        <table:table-row table:style-name="ro1">
          <table:table-cell office:value-type="string" calcext:value-type="string">
            <text:p>Spezialeinheiten</text:p>
          </table:table-cell>
          <table:table-cell/>
          <table:table-cell table:formula="of:=CONCATENATE(&quot;Subkultur (&quot;;[.A44];&quot;)&quot;)" office:value-type="string" office:string-value="Subkultur (Spezialeinheiten)" calcext:value-type="string">
            <text:p>Subkultur (Spezialeinheiten)</text:p>
          </table:table-cell>
          <table:table-cell table:number-columns-repeated="15"/>
          <table:table-cell office:value-type="string" calcext:value-type="string">
            <text:p>Überleben</text:p>
          </table:table-cell>
        </table:table-row>
        <table:table-row table:style-name="ro1">
          <table:table-cell office:value-type="string" calcext:value-type="string">
            <text:p>Offiziere</text:p>
          </table:table-cell>
          <table:table-cell/>
          <table:table-cell table:formula="of:=CONCATENATE(&quot;Subkultur (&quot;;[.A45];&quot;)&quot;)" office:value-type="string" office:string-value="Subkultur (Offiziere)" calcext:value-type="string">
            <text:p>Subkultur (Offiziere)</text:p>
          </table:table-cell>
          <table:table-cell table:number-columns-repeated="15"/>
          <table:table-cell office:value-type="string" calcext:value-type="string">
            <text:p>Jagen</text:p>
          </table:table-cell>
        </table:table-row>
        <table:table-row table:style-name="ro1">
          <table:table-cell office:value-type="string" calcext:value-type="string">
            <text:p>Prepper</text:p>
          </table:table-cell>
          <table:table-cell/>
          <table:table-cell table:formula="of:=CONCATENATE(&quot;Subkultur (&quot;;[.A46];&quot;)&quot;)" office:value-type="string" office:string-value="Subkultur (Prepper)" calcext:value-type="string">
            <text:p>Subkultur (Prepper)</text:p>
          </table:table-cell>
          <table:table-cell table:number-columns-repeated="15"/>
          <table:table-cell office:value-type="string" calcext:value-type="string">
            <text:p>Angeln</text:p>
          </table:table-cell>
        </table:table-row>
        <table:table-row table:style-name="ro1">
          <table:table-cell office:value-type="string" calcext:value-type="string">
            <text:p>Gamer</text:p>
          </table:table-cell>
          <table:table-cell/>
          <table:table-cell table:formula="of:=CONCATENATE(&quot;Subkultur (&quot;;[.A47];&quot;)&quot;)" office:value-type="string" office:string-value="Subkultur (Gamer)" calcext:value-type="string">
            <text:p>Subkultur (Gamer)</text:p>
          </table:table-cell>
          <table:table-cell table:number-columns-repeated="15"/>
          <table:table-cell office:value-type="string" calcext:value-type="string">
            <text:p>Nahrungssuche</text:p>
          </table:table-cell>
        </table:table-row>
        <table:table-row table:style-name="ro1">
          <table:table-cell office:value-type="string" calcext:value-type="string">
            <text:p>Maker</text:p>
          </table:table-cell>
          <table:table-cell/>
          <table:table-cell table:formula="of:=CONCATENATE(&quot;Subkultur (&quot;;[.A48];&quot;)&quot;)" office:value-type="string" office:string-value="Subkultur (Maker)" calcext:value-type="string">
            <text:p>Subkultur (Maker)</text:p>
          </table:table-cell>
          <table:table-cell table:number-columns-repeated="15"/>
          <table:table-cell office:value-type="string" calcext:value-type="string">
            <text:p>Unterschlupf finden</text:p>
          </table:table-cell>
        </table:table-row>
        <table:table-row table:style-name="ro1">
          <table:table-cell office:value-type="string" calcext:value-type="string">
            <text:p>Minimalisten</text:p>
          </table:table-cell>
          <table:table-cell/>
          <table:table-cell table:formula="of:=CONCATENATE(&quot;Subkultur (&quot;;[.A49];&quot;)&quot;)" office:value-type="string" office:string-value="Subkultur (Minimalisten)" calcext:value-type="string">
            <text:p>Subkultur (Minimalisten)</text:p>
          </table:table-cell>
          <table:table-cell table:number-columns-repeated="15"/>
          <table:table-cell office:value-type="string" calcext:value-type="string">
            <text:p>Korperbeherrschung</text:p>
          </table:table-cell>
        </table:table-row>
        <table:table-row table:style-name="ro1">
          <table:table-cell office:value-type="string" calcext:value-type="string">
            <text:p>Cosmopoliten</text:p>
          </table:table-cell>
          <table:table-cell/>
          <table:table-cell table:formula="of:=CONCATENATE(&quot;Subkultur (&quot;;[.A50];&quot;)&quot;)" office:value-type="string" office:string-value="Subkultur (Cosmopoliten)" calcext:value-type="string">
            <text:p>Subkultur (Cosmopoliten)</text:p>
          </table:table-cell>
          <table:table-cell table:number-columns-repeated="15"/>
          <table:table-cell office:value-type="string" calcext:value-type="string">
            <text:p>Balancieren</text:p>
          </table:table-cell>
        </table:table-row>
        <table:table-row table:style-name="ro1">
          <table:table-cell office:value-type="string" calcext:value-type="string">
            <text:p>Bodybuilder</text:p>
          </table:table-cell>
          <table:table-cell/>
          <table:table-cell table:formula="of:=CONCATENATE(&quot;Subkultur (&quot;;[.A51];&quot;)&quot;)" office:value-type="string" office:string-value="Subkultur (Bodybuilder)" calcext:value-type="string">
            <text:p>Subkultur (Bodybuilder)</text:p>
          </table:table-cell>
          <table:table-cell table:number-columns-repeated="15"/>
          <table:table-cell office:value-type="string" calcext:value-type="string">
            <text:p>Hochseil</text:p>
          </table:table-cell>
        </table:table-row>
        <table:table-row table:style-name="ro1">
          <table:table-cell office:value-type="string" calcext:value-type="string">
            <text:p>Jäger</text:p>
          </table:table-cell>
          <table:table-cell/>
          <table:table-cell table:formula="of:=CONCATENATE(&quot;Subkultur (&quot;;[.A52];&quot;)&quot;)" office:value-type="string" office:string-value="Subkultur (Jäger)" calcext:value-type="string">
            <text:p>Subkultur (Jäger)</text:p>
          </table:table-cell>
          <table:table-cell table:number-columns-repeated="15"/>
          <table:table-cell office:value-type="string" calcext:value-type="string">
            <text:p>Gleichgewicht hal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ll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broll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bfeder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anz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horeograph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öfische Tänz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ango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ock \’n\’ Ro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alz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amba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alsa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ip-Hop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allet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epptanz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rientalischer Tanz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0G-Manöv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VA-Operatio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ingerfertigkei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art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llard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owli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aschenspielerei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rtentrick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Jonglie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lschspie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aschendiebstah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lösser knack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en (Zweirad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en (Radfahrzeu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en (Kettenfahrzeu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en (Schweb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en (Schienenfahrzeu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en (Boot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en (Schiff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ff-Roadi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adtverkeh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aumaschi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en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allye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wertranspor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stenschiffahr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lussschiffahr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eeschifffahr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egel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ilo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ilot (Flugzeu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ilot (Helikopt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ilot (Vektorschub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ilot (U-Boot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ilot (Raumschiff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manöv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usweichmanöv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ocki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lanetare Landun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iefflu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Naviga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rten le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outenplan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stroga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orverbindun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rbital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rungrou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fechtsastroga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Unbewaffneter Nahkampf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au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neipenschlägerei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sport (Jud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sport (Karat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sport (Box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stil (Lann Marfach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stil (Samb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stil (Krav Mag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kunst (Kung F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kunst (Capoeir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iebwaf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Improvisierte Hiebwaf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2" Schraubenschlüsse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rzstöck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eleskopschlagstoc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eile und Äx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reitax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olzfällerax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orschlaghamm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reitkolb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riegshamm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lingenwaf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sser und Dolch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wer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rzschwer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angschwer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Zweihänd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äbel und Krummschwer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ntermess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tana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angenwaf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stäb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ockstab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eleskopstab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ellebard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ee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ev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eitsch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urfwaf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rana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andgrana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auchgrana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etäubungsgrana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urfmess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omahawk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urfstern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urfnetz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leuder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ola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isku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asso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ö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istolen und Revolv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istol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MG Alpha 9mm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evolv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aratec Ursus .357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schinenpistol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MI Cadenca 9mm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nellzieh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alldämpf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weh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roflin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lin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arfschützengeweh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urmgeweh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rmbrüs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rahlenwaf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rahlenpistol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rahlengeweh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were Waf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schinengeweh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schinenkano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aketenwerf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ranatwerf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ütz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no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utokano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artikelbeschleunig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ssetreib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asergeschütz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lasmageschütz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aketensystem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rühwaf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lammenwerf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andstrahl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andwer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tallbau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weiß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mied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rennschneid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rä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ö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reh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rä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lei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olie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lektro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ochspannungstech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utomatisierungssystem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ntriebstech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obo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ensortech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ikrocontroll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altkrei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icherheitstech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nergietech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eaktortech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usionsreakt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ernreakt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ntimateriereakt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nergieverteil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hlsysteme 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nergetische Abschirm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Umweltsystemtech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benserhaltungssystem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limanla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asseraufbereitungsanla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yroponische Anla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iffssystem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ergusson-Generat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ergusson-Feld-Fokus-Projekt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ontexttranslatorsystem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xtraspatialantrieb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ildgenerat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zeugtech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eleuchtungseinrichtun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ot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ntriebssystem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zeugelektro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ydrauliksystem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och- und Tiefbau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olzbau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len und Zeich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rafik und Desig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Illustra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artoon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lligraph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eraldische Kuns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echnisches Zeich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omputer Aided Design (CAD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Ölmalerei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quare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andschaftsmalerei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ortraitmalerei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nga Sti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raphic Novel Sti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otograph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ideograph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odellie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öpferei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einmetzkuns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nitzhandwer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skenbildnerei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3D-Druc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och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ack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zie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in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horgesa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ap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Jodel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eatboxi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 Capella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opra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l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eno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as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aiteninstrumen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itar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arf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ndolin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anjo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assgitar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-Gitar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reichinstrumen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ig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iolin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ello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ontrabas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lasinstrumen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lö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Querflö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larinet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bo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got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axoph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rompe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osaun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or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uba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asteninstrumen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lavi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rge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kkorde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eyboard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laginstrumen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lagzeu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auk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ongo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Xyloph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ockenspie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rimbaph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dizi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rste-Hilf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dizinische Diagno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Inspektion (Anseh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alpatation (Abtas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erkussion (Abklopf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uskulation (Abhör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aboruntersuch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lutanaly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Urinanaly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ikrobiologische Test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netische Test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ldgebende Diagnos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öntgenuntersuch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omputertomographie (CT(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gnetresonanztomographie (MRT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Ultraschalluntersuch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ositronenemmissionstomographie (PET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ndoskop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unktionelle Diagnos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lektrokardiogramm (EK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lektroenzephalogramm (EE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ungenfunktionsprüf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ehtes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örtes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dizinische Behandl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dikamentengab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ärmetherap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ältetherap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hysiotherap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ogopäd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rnährungsberat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kupunktu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kupressu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ntherap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hirur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ikrochirur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Nanochirur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lastische Chirur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Neurochirur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horaxchirur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ndoskopische Eingriff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llgemeinmedizi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Innere Medizi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rdi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neum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astroenter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epat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Nephr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ndokrin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heumat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ämat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nk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Infekti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Neur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sychiatr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sychotherap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ädiatr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riatr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phthalm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honiatr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ädaudi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Ur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ynäk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ermat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adi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ath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echtsmedizi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rbeitsmedizi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medizi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Notfallmedizi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alliativmedizi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rosthe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nsch-Maschine-Integra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echerch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omputernutz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atenanaly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rogrammier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acki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ensorsystem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ada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ona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da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ptische Sens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ektrome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rahlungsdetekt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xtraspatialsens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osens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ravitonsens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ltispektralanaly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aborarbei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hemische Analy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ikroskop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orensische Analy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ektroskop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issenschaftliche Method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rengstoff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harmaz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rogenherstell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rchä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usgrabungsvorbereit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unddokumenta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hys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cha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a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ynam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erodynam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hermodynam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lektromagnetismu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p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elativitätstheor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Quantenmecha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Quantenfeldtheor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eilchenphys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ernphys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strophysik und Kosm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ophys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ophys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terialphys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heoretische Phys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xperimentalphys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hem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rganische Chem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norganische Chem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ochem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terialforsch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terialkund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hemische Analy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Nanochem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Zellbi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ne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ierkund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flanzenkund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ologie der Hazaru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ologie der Ko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ologie der Douw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umanbi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ellarbi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osphä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aja-Hypothe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owissenschaf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ograph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lattentekto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ulkan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tere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erraformi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rtograph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Dschungel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Arkti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Gebirg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Waldgebiet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Wüs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Sumpf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Küs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Insel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Wüs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Lavafeld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Asteroid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Megahöhl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Höhlensystem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Kristallwüs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Raumschiffwrack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Urbane Gebiet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Metropol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Arkologi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Raumstation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thema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lgebra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ometr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nalysi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op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Zahlentheor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og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atis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rganisation und Verwalt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dministra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lkulation und Buchführ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ersonaleinsatzplan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inkauf und Materialverwalt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orrespondenz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ande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ätz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warzmarktprei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erkaufstechnik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ährungen und Umrechnungskur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adung und Fra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Umgang mit Gefahrgu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agerverwalt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acken und Stau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xpeditionsausrüst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irtschaftswissenschaf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etriebswirtschaftsleh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Unternehmensführ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rganisationsentwickl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ontrolli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olkswirtschaftsleh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kroökonom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ikroökonom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inanzwirtschaf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Investionsplan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inanzier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ankenwe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echnungswe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rketi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rktforsch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roduktpoli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reispoli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ersonalwe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ogis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roduktionsplan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isposi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echtswissenschaf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Öffentliches 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aats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erfassungs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erwaltungs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ölker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Zivil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andels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raf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euer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rbeits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Menschheit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Terr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Novarop. All.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FSP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Jünger d.z. Herr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Hazar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Konklave Saszcord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Stamm Zescol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Stamm Itosrz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Stamm Schyezz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Stamm Hecc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Hazaru Weltenschiff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Cyr. Imperium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Douw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Ko) 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Gliborian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Galaktisch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heologie und Relig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thik und Sozialeth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ogma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ur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eelsorg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aube (Unukred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aube (Astraismu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aube (Sangha Taar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aube (Alter Ritu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aube (Neuer Ritu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aube (K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aube (Hazar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ommunika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erhandlun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eilsch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Überred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otlaber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edroh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rpres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inschüchter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Überzeu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erfüh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ropaganda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redi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ypno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hirnwäsch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ü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usfra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erhörtechnik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oltermethod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tikette und Gebräuch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nschenkenntni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otivation erken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läne durchschau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ügen erken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fahreneinschätz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motionen le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auspielerei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erkleid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nellverkleid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erkleidung improvisie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Imita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immen imitie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ialekte und Lingos nachahm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ewegungsabläufe imitie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uftre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oziale Anpassungsfähigkei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hren und Unterrich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hr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rundschulpädagog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idak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rain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rofesso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ilitärausbild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llgemeinbild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wis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Mensch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Abraham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Aryavart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d\'Arc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DeBe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Habsburg-Möbiu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Neo-Ed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Nguni-Zul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Onasso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Pendrago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Said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Wolkow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Corassonn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Neun Wel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Hazar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Zescol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Itoszr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Shyezz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Hecc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Douw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K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Gravwav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Voidjazz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Cryosynth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Warpstep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Bioharmonic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Asteroid Blue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Nanopunk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Frontier Folk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Klassisch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Terra Pop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Metal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kenntni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Mensch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Abraham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Aryavart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d\'Arc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DeBe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Habsburg-Möbiu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Neo-Ed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Nguni-Zul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Onasso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Pendrago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Said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Wolkow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Corassonn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Neun Wel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Hazar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Zescol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Itoszr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Shyezz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Hecc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Douw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K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Sci Fi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Fantasy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Historisch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Krimi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Thrill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Horro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Romantisch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Dram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Abenteu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Kinderbuch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Biographi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ourme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einkenn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ommeli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arista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hocolati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Mensch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Abraham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Aryavart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d\'Arc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DeBe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Habsburg-Möbiu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Neo-Ed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Nguni-Zul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Onasso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Pendrago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Said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Wolkow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Corassonn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Neun Wel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Hazar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Zescol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Itoszr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Shyezz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Hecc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Douw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K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enthusias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Fußball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Basketball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Volleyball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Handball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Tenni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Leichtathletik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Radfahr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Tischtenni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Box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Golf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G-Ball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Gravcag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Zero-Brawl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Squash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kund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Mensch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Abraham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Aryavart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d\'Arc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DeBe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Habsburg-Möbiu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Neo-Ed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Nguni-Zul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Onasso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Pendrago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Said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Wolkow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Corassonn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Neun Wel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Hazar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Zescol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Itoszr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Shyezz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Hecc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Douw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K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Militä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Spac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Farm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Terraform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Weltenschiff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Bergleut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Klerik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Technik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Musik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Schauspiel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Höflin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Diplomat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Händl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Medizin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Cyborg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Adelig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Pilo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Marine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Sprungtrupp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Spezialeinhei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Offizier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Prepp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Gam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Mak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Minimalis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Cosmopoli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Bodybuild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Jäger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.00.0000</text:date>, <text:time style:data-style-name="N2" text:time-value="13:57:05.14134636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8T06:39:55.680518491</meta:creation-date>
    <dc:date>2025-08-10T13:57:39.167420827</dc:date>
    <meta:editing-duration>PT2H16M57S</meta:editing-duration>
    <meta:editing-cycles>25</meta:editing-cycles>
    <meta:generator>LibreOffice/25.2.5.2$Linux_X86_64 LibreOffice_project/fb4792146257752f54eab576deb869869b108571</meta:generator>
    <meta:document-statistic meta:table-count="2" meta:cell-count="11981" meta:object-count="0"/>
  </office:meta>
</office:document-meta>
</file>